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3EDF000007598E9D385390868814.svm" manifest:media-type="image/x-svm"/>
  <manifest:file-entry manifest:full-path="Pictures/10000200000002600000004789D76A7762538723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Symbol1" svg:font-family="Symbol"/>
    <style:font-face style:name="Times New Roman2" svg:font-family="'Times New Roman'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87mm"/>
    </style:style>
    <style:style style:name="co3" style:family="table-column">
      <style:table-column-properties fo:break-before="auto" style:column-width="30.99mm"/>
    </style:style>
    <style:style style:name="co4" style:family="table-column">
      <style:table-column-properties fo:break-before="auto" style:column-width="31.84mm"/>
    </style:style>
    <style:style style:name="co5" style:family="table-column">
      <style:table-column-properties fo:break-before="auto" style:column-width="23.46mm"/>
    </style:style>
    <style:style style:name="co6" style:family="table-column">
      <style:table-column-properties fo:break-before="auto" style:column-width="14.36mm"/>
    </style:style>
    <style:style style:name="co7" style:family="table-column">
      <style:table-column-properties fo:break-before="auto" style:column-width="29.03mm"/>
    </style:style>
    <style:style style:name="co8" style:family="table-column">
      <style:table-column-properties fo:break-before="auto" style:column-width="20.94mm"/>
    </style:style>
    <style:style style:name="co9" style:family="table-column">
      <style:table-column-properties fo:break-before="auto" style:column-width="28.22mm"/>
    </style:style>
    <style:style style:name="co10" style:family="table-column">
      <style:table-column-properties fo:break-before="auto" style:column-width="34.48mm"/>
    </style:style>
    <style:style style:name="co11" style:family="table-column">
      <style:table-column-properties fo:break-before="auto" style:column-width="31.19mm"/>
    </style:style>
    <style:style style:name="co12" style:family="table-column">
      <style:table-column-properties fo:break-before="auto" style:column-width="29.7mm"/>
    </style:style>
    <style:style style:name="co13" style:family="table-column">
      <style:table-column-properties fo:break-before="auto" style:column-width="27.22mm"/>
    </style:style>
    <style:style style:name="co14" style:family="table-column">
      <style:table-column-properties fo:break-before="auto" style:column-width="16.33mm"/>
    </style:style>
    <style:style style:name="co15" style:family="table-column">
      <style:table-column-properties fo:break-before="auto" style:column-width="21.33mm"/>
    </style:style>
    <style:style style:name="co16" style:family="table-column">
      <style:table-column-properties fo:break-before="auto" style:column-width="22.23mm"/>
    </style:style>
    <style:style style:name="co17" style:family="table-column">
      <style:table-column-properties fo:break-before="auto" style:column-width="16.9mm"/>
    </style:style>
    <style:style style:name="co18" style:family="table-column">
      <style:table-column-properties fo:break-before="auto" style:column-width="7.73mm"/>
    </style:style>
    <style:style style:name="co19" style:family="table-column">
      <style:table-column-properties fo:break-before="auto" style:column-width="10.88mm"/>
    </style:style>
    <style:style style:name="co20" style:family="table-column">
      <style:table-column-properties fo:break-before="auto" style:column-width="9.74mm"/>
    </style:style>
    <style:style style:name="co21" style:family="table-column">
      <style:table-column-properties fo:break-before="auto" style:column-width="20.51mm"/>
    </style:style>
    <style:style style:name="co22" style:family="table-column">
      <style:table-column-properties fo:break-before="auto" style:column-width="12.56mm"/>
    </style:style>
    <style:style style:name="co23" style:family="table-column">
      <style:table-column-properties fo:break-before="auto" style:column-width="9.82mm"/>
    </style:style>
    <style:style style:name="co24" style:family="table-column">
      <style:table-column-properties fo:break-before="auto" style:column-width="17.46mm"/>
    </style:style>
    <style:style style:name="co25" style:family="table-column">
      <style:table-column-properties fo:break-before="auto" style:column-width="11.85mm"/>
    </style:style>
    <style:style style:name="co26" style:family="table-column">
      <style:table-column-properties fo:break-before="auto" style:column-width="12.54mm"/>
    </style:style>
    <style:style style:name="co27" style:family="table-column">
      <style:table-column-properties fo:break-before="auto" style:column-width="14.04mm"/>
    </style:style>
    <style:style style:name="co28" style:family="table-column">
      <style:table-column-properties fo:break-before="auto" style:column-width="11.57mm"/>
    </style:style>
    <style:style style:name="co29" style:family="table-column">
      <style:table-column-properties fo:break-before="auto" style:column-width="21.73mm"/>
    </style:style>
    <style:style style:name="co30" style:family="table-column">
      <style:table-column-properties fo:break-before="auto" style:column-width="14.52mm"/>
    </style:style>
    <style:style style:name="co31" style:family="table-column">
      <style:table-column-properties fo:break-before="auto" style:column-width="7.97mm"/>
    </style:style>
    <style:style style:name="co32" style:family="table-column">
      <style:table-column-properties fo:break-before="auto" style:column-width="21.59mm"/>
    </style:style>
    <style:style style:name="co33" style:family="table-column">
      <style:table-column-properties fo:break-before="auto" style:column-width="8.43mm"/>
    </style:style>
    <style:style style:name="co34" style:family="table-column">
      <style:table-column-properties fo:break-before="auto" style:column-width="6.86mm"/>
    </style:style>
    <style:style style:name="co35" style:family="table-column">
      <style:table-column-properties fo:break-before="auto" style:column-width="24.62mm"/>
    </style:style>
    <style:style style:name="co36" style:family="table-column">
      <style:table-column-properties fo:break-before="auto" style:column-width="8.59mm"/>
    </style:style>
    <style:style style:name="co37" style:family="table-column">
      <style:table-column-properties fo:break-before="auto" style:column-width="32.65mm"/>
    </style:style>
    <style:style style:name="co38" style:family="table-column">
      <style:table-column-properties fo:break-before="auto" style:column-width="22.05mm"/>
    </style:style>
    <style:style style:name="co39" style:family="table-column">
      <style:table-column-properties fo:break-before="auto" style:column-width="8.87mm"/>
    </style:style>
    <style:style style:name="co40" style:family="table-column">
      <style:table-column-properties fo:break-before="auto" style:column-width="14.89mm"/>
    </style:style>
    <style:style style:name="co41" style:family="table-column">
      <style:table-column-properties fo:break-before="auto" style:column-width="23.48mm"/>
    </style:style>
    <style:style style:name="co42" style:family="table-column">
      <style:table-column-properties fo:break-before="auto" style:column-width="24.92mm"/>
    </style:style>
    <style:style style:name="ro1" style:family="table-row">
      <style:table-row-properties style:row-height="7.6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58mm" fo:break-before="auto" style:use-optimal-row-height="true"/>
    </style:style>
    <style:style style:name="ro5" style:family="table-row">
      <style:table-row-properties style:row-height="16.28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ro7" style:family="table-row">
      <style:table-row-properties style:row-height="14.9mm" fo:break-before="auto" style:use-optimal-row-height="false"/>
    </style:style>
    <style:style style:name="ro8" style:family="table-row">
      <style:table-row-properties style:row-height="5.66mm" fo:break-before="auto" style:use-optimal-row-height="false"/>
    </style:style>
    <style:style style:name="ro9" style:family="table-row">
      <style:table-row-properties style:row-height="6.0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11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13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14" style:family="table-cell" style:parent-style-name="Default">
      <style:table-cell-properties style:cell-protect="protected formula-hidden" style:print-content="true"/>
    </style:style>
    <style:style style:name="ce15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1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17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20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style:cell-protect="protected formula-hidden" style:print-content="true" fo:border="0.06pt solid #000000" style:vertical-align="middle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29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24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25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26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28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36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38" style:family="table-cell" style:parent-style-name="Default">
      <style:table-cell-properties fo:background-color="#000000" style:cell-protect="protected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39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0" style:family="table-cell" style:parent-style-name="Default">
      <style:table-cell-properties fo:background-color="#fff200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1" style:family="table-cell" style:parent-style-name="Default">
      <style:table-cell-properties fo:background-color="#fff2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31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72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5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49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0" style:family="table-cell" style:parent-style-name="Default">
      <style:table-cell-properties fo:background-color="#fff200" style:cell-protect="protected" style:print-content="true"/>
      <style:text-properties style:font-name="Times New Roman" fo:font-size="28pt" style:font-size-asian="28pt" style:font-size-complex="28pt"/>
    </style:style>
    <style:style style:name="ce57" style:family="table-cell" style:parent-style-name="Default">
      <style:table-cell-properties fo:background-color="#fff200" style:cell-protect="protected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2" style:family="table-cell" style:parent-style-name="Default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61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60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ymbol" fo:font-size="28pt" fo:font-weight="bold" style:font-name-asian="Symbol1" style:font-size-asian="28pt" style:font-weight-asian="bold" style:font-name-complex="Symbol1" style:font-size-complex="28pt" style:font-weight-complex="bold"/>
    </style:style>
    <style:style style:name="ce63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58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68" style:family="table-cell" style:parent-style-name="Default" style:data-style-name="N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64" style:family="table-cell" style:parent-style-name="Default">
      <style:table-cell-properties style:cell-protect="none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71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66" style:family="table-cell" style:parent-style-name="Default" style:data-style-name="N0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76" style:family="table-cell" style:parent-style-name="Default" style:data-style-name="N10099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0" style:family="table-cell" style:parent-style-name="Default">
      <style:table-cell-properties style:cell-protect="protected" style:print-content="true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86" style:family="table-cell" style:parent-style-name="Default">
      <style:table-cell-properties fo:background-color="#fff200"/>
    </style:style>
    <style:style style:name="ce88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78" style:family="table-cell" style:parent-style-name="Default">
      <style:table-cell-properties fo:background-color="#000000"/>
    </style:style>
    <style:style style:name="ce82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02" style:family="table-cell" style:parent-style-name="Default">
      <style:table-cell-properties fo:background-color="#fff2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4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2nd ° Seconde N1'.O7"/>
      <style:map style:condition="cell-content()=1" style:apply-style-name="Good" style:base-cell-address="'2nd ° Seconde N1'.O7"/>
    </style:style>
    <style:style style:name="ce101" style:family="table-cell" style:parent-style-name="Default" style:data-style-name="N99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06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16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0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start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15" style:family="table-cell" style:parent-style-name="Default" style:data-style-name="N0">
      <style:table-cell-properties fo:background-color="#ffff66"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45" style:family="table-cell" style:parent-style-name="Default">
      <style:table-cell-properties fo:background-color="#000000"/>
    </style:style>
    <style:style style:name="ce99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ymbol" fo:font-size="28pt" fo:font-weight="bold" style:font-name-asian="Symbol1" style:font-size-asian="28pt" style:font-weight-asian="bold" style:font-name-complex="Symbol1" style:font-size-complex="28pt" style:font-weight-complex="bold"/>
    </style:style>
    <style:style style:name="ce110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11" style:family="table-cell" style:parent-style-name="Default" style:data-style-name="N146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112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123" style:family="table-cell" style:parent-style-name="Default">
      <style:table-cell-properties style:cell-protect="protected formula-hidden" style:print-content="true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53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29" style:family="table-cell" style:parent-style-name="Default">
      <style:table-cell-properties fo:background-color="#fff200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00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cell-protect="protected" style:print-content="true"/>
      <style:text-properties style:font-name="Times New Roman" fo:font-size="28pt" style:font-size-asian="28pt" style:font-size-complex="28pt"/>
    </style:style>
    <style:style style:name="ce146" style:family="table-cell" style:parent-style-name="Default">
      <style:table-cell-properties style:cell-protect="protected" style:print-content="true"/>
      <style:text-properties fo:font-weight="bold" style:font-weight-asian="bold" style:font-weight-complex="bold"/>
    </style:style>
    <style:style style:name="ce93" style:family="table-cell" style:parent-style-name="Default" style:data-style-name="N0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36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ymbol" fo:font-size="28pt" fo:font-weight="bold" style:font-name-asian="Symbol1" style:font-size-asian="28pt" style:font-weight-asian="bold" style:font-name-complex="Symbol1" style:font-size-complex="28pt" style:font-weight-complex="bold"/>
    </style:style>
    <style:style style:name="ce118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132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49" style:family="table-cell" style:parent-style-name="Default">
      <style:table-cell-properties fo:background-color="#fff200" style:cell-protect="protected" style:print-content="true"/>
    </style:style>
    <style:style style:name="ce150" style:family="table-cell" style:parent-style-name="Default">
      <style:table-cell-properties style:cell-protect="protected" style:print-content="true"/>
    </style:style>
    <style:style style:name="ce117" style:family="table-cell" style:parent-style-name="Default">
      <style:table-cell-properties fo:background-color="#000000" style:cell-protect="protected" style:print-content="true"/>
    </style:style>
    <style:style style:name="ce153" style:family="table-cell" style:parent-style-name="Good" style:data-style-name="N99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style:font-size-asian="28pt" style:font-size-complex="28pt"/>
      <style:map style:condition="cell-content()=1" style:apply-style-name="Good" style:base-cell-address="'2nd ° Seconde N2'.O8"/>
      <style:map style:condition="cell-content()=0" style:apply-style-name="Bad" style:base-cell-address="'2nd ° Seconde N2'.O8"/>
    </style:style>
    <style:style style:name="ce154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start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30" style:family="table-cell" style:parent-style-name="Default" style:data-style-name="N0">
      <style:table-cell-properties fo:background-color="#ffff66" style:cell-protect="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03" style:family="table-cell" style:parent-style-name="Default">
      <style:table-cell-properties fo:background-color="#000000" style:cell-protect="protected" style:print-content="true"/>
    </style:style>
    <style:style style:name="ce166" style:family="table-cell" style:parent-style-name="Default">
      <style:table-cell-properties fo:background-color="#ffff66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51" style:family="table-cell" style:parent-style-name="Default">
      <style:text-properties fo:font-weight="bold" style:font-weight-asian="bold" style:font-weight-complex="bold"/>
    </style:style>
    <style:style style:name="ce174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85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176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79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69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168" style:family="table-cell" style:parent-style-name="Default">
      <style:table-cell-properties style:cell-protect="protected formula-hidden" style:print-content="true"/>
      <style:text-properties fo:font-weight="bold" style:font-weight-asian="bold" style:font-weight-complex="bold"/>
    </style:style>
    <style:style style:name="ce206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fo:font-style="italic" fo:font-weight="bold" style:font-name-asian="Symbol1" style:font-size-asian="28pt" style:font-style-asian="italic" style:font-weight-asian="bold" style:font-name-complex="Symbol1" style:font-size-complex="28pt" style:font-style-complex="italic" style:font-weight-complex="bold"/>
    </style:style>
    <style:style style:name="ce91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95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6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173" style:family="table-cell" style:parent-style-name="Default">
      <style:table-cell-properties fo:background-color="#ffffff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10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fo:font-weight="bold" style:font-name-asian="Symbol1" style:font-size-asian="28pt" style:font-weight-asian="bold" style:font-name-complex="Symbol1" style:font-size-complex="28pt" style:font-weight-complex="bold"/>
    </style:style>
    <style:style style:name="ce124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25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26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78" style:family="table-cell" style:parent-style-name="Default" style:data-style-name="N0">
      <style:table-cell-properties fo:background-color="#ffffff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40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4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182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186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114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28" style:family="table-cell" style:parent-style-name="Default">
      <style:table-cell-properties fo:background-color="#000000" style:cell-protect="protected formula-hidden" style:print-content="true"/>
    </style:style>
    <style:style style:name="ce188" style:family="table-cell" style:parent-style-name="Default" style:data-style-name="N0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212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Homographique N1'.O9"/>
      <style:map style:condition="cell-content()=1" style:apply-style-name="Good" style:base-cell-address="'Homographique N1'.O9"/>
    </style:style>
    <style:style style:name="ce133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5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120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39" style:family="table-cell" style:parent-style-name="Default" style:data-style-name="N146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54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5" style:family="table-cell" style:parent-style-name="Default" style:data-style-name="N0">
      <style:table-cell-properties fo:background-color="#ffff66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16" style:family="table-cell" style:parent-style-name="Default">
      <style:table-cell-properties fo:background-color="#ffff66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42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143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44" style:family="table-cell" style:parent-style-name="Default">
      <style:table-cell-properties style:cell-protect="protected formula-hidden" style:print-content="true" fo:background-color="transparent"/>
    </style:style>
    <style:style style:name="ce20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205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</style:style>
    <style:style style:name="ce20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8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09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35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Homographique N2'.O10"/>
      <style:map style:condition="cell-content()=1" style:apply-style-name="Good" style:base-cell-address="'Homographique N2'.O10"/>
    </style:style>
    <style:style style:name="ce30" style:family="table-cell" style:parent-style-name="Default">
      <style:table-cell-properties fo:background-color="#000000" style:cell-protect="protected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211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26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27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4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41" style:family="table-cell" style:parent-style-name="Default" style:data-style-name="N99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44" style:family="table-cell" style:parent-style-name="Default" style:data-style-name="N99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48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13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ackground-color="#000000" style:cell-protect="protected" style:print-content="true"/>
      <style:text-properties style:font-name="Times New Roman" fo:font-size="28pt" style:font-size-asian="28pt" style:font-size-complex="28pt"/>
    </style:style>
    <style:style style:name="ce252" style:family="table-cell" style:parent-style-name="Default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253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54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end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256" style:family="table-cell" style:parent-style-name="Default">
      <style:table-cell-properties style:cell-protect="protected" style:print-content="true" style:text-align-source="fix" style:repeat-content="false" fo:background-color="transparent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5" style:family="table-cell" style:parent-style-name="Default">
      <style:table-cell-properties style:cell-protect="protected" style:print-content="true"/>
      <style:text-properties style:font-name="Times New Roman" fo:font-size="28pt" style:font-size-asian="28pt" style:font-size-complex="28pt"/>
    </style:style>
    <style:style style:name="ce263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64" style:family="table-cell" style:parent-style-name="Default">
      <style:table-cell-properties fo:border-bottom="0.06pt solid #000000" fo:background-color="#fff200" style:cell-protect="protected" style:print-content="true" fo:border-left="none" fo:border-right="none" fo:border-top="0.06pt solid #000000" style:vertical-align="middle"/>
      <style:text-properties style:font-name="Times New Roman" fo:font-size="28pt" style:font-size-asian="28pt" style:font-size-complex="28pt"/>
    </style:style>
    <style:style style:name="ce269" style:family="table-cell" style:parent-style-name="Default">
      <style:table-cell-properties style:cell-protect="protected" style:print-content="true" style:vertical-align="middle"/>
      <style:text-properties style:font-name="Times New Roman" fo:font-size="28pt" style:font-size-asian="28pt" style:font-size-complex="28pt"/>
    </style:style>
    <style:style style:name="ce271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75" style:family="table-cell" style:parent-style-name="Default" style:data-style-name="N10099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76" style:family="table-cell" style:parent-style-name="Default">
      <style:table-cell-properties fo:border-bottom="0.06pt solid #000000" fo:background-color="#fff200" style:cell-protect="protected" style:print-content="true" fo:border-left="none" fo:border-right="none" fo:border-top="0.06pt solid #000000"/>
    </style:style>
    <style:style style:name="ce222" style:family="table-cell" style:parent-style-name="Default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2" fo:font-size="28pt" fo:font-weight="bold" style:font-size-asian="28pt" style:font-weight-asian="bold" style:font-size-complex="28pt" style:font-weight-complex="bold"/>
    </style:style>
    <style:style style:name="ce279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6"/>
      <style:map style:condition="is-true-formula(IF([.E6]=0))" style:apply-style-name="VRAI" style:base-cell-address="'|x|'.E6"/>
    </style:style>
    <style:style style:name="ce280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4]=1))" style:apply-style-name="FAUX" style:base-cell-address="'|x|'.E5"/>
      <style:map style:condition="is-true-formula(IF([.E4]=0))" style:apply-style-name="VRAI" style:base-cell-address="'|x|'.E5"/>
    </style:style>
    <style:style style:name="ce282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/>
      <style:paragraph-properties fo:text-align="center" fo:margin-left="0mm"/>
    </style:style>
    <style:style style:name="ce223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85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6"/>
      <style:map style:condition="is-true-formula(IF([.E6]=0))" style:apply-style-name="VRAI" style:base-cell-address="'|x|'.E6"/>
    </style:style>
    <style:style style:name="ce28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4]=1))" style:apply-style-name="FAUX" style:base-cell-address="'|x|'.E5"/>
      <style:map style:condition="is-true-formula(IF([.E4]=0))" style:apply-style-name="VRAI" style:base-cell-address="'|x|'.E5"/>
    </style:style>
    <style:style style:name="ce305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229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318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6"/>
      <style:map style:condition="is-true-formula(IF([.E6]=0))" style:apply-style-name="VRAI" style:base-cell-address="'|x|'.E6"/>
    </style:style>
    <style:style style:name="ce320" style:family="table-cell" style:parent-style-name="FAUX" style:data-style-name="N3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4]=1))" style:apply-style-name="FAUX" style:base-cell-address="'|x|'.E5"/>
      <style:map style:condition="is-true-formula(IF([.E4]=0))" style:apply-style-name="VRAI" style:base-cell-address="'|x|'.E5"/>
    </style:style>
    <style:style style:name="ce236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22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6"/>
      <style:map style:condition="is-true-formula(IF([.E6]=0))" style:apply-style-name="VRAI" style:base-cell-address="'|x|'.E6"/>
    </style:style>
    <style:style style:name="ce323" style:family="table-cell" style:parent-style-name="Default" style:data-style-name="N3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4]=1))" style:apply-style-name="FAUX" style:base-cell-address="'|x|'.E5"/>
      <style:map style:condition="is-true-formula(IF([.E4]=0))" style:apply-style-name="VRAI" style:base-cell-address="'|x|'.E5"/>
    </style:style>
    <style:style style:name="ce32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4]=1))" style:apply-style-name="FAUX" style:base-cell-address="'|x|'.E5"/>
      <style:map style:condition="is-true-formula(IF([.E4]=0))" style:apply-style-name="VRAI" style:base-cell-address="'|x|'.E5"/>
    </style:style>
    <style:style style:name="ce346" style:family="table-cell" style:parent-style-name="Default">
      <style:table-cell-properties style:cell-protect="protected" style:print-content="true" fo:background-color="transparent"/>
      <style:text-properties style:font-name="Times New Roman" fo:font-size="28pt" style:font-size-asian="28pt" style:font-size-complex="28pt"/>
    </style:style>
    <style:style style:name="ce347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48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4]=1))" style:apply-style-name="FAUX" style:base-cell-address="'|x|'.E5"/>
      <style:map style:condition="is-true-formula(IF([.E4]=0))" style:apply-style-name="VRAI" style:base-cell-address="'|x|'.E5"/>
    </style:style>
    <style:style style:name="ce350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end" fo:margin-left="0mm"/>
      <style:text-properties style:use-window-font-color="true" style:font-name="Times New Roman" fo:font-size="28pt" style:font-size-asian="28pt" style:font-size-complex="28pt"/>
    </style:style>
    <style:style style:name="ce357" style:family="table-cell" style:parent-style-name="Default" style:data-style-name="N100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98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59" style:family="table-cell" style:parent-style-name="Default">
      <style:table-cell-properties style:cell-protect="protected" style:print-content="true"/>
      <style:text-properties fo:color="#000000" style:font-name="Times New Roman" fo:font-size="28pt" style:font-size-asian="28pt" style:font-size-complex="28pt"/>
    </style:style>
    <style:style style:name="ce360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" fo:font-size="28pt" style:font-size-asian="28pt" style:font-size-complex="28pt"/>
    </style:style>
    <style:style style:name="ce258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362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6"/>
      <style:map style:condition="is-true-formula(IF([.E6]=0))" style:apply-style-name="VRAI" style:base-cell-address="'|x|'.E6"/>
    </style:style>
    <style:style style:name="ce363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4]=1))" style:apply-style-name="FAUX" style:base-cell-address="'|x|'.E5"/>
      <style:map style:condition="is-true-formula(IF([.E4]=0))" style:apply-style-name="VRAI" style:base-cell-address="'|x|'.E5"/>
    </style:style>
    <style:style style:name="ce364" style:family="table-cell" style:parent-style-name="Default" style:data-style-name="N10099">
      <style:table-cell-properties fo:background-color="#000000" style:cell-protect="protected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65" style:family="table-cell" style:parent-style-name="Default" style:data-style-name="N10099">
      <style:table-cell-properties style:cell-protect="protected" style:print-content="true" style:text-align-source="fix" style:repeat-content="false" fo:background-color="transparent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6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E4]=1))" style:apply-style-name="FAUX" style:base-cell-address="'|x|'.E5"/>
      <style:map style:condition="is-true-formula(IF([.E4]=0))" style:apply-style-name="VRAI" style:base-cell-address="'|x|'.E5"/>
    </style:style>
    <style:style style:name="ce329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376" style:family="table-cell" style:parent-style-name="Default">
      <style:table-cell-properties style:cell-protect="protected" style:print-content="true" style:vertical-align="middle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79" style:family="table-cell" style:parent-style-name="Default">
      <style:table-cell-properties style:cell-protect="protected" style:print-content="true" style:vertical-align="middle"/>
      <style:text-properties fo:color="#000000" style:text-outline="false" style:text-line-through-style="none" style:text-line-through-type="none" style:font-name="Times New Roman" fo:font-size="2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5.09999990463257pt" style:language-asian="zh" style:country-asian="CN" style:font-style-asian="normal" style:font-weight-asian="bold" style:font-name-complex="Segoe UI" style:font-size-complex="5.0999999046325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0" style:family="table-cell" style:parent-style-name="Default">
      <style:table-cell-properties style:cell-protect="protected" style:print-content="true" fo:background-color="transparent" style:vertical-align="middle"/>
      <style:text-properties style:font-name="Times New Roman" fo:font-size="28pt" style:font-size-asian="28pt" style:font-size-complex="28pt"/>
    </style:style>
    <style:style style:name="ce383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84" style:family="table-cell" style:parent-style-name="Default" style:data-style-name="N146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385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4]=1))" style:apply-style-name="FAUX" style:base-cell-address="'|x|'.E5"/>
      <style:map style:condition="is-true-formula(IF([.E4]=0))" style:apply-style-name="VRAI" style:base-cell-address="'|x|'.E5"/>
    </style:style>
    <style:style style:name="ce386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43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387" style:family="table-cell" style:parent-style-name="Default">
      <style:table-cell-properties fo:border-bottom="0.06pt solid #000000" fo:background-color="#fff200" style:cell-protect="protected" style:print-content="true" fo:border-left="none" fo:border-right="0.06pt solid #000000" fo:border-top="0.06pt solid #000000" style:vertical-align="middle"/>
      <style:text-properties style:font-name="Times New Roman" fo:font-size="28pt" style:font-size-asian="28pt" style:font-size-complex="28pt"/>
    </style:style>
    <style:style style:name="ce288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89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6"/>
      <style:map style:condition="is-true-formula(IF([.E6]=0))" style:apply-style-name="VRAI" style:base-cell-address="'|x|'.E6"/>
    </style:style>
    <style:style style:name="ce39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4]=1))" style:apply-style-name="FAUX" style:base-cell-address="'|x|'.E5"/>
      <style:map style:condition="is-true-formula(IF([.E4]=0))" style:apply-style-name="VRAI" style:base-cell-address="'|x|'.E5"/>
    </style:style>
    <style:style style:name="ce391" style:family="table-cell" style:parent-style-name="Default" style:data-style-name="N99">
      <style:table-cell-properties style:cell-protect="protected" style:print-content="true"/>
      <style:text-properties fo:color="#ffffff" style:font-name="Times New Roman" fo:font-size="28pt" style:font-size-asian="28pt" style:font-size-complex="28pt"/>
    </style:style>
    <style:style style:name="ce393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03" style:family="table-cell" style:parent-style-name="Default">
      <style:table-cell-properties fo:border-bottom="none" fo:background-color="#fff200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07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08" style:family="table-cell" style:parent-style-name="Default">
      <style:table-cell-properties fo:border-bottom="none" fo:background-color="#fff200" style:cell-protect="protected" style:print-content="true" fo:border-left="none" fo:border-right="none" fo:border-top="0.06pt solid #000000"/>
      <style:text-properties style:font-name="Times New Roman" fo:font-size="28pt" style:font-size-asian="28pt" style:font-size-complex="28pt"/>
    </style:style>
    <style:style style:name="ce309" style:family="table-cell" style:parent-style-name="Default">
      <style:table-cell-properties fo:border-bottom="0.06pt solid #000000" fo:background-color="#fff200" style:cell-protect="protected" style:print-content="true" fo:wrap-option="wrap" fo:border-left="none" fo:border-right="none" fo:border-top="none"/>
      <style:text-properties style:font-name="Times New Roman" fo:font-size="28pt" style:font-size-asian="28pt" style:font-size-complex="28pt"/>
    </style:style>
    <style:style style:name="ce300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start" fo:margin-left="0mm"/>
      <style:text-properties style:use-window-font-color="true" style:font-name="Times New Roman" fo:font-size="28pt" fo:font-weight="bold" style:font-name-asian="Symbol1" style:font-size-asian="28pt" style:font-weight-asian="bold" style:font-name-complex="Symbol1" style:font-size-complex="28pt" style:font-weight-complex="bold"/>
    </style:style>
    <style:style style:name="ce311" style:family="table-cell" style:parent-style-name="Default">
      <style:table-cell-properties fo:border-bottom="none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12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13" style:family="table-cell" style:parent-style-name="Default">
      <style:table-cell-properties fo:border-bottom="none" fo:background-color="#fff200" fo:border-left="none" fo:border-right="none" fo:border-top="0.06pt solid #000000"/>
    </style:style>
    <style:style style:name="ce314" style:family="table-cell" style:parent-style-name="Default">
      <style:table-cell-properties fo:border-bottom="0.06pt solid #000000" fo:background-color="#fff200" fo:wrap-option="wrap" fo:border-left="none" fo:border-right="none" fo:border-top="none"/>
    </style:style>
    <style:style style:name="ce315" style:family="table-cell" style:parent-style-name="Default">
      <style:table-cell-properties fo:border-bottom="none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16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78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2nd ° Première G N1'.S7"/>
      <style:map style:condition="cell-content()=1" style:apply-style-name="Good" style:base-cell-address="'2nd ° Première G N1'.S7"/>
    </style:style>
    <style:style style:name="ce319" style:family="table-cell" style:parent-style-name="Default">
      <style:table-cell-properties fo:border-bottom="none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21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02" style:family="table-cell" style:parent-style-name="Default" style:data-style-name="N99">
      <style:table-cell-properties fo:background-color="#ffff66"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304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ce181e" style:font-name="Times New Roman" fo:font-size="28pt" fo:font-weight="bold" style:font-size-asian="28pt" style:font-weight-asian="bold" style:font-size-complex="28pt" style:font-weight-complex="bold"/>
    </style:style>
    <style:style style:name="ce30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ce181e" style:font-name="Times New Roman" fo:font-size="28pt" style:font-size-asian="28pt" style:font-size-complex="28pt"/>
    </style:style>
    <style:style style:name="ce398" style:family="table-cell" style:parent-style-name="Good" style:data-style-name="N99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style:font-size-asian="28pt" style:font-size-complex="28pt"/>
      <style:map style:condition="cell-content()=1" style:apply-style-name="Good" style:base-cell-address="'2nd ° Première G N2'.O6"/>
      <style:map style:condition="cell-content()=0" style:apply-style-name="Bad" style:base-cell-address="'2nd ° Première G N2'.O6"/>
    </style:style>
    <style:style style:name="ce141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start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94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395" style:family="table-cell" style:parent-style-name="Default">
      <style:table-cell-properties style:cell-protect="hidden-and-protected" style:print-content="true"/>
      <style:text-properties style:font-name="Times New Roman" fo:font-size="12pt" style:font-size-asian="12pt" style:font-size-complex="12pt"/>
    </style:style>
    <style:style style:name="ce409" style:family="table-cell" style:parent-style-name="Default">
      <style:table-cell-properties fo:background-color="#ff3333" style:cell-protect="hidden-and-protected" style:print-content="true" style:text-align-source="fix" style:repeat-content="false" style:vertical-align="middle"/>
      <style:paragraph-properties fo:text-align="center"/>
      <style:text-properties fo:color="#000000" style:font-name="Times New Roman" fo:font-size="12pt" style:font-size-asian="12pt" style:font-size-complex="12pt"/>
    </style:style>
    <style:style style:name="ce397" style:family="table-cell" style:parent-style-name="Default" style:data-style-name="N0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20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3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00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12pt" style:font-name-asian="Symbol1" style:font-size-asian="12pt" style:font-name-complex="Symbol1" style:font-size-complex="12pt"/>
    </style:style>
    <style:style style:name="ce40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fo:font-style="italic" fo:font-weight="bold" style:font-name-asian="Symbol1" style:font-size-asian="12pt" style:font-style-asian="italic" style:font-weight-asian="bold" style:font-name-complex="Symbol1" style:font-size-complex="12pt" style:font-style-complex="italic" style:font-weight-complex="bold"/>
    </style:style>
    <style:style style:name="ce402" style:family="table-cell" style:parent-style-name="Default">
      <style:table-cell-properties fo:background-color="#00a933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48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04" style:family="table-cell" style:parent-style-name="Default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05" style:family="table-cell" style:parent-style-name="Default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07" style:family="table-cell" style:parent-style-name="Default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57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63" style:family="table-cell" style:parent-style-name="Default" style:data-style-name="N10099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412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13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14" style:family="table-cell" style:parent-style-name="Default" style:data-style-name="N0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15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16" style:family="table-cell" style:parent-style-name="Default">
      <style:table-cell-properties fo:background-color="#000000" style:cell-protect="hidden-and-protected" style:print-content="true"/>
      <style:text-properties style:font-name="Times New Roman" fo:font-size="12pt" style:font-size-asian="12pt" style:font-size-complex="12pt"/>
    </style:style>
    <style:style style:name="ce417" style:family="table-cell" style:parent-style-name="Default">
      <style:table-cell-properties style:cell-protect="hidden-and-protected" style:print-content="true" fo:background-color="transparent"/>
      <style:text-properties fo:font-size="12pt" style:font-size-asian="12pt" style:font-size-complex="12pt"/>
    </style:style>
    <style:style style:name="ce418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419" style:family="table-cell" style:parent-style-name="Default">
      <style:table-cell-properties fo:border-bottom="0.06pt solid #000000" fo:background-color="#fff200" style:cell-protect="hidden-and-protected" style:print-content="true" fo:border-left="none" fo:border-right="none" fo:border-top="0.06pt solid #000000" style:vertical-align="middle"/>
      <style:text-properties style:font-name="Times New Roman" fo:font-size="12pt" style:font-size-asian="12pt" style:font-size-complex="12pt"/>
    </style:style>
    <style:style style:name="ce515" style:family="table-cell" style:parent-style-name="Default">
      <style:table-cell-properties style:cell-protect="hidden-and-protected" style:print-content="true" style:vertical-align="middle"/>
      <style:text-properties style:font-name="Times New Roman" fo:font-size="12pt" style:font-size-asian="12pt" style:font-size-complex="12pt"/>
    </style:style>
    <style:style style:name="ce421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22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23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519" style:family="table-cell" style:parent-style-name="Default">
      <style:table-cell-properties style:cell-protect="hidden-and-protected" style:print-content="true"/>
    </style:style>
    <style:style style:name="ce425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</style:style>
    <style:style style:name="ce521" style:family="table-cell" style:parent-style-name="Default">
      <style:table-cell-properties style:cell-protect="hidden-and-protected" style:print-content="true" style:vertical-align="middle"/>
      <style:text-properties fo:font-size="12pt" style:font-size-asian="12pt" style:font-size-complex="12pt"/>
    </style:style>
    <style:style style:name="ce427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428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29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430" style:family="table-cell" style:parent-style-name="Default">
      <style:table-cell-properties fo:border-bottom="0.06pt solid #000000" fo:background-color="#fff200" style:cell-protect="hidden-and-protected" style:print-content="true" fo:border-left="none" fo:border-right="none" fo:border-top="0.06pt solid #000000" style:vertical-align="middle"/>
      <style:text-properties fo:font-size="12pt" style:font-size-asian="12pt" style:font-size-complex="12pt"/>
    </style:style>
    <style:style style:name="ce431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432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33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  <style:map style:condition="is-true-formula(IF(#REF!=1))" style:apply-style-name="FAUX" style:base-cell-address="Données.D129"/>
      <style:map style:condition="is-true-formula(IF(#REF!=0))" style:apply-style-name="VRAI" style:base-cell-address="Données.D129"/>
    </style:style>
    <style:style style:name="ce435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36" style:family="table-cell" style:parent-style-name="Default" style:data-style-name="N147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7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fo:font-weight="bold" style:font-name-asian="Symbol1" style:font-size-asian="12pt" style:font-weight-asian="bold" style:font-name-complex="Symbol1" style:font-size-complex="12pt" style:font-weight-complex="bold"/>
    </style:style>
    <style:style style:name="ce438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439" style:family="table-cell" style:parent-style-name="FAUX" style:data-style-name="N3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440" style:family="table-cell" style:parent-style-name="Default" style:data-style-name="N3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  <style:map style:condition="is-true-formula(IF(#REF!=1))" style:apply-style-name="FAUX" style:base-cell-address="Données.D129"/>
      <style:map style:condition="is-true-formula(IF(#REF!=0))" style:apply-style-name="VRAI" style:base-cell-address="Données.D129"/>
    </style:style>
    <style:style style:name="ce441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  <style:map style:condition="is-true-formula(IF(#REF!=1))" style:apply-style-name="FAUX" style:base-cell-address="Données.D129"/>
      <style:map style:condition="is-true-formula(IF(#REF!=0))" style:apply-style-name="VRAI" style:base-cell-address="Données.D129"/>
    </style:style>
    <style:style style:name="ce450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51" style:family="table-cell" style:parent-style-name="FAUX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452" style:family="table-cell" style:parent-style-name="Default">
      <style:table-cell-properties fo:border-bottom="0.06pt solid #000000" style:cell-protect="hidden-and-protected" style:print-content="true" fo:border-left="none" fo:border-right="none" fo:border-top="0.06pt solid #000000" style:vertical-align="middle"/>
      <style:text-properties fo:font-size="12pt" style:font-size-asian="12pt" style:font-size-complex="12pt"/>
    </style:style>
    <style:style style:name="ce453" style:family="table-cell" style:parent-style-name="Default" style:data-style-name="N0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456" style:family="table-cell" style:parent-style-name="Default" style:data-style-name="N100">
      <style:table-cell-properties fo:border-bottom="0.06pt solid #000000" fo:background-color="#fff2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41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58" style:family="table-cell" style:parent-style-name="Default" style:data-style-name="N100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end" fo:margin-left="0mm"/>
      <style:text-properties style:use-window-font-color="true" style:font-name="Times New Roman" fo:font-size="12pt" style:font-size-asian="12pt" style:font-size-complex="12pt"/>
    </style:style>
    <style:style style:name="ce459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460" style:family="table-cell" style:parent-style-name="FAUX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461" style:family="table-cell" style:parent-style-name="Default" style:data-style-name="N10099">
      <style:table-cell-properties fo:background-color="#000000"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62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12pt" fo:font-weight="bold" style:font-size-asian="12pt" style:font-weight-asian="bold" style:font-size-complex="12pt" style:font-weight-complex="bold"/>
      <style:map style:condition="is-true-formula(IF(#REF!=1))" style:apply-style-name="FAUX" style:base-cell-address="Données.D129"/>
      <style:map style:condition="is-true-formula(IF(#REF!=0))" style:apply-style-name="VRAI" style:base-cell-address="Données.D129"/>
    </style:style>
    <style:style style:name="ce353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35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445" style:family="table-cell" style:parent-style-name="Default">
      <style:table-cell-properties style:vertical-align="top"/>
    </style:style>
    <style:style style:name="ce355" style:family="table-cell" style:parent-style-name="Default">
      <style:table-cell-properties fo:border-bottom="none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56" style:family="table-cell" style:parent-style-name="Default">
      <style:table-cell-properties fo:border-bottom="0.06pt solid #000000" style:cell-protect="hidden-and-protected" style:print-content="true" fo:border-left="none" fo:border-right="none" fo:border-top="none" style:vertical-align="middle"/>
      <style:text-properties style:font-name="Times New Roman" fo:font-size="12pt" style:font-size-asian="12pt" style:font-size-complex="12pt"/>
    </style:style>
    <style:style style:name="ce467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42" style:family="table-cell" style:parent-style-name="Default" style:data-style-name="N3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43" style:family="table-cell" style:parent-style-name="Default" style:data-style-name="N3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2" fo:font-size="12pt" style:font-size-asian="12pt" style:font-size-complex="12pt"/>
    </style:style>
    <style:style style:name="ce444" style:family="table-cell" style:parent-style-name="Default" style:data-style-name="N3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61" style:family="table-cell" style:parent-style-name="Default" style:data-style-name="N3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2" fo:font-size="12pt" style:font-size-asian="12pt" style:font-size-complex="12pt"/>
    </style:style>
    <style:style style:name="ce446" style:family="table-cell" style:parent-style-name="Default" style:data-style-name="N3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74" style:family="table-cell" style:parent-style-name="Default" style:data-style-name="N3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2" fo:font-size="12pt" style:font-size-asian="12pt" style:font-size-complex="12pt"/>
    </style:style>
    <style:style style:name="ce375" style:family="table-cell" style:parent-style-name="Default">
      <style:table-cell-properties fo:border-bottom="none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77" style:family="table-cell" style:parent-style-name="Default">
      <style:table-cell-properties fo:border-bottom="0.06pt solid #000000" style:cell-protect="hidden-and-protected" style:print-content="true" fo:border-left="none" fo:border-right="0.06pt solid #000000" fo:border-top="none" style:vertical-align="middle"/>
      <style:text-properties style:font-name="Times New Roman" fo:font-size="12pt" style:font-size-asian="12pt" style:font-size-complex="12pt"/>
    </style:style>
    <style:style style:name="ce468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69" style:family="table-cell" style:parent-style-name="Default" style:data-style-name="N3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2" fo:font-size="12pt" style:font-name-asian="Times New Roman2" style:font-size-asian="12pt" style:font-name-complex="Times New Roman2" style:font-size-complex="12pt"/>
    </style:style>
    <style:style style:name="ce370" style:family="table-cell" style:parent-style-name="Default" style:data-style-name="N3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2" fo:font-size="12pt" style:font-name-asian="Times New Roman2" style:font-size-asian="12pt" style:font-name-complex="Times New Roman2" style:font-size-complex="12pt"/>
    </style:style>
    <style:style style:name="ce469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470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71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72" style:family="table-cell" style:parent-style-name="Default">
      <style:table-cell-properties fo:border-bottom="0.06pt solid #000000" fo:background-color="#fff200" style:cell-protect="hidden-and-protected" style:print-content="true" fo:border-left="none" fo:border-right="0.06pt solid #000000" fo:border-top="0.06pt solid #000000" style:vertical-align="middle"/>
      <style:text-properties style:font-name="Times New Roman" fo:font-size="12pt" style:font-size-asian="12pt" style:font-size-complex="12pt"/>
    </style:style>
    <style:style style:name="ce473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  <style:map style:condition="is-true-formula(IF(#REF!=1))" style:apply-style-name="FAUX" style:base-cell-address="Données.D129"/>
      <style:map style:condition="is-true-formula(IF(#REF!=0))" style:apply-style-name="VRAI" style:base-cell-address="Données.D129"/>
    </style:style>
    <style:style style:name="ce474" style:family="table-cell" style:parent-style-name="Default" style:data-style-name="N2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75" style:family="table-cell" style:parent-style-name="Default" style:data-style-name="N146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476" style:family="table-cell" style:parent-style-name="Default" style:data-style-name="N100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57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ce478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ce479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77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ymbol" fo:font-size="12pt" style:font-name-asian="Symbol1" style:font-size-asian="12pt" style:font-name-complex="Symbol1" style:font-size-complex="12pt"/>
    </style:style>
    <style:style style:name="ce481" style:family="table-cell" style:parent-style-name="Default" style:data-style-name="N177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03" style:family="table-cell" style:parent-style-name="Default" style:data-style-name="N3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Symbol" fo:font-size="12pt" style:font-size-asian="12pt" style:font-size-complex="12pt"/>
    </style:style>
    <style:style style:name="ce410" style:family="table-cell" style:parent-style-name="Default" style:data-style-name="N3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Symbol" fo:font-size="12pt" style:font-size-asian="12pt" style:font-size-complex="12pt"/>
    </style:style>
    <style:style style:name="ce482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494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83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style:font-name-asian="Symbol1" style:font-size-asian="12pt" style:font-name-complex="Symbol1" style:font-size-complex="12pt"/>
    </style:style>
    <style:style style:name="ce484" style:family="table-cell" style:parent-style-name="Default" style:data-style-name="N0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50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name-asian="Symbol1" style:font-size-asian="12pt" style:font-name-complex="Symbol1" style:font-size-complex="12pt"/>
    </style:style>
    <style:style style:name="ce586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86" style:family="table-cell" style:parent-style-name="Default">
      <style:table-cell-properties fo:background-color="#b2b2b2"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85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87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488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Symbol" fo:font-size="12pt" style:font-name-asian="Symbol1" style:font-size-asian="12pt" style:font-name-complex="Symbol1" style:font-size-complex="12pt"/>
    </style:style>
    <style:style style:name="ce489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90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91" style:family="table-cell" style:parent-style-name="Default" style:data-style-name="N0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92" style:family="table-cell" style:parent-style-name="Default" style:data-style-name="N99">
      <style:table-cell-properties style:cell-protect="hidden-and-protected" style:print-content="true"/>
      <style:text-properties fo:color="#ffffff" style:font-name="Times New Roman" fo:font-size="12pt" style:font-size-asian="12pt" style:font-size-complex="12pt"/>
    </style:style>
    <style:style style:name="ce542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93" style:family="table-cell" style:parent-style-name="Default" style:data-style-name="N178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95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Symbol" fo:font-size="12pt" style:font-name-asian="Symbol1" style:font-size-asian="12pt" style:font-name-complex="Symbol1" style:font-size-complex="12pt"/>
    </style:style>
    <style:style style:name="ce496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497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9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99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00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01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02" style:family="table-cell" style:parent-style-name="Default" style:data-style-name="N107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03" style:family="table-cell" style:parent-style-name="Default" style:data-style-name="N107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04" style:family="table-cell" style:parent-style-name="Default" style:data-style-name="N107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05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06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" fo:font-size="12pt" fo:font-weight="bold" style:font-size-asian="12pt" style:font-weight-asian="bold" style:font-size-complex="12pt" style:font-weight-complex="bold"/>
    </style:style>
    <style:style style:name="ce507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" fo:font-size="12pt" fo:font-weight="bold" style:font-size-asian="12pt" style:font-weight-asian="bold" style:font-size-complex="12pt" style:font-weight-complex="bold"/>
    </style:style>
    <style:style style:name="ce508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" fo:font-size="12pt" fo:font-weight="bold" style:font-size-asian="12pt" style:font-weight-asian="bold" style:font-size-complex="12pt" style:font-weight-complex="bold"/>
    </style:style>
    <style:style style:name="ce509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10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1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12" style:family="table-cell" style:parent-style-name="Default" style:data-style-name="N107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gr4" style:family="graphic">
      <style:graphic-properties svg:stroke-width="0.3mm" svg:stroke-color="#000000" draw:marker-start-width="3mm" draw:marker-end-width="3mm" draw:textarea-horizontal-align="center" draw:textarea-vertical-align="middle" fo:padding-top="0.15mm" fo:padding-bottom="0.15mm" fo:padding-left="0.15mm" fo:padding-right="0.15mm"/>
    </style:style>
    <style:style style:name="gr5" style:family="graphic">
      <style:graphic-properties svg:stroke-width="0.3mm" svg:stroke-color="#000000" draw:marker-start-width="2.95mm" draw:marker-end-width="2.95mm" draw:textarea-horizontal-align="center" draw:textarea-vertical-align="middle" fo:padding-top="0.15mm" fo:padding-bottom="0.15mm" fo:padding-left="0.15mm" fo:padding-right="0.15m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font-family="'Times New Roman'" style:font-style-name="Gras Italique" style:font-family-generic="roman" fo:font-size="24pt" fo:font-style="normal" fo:font-weight="bold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style:font-name="Times New Roman" fo:font-style="italic" style:font-style-asian="italic" style:font-style-complex="italic"/>
    </style:style>
    <style:style style:name="T8" style:family="text">
      <style:text-properties style:font-name="Times New Roman"/>
    </style:style>
    <style:style style:name="T9" style:family="text">
      <style:text-properties fo:color="#ff3300"/>
    </style:style>
    <style:style style:name="T10" style:family="text">
      <style:text-properties fo:color="#ff3300" style:font-name="Times New Roman" style:font-name-asian="Times New Roman" style:font-name-complex="Times New Roman"/>
    </style:style>
    <style:style style:name="T11" style:family="text">
      <style:text-properties fo:color="#ce181e" fo:font-weight="bold" style:font-weight-asian="bold" style:font-weight-complex="bold"/>
    </style:style>
    <style:style style:name="T12" style:family="text">
      <style:text-properties fo:color="#ce181e" style:font-name="Symbol" fo:font-weight="bold" style:font-weight-asian="bold" style:font-weight-complex="bold"/>
    </style:style>
    <style:style style:name="T13" style:family="text">
      <style:text-properties fo:color="#000000"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weight-asian="bold" style:font-weight-complex="bold"/>
    </style:style>
    <style:style style:name="T15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000000" style:font-weight-asian="normal" style:font-weight-complex="normal"/>
    </style:style>
    <style:style style:name="T16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name="Symbol" style:font-weight-asian="bold" style:font-weight-complex="bold"/>
    </style:style>
    <style:style style:name="T17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/>
    </style:style>
    <style:style style:name="T19" style:family="text">
      <style:text-properties style:text-position="-33% 58%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 table:protected="true" table:protection-key="bqySXgqkWhh/uQcwAb8KCSVd0Go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1" form:id="control1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name="Image 2" draw:style-name="gr1" draw:text-style-name="P1" svg:width="160.94mm" svg:height="18.8mm" svg:x="2mm" svg:y="104.58mm">
            <draw:image xlink:href="Pictures/2000000900003EDF000007598E9D385390868814.svm" xlink:type="simple" xlink:show="embed" xlink:actuate="onLoad" loext:mime-type="image/x-svm">
              <text:p/>
            </draw:image>
            <draw:image xlink:href="Pictures/10000200000002600000004789D76A7762538723.png" xlink:type="simple" xlink:show="embed" xlink:actuate="onLoad" loext:mime-type="image/png"/>
          </draw:frame>
          <draw:line draw:z-index="1" draw:style-name="gr2" draw:text-style-name="P2" svg:x1="20mm" svg:y1="117mm" svg:x2="37.37mm" svg:y2="124.25mm">
            <text:p/>
          </draw:line>
        </table:shapes>
        <table:table-column table:style-name="co1" table:number-columns-repeated="1022" table:default-cell-style-name="ce13"/>
        <table:table-column table:style-name="co1" table:number-columns-repeated="2" table:default-cell-style-name="ce15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19"/>
          <table:covered-table-cell table:style-name="ce23"/>
          <table:covered-table-cell table:number-columns-repeated="5" table:style-name="ce29"/>
          <table:table-cell table:style-name="ce25"/>
          <table:table-cell table:style-name="ce27" table:number-columns-repeated="1013"/>
          <table:table-cell table:style-name="ce28" table:number-columns-repeated="2"/>
        </table:table-row>
        <table:table-row table:style-name="ro2">
          <table:table-cell table:style-name="ce1"/>
          <table:table-cell table:style-name="ce19"/>
          <table:table-cell table:style-name="ce23"/>
          <table:table-cell table:style-name="ce29" table:number-columns-repeated="5"/>
          <table:table-cell table:style-name="ce25"/>
          <table:table-cell table:style-name="ce27" table:number-columns-repeated="1013"/>
          <table:table-cell table:style-name="ce28" table:number-columns-repeated="2"/>
        </table:table-row>
        <table:table-row table:style-name="ro2">
          <table:table-cell table:style-name="ce2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20"/>
          <table:table-cell table:style-name="ce26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20"/>
          <table:table-cell table:style-name="ce26" table:number-columns-repeated="1016"/>
        </table:table-row>
        <table:table-row table:style-name="ro2">
          <table:table-cell table:style-name="ce2"/>
          <table:table-cell table:style-name="ce20" table:number-columns-repeated="7"/>
          <table:table-cell table:style-name="ce26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2">
            <text:p>POUR LE BON FONCTIONNEMENT DU FICHIER, TOUJOURS </text:p>
            <text:p>UTILISER LA DERNIÈRE VERSION DE LIBREOFFICE STABLE</text:p>
          </table:table-cell>
          <table:covered-table-cell table:number-columns-repeated="7" table:style-name="ce20"/>
          <table:table-cell table:style-name="ce26" table:number-columns-repeated="1016"/>
        </table:table-row>
        <table:table-row table:style-name="ro2">
          <table:covered-table-cell table:style-name="ce2"/>
          <table:covered-table-cell table:number-columns-repeated="7" table:style-name="ce20"/>
          <table:table-cell table:style-name="ce26" table:number-columns-repeated="1016"/>
        </table:table-row>
        <table:table-row table:style-name="ro2">
          <table:table-cell table:style-name="ce2"/>
          <table:table-cell table:style-name="ce20" table:number-columns-repeated="7"/>
          <table:table-cell table:style-name="ce26" table:number-columns-repeated="1016"/>
        </table:table-row>
        <table:table-row table:style-name="ro3">
          <table:table-cell table:style-name="ce3" table:number-columns-repeated="8"/>
          <table:table-cell table:number-columns-repeated="1016"/>
        </table:table-row>
        <table:table-row table:style-name="ro3">
          <table:table-cell table:style-name="ce11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3"/>
          <table:table-cell table:number-columns-repeated="1016"/>
        </table:table-row>
        <table:table-row table:style-name="ro3">
          <table:covered-table-cell table:style-name="ce5"/>
          <table:covered-table-cell table:number-columns-repeated="7" table:style-name="ce3"/>
          <table:table-cell table:number-columns-repeated="1016"/>
        </table:table-row>
        <table:table-row table:style-name="ro3">
          <table:table-cell table:style-name="ce5"/>
          <table:table-cell table:style-name="ce3" table:number-columns-repeated="7"/>
          <table:table-cell table:number-columns-repeated="1016"/>
        </table:table-row>
        <table:table-row table:style-name="ro3">
          <table:table-cell/>
          <table:table-cell>
            <draw:control table:end-cell-address="Aide.D15" table:end-x="0.29mm" table:end-y="1.18mm" draw:z-index="2" draw:style-name="gr3" draw:text-style-name="P3" svg:width="33.94mm" svg:height="7.7mm" svg:x="11.51mm" svg:y="4.06mm" draw:control="control1"/>
          </table:table-cell>
          <table:table-cell table:number-columns-repeated="2"/>
          <table:table-cell>
            <draw:control table:end-cell-address="Aide.F15" table:end-x="14.96mm" table:end-y="2.32mm" draw:z-index="3" draw:style-name="gr3" draw:text-style-name="P3" svg:width="34.86mm" svg:height="8.88mm" svg:x="2.69mm" svg:y="4.02mm" draw:control="control2"/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24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6"/>
          <table:table-cell table:number-columns-repeated="1023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7" office:value-type="string" calcext:value-type="string" table:number-columns-spanned="6" table:number-rows-spanned="1">
            <text:p>Barème</text:p>
          </table:table-cell>
          <table:covered-table-cell table:number-columns-repeated="5" table:style-name="ce22"/>
          <table:table-cell table:number-columns-repeated="1018"/>
        </table:table-row>
        <table:table-row table:style-name="ro3">
          <table:table-cell table:style-name="ce18" office:value-type="string" calcext:value-type="string" table:number-columns-spanned="2" table:number-rows-spanned="1">
            <text:p>Bonne réponse</text:p>
          </table:table-cell>
          <table:covered-table-cell table:style-name="ce22"/>
          <table:table-cell table:style-name="ce18" office:value-type="string" calcext:value-type="string" table:number-columns-spanned="2" table:number-rows-spanned="1">
            <text:p>Mauvaise réponse</text:p>
          </table:table-cell>
          <table:covered-table-cell table:style-name="ce22"/>
          <table:table-cell table:style-name="ce18" office:value-type="string" calcext:value-type="string" table:number-columns-spanned="2" table:number-rows-spanned="1">
            <text:p>Absence de réponse</text:p>
          </table:table-cell>
          <table:covered-table-cell table:style-name="ce22"/>
          <table:table-cell table:number-columns-repeated="1018"/>
        </table:table-row>
        <table:table-row table:style-name="ro3">
          <table:table-cell table:style-name="ce18" office:value-type="string" calcext:value-type="string" table:number-columns-spanned="2" table:number-rows-spanned="1">
            <text:p>+ 1 point</text:p>
          </table:table-cell>
          <table:covered-table-cell table:style-name="ce22"/>
          <table:table-cell table:style-name="ce18" office:value-type="string" calcext:value-type="string" table:number-columns-spanned="2" table:number-rows-spanned="1">
            <text:p>- 0,5 point</text:p>
          </table:table-cell>
          <table:covered-table-cell table:style-name="ce22"/>
          <table:table-cell table:style-name="ce18" office:value-type="string" calcext:value-type="string" table:number-columns-spanned="2" table:number-rows-spanned="1">
            <text:p>0 point</text:p>
          </table:table-cell>
          <table:covered-table-cell table:style-name="ce22"/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nd ° Seconde N1" table:style-name="ta1" table:protected="true" table:protection-key="bqySXgqkWhh/uQcwAb8KCSVd0Go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3" form:id="control3" form:label="Réponses" form:input-required="false" form:linked-cell="'2nd ° Seconde N1'.A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4" form:id="control4" form:label="Résultat" form:input-required="false" form:linked-cell="'2nd ° Seconde N1'.A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0.96mm" svg:y1="4.95mm" svg:x2="80.96mm" svg:y2="21.09mm">
            <text:p/>
          </draw:line>
          <draw:line draw:z-index="1" draw:style-name="gr5" draw:text-style-name="P2" svg:x1="115.19mm" svg:y1="5.29mm" svg:x2="115.19mm" svg:y2="21.43mm">
            <text:p/>
          </draw:line>
          <draw:control draw:z-index="2" draw:style-name="gr3" draw:text-style-name="P4" svg:width="54.23mm" svg:height="16.8mm" svg:x="543.2mm" svg:y="8.24mm" draw:control="control3"/>
          <draw:control draw:z-index="3" draw:style-name="gr3" draw:text-style-name="P4" svg:width="53.84mm" svg:height="16.8mm" svg:x="478.37mm" svg:y="8.58mm" draw:control="control4"/>
        </table:shapes>
        <table:table-column table:style-name="co2" table:number-columns-repeated="13" table:default-cell-style-name="ce39"/>
        <table:table-column table:style-name="co3" table:number-columns-repeated="2" table:default-cell-style-name="ce39"/>
        <table:table-column table:style-name="co4" table:default-cell-style-name="ce39"/>
        <table:table-column table:style-name="co1" table:number-columns-repeated="5" table:default-cell-style-name="ce39"/>
        <table:table-column table:style-name="co5" table:default-cell-style-name="ce39"/>
        <table:table-column table:style-name="co1" table:number-columns-repeated="1000" table:default-cell-style-name="ce39"/>
        <table:table-column table:style-name="co1" table:number-columns-repeated="2" table:default-cell-style-name="Default"/>
        <table:table-row table:style-name="ro5">
          <table:table-cell table:style-name="ce36" office:value-type="string" calcext:value-type="string" table:number-columns-spanned="18" table:number-rows-spanned="1">
            <text:p>KELLER Stéphane - Lycée agricole Louis Pasteur</text:p>
          </table:table-cell>
          <table:covered-table-cell table:style-name="ce59"/>
          <table:covered-table-cell table:style-name="ce61"/>
          <table:covered-table-cell table:number-columns-repeated="3" table:style-name="ce63"/>
          <table:covered-table-cell table:style-name="ce68"/>
          <table:covered-table-cell table:style-name="ce71"/>
          <table:covered-table-cell table:style-name="ce76"/>
          <table:covered-table-cell table:number-columns-repeated="4" table:style-name="ce59"/>
          <table:covered-table-cell table:number-columns-repeated="5" table:style-name="ce78"/>
          <table:table-cell table:style-name="ce45" table:number-columns-repeated="7"/>
          <table:table-cell table:style-name="ce111" table:formula="of:=IF(OR([.$AX$1];[.$AX$2]);[$Données.AE13];&quot;&quot;)" table:number-columns-spanned="2" table:number-rows-spanned="2">
            <text:p/>
          </table:table-cell>
          <table:covered-table-cell/>
          <table:table-cell table:style-name="ce112" office:value-type="string" calcext:value-type="string" table:number-columns-spanned="2" table:number-rows-spanned="2">
            <text:p>/20</text:p>
          </table:table-cell>
          <table:covered-table-cell/>
          <table:table-cell table:number-columns-repeated="20"/>
          <table:table-cell table:style-name="ce53" office:value-type="boolean" office:boolean-value="false" calcext:value-type="boolean">
            <text:p>FAUX</text:p>
          </table:table-cell>
          <table:table-cell table:number-columns-repeated="974"/>
        </table:table-row>
        <table:table-row table:style-name="ro5">
          <table:table-cell table:style-name="ce38" office:value-type="string" calcext:value-type="string" table:number-columns-spanned="18" table:number-rows-spanned="1">
            <text:p>Nouveau test : Ctrl + Shift + F9</text:p>
          </table:table-cell>
          <table:covered-table-cell table:style-name="ce36"/>
          <table:covered-table-cell table:style-name="ce61"/>
          <table:covered-table-cell table:number-columns-repeated="3" table:style-name="ce63"/>
          <table:covered-table-cell table:number-columns-repeated="2" table:style-name="ce59"/>
          <table:covered-table-cell table:style-name="ce76"/>
          <table:covered-table-cell table:number-columns-repeated="4" table:style-name="ce59"/>
          <table:covered-table-cell table:number-columns-repeated="5" table:style-name="ce78"/>
          <table:table-cell table:style-name="ce45" table:number-columns-repeated="7"/>
          <table:covered-table-cell table:style-name="ce59"/>
          <table:covered-table-cell/>
          <table:covered-table-cell table:style-name="ce59"/>
          <table:covered-table-cell/>
          <table:table-cell table:number-columns-repeated="20"/>
          <table:table-cell table:style-name="ce53" office:value-type="boolean" office:boolean-value="false" calcext:value-type="boolean">
            <text:p>FAUX</text:p>
          </table:table-cell>
          <table:table-cell table:number-columns-repeated="974"/>
        </table:table-row>
        <table:table-row table:style-name="ro5">
          <table:table-cell table:number-columns-repeated="13"/>
          <table:table-cell table:style-name="ce82" table:number-columns-repeated="19"/>
          <table:table-cell table:number-columns-repeated="992"/>
        </table:table-row>
        <table:table-row table:style-name="ro5">
          <table:table-cell table:style-name="ce40" office:value-type="string" calcext:value-type="string" table:number-columns-spanned="16" table:number-rows-spanned="1">
            <text:p>Compléter afin d’obtenir la forme canonique du polynôme du second degré suivant :</text:p>
          </table:table-cell>
          <table:covered-table-cell table:style-name="ce50"/>
          <table:covered-table-cell table:number-columns-repeated="10" table:style-name="ce40"/>
          <table:covered-table-cell table:style-name="ce86"/>
          <table:covered-table-cell table:number-columns-repeated="3" table:style-name="ce102"/>
          <table:table-cell table:style-name="Default"/>
          <table:table-cell table:style-name="ce82" table:number-columns-repeated="4"/>
          <table:table-cell table:style-name="Default"/>
          <table:table-cell table:style-name="ce82" table:number-columns-repeated="10"/>
          <table:table-cell table:number-columns-repeated="992"/>
        </table:table-row>
        <table:table-row table:style-name="ro5">
          <table:table-cell table:style-name="ce41" table:formula="of:=[$Données.W5]" office:value-type="string" office:string-value="-3 x² + 24 x + 2" calcext:value-type="string" table:number-columns-spanned="13" table:number-rows-spanned="1">
            <text:p>-3 x² + 24 x + 2</text:p>
          </table:table-cell>
          <table:covered-table-cell table:style-name="ce57"/>
          <table:covered-table-cell table:number-columns-repeated="10" table:style-name="ce40"/>
          <table:covered-table-cell table:style-name="ce88"/>
          <table:table-cell table:style-name="ce102" table:number-columns-repeated="3"/>
          <table:table-cell table:style-name="ce104"/>
          <table:table-cell table:style-name="ce82" table:number-columns-repeated="4"/>
          <table:table-cell table:style-name="Default"/>
          <table:table-cell table:style-name="ce82" table:number-columns-repeated="10"/>
          <table:table-cell table:number-columns-repeated="992"/>
        </table:table-row>
        <table:table-row table:style-name="ro5">
          <table:table-cell table:style-name="ce131"/>
          <table:table-cell table:style-name="ce56" table:number-columns-repeated="12"/>
          <table:table-cell table:style-name="ce82"/>
          <table:table-cell table:style-name="ce72"/>
          <table:table-cell table:style-name="ce116"/>
          <table:table-cell table:style-name="ce72" table:number-columns-repeated="13"/>
          <table:table-cell table:style-name="ce82" table:number-columns-repeated="3"/>
          <table:table-cell table:number-columns-repeated="992"/>
        </table:table-row>
        <table:table-row table:style-name="ro5">
          <table:table-cell table:style-name="ce72" office:value-type="string" calcext:value-type="string">
            <text:p>=</text:p>
          </table:table-cell>
          <table:table-cell table:style-name="ce52"/>
          <table:table-cell table:style-name="ce56" office:value-type="string" calcext:value-type="string">
            <text:p>(</text:p>
          </table:table-cell>
          <table:table-cell table:style-name="ce58" office:value-type="string" calcext:value-type="string">
            <text:p>x<text:span text:style-name="T6">²</text:span></text:p>
          </table:table-cell>
          <table:table-cell table:style-name="ce52" table:number-columns-repeated="2"/>
          <table:table-cell table:style-name="ce64" office:value-type="string" calcext:value-type="string">
            <text:p>x</text:p>
          </table:table-cell>
          <table:table-cell table:style-name="ce56" office:value-type="string" calcext:value-type="string">
            <text:p>)</text:p>
          </table:table-cell>
          <table:table-cell table:style-name="ce52" table:number-columns-repeated="2"/>
          <table:table-cell table:style-name="ce56" table:number-columns-repeated="3"/>
          <table:table-cell table:style-name="ce72"/>
          <table:table-cell table:style-name="ce74" table:formula="of:=IF(OR([.$AX$1];[.$AX$2]);IF([$Données.AD7]=[$Données.AE7];1;0);&quot;&quot;)">
            <text:p/>
          </table:table-cell>
          <table:table-cell table:style-name="ce82"/>
          <table:table-cell table:style-name="ce72" office:value-type="string" calcext:value-type="string">
            <text:p>=</text:p>
          </table:table-cell>
          <table:table-cell table:style-name="ce115" table:formula="of:=IF(AND([.$AX$1];[.$AX$2]);[$Données.A7];&quot;&quot;)">
            <text:p/>
          </table:table-cell>
          <table:table-cell table:style-name="ce72" office:value-type="string" calcext:value-type="string">
            <text:p>(</text:p>
          </table:table-cell>
          <table:table-cell table:style-name="ce58" office:value-type="string" calcext:value-type="string">
            <text:p>x<text:span text:style-name="T6">²</text:span></text:p>
          </table:table-cell>
          <table:table-cell table:style-name="ce115" table:formula="of:=IF(AND([.$AX$1];[.$AX$2]);[$Données.D7];&quot;&quot;)">
            <text:p/>
          </table:table-cell>
          <table:table-cell table:style-name="ce115" table:formula="of:=IF(AND([.$AX$1];[.$AX$2]);[$Données.E7];&quot;&quot;)">
            <text:p/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72" office:value-type="string" calcext:value-type="string">
            <text:p>)</text:p>
          </table:table-cell>
          <table:table-cell table:style-name="ce115" table:formula="of:=IF(AND([.$AX$1];[.$AX$2]);[$Données.H7];&quot;&quot;)">
            <text:p/>
          </table:table-cell>
          <table:table-cell table:style-name="ce115" table:formula="of:=IF(AND([.$AX$1];[.$AX$2]);[$Données.I7];&quot;&quot;)">
            <text:p/>
          </table:table-cell>
          <table:table-cell table:style-name="ce72" table:number-columns-repeated="5"/>
          <table:table-cell table:style-name="ce82" table:number-columns-repeated="4"/>
          <table:table-cell table:number-columns-repeated="987"/>
          <table:table-cell table:style-name="ce39" table:number-columns-repeated="2"/>
        </table:table-row>
        <table:table-row table:style-name="ro5">
          <table:table-cell table:style-name="Default"/>
          <table:table-cell table:style-name="ce131"/>
          <table:table-cell table:style-name="ce56" table:number-columns-repeated="11"/>
          <table:table-cell table:style-name="ce72"/>
          <table:table-cell table:style-name="ce101"/>
          <table:table-cell table:style-name="ce82"/>
          <table:table-cell table:style-name="Default"/>
          <table:table-cell table:style-name="ce116"/>
          <table:table-cell table:style-name="ce72" table:number-columns-repeated="13"/>
          <table:table-cell table:style-name="ce82" table:number-columns-repeated="3"/>
          <table:table-cell table:number-columns-repeated="988"/>
          <table:table-cell table:style-name="ce39" table:number-columns-repeated="2"/>
        </table:table-row>
        <table:table-row table:style-name="ro5">
          <table:table-cell table:style-name="ce72" office:value-type="string" calcext:value-type="string">
            <text:p>=</text:p>
          </table:table-cell>
          <table:table-cell table:style-name="ce52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56" office:value-type="string" calcext:value-type="string">
            <text:p>)²</text:p>
          </table:table-cell>
          <table:table-cell table:style-name="ce52" table:number-columns-repeated="2"/>
          <table:table-cell table:style-name="ce56" office:value-type="string" calcext:value-type="string">
            <text:p>]</text:p>
          </table:table-cell>
          <table:table-cell table:style-name="ce52" table:number-columns-repeated="2"/>
          <table:table-cell table:style-name="ce72"/>
          <table:table-cell table:style-name="ce74" table:formula="of:=IF(OR([.$AX$1];[.$AX$2]);IF([$Données.AD8]=[$Données.AE8];1;0);&quot;&quot;)">
            <text:p/>
          </table:table-cell>
          <table:table-cell table:style-name="ce82"/>
          <table:table-cell table:style-name="ce72" office:value-type="string" calcext:value-type="string">
            <text:p>=</text:p>
          </table:table-cell>
          <table:table-cell table:style-name="ce115" table:formula="of:=IF(AND([.$AX$1];[.$AX$2]);[$Données.A8];&quot;&quot;)">
            <text:p/>
          </table:table-cell>
          <table:table-cell table:style-name="ce72" office:value-type="string" calcext:value-type="string">
            <text:p>[</text:p>
          </table:table-cell>
          <table:table-cell table:style-name="ce72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E8];&quot;&quot;)">
            <text:p/>
          </table:table-cell>
          <table:table-cell table:style-name="ce115" table:formula="of:=IF(AND([.$AX$1];[.$AX$2]);[$Données.F8];&quot;&quot;)">
            <text:p/>
          </table:table-cell>
          <table:table-cell table:style-name="ce72" office:value-type="string" calcext:value-type="string">
            <text:p>)²</text:p>
          </table:table-cell>
          <table:table-cell table:style-name="ce115" table:formula="of:=IF(AND([.$AX$1];[.$AX$2]);[$Données.H8];&quot;&quot;)">
            <text:p/>
          </table:table-cell>
          <table:table-cell table:style-name="ce115" table:formula="of:=IF(AND([.$AX$1];[.$AX$2]);[$Données.I8];&quot;&quot;)">
            <text:p/>
          </table:table-cell>
          <table:table-cell table:style-name="ce72" office:value-type="string" calcext:value-type="string">
            <text:p>]</text:p>
          </table:table-cell>
          <table:table-cell table:style-name="ce115" table:formula="of:=IF(AND([.$AX$1];[.$AX$2]);[$Données.K8];&quot;&quot;)">
            <text:p/>
          </table:table-cell>
          <table:table-cell table:style-name="ce115" table:formula="of:=IF(AND([.$AX$1];[.$AX$2]);[$Données.L8];&quot;&quot;)">
            <text:p/>
          </table:table-cell>
          <table:table-cell table:style-name="ce72" table:number-columns-repeated="2"/>
          <table:table-cell table:style-name="ce82" table:number-columns-repeated="3"/>
          <table:table-cell table:number-columns-repeated="988"/>
          <table:table-cell table:style-name="ce39" table:number-columns-repeated="2"/>
        </table:table-row>
        <table:table-row table:style-name="ro5">
          <table:table-cell table:style-name="Default"/>
          <table:table-cell table:style-name="ce131"/>
          <table:table-cell table:style-name="ce56" table:number-columns-repeated="11"/>
          <table:table-cell table:style-name="ce72"/>
          <table:table-cell table:style-name="ce101"/>
          <table:table-cell table:style-name="ce82"/>
          <table:table-cell table:style-name="Default"/>
          <table:table-cell table:style-name="ce116"/>
          <table:table-cell table:style-name="ce72" table:number-columns-repeated="13"/>
          <table:table-cell table:style-name="ce82" table:number-columns-repeated="3"/>
          <table:table-cell table:number-columns-repeated="988"/>
          <table:table-cell table:style-name="ce39" table:number-columns-repeated="2"/>
        </table:table-row>
        <table:table-row table:style-name="ro5">
          <table:table-cell table:style-name="ce72" office:value-type="string" calcext:value-type="string">
            <text:p>=</text:p>
          </table:table-cell>
          <table:table-cell table:style-name="ce52"/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56" office:value-type="string" calcext:value-type="string">
            <text:p>)²</text:p>
          </table:table-cell>
          <table:table-cell table:style-name="ce66"/>
          <table:table-cell table:style-name="ce52" table:number-columns-repeated="3"/>
          <table:table-cell table:style-name="ce56" table:number-columns-repeated="2"/>
          <table:table-cell table:style-name="ce72"/>
          <table:table-cell table:style-name="ce74" table:formula="of:=IF(OR([.$AX$1];[.$AX$2]);IF([$Données.AD9]=[$Données.AE9];1;0);&quot;&quot;)">
            <text:p/>
          </table:table-cell>
          <table:table-cell table:style-name="ce82"/>
          <table:table-cell table:style-name="ce72" office:value-type="string" calcext:value-type="string">
            <text:p>=</text:p>
          </table:table-cell>
          <table:table-cell table:style-name="ce115" table:formula="of:=IF(AND([.$AX$1];[.$AX$2]);[$Données.A9];&quot;&quot;)">
            <text:p/>
          </table:table-cell>
          <table:table-cell table:style-name="ce72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D9];&quot;&quot;)">
            <text:p/>
          </table:table-cell>
          <table:table-cell table:style-name="ce115" table:formula="of:=IF(AND([.$AX$1];[.$AX$2]);[$Données.E9];&quot;&quot;)">
            <text:p/>
          </table:table-cell>
          <table:table-cell table:style-name="ce72" office:value-type="string" calcext:value-type="string">
            <text:p>)²</text:p>
          </table:table-cell>
          <table:table-cell table:style-name="ce115" table:formula="of:=IF(AND([.$AX$1];[.$AX$2]);[$Données.G9];&quot;&quot;)">
            <text:p/>
          </table:table-cell>
          <table:table-cell table:style-name="ce115" table:formula="of:=IF(AND([.$AX$1];[.$AX$2]);[$Données.H9];&quot;&quot;)">
            <text:p/>
          </table:table-cell>
          <table:table-cell table:style-name="ce115" table:formula="of:=IF(AND([.$AX$1];[.$AX$2]);[$Données.I9];&quot;&quot;)">
            <text:p/>
          </table:table-cell>
          <table:table-cell table:style-name="ce115" table:formula="of:=IF(AND([.$AX$1];[.$AX$2]);[$Données.J9];&quot;&quot;)">
            <text:p/>
          </table:table-cell>
          <table:table-cell table:style-name="ce72" table:number-columns-repeated="4"/>
          <table:table-cell table:style-name="ce82" table:number-columns-repeated="3"/>
          <table:table-cell table:number-columns-repeated="988"/>
          <table:table-cell table:style-name="ce39" table:number-columns-repeated="2"/>
        </table:table-row>
        <table:table-row table:style-name="ro5">
          <table:table-cell table:style-name="Default"/>
          <table:table-cell table:style-name="ce131"/>
          <table:table-cell table:style-name="ce56" table:number-columns-repeated="5"/>
          <table:table-cell table:style-name="ce67"/>
          <table:table-cell table:style-name="ce56" table:number-columns-repeated="5"/>
          <table:table-cell table:style-name="ce72"/>
          <table:table-cell table:style-name="ce101"/>
          <table:table-cell table:style-name="ce82"/>
          <table:table-cell table:style-name="Default"/>
          <table:table-cell table:style-name="ce116"/>
          <table:table-cell table:style-name="ce72" table:number-columns-repeated="5"/>
          <table:table-cell table:style-name="ce110"/>
          <table:table-cell table:style-name="ce72" table:number-columns-repeated="7"/>
          <table:table-cell table:style-name="ce82" table:number-columns-repeated="3"/>
          <table:table-cell table:number-columns-repeated="988"/>
          <table:table-cell table:style-name="ce39" table:number-columns-repeated="2"/>
        </table:table-row>
        <table:table-row table:style-name="ro5">
          <table:table-cell table:style-name="ce72" office:value-type="string" calcext:value-type="string">
            <text:p>=</text:p>
          </table:table-cell>
          <table:table-cell table:style-name="ce52"/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56" office:value-type="string" calcext:value-type="string">
            <text:p>)²</text:p>
          </table:table-cell>
          <table:table-cell table:style-name="ce66"/>
          <table:table-cell table:style-name="ce52"/>
          <table:table-cell table:style-name="ce56" table:number-columns-repeated="2"/>
          <table:table-cell table:style-name="ce70" table:number-columns-repeated="2"/>
          <table:table-cell table:style-name="ce72"/>
          <table:table-cell table:style-name="ce74" table:formula="of:=IF(OR([.$AX$1];[.$AX$2]);IF([$Données.AD10]=[$Données.AE10];1;0);&quot;&quot;)">
            <text:p/>
          </table:table-cell>
          <table:table-cell table:style-name="ce82"/>
          <table:table-cell table:style-name="ce72" office:value-type="string" calcext:value-type="string">
            <text:p>=</text:p>
          </table:table-cell>
          <table:table-cell table:style-name="ce115" table:formula="of:=IF(AND([.$AX$1];[.$AX$2]);[$Données.A10];&quot;&quot;)">
            <text:p/>
          </table:table-cell>
          <table:table-cell table:style-name="ce72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D10];&quot;&quot;)">
            <text:p/>
          </table:table-cell>
          <table:table-cell table:style-name="ce115" table:formula="of:=IF(AND([.$AX$1];[.$AX$2]);[$Données.E10];&quot;&quot;)">
            <text:p/>
          </table:table-cell>
          <table:table-cell table:style-name="ce72" office:value-type="string" calcext:value-type="string">
            <text:p>)²</text:p>
          </table:table-cell>
          <table:table-cell table:style-name="ce115" table:formula="of:=IF(AND([.$AX$1];[.$AX$2]);[$Données.G10];&quot;&quot;)">
            <text:p/>
          </table:table-cell>
          <table:table-cell table:style-name="ce115" table:formula="of:=IF(AND([.$AX$1];[.$AX$2]);[$Données.H10];&quot;&quot;)">
            <text:p/>
          </table:table-cell>
          <table:table-cell table:style-name="ce72" table:number-columns-repeated="2"/>
          <table:table-cell table:style-name="ce123" table:number-columns-repeated="2"/>
          <table:table-cell table:style-name="ce72" table:number-columns-repeated="2"/>
          <table:table-cell table:style-name="ce82" table:number-columns-repeated="3"/>
          <table:table-cell table:number-columns-repeated="988"/>
          <table:table-cell table:style-name="ce39" table:number-columns-repeated="2"/>
        </table:table-row>
        <table:table-row table:style-name="ro5">
          <table:table-cell table:style-name="Default"/>
          <table:table-cell table:style-name="ce56" table:number-columns-repeated="12"/>
          <table:table-cell table:style-name="ce72"/>
          <table:table-cell table:style-name="ce106"/>
          <table:table-cell table:style-name="ce82"/>
          <table:table-cell table:style-name="ce72" table:number-columns-repeated="15"/>
          <table:table-cell table:style-name="ce82" table:number-columns-repeated="3"/>
          <table:table-cell table:number-columns-repeated="988"/>
          <table:table-cell table:style-name="ce39" table:number-columns-repeated="2"/>
        </table:table-row>
        <table:table-row table:style-name="ro5">
          <table:table-cell table:style-name="Default"/>
          <table:table-cell table:style-name="ce56"/>
          <table:table-cell table:style-name="ce60" office:value-type="string" calcext:value-type="string">
            <text:p><text:span text:style-name="T5"></text:span> =</text:p>
          </table:table-cell>
          <table:table-cell table:style-name="ce52"/>
          <table:table-cell table:style-name="ce56"/>
          <table:table-cell table:style-name="ce60" office:value-type="string" calcext:value-type="string">
            <text:p><text:span text:style-name="T5"></text:span> =</text:p>
          </table:table-cell>
          <table:table-cell table:style-name="ce52"/>
          <table:table-cell table:style-name="ce56" table:number-columns-repeated="6"/>
          <table:table-cell table:style-name="ce72"/>
          <table:table-cell table:style-name="ce74" table:formula="of:=IF(OR([.$AX$1];[.$AX$2]);IF([$Données.AD12]=[$Données.AE12];1;0);&quot;&quot;)">
            <text:p/>
          </table:table-cell>
          <table:table-cell table:style-name="ce82"/>
          <table:table-cell table:style-name="ce72" table:number-columns-repeated="2"/>
          <table:table-cell table:style-name="ce99" office:value-type="string" calcext:value-type="string">
            <text:p><text:span text:style-name="T5"></text:span> =</text:p>
          </table:table-cell>
          <table:table-cell table:style-name="ce115" table:formula="of:=IF(AND([.$AX$1];[.$AX$2]);[$Données.T6];&quot;&quot;)">
            <text:p/>
          </table:table-cell>
          <table:table-cell table:style-name="ce72"/>
          <table:table-cell table:style-name="ce99" office:value-type="string" calcext:value-type="string">
            <text:p><text:span text:style-name="T5"></text:span> =</text:p>
          </table:table-cell>
          <table:table-cell table:style-name="ce115" table:formula="of:=IF(AND([.$AX$1];[.$AX$2]);[$Données.U6];&quot;&quot;)">
            <text:p/>
          </table:table-cell>
          <table:table-cell table:style-name="ce72" table:number-columns-repeated="8"/>
          <table:table-cell table:style-name="ce82" table:number-columns-repeated="3"/>
          <table:table-cell table:number-columns-repeated="988"/>
          <table:table-cell table:style-name="ce39" table:number-columns-repeated="2"/>
        </table:table-row>
        <table:table-row table:style-name="ro5">
          <table:table-cell table:style-name="ce56" table:number-columns-repeated="13"/>
          <table:table-cell table:style-name="ce82"/>
          <table:table-cell table:style-name="ce72"/>
          <table:table-cell table:style-name="ce82"/>
          <table:table-cell table:style-name="ce72" table:number-columns-repeated="13"/>
          <table:table-cell table:style-name="ce82" table:number-columns-repeated="3"/>
          <table:table-cell table:number-columns-repeated="992"/>
        </table:table-row>
        <table:table-row table:style-name="ro5">
          <table:table-cell table:style-name="ce49" office:value-type="string" calcext:value-type="string" table:number-columns-spanned="13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12" table:style-name="ce56"/>
          <table:table-cell table:style-name="ce82"/>
          <table:table-cell table:style-name="ce72"/>
          <table:table-cell table:style-name="ce82"/>
          <table:table-cell table:style-name="ce72" table:number-columns-repeated="13"/>
          <table:table-cell table:style-name="ce82" table:number-columns-repeated="3"/>
          <table:table-cell table:number-columns-repeated="992"/>
        </table:table-row>
        <table:table-row table:style-name="ro5">
          <table:table-cell table:style-name="ce56" table:number-columns-repeated="13"/>
          <table:table-cell table:style-name="ce82"/>
          <table:table-cell table:style-name="ce72" table:number-columns-repeated="15"/>
          <table:table-cell table:style-name="ce82" table:number-columns-repeated="3"/>
          <table:table-cell table:number-columns-repeated="992"/>
        </table:table-row>
        <table:table-row table:style-name="ro5">
          <table:table-cell table:number-columns-repeated="13"/>
          <table:table-cell table:style-name="ce82" table:number-columns-repeated="19"/>
          <table:table-cell table:number-columns-repeated="992"/>
        </table:table-row>
        <table:table-row table:style-name="ro5" table:number-rows-repeated="1048554">
          <table:table-cell table:number-columns-repeated="1024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2nd ° Seconde N1'.O7:'2nd ° Seconde N1'.O7 '2nd ° Seconde N1'.O9:'2nd ° Seconde N1'.O9 '2nd ° Seconde N1'.O11:'2nd ° Seconde N1'.O11 '2nd ° Seconde N1'.O13:'2nd ° Seconde N1'.O13 '2nd ° Seconde N1'.O15:'2nd ° Seconde N1'.O15">
            <calcext:condition calcext:apply-style-name="Bad" calcext:value="=0" calcext:base-cell-address="'2nd ° Seconde N1'.O7"/>
            <calcext:condition calcext:apply-style-name="Good" calcext:value="=1" calcext:base-cell-address="'2nd ° Seconde N1'.O7"/>
          </calcext:conditional-format>
        </calcext:conditional-formats>
      </table:table>
      <table:table table:name="2nd ° Seconde N2" table:style-name="ta1" table:protected="true" table:protection-key="bqySXgqkWhh/uQcwAb8KCSVd0Go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5" form:id="control5" form:label="Réponses" form:input-required="false" form:linked-cell="'2nd ° Seconde N2'.A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6" form:id="control6" form:label="Résultat" form:input-required="false" form:linked-cell="'2nd ° Seconde N2'.A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4" svg:width="54.23mm" svg:height="16.8mm" svg:x="550.41mm" svg:y="8.1mm" draw:control="control5"/>
          <draw:control draw:z-index="1" draw:style-name="gr3" draw:text-style-name="P4" svg:width="53.84mm" svg:height="16.8mm" svg:x="484.36mm" svg:y="8.45mm" draw:control="control6"/>
        </table:shapes>
        <table:table-column table:style-name="co2" table:number-columns-repeated="13" table:default-cell-style-name="ce39"/>
        <table:table-column table:style-name="co3" table:number-columns-repeated="2" table:default-cell-style-name="ce39"/>
        <table:table-column table:style-name="co4" table:number-columns-repeated="2" table:default-cell-style-name="ce39"/>
        <table:table-column table:style-name="co1" table:number-columns-repeated="5" table:default-cell-style-name="ce39"/>
        <table:table-column table:style-name="co5" table:default-cell-style-name="ce39"/>
        <table:table-column table:style-name="co1" table:number-columns-repeated="1000" table:default-cell-style-name="ce39"/>
        <table:table-column table:style-name="co1" table:default-cell-style-name="ce150"/>
        <table:table-row table:style-name="ro5">
          <table:table-cell table:style-name="ce36" office:value-type="string" calcext:value-type="string" table:number-columns-spanned="18" table:number-rows-spanned="1">
            <text:p>KELLER Stéphane - Lycée agricole Louis Pasteur</text:p>
          </table:table-cell>
          <table:covered-table-cell table:style-name="ce59"/>
          <table:covered-table-cell table:style-name="ce61"/>
          <table:covered-table-cell table:number-columns-repeated="3" table:style-name="ce63"/>
          <table:covered-table-cell table:style-name="ce68"/>
          <table:covered-table-cell table:style-name="ce71"/>
          <table:covered-table-cell table:style-name="ce76"/>
          <table:covered-table-cell table:number-columns-repeated="4" table:style-name="ce59"/>
          <table:covered-table-cell table:number-columns-repeated="5" table:style-name="ce117"/>
          <table:table-cell table:style-name="ce103" table:number-columns-repeated="7"/>
          <table:table-cell table:style-name="ce111" table:formula="of:=IF(OR([.$AX$1];[.$AX$2]);[$Données.AE35];&quot;&quot;)" table:number-columns-spanned="2" table:number-rows-spanned="2">
            <text:p/>
          </table:table-cell>
          <table:covered-table-cell/>
          <table:table-cell table:style-name="ce112" office:value-type="string" calcext:value-type="string" table:number-columns-spanned="2" table:number-rows-spanned="2">
            <text:p>/20</text:p>
          </table:table-cell>
          <table:covered-table-cell/>
          <table:table-cell table:number-columns-repeated="20"/>
          <table:table-cell table:style-name="ce53" office:value-type="boolean" office:boolean-value="false" calcext:value-type="boolean">
            <text:p>FAUX</text:p>
          </table:table-cell>
          <table:table-cell table:number-columns-repeated="974"/>
        </table:table-row>
        <table:table-row table:style-name="ro5">
          <table:table-cell table:style-name="ce38" office:value-type="string" calcext:value-type="string" table:number-columns-spanned="18" table:number-rows-spanned="1">
            <text:p>Nouveau test : Ctrl + Shift + F9</text:p>
          </table:table-cell>
          <table:covered-table-cell table:style-name="ce36"/>
          <table:covered-table-cell table:style-name="ce61"/>
          <table:covered-table-cell table:number-columns-repeated="3" table:style-name="ce63"/>
          <table:covered-table-cell table:number-columns-repeated="2" table:style-name="ce59"/>
          <table:covered-table-cell table:style-name="ce76"/>
          <table:covered-table-cell table:number-columns-repeated="4" table:style-name="ce59"/>
          <table:covered-table-cell table:number-columns-repeated="5" table:style-name="ce117"/>
          <table:table-cell table:style-name="ce103" table:number-columns-repeated="7"/>
          <table:covered-table-cell table:style-name="ce59"/>
          <table:covered-table-cell/>
          <table:covered-table-cell table:style-name="ce59"/>
          <table:covered-table-cell/>
          <table:table-cell table:number-columns-repeated="20"/>
          <table:table-cell table:style-name="ce53" office:value-type="boolean" office:boolean-value="false" calcext:value-type="boolean">
            <text:p>FAUX</text:p>
          </table:table-cell>
          <table:table-cell table:number-columns-repeated="974"/>
        </table:table-row>
        <table:table-row table:style-name="ro5">
          <table:table-cell table:number-columns-repeated="1024"/>
        </table:table-row>
        <table:table-row table:style-name="ro5">
          <table:table-cell table:style-name="ce40" office:value-type="string" calcext:value-type="string" table:number-columns-spanned="17" table:number-rows-spanned="1">
            <text:p>Compléter afin d’obtenir la forme canonique du polynôme du second degré suivant :</text:p>
          </table:table-cell>
          <table:covered-table-cell table:style-name="ce50"/>
          <table:covered-table-cell table:number-columns-repeated="10" table:style-name="ce40"/>
          <table:covered-table-cell table:style-name="ce149"/>
          <table:covered-table-cell table:number-columns-repeated="4" table:style-name="ce40"/>
          <table:table-cell table:style-name="Default"/>
          <table:table-cell table:number-columns-repeated="4"/>
          <table:table-cell table:style-name="Default"/>
          <table:table-cell table:number-columns-repeated="1001"/>
        </table:table-row>
        <table:table-row table:style-name="ro5">
          <table:table-cell table:style-name="ce129" table:formula="of:=[$Données.W17]" office:value-type="string" office:string-value="4 x² + 3 x - 4" calcext:value-type="string" table:number-columns-spanned="17" table:number-rows-spanned="1">
            <text:p>4 x² + 3 x - 4</text:p>
          </table:table-cell>
          <table:covered-table-cell table:style-name="ce50"/>
          <table:covered-table-cell table:number-columns-repeated="10" table:style-name="ce40"/>
          <table:covered-table-cell table:style-name="ce149"/>
          <table:covered-table-cell table:number-columns-repeated="4" table:style-name="ce40"/>
          <table:table-cell table:style-name="ce154"/>
          <table:table-cell table:number-columns-repeated="4"/>
          <table:table-cell table:style-name="Default"/>
          <table:table-cell table:number-columns-repeated="1001"/>
        </table:table-row>
        <table:table-row table:style-name="ro5">
          <table:table-cell/>
          <table:table-cell table:style-name="ce135"/>
          <table:table-cell table:number-columns-repeated="10"/>
          <table:table-cell table:style-name="ce150"/>
          <table:table-cell table:number-columns-repeated="4"/>
          <table:table-cell table:style-name="ce154"/>
          <table:table-cell table:number-columns-repeated="4"/>
          <table:table-cell table:style-name="Default"/>
          <table:table-cell table:number-columns-repeated="1001"/>
        </table:table-row>
        <table:table-row table:style-name="ro5">
          <table:table-cell table:style-name="Default"/>
          <table:table-cell table:style-name="ce146" table:number-columns-repeated="5"/>
          <table:table-cell table:style-name="ce52"/>
          <table:table-cell table:style-name="ce146" table:number-columns-repeated="7"/>
          <table:table-cell table:number-columns-repeated="2"/>
          <table:table-cell table:style-name="ce56"/>
          <table:table-cell table:style-name="ce146" table:number-columns-repeated="5"/>
          <table:table-cell table:style-name="ce166" table:formula="of:=IF(AND([.$AX$1];[.$AX$2]);[$Données.E20];&quot;&quot;)">
            <text:p/>
          </table:table-cell>
          <table:table-cell table:style-name="ce131"/>
          <table:table-cell table:style-name="ce146" table:number-columns-repeated="8"/>
          <table:table-cell table:number-columns-repeated="991"/>
          <table:table-cell table:style-name="ce39"/>
        </table:table-row>
        <table:table-row table:style-name="ro5">
          <table:table-cell table:style-name="ce56" table:formula="of:=&quot;=&quot;" office:value-type="string" office:string-value="=" calcext:value-type="string">
            <text:p>=</text:p>
          </table:table-cell>
          <table:table-cell table:style-name="ce93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office:value-type="string" calcext:value-type="string">
            <text:p>x<text:span text:style-name="T6">²</text:span>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18" office:value-type="string" calcext:value-type="string">
            <text:p>x</text:p>
          </table:table-cell>
          <table:table-cell table:style-name="ce56" office:value-type="string" calcext:value-type="string">
            <text:p>)</text:p>
          </table:table-cell>
          <table:table-cell table:style-name="ce93" table:number-columns-repeated="2"/>
          <table:table-cell table:style-name="ce56" office:value-type="string" calcext:value-type="string">
            <text:p>]</text:p>
          </table:table-cell>
          <table:table-cell table:style-name="ce56"/>
          <table:table-cell table:style-name="ce146"/>
          <table:table-cell table:style-name="ce153" table:formula="of:=IF(OR([.$AX$1];[.$AX$2]);IF(AND([$Données.AD19]=[$Données.AE19];[$Données.AD20]=[$Données.AE20];[$Données.AD21]=[$Données.AE21]);1;0);&quot;&quot;)">
            <text:p/>
          </table:table-cell>
          <table:table-cell table:style-name="ce146"/>
          <table:table-cell table:style-name="ce56" table:formula="of:=&quot;=&quot;" office:value-type="string" office:string-value="=" calcext:value-type="string">
            <text:p>=</text:p>
          </table:table-cell>
          <table:table-cell table:style-name="ce130" table:formula="of:=IF(AND([.$AX$1];[.$AX$2]);[$Données.A18];&quot;&quot;)">
            <text:p/>
          </table:table-cell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office:value-type="string" calcext:value-type="string">
            <text:p>x<text:span text:style-name="T6">²</text:span></text:p>
          </table:table-cell>
          <table:table-cell table:style-name="ce130" table:formula="of:=IF(AND([.$AX$1];[.$AX$2]);[$Données.D21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18" office:value-type="string" calcext:value-type="string">
            <text:p>x</text:p>
          </table:table-cell>
          <table:table-cell table:style-name="ce56" office:value-type="string" calcext:value-type="string">
            <text:p>)</text:p>
          </table:table-cell>
          <table:table-cell table:style-name="ce130" table:formula="of:=IF(AND([.$AX$1];[.$AX$2]);[$Données.H21];&quot;&quot;)">
            <text:p/>
          </table:table-cell>
          <table:table-cell table:style-name="ce130" table:formula="of:=IF(AND([.$AX$1];[.$AX$2]);[$Données.I21];&quot;&quot;)">
            <text:p/>
          </table:table-cell>
          <table:table-cell table:style-name="ce56" office:value-type="string" calcext:value-type="string">
            <text:p>]</text:p>
          </table:table-cell>
          <table:table-cell table:style-name="ce56" table:number-columns-repeated="2"/>
          <table:table-cell table:style-name="ce146" table:number-columns-repeated="2"/>
          <table:table-cell table:number-columns-repeated="991"/>
          <table:table-cell table:style-name="ce39"/>
        </table:table-row>
        <table:table-row table:style-name="ro5">
          <table:table-cell table:style-name="Default"/>
          <table:table-cell table:style-name="ce131"/>
          <table:table-cell table:style-name="ce56" table:number-columns-repeated="4"/>
          <table:table-cell table:style-name="ce52"/>
          <table:table-cell table:style-name="ce56" table:number-columns-repeated="10"/>
          <table:table-cell table:style-name="ce131"/>
          <table:table-cell table:style-name="ce56" table:number-columns-repeated="4"/>
          <table:table-cell table:style-name="ce166" table:formula="of:=IF(AND([.$AX$1];[.$AX$2]);[$Données.E22];&quot;&quot;)">
            <text:p/>
          </table:table-cell>
          <table:table-cell table:style-name="ce131"/>
          <table:table-cell table:style-name="ce56" table:number-columns-repeated="8"/>
          <table:table-cell table:number-columns-repeated="991"/>
          <table:table-cell table:style-name="ce39"/>
        </table:table-row>
        <table:table-row table:style-name="ro5">
          <table:table-cell table:style-name="Default"/>
          <table:table-cell table:style-name="ce146" table:number-columns-repeated="13"/>
          <table:table-cell table:style-name="ce56"/>
          <table:table-cell/>
          <table:table-cell table:style-name="ce146" table:number-columns-repeated="15"/>
          <table:table-cell table:number-columns-repeated="992"/>
          <table:table-cell table:style-name="ce39"/>
        </table:table-row>
        <table:table-row table:style-name="ro5">
          <table:table-cell table:style-name="Default"/>
          <table:table-cell table:style-name="ce146" table:number-columns-repeated="5"/>
          <table:table-cell table:style-name="ce52"/>
          <table:table-cell table:style-name="ce146" table:number-columns-repeated="2"/>
          <table:table-cell table:style-name="ce93"/>
          <table:table-cell table:style-name="ce146" table:number-columns-repeated="4"/>
          <table:table-cell table:style-name="ce56"/>
          <table:table-cell/>
          <table:table-cell table:style-name="ce146" table:number-columns-repeated="6"/>
          <table:table-cell table:style-name="ce166" table:formula="of:=IF(AND([.$AX$1];[.$AX$2]);[$Données.F23];&quot;&quot;)">
            <text:p/>
          </table:table-cell>
          <table:table-cell table:style-name="ce146" table:number-columns-repeated="2"/>
          <table:table-cell table:style-name="ce130" table:formula="of:=IF(AND([.$AX$1];[.$AX$2]);[$Données.I23];&quot;&quot;)">
            <text:p/>
          </table:table-cell>
          <table:table-cell table:style-name="ce146" table:number-columns-repeated="5"/>
          <table:table-cell table:number-columns-repeated="992"/>
          <table:table-cell table:style-name="ce39"/>
        </table:table-row>
        <table:table-row table:style-name="ro5">
          <table:table-cell table:style-name="ce56" table:formula="of:=&quot;=&quot;" office:value-type="string" office:string-value="=" calcext:value-type="string">
            <text:p>=</text:p>
          </table:table-cell>
          <table:table-cell table:style-name="ce93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]</text:p>
          </table:table-cell>
          <table:table-cell table:style-name="ce93" table:number-columns-repeated="2"/>
          <table:table-cell table:style-name="ce56"/>
          <table:table-cell table:style-name="ce153" table:formula="of:=IF(OR([.$AX$1];[.$AX$2]);IF(AND([$Données.AD22]=[$Données.AE22];[$Données.AD23]=[$Données.AE23];[$Données.AD24]=[$Données.AE24]);1;0);&quot;&quot;)">
            <text:p/>
          </table:table-cell>
          <table:table-cell/>
          <table:table-cell table:style-name="ce56" table:formula="of:=&quot;=&quot;" office:value-type="string" office:string-value="=" calcext:value-type="string">
            <text:p>=</text:p>
          </table:table-cell>
          <table:table-cell table:style-name="ce130" table:formula="of:=IF(AND([.$AX$1];[.$AX$2]);[$Données.A24];&quot;&quot;)">
            <text:p/>
          </table:table-cell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130" table:formula="of:=IF(AND([.$AX$1];[.$AX$2]);[$Données.E24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AX$1];[.$AX$2]);[$Données.H24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]</text:p>
          </table:table-cell>
          <table:table-cell table:style-name="ce130" table:formula="of:=IF(AND([.$AX$1];[.$AX$2]);[$Données.K24];&quot;&quot;)">
            <text:p/>
          </table:table-cell>
          <table:table-cell table:style-name="ce130" table:formula="of:=IF(AND([.$AX$1];[.$AX$2]);[$Données.L24];&quot;&quot;)">
            <text:p/>
          </table:table-cell>
          <table:table-cell table:style-name="ce56" table:number-columns-repeated="2"/>
          <table:table-cell table:number-columns-repeated="992"/>
          <table:table-cell table:style-name="ce39"/>
        </table:table-row>
        <table:table-row table:style-name="ro5">
          <table:table-cell table:style-name="Default"/>
          <table:table-cell table:style-name="ce131"/>
          <table:table-cell table:style-name="ce56" table:number-columns-repeated="4"/>
          <table:table-cell table:style-name="ce52"/>
          <table:table-cell table:style-name="ce56" table:number-columns-repeated="2"/>
          <table:table-cell table:style-name="ce93"/>
          <table:table-cell table:style-name="ce56" table:number-columns-repeated="5"/>
          <table:table-cell/>
          <table:table-cell table:style-name="ce56"/>
          <table:table-cell table:style-name="ce131"/>
          <table:table-cell table:style-name="ce56" table:number-columns-repeated="4"/>
          <table:table-cell table:style-name="ce166" table:formula="of:=IF(AND([.$AX$1];[.$AX$2]);[$Données.F25];&quot;&quot;)">
            <text:p/>
          </table:table-cell>
          <table:table-cell table:style-name="ce56" table:number-columns-repeated="2"/>
          <table:table-cell table:style-name="ce130" table:formula="of:=IF(AND([.$AX$1];[.$AX$2]);[$Données.I25];&quot;&quot;)">
            <text:p/>
          </table:table-cell>
          <table:table-cell table:style-name="ce56" table:number-columns-repeated="5"/>
          <table:table-cell table:number-columns-repeated="992"/>
          <table:table-cell table:style-name="ce39"/>
        </table:table-row>
        <table:table-row table:style-name="ro5">
          <table:table-cell table:style-name="Default"/>
          <table:table-cell table:style-name="ce131" table:number-columns-repeated="8"/>
          <table:table-cell table:style-name="ce132"/>
          <table:table-cell table:style-name="ce131" table:number-columns-repeated="4"/>
          <table:table-cell table:style-name="ce56"/>
          <table:table-cell/>
          <table:table-cell table:style-name="ce131" table:number-columns-repeated="9"/>
          <table:table-cell table:style-name="ce132"/>
          <table:table-cell table:style-name="ce131" table:number-columns-repeated="5"/>
          <table:table-cell table:number-columns-repeated="992"/>
          <table:table-cell table:style-name="ce39"/>
        </table:table-row>
        <table:table-row table:style-name="ro5">
          <table:table-cell table:style-name="Default"/>
          <table:table-cell table:style-name="ce146" table:number-columns-repeated="4"/>
          <table:table-cell table:style-name="ce93"/>
          <table:table-cell table:style-name="ce146" table:number-columns-repeated="2"/>
          <table:table-cell table:style-name="ce93"/>
          <table:table-cell table:style-name="ce146" table:number-columns-repeated="5"/>
          <table:table-cell table:style-name="ce56"/>
          <table:table-cell/>
          <table:table-cell table:style-name="ce146" table:number-columns-repeated="5"/>
          <table:table-cell table:style-name="ce130" table:formula="of:=IF(AND([.$AX$1];[.$AX$2]);[$Données.E27];&quot;&quot;)">
            <text:p/>
          </table:table-cell>
          <table:table-cell table:style-name="ce146" table:number-columns-repeated="2"/>
          <table:table-cell table:style-name="ce130" table:formula="of:=IF(AND([.$AX$1];[.$AX$2]);[$Données.H27];&quot;&quot;)">
            <text:p/>
          </table:table-cell>
          <table:table-cell table:style-name="ce146" table:number-columns-repeated="6"/>
          <table:table-cell table:number-columns-repeated="992"/>
          <table:table-cell table:style-name="ce39"/>
        </table:table-row>
        <table:table-row table:style-name="ro5">
          <table:table-cell table:style-name="ce56" table:formula="of:=&quot;=&quot;" office:value-type="string" office:string-value="=" calcext:value-type="string">
            <text:p>=</text:p>
          </table:table-cell>
          <table:table-cell table:style-name="ce93"/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93" table:number-columns-repeated="2"/>
          <table:table-cell table:style-name="ce56" table:number-columns-repeated="3"/>
          <table:table-cell table:style-name="ce153" table:formula="of:=IF(OR([.$AX$1];[.$AX$2]);IF(AND([$Données.AD25]=[$Données.AE25];[$Données.AD26]=[$Données.AE26];[$Données.AD27]=[$Données.AE27]);1;0);&quot;&quot;)">
            <text:p/>
          </table:table-cell>
          <table:table-cell/>
          <table:table-cell table:style-name="ce56" table:formula="of:=&quot;=&quot;" office:value-type="string" office:string-value="=" calcext:value-type="string">
            <text:p>=</text:p>
          </table:table-cell>
          <table:table-cell table:style-name="ce130" table:formula="of:=IF(AND([.$AX$1];[.$AX$2]);[$Données.A28];&quot;&quot;)">
            <text:p/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130" table:formula="of:=IF(AND([.$AX$1];[.$AX$2]);[$Données.D28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AX$1];[.$AX$2]);[$Données.G28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30" table:formula="of:=IF(AND([.$AX$1];[.$AX$2]);[$Données.I28];&quot;&quot;)">
            <text:p/>
          </table:table-cell>
          <table:table-cell table:style-name="ce130" table:formula="of:=IF(AND([.$AX$1];[.$AX$2]);[$Données.J28];&quot;&quot;)">
            <text:p/>
          </table:table-cell>
          <table:table-cell table:style-name="ce56" table:number-columns-repeated="4"/>
          <table:table-cell table:number-columns-repeated="992"/>
          <table:table-cell table:style-name="ce39"/>
        </table:table-row>
        <table:table-row table:style-name="ro5">
          <table:table-cell table:style-name="Default"/>
          <table:table-cell table:style-name="ce131"/>
          <table:table-cell table:style-name="ce56" table:number-columns-repeated="3"/>
          <table:table-cell table:style-name="ce93"/>
          <table:table-cell table:style-name="ce56"/>
          <table:table-cell table:style-name="ce67"/>
          <table:table-cell table:style-name="ce93"/>
          <table:table-cell table:style-name="ce56" table:number-columns-repeated="6"/>
          <table:table-cell/>
          <table:table-cell table:style-name="ce56"/>
          <table:table-cell table:style-name="ce131"/>
          <table:table-cell table:style-name="ce56" table:number-columns-repeated="3"/>
          <table:table-cell table:style-name="ce130" table:formula="of:=IF(AND([.$AX$1];[.$AX$2]);[$Données.E29];&quot;&quot;)">
            <text:p/>
          </table:table-cell>
          <table:table-cell table:style-name="ce56"/>
          <table:table-cell table:style-name="ce67"/>
          <table:table-cell table:style-name="ce130" table:formula="of:=IF(AND([.$AX$1];[.$AX$2]);[$Données.H29];&quot;&quot;)">
            <text:p/>
          </table:table-cell>
          <table:table-cell table:style-name="ce56" table:number-columns-repeated="6"/>
          <table:table-cell table:number-columns-repeated="992"/>
          <table:table-cell table:style-name="ce39"/>
        </table:table-row>
        <table:table-row table:style-name="ro5">
          <table:table-cell table:style-name="Default"/>
          <table:table-cell table:style-name="ce146" table:number-columns-repeated="13"/>
          <table:table-cell table:style-name="ce56"/>
          <table:table-cell/>
          <table:table-cell table:style-name="ce146" table:number-columns-repeated="15"/>
          <table:table-cell table:number-columns-repeated="992"/>
          <table:table-cell table:style-name="ce39"/>
        </table:table-row>
        <table:table-row table:style-name="ro5">
          <table:table-cell table:style-name="Default"/>
          <table:table-cell table:style-name="ce146" table:number-columns-repeated="4"/>
          <table:table-cell table:style-name="ce93"/>
          <table:table-cell table:style-name="ce146" table:number-columns-repeated="2"/>
          <table:table-cell table:style-name="ce93"/>
          <table:table-cell table:style-name="ce146" table:number-columns-repeated="5"/>
          <table:table-cell table:style-name="ce56"/>
          <table:table-cell/>
          <table:table-cell table:style-name="ce146" table:number-columns-repeated="5"/>
          <table:table-cell table:style-name="ce130" table:formula="of:=IF(AND([.$AX$1];[.$AX$2]);[$Données.E31];&quot;&quot;)">
            <text:p/>
          </table:table-cell>
          <table:table-cell table:style-name="ce146" table:number-columns-repeated="2"/>
          <table:table-cell table:style-name="ce130" table:formula="of:=IF(AND([.$AX$1];[.$AX$2]);[$Données.H31];&quot;&quot;)">
            <text:p/>
          </table:table-cell>
          <table:table-cell table:style-name="ce146" table:number-columns-repeated="6"/>
          <table:table-cell table:number-columns-repeated="992"/>
          <table:table-cell table:style-name="ce39"/>
        </table:table-row>
        <table:table-row table:style-name="ro5">
          <table:table-cell table:style-name="ce56" table:formula="of:=&quot;=&quot;" office:value-type="string" office:string-value="=" calcext:value-type="string">
            <text:p>=</text:p>
          </table:table-cell>
          <table:table-cell table:style-name="ce93"/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number-columns-repeated="5"/>
          <table:table-cell table:style-name="ce153" table:formula="of:=IF(OR([.$AX$1];[.$AX$2]);IF(AND([$Données.AD28]=[$Données.AE28];[$Données.AD29]=[$Données.AE29];[$Données.AD30]=[$Données.AE30]);1;0);&quot;&quot;)">
            <text:p/>
          </table:table-cell>
          <table:table-cell/>
          <table:table-cell table:style-name="ce56" table:formula="of:=&quot;=&quot;" office:value-type="string" office:string-value="=" calcext:value-type="string">
            <text:p>=</text:p>
          </table:table-cell>
          <table:table-cell table:style-name="ce130" table:formula="of:=IF(AND([.$AX$1];[.$AX$2]);[$Données.A32];&quot;&quot;)">
            <text:p/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130" table:formula="of:=IF(AND([.$AX$1];[.$AX$2]);[$Données.D32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AX$1];[.$AX$2]);[$Données.G32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number-columns-repeated="2"/>
          <table:table-cell table:style-name="ce51" table:number-columns-repeated="2"/>
          <table:table-cell table:style-name="ce56" table:number-columns-repeated="2"/>
          <table:table-cell table:number-columns-repeated="992"/>
          <table:table-cell table:style-name="ce39"/>
        </table:table-row>
        <table:table-row table:style-name="ro5">
          <table:table-cell table:style-name="Default"/>
          <table:table-cell table:style-name="ce131"/>
          <table:table-cell table:style-name="ce56" table:number-columns-repeated="3"/>
          <table:table-cell table:style-name="ce93"/>
          <table:table-cell table:style-name="ce56"/>
          <table:table-cell table:style-name="ce67"/>
          <table:table-cell table:style-name="ce93"/>
          <table:table-cell table:style-name="ce56" table:number-columns-repeated="6"/>
          <table:table-cell/>
          <table:table-cell table:style-name="ce56"/>
          <table:table-cell table:style-name="ce131"/>
          <table:table-cell table:style-name="ce56" table:number-columns-repeated="3"/>
          <table:table-cell table:style-name="ce130" table:formula="of:=IF(AND([.$AX$1];[.$AX$2]);[$Données.E33];&quot;&quot;)">
            <text:p/>
          </table:table-cell>
          <table:table-cell table:style-name="ce56"/>
          <table:table-cell table:style-name="ce67"/>
          <table:table-cell table:style-name="ce130" table:formula="of:=IF(AND([.$AX$1];[.$AX$2]);[$Données.H33];&quot;&quot;)">
            <text:p/>
          </table:table-cell>
          <table:table-cell table:style-name="ce56" table:number-columns-repeated="6"/>
          <table:table-cell table:number-columns-repeated="992"/>
          <table:table-cell table:style-name="ce39"/>
        </table:table-row>
        <table:table-row table:style-name="ro5">
          <table:table-cell table:style-name="Default"/>
          <table:table-cell table:style-name="ce146" table:number-columns-repeated="13"/>
          <table:table-cell table:style-name="ce56"/>
          <table:table-cell table:style-name="ce150"/>
          <table:table-cell table:style-name="ce146" table:number-columns-repeated="15"/>
          <table:table-cell table:style-name="ce150"/>
          <table:table-cell table:number-columns-repeated="991"/>
          <table:table-cell table:style-name="ce39"/>
        </table:table-row>
        <table:table-row table:style-name="ro5">
          <table:table-cell table:style-name="Default"/>
          <table:table-cell table:style-name="ce56" table:number-columns-repeated="2"/>
          <table:table-cell table:style-name="ce146"/>
          <table:table-cell table:style-name="ce93"/>
          <table:table-cell table:style-name="ce146"/>
          <table:table-cell table:style-name="ce56"/>
          <table:table-cell table:style-name="ce146"/>
          <table:table-cell table:style-name="ce93"/>
          <table:table-cell table:style-name="ce56" table:number-columns-repeated="6"/>
          <table:table-cell/>
          <table:table-cell table:style-name="ce56" table:number-columns-repeated="3"/>
          <table:table-cell table:style-name="ce146"/>
          <table:table-cell table:style-name="ce130" table:formula="of:=[.V19]">
            <text:p/>
          </table:table-cell>
          <table:table-cell table:style-name="ce146"/>
          <table:table-cell table:style-name="ce56"/>
          <table:table-cell table:style-name="ce146"/>
          <table:table-cell table:style-name="ce130" table:formula="of:=[.Y19]">
            <text:p/>
          </table:table-cell>
          <table:table-cell table:style-name="ce56" table:number-columns-repeated="6"/>
          <table:table-cell table:number-columns-repeated="993"/>
        </table:table-row>
        <table:table-row table:style-name="ro5">
          <table:table-cell table:style-name="Default"/>
          <table:table-cell table:style-name="ce56"/>
          <table:table-cell table:style-name="ce136" office:value-type="string" calcext:value-type="string">
            <text:p><text:span text:style-name="T5"></text:span> =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46"/>
          <table:table-cell table:style-name="ce136" office:value-type="string" calcext:value-type="string">
            <text:p><text:span text:style-name="T5"></text:span> =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number-columns-repeated="5"/>
          <table:table-cell table:style-name="ce153" table:formula="of:=IF(OR([.$AX$1];[.$AX$2]);IF(AND([$Données.AD31]=[$Données.AE31];[$Données.AD32]=[$Données.AE32];[$Données.AD33]=[$Données.AE33]);1;0);&quot;&quot;)">
            <text:p/>
          </table:table-cell>
          <table:table-cell/>
          <table:table-cell table:style-name="ce56" table:number-columns-repeated="2"/>
          <table:table-cell table:style-name="ce136" office:value-type="string" calcext:value-type="string">
            <text:p><text:span text:style-name="T5"></text:span> =</text:p>
          </table:table-cell>
          <table:table-cell table:style-name="ce130" table:formula="of:=IF([.U20]=&quot;-&quot;;&quot;-&quot;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46"/>
          <table:table-cell table:style-name="ce136" office:value-type="string" calcext:value-type="string">
            <text:p><text:span text:style-name="T5"></text:span> =</text:p>
          </table:table-cell>
          <table:table-cell table:style-name="ce130" table:formula="of:=IF([.X20]=&quot;-&quot;;&quot;-&quot;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number-columns-repeated="6"/>
          <table:table-cell table:number-columns-repeated="993"/>
        </table:table-row>
        <table:table-row table:style-name="ro5">
          <table:table-cell table:style-name="Default"/>
          <table:table-cell table:style-name="ce56" table:number-columns-repeated="2"/>
          <table:table-cell table:style-name="ce146"/>
          <table:table-cell table:style-name="ce93"/>
          <table:table-cell table:style-name="ce146"/>
          <table:table-cell table:style-name="ce56"/>
          <table:table-cell table:style-name="ce146"/>
          <table:table-cell table:style-name="ce93"/>
          <table:table-cell table:style-name="ce56" table:number-columns-repeated="6"/>
          <table:table-cell/>
          <table:table-cell table:style-name="ce56" table:number-columns-repeated="3"/>
          <table:table-cell table:style-name="ce146"/>
          <table:table-cell table:style-name="ce130" table:formula="of:=[.V21]">
            <text:p/>
          </table:table-cell>
          <table:table-cell table:style-name="ce146"/>
          <table:table-cell table:style-name="ce56"/>
          <table:table-cell table:style-name="ce146"/>
          <table:table-cell table:style-name="ce130" table:formula="of:=[.Y21]">
            <text:p/>
          </table:table-cell>
          <table:table-cell table:style-name="ce56" table:number-columns-repeated="6"/>
          <table:table-cell table:number-columns-repeated="993"/>
        </table:table-row>
        <table:table-row table:style-name="ro5">
          <table:table-cell table:style-name="Default"/>
          <table:table-cell table:style-name="ce56" table:number-columns-repeated="13"/>
          <table:table-cell table:number-columns-repeated="2"/>
          <table:table-cell table:style-name="ce56" table:number-columns-repeated="15"/>
          <table:table-cell table:number-columns-repeated="992"/>
          <table:table-cell table:style-name="ce39"/>
        </table:table-row>
        <table:table-row table:style-name="ro5">
          <table:table-cell table:style-name="ce100" office:value-type="string" calcext:value-type="string" table:number-columns-spanned="13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12" table:style-name="ce56"/>
          <table:table-cell/>
          <table:table-cell table:style-name="ce56" table:number-columns-repeated="16"/>
          <table:table-cell table:number-columns-repeated="994"/>
        </table:table-row>
        <table:table-row table:style-name="ro5">
          <table:table-cell table:number-columns-repeated="14"/>
          <table:table-cell table:style-name="ce56" table:number-columns-repeated="16"/>
          <table:table-cell table:number-columns-repeated="994"/>
        </table:table-row>
        <table:table-row table:style-name="ro5" table:number-rows-repeated="1048545">
          <table:table-cell table:number-columns-repeated="1024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2nd ° Seconde N2'.O8:'2nd ° Seconde N2'.O8 '2nd ° Seconde N2'.O12:'2nd ° Seconde N2'.O12 '2nd ° Seconde N2'.O16:'2nd ° Seconde N2'.O16 '2nd ° Seconde N2'.O20:'2nd ° Seconde N2'.O20 '2nd ° Seconde N2'.O24:'2nd ° Seconde N2'.O24">
            <calcext:condition calcext:apply-style-name="Good" calcext:value="=1" calcext:base-cell-address="'2nd ° Seconde N2'.O8"/>
            <calcext:condition calcext:apply-style-name="Bad" calcext:value="=0" calcext:base-cell-address="'2nd ° Seconde N2'.O8"/>
          </calcext:conditional-format>
        </calcext:conditional-formats>
      </table:table>
      <table:table table:name="Homographique N1" table:style-name="ta1" table:protected="true" table:protection-key="bqySXgqkWhh/uQcwAb8KCSVd0Go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7" form:id="control7" form:label="Réponses" form:input-required="false" form:linked-cell="'Homographique N1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8" form:id="control8" form:label="Résultat" form:input-required="false" form:linked-cell="'Homographique N1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0.96mm" svg:y1="4.95mm" svg:x2="80.96mm" svg:y2="21.09mm">
            <text:p/>
          </draw:line>
          <draw:line draw:z-index="1" draw:style-name="gr5" draw:text-style-name="P2" svg:x1="115.19mm" svg:y1="5.29mm" svg:x2="115.19mm" svg:y2="21.43mm">
            <text:p/>
          </draw:line>
          <draw:control draw:z-index="2" draw:style-name="gr3" draw:text-style-name="P4" svg:width="54.23mm" svg:height="16.8mm" svg:x="334.2mm" svg:y="5.82mm" draw:control="control7"/>
          <draw:control draw:z-index="3" draw:style-name="gr3" draw:text-style-name="P4" svg:width="53.84mm" svg:height="16.8mm" svg:x="262.65mm" svg:y="6.17mm" draw:control="control8"/>
        </table:shapes>
        <table:table-column table:style-name="co2" table:number-columns-repeated="14" table:default-cell-style-name="ce82"/>
        <table:table-column table:style-name="co3" table:number-columns-repeated="2" table:default-cell-style-name="ce82"/>
        <table:table-column table:style-name="co4" table:default-cell-style-name="ce82"/>
        <table:table-column table:style-name="co2" table:number-columns-repeated="10" table:default-cell-style-name="ce82"/>
        <table:table-column table:style-name="co1" table:number-columns-repeated="996" table:default-cell-style-name="ce82"/>
        <table:table-column table:style-name="co1" table:default-cell-style-name="ce14"/>
        <table:table-row table:style-name="ro5">
          <table:table-cell table:style-name="ce174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179"/>
          <table:covered-table-cell table:style-name="ce91"/>
          <table:covered-table-cell table:number-columns-repeated="3" table:style-name="ce95"/>
          <table:covered-table-cell table:style-name="ce124"/>
          <table:covered-table-cell table:style-name="ce125"/>
          <table:covered-table-cell table:style-name="ce126"/>
          <table:covered-table-cell table:style-name="ce179"/>
          <table:table-cell table:style-name="ce140" table:number-columns-repeated="4"/>
          <table:table-cell table:style-name="ce128" table:number-columns-repeated="3"/>
          <table:table-cell table:style-name="ce139" table:formula="of:=IF(OR([.$X$1];[.$X$2]);[$Données.AE60];&quot;&quot;)" table:number-columns-spanned="2" table:number-rows-spanned="2">
            <text:p/>
          </table:table-cell>
          <table:covered-table-cell/>
          <table:table-cell table:style-name="ce142" office:value-type="string" calcext:value-type="string" table:number-columns-spanned="2" table:number-rows-spanned="2">
            <text:p>/20</text:p>
          </table:table-cell>
          <table:covered-table-cell/>
          <table:table-cell/>
          <table:table-cell table:style-name="ce14"/>
          <table:table-cell table:style-name="ce14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5">
          <table:table-cell table:style-name="ce85" office:value-type="string" calcext:value-type="string" table:number-columns-spanned="9" table:number-rows-spanned="1">
            <text:p>Nouveau test : Ctrl + Shift + F9</text:p>
          </table:table-cell>
          <table:covered-table-cell table:style-name="ce174"/>
          <table:covered-table-cell table:style-name="ce91"/>
          <table:covered-table-cell table:number-columns-repeated="3" table:style-name="ce95"/>
          <table:covered-table-cell table:number-columns-repeated="2" table:style-name="ce179"/>
          <table:covered-table-cell table:style-name="ce126"/>
          <table:table-cell table:style-name="ce140" table:number-columns-repeated="5"/>
          <table:table-cell table:style-name="ce128" table:number-columns-repeated="3"/>
          <table:covered-table-cell table:style-name="ce179"/>
          <table:covered-table-cell/>
          <table:covered-table-cell table:style-name="ce179"/>
          <table:covered-table-cell/>
          <table:table-cell/>
          <table:table-cell table:style-name="ce14"/>
          <table:table-cell table:style-name="ce14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5">
          <table:table-cell/>
          <table:table-cell table:style-name="ce169"/>
          <table:table-cell table:number-columns-repeated="1022"/>
        </table:table-row>
        <table:table-row table:style-name="ro5">
          <table:table-cell table:style-name="ce176" table:number-columns-repeated="4"/>
          <table:table-cell table:number-columns-repeated="8"/>
          <table:table-cell table:style-name="ce184" table:formula="of:=[$Données.A42]" office:value-type="float" office:value="-6" calcext:value-type="float">
            <text:p>-6</text:p>
          </table:table-cell>
          <table:table-cell table:style-name="ce164" office:value-type="string" calcext:value-type="string">
            <text:p>x</text:p>
          </table:table-cell>
          <table:table-cell table:style-name="ce188" table:formula="of:=[$Données.C42]" office:value-type="string" office:string-value=" + " calcext:value-type="string">
            <text:p><text:s/>+ </text:p>
          </table:table-cell>
          <table:table-cell table:style-name="ce184" table:formula="of:=[$Données.D42]" office:value-type="float" office:value="3" calcext:value-type="float">
            <text:p>3</text:p>
          </table:table-cell>
          <table:table-cell table:number-columns-repeated="1003"/>
          <table:table-cell table:style-name="ce14"/>
          <table:table-cell table:style-name="Default" table:number-columns-repeated="4"/>
        </table:table-row>
        <table:table-row table:style-name="ro5">
          <table:table-cell office:value-type="string" calcext:value-type="string" table:number-columns-spanned="12" table:number-rows-spanned="1">
            <text:p>Transformer la fonction homographique suivante :</text:p>
          </table:table-cell>
          <table:covered-table-cell table:number-columns-repeated="3" table:style-name="ce176"/>
          <table:covered-table-cell table:number-columns-repeated="8"/>
          <table:table-cell table:style-name="ce182" table:formula="of:=&quot;---------------------------&quot;" office:value-type="string" office:string-value="---------------------------" calcext:value-type="string" table:number-columns-spanned="4" table:number-rows-spanned="1">
            <text:p>---------------------------</text:p>
          </table:table-cell>
          <table:covered-table-cell table:number-columns-repeated="3" table:style-name="ce184"/>
          <table:table-cell/>
          <table:table-cell table:style-name="ce54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9"/>
          <table:table-cell table:number-columns-repeated="992"/>
          <table:table-cell table:style-name="ce14"/>
          <table:table-cell table:style-name="Default" table:number-columns-repeated="4"/>
        </table:table-row>
        <table:table-row table:style-name="ro5">
          <table:table-cell table:style-name="ce110"/>
          <table:table-cell table:style-name="ce72" table:number-columns-repeated="4"/>
          <table:table-cell table:style-name="ce116"/>
          <table:table-cell table:style-name="ce72" table:number-columns-repeated="6"/>
          <table:table-cell table:style-name="ce186" table:formula="of:=[$Données.A44]">
            <text:p/>
          </table:table-cell>
          <table:table-cell table:style-name="ce164" office:value-type="string" calcext:value-type="string">
            <text:p>x</text:p>
          </table:table-cell>
          <table:table-cell table:style-name="ce186" table:formula="of:=[$Données.C44]" office:value-type="string" office:string-value="-" calcext:value-type="string">
            <text:p>-</text:p>
          </table:table-cell>
          <table:table-cell table:style-name="ce185" table:formula="of:=[$Données.D44]" office:value-type="float" office:value="5" calcext:value-type="float">
            <text:p>5</text:p>
          </table:table-cell>
          <table:table-cell/>
          <table:table-cell table:style-name="ce114"/>
          <table:table-cell table:number-columns-repeated="1001"/>
          <table:table-cell table:style-name="ce14"/>
          <table:table-cell table:style-name="Default" table:number-columns-repeated="4"/>
        </table:table-row>
        <table:table-row table:style-name="ro5">
          <table:table-cell table:style-name="ce110"/>
          <table:table-cell table:style-name="ce72" table:number-columns-repeated="4"/>
          <table:table-cell table:style-name="ce116"/>
          <table:table-cell table:style-name="ce72" table:number-columns-repeated="7"/>
          <table:table-cell table:number-columns-repeated="2"/>
          <table:table-cell table:style-name="ce120"/>
          <table:table-cell table:style-name="ce72" table:number-columns-repeated="4"/>
          <table:table-cell table:style-name="ce116"/>
          <table:table-cell table:style-name="ce72" table:number-columns-repeated="9"/>
          <table:table-cell table:number-columns-repeated="992"/>
          <table:table-cell table:style-name="ce14"/>
          <table:table-cell table:style-name="Default"/>
        </table:table-row>
        <table:table-row table:style-name="ro5">
          <table:table-cell table:style-name="ce72"/>
          <table:table-cell table:style-name="ce66"/>
          <table:table-cell table:style-name="ce72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72" office:value-type="string" calcext:value-type="string">
            <text:p>)</text:p>
          </table:table-cell>
          <table:table-cell table:style-name="ce52" table:number-columns-repeated="4"/>
          <table:table-cell table:style-name="ce72" table:number-columns-repeated="2"/>
          <table:table-cell table:number-columns-repeated="3"/>
          <table:table-cell table:style-name="ce72"/>
          <table:table-cell table:style-name="ce215" table:formula="of:=IF(AND([.$X$1];[.$X$2]);[$Données.B46];&quot;&quot;)">
            <text:p/>
          </table:table-cell>
          <table:table-cell table:style-name="ce72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E46];&quot;&quot;)">
            <text:p/>
          </table:table-cell>
          <table:table-cell table:style-name="ce215" table:formula="of:=IF(AND([.$X$1];[.$X$2]);[$Données.F46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216" table:formula="of:=IF(AND([.$X$1];[.$X$2]);[$Données.H46];&quot;&quot;)">
            <text:p/>
          </table:table-cell>
          <table:table-cell table:style-name="ce215" table:formula="of:=IF(AND([.$X$1];[.$X$2]);[$Données.I46];&quot;&quot;)">
            <text:p/>
          </table:table-cell>
          <table:table-cell table:style-name="ce216" table:formula="of:=IF(AND([.$X$1];[.$X$2]);[$Données.J46];&quot;&quot;)">
            <text:p/>
          </table:table-cell>
          <table:table-cell table:style-name="ce215" table:formula="of:=IF(AND([.$X$1];[.$X$2]);[$Données.K46];&quot;&quot;)">
            <text:p/>
          </table:table-cell>
          <table:table-cell table:style-name="ce72" table:number-columns-repeated="3"/>
          <table:table-cell table:number-columns-repeated="994"/>
        </table:table-row>
        <table:table-row table:style-name="ro5">
          <table:table-cell table:style-name="ce72" office:value-type="string" calcext:value-type="string">
            <text:p>=</text:p>
          </table:table-cell>
          <table:table-cell table:style-name="ce72" table:formula="of:=&quot;--------------------------------------------------------------------&quot;" office:value-type="string" office:string-value="--------------------------------------------------------------------" calcext:value-type="string" table:number-columns-spanned="10" table:number-rows-spanned="1">
            <text:p>--------------------------------------------------------------------</text:p>
          </table:table-cell>
          <table:covered-table-cell table:number-columns-repeated="8" table:style-name="ce72"/>
          <table:covered-table-cell table:style-name="ce123"/>
          <table:table-cell table:style-name="ce116"/>
          <table:table-cell table:style-name="ce72"/>
          <table:table-cell table:style-name="ce114"/>
          <table:table-cell table:style-name="ce212" table:formula="of:=IF(OR([.$X$1];[.$X$2]);IF(AND([$Données.AD49]=[$Données.AE49];[$Données.AD50]=[$Données.AE50]);1;0);&quot;&quot;)">
            <text:p/>
          </table:table-cell>
          <table:table-cell/>
          <table:table-cell table:style-name="ce72" office:value-type="string" calcext:value-type="string">
            <text:p>=</text:p>
          </table:table-cell>
          <table:table-cell table:style-name="ce72" table:formula="of:=&quot;--------------------------------------------------------------------&quot;" office:value-type="string" office:string-value="--------------------------------------------------------------------" calcext:value-type="string" table:number-columns-spanned="10" table:number-rows-spanned="1">
            <text:p>--------------------------------------------------------------------</text:p>
          </table:table-cell>
          <table:covered-table-cell table:number-columns-repeated="8" table:style-name="ce72"/>
          <table:covered-table-cell table:style-name="ce123"/>
          <table:table-cell table:style-name="ce116"/>
          <table:table-cell table:style-name="ce72" table:number-columns-repeated="2"/>
          <table:table-cell table:number-columns-repeated="994"/>
        </table:table-row>
        <table:table-row table:style-name="ro5">
          <table:table-cell table:style-name="ce72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72" office:value-type="string" calcext:value-type="string">
            <text:p>)</text:p>
          </table:table-cell>
          <table:table-cell table:style-name="ce72" table:number-columns-repeated="2"/>
          <table:table-cell table:style-name="ce123"/>
          <table:table-cell table:style-name="ce116"/>
          <table:table-cell table:style-name="ce72"/>
          <table:table-cell table:style-name="ce114"/>
          <table:table-cell table:number-columns-repeated="2"/>
          <table:table-cell table:style-name="ce72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F48];&quot;&quot;)">
            <text:p/>
          </table:table-cell>
          <table:table-cell table:style-name="ce215" table:formula="of:=IF(AND([.$X$1];[.$X$2]);[$Données.G48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72" table:number-columns-repeated="2"/>
          <table:table-cell table:style-name="ce123"/>
          <table:table-cell table:style-name="ce116"/>
          <table:table-cell table:style-name="ce72" table:number-columns-repeated="2"/>
          <table:table-cell table:number-columns-repeated="994"/>
        </table:table-row>
        <table:table-row table:style-name="ro5">
          <table:table-cell table:style-name="ce87"/>
          <table:table-cell table:style-name="ce116" table:number-columns-repeated="2"/>
          <table:table-cell table:style-name="ce87" table:number-columns-repeated="2"/>
          <table:table-cell table:style-name="ce116"/>
          <table:table-cell table:style-name="ce87" table:number-columns-repeated="2"/>
          <table:table-cell table:style-name="ce116" table:number-columns-repeated="5"/>
          <table:table-cell table:style-name="ce114"/>
          <table:table-cell table:number-columns-repeated="2"/>
          <table:table-cell table:style-name="ce87"/>
          <table:table-cell table:style-name="ce116" table:number-columns-repeated="2"/>
          <table:table-cell table:style-name="ce87" table:number-columns-repeated="2"/>
          <table:table-cell table:style-name="ce116"/>
          <table:table-cell table:style-name="ce87" table:number-columns-repeated="2"/>
          <table:table-cell table:style-name="ce116" table:number-columns-repeated="6"/>
          <table:table-cell table:number-columns-repeated="994"/>
        </table:table-row>
        <table:table-row table:style-name="ro5">
          <table:table-cell table:style-name="ce72"/>
          <table:table-cell table:style-name="ce66"/>
          <table:table-cell table:style-name="ce72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72" office:value-type="string" calcext:value-type="string">
            <text:p>)</text:p>
          </table:table-cell>
          <table:table-cell table:style-name="ce52" table:number-columns-repeated="2"/>
          <table:table-cell table:style-name="ce116" table:number-columns-repeated="4"/>
          <table:table-cell/>
          <table:table-cell table:style-name="ce101"/>
          <table:table-cell/>
          <table:table-cell table:style-name="ce72"/>
          <table:table-cell table:style-name="ce215" table:formula="of:=IF(AND([.$X$1];[.$X$2]);[$Données.B50];&quot;&quot;)">
            <text:p/>
          </table:table-cell>
          <table:table-cell table:style-name="ce72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E50];&quot;&quot;)">
            <text:p/>
          </table:table-cell>
          <table:table-cell table:style-name="ce215" table:formula="of:=IF(AND([.$X$1];[.$X$2]);[$Données.F50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216" table:formula="of:=IF(AND([.$X$1];[.$X$2]);[$Données.H50];&quot;&quot;)">
            <text:p/>
          </table:table-cell>
          <table:table-cell table:style-name="ce215" table:formula="of:=IF(AND([.$X$1];[.$X$2]);[$Données.I50];&quot;&quot;)">
            <text:p/>
          </table:table-cell>
          <table:table-cell table:style-name="ce116" table:number-columns-repeated="5"/>
          <table:table-cell table:number-columns-repeated="994"/>
        </table:table-row>
        <table:table-row table:style-name="ro5">
          <table:table-cell table:style-name="ce72" office:value-type="string" calcext:value-type="string">
            <text:p>=</text:p>
          </table:table-cell>
          <table:table-cell table:style-name="ce72" table:formula="of:=&quot;------------------------------------------------------&quot;" office:value-type="string" office:string-value="------------------------------------------------------" calcext:value-type="string" table:number-columns-spanned="8" table:number-rows-spanned="1">
            <text:p>------------------------------------------------------</text:p>
          </table:table-cell>
          <table:covered-table-cell table:number-columns-repeated="7" table:style-name="ce72"/>
          <table:table-cell table:style-name="ce72"/>
          <table:table-cell table:style-name="ce123"/>
          <table:table-cell table:style-name="ce87"/>
          <table:table-cell table:style-name="ce116"/>
          <table:table-cell/>
          <table:table-cell table:style-name="ce212" table:formula="of:=IF(OR([.$X$1];[.$X$2]);IF(AND([$Données.AD51]=[$Données.AE51];[$Données.AD52]=[$Données.AE52]);1;0);&quot;&quot;)">
            <text:p/>
          </table:table-cell>
          <table:table-cell/>
          <table:table-cell table:style-name="ce72" office:value-type="string" calcext:value-type="string">
            <text:p>=</text:p>
          </table:table-cell>
          <table:table-cell table:style-name="ce72" table:formula="of:=&quot;------------------------------------------------------&quot;" office:value-type="string" office:string-value="------------------------------------------------------" calcext:value-type="string" table:number-columns-spanned="8" table:number-rows-spanned="1">
            <text:p>------------------------------------------------------</text:p>
          </table:table-cell>
          <table:covered-table-cell table:number-columns-repeated="7" table:style-name="ce72"/>
          <table:table-cell table:style-name="ce72"/>
          <table:table-cell table:style-name="ce123"/>
          <table:table-cell table:style-name="ce87"/>
          <table:table-cell table:style-name="ce116" table:number-columns-repeated="2"/>
          <table:table-cell table:number-columns-repeated="994"/>
        </table:table-row>
        <table:table-row table:style-name="ro5">
          <table:table-cell table:style-name="ce72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72" office:value-type="string" calcext:value-type="string">
            <text:p>)</text:p>
          </table:table-cell>
          <table:table-cell table:style-name="ce72" table:number-columns-repeated="2"/>
          <table:table-cell table:style-name="ce123"/>
          <table:table-cell table:style-name="ce87"/>
          <table:table-cell table:style-name="ce116"/>
          <table:table-cell table:style-name="ce114"/>
          <table:table-cell table:style-name="ce133"/>
          <table:table-cell table:style-name="ce114"/>
          <table:table-cell table:style-name="ce72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F52];&quot;&quot;)">
            <text:p/>
          </table:table-cell>
          <table:table-cell table:style-name="ce215" table:formula="of:=IF(AND([.$X$1];[.$X$2]);[$Données.G52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72" table:number-columns-repeated="2"/>
          <table:table-cell table:style-name="ce123"/>
          <table:table-cell table:style-name="ce87"/>
          <table:table-cell table:style-name="ce116" table:number-columns-repeated="2"/>
          <table:table-cell table:style-name="ce114" table:number-columns-repeated="993"/>
          <table:table-cell table:style-name="ce144"/>
        </table:table-row>
        <table:table-row table:style-name="ro5">
          <table:table-cell table:style-name="ce72" table:number-columns-repeated="3"/>
          <table:table-cell table:style-name="ce110"/>
          <table:table-cell table:style-name="ce72"/>
          <table:table-cell table:style-name="ce116" table:number-columns-repeated="2"/>
          <table:table-cell table:style-name="ce72" table:number-columns-repeated="3"/>
          <table:table-cell table:style-name="ce123"/>
          <table:table-cell table:style-name="ce87"/>
          <table:table-cell table:style-name="ce116"/>
          <table:table-cell table:style-name="ce114"/>
          <table:table-cell table:style-name="ce133"/>
          <table:table-cell table:style-name="ce114"/>
          <table:table-cell table:style-name="ce72" table:number-columns-repeated="3"/>
          <table:table-cell table:style-name="ce110"/>
          <table:table-cell table:style-name="ce72"/>
          <table:table-cell table:style-name="ce116" table:number-columns-repeated="2"/>
          <table:table-cell table:style-name="ce72" table:number-columns-repeated="3"/>
          <table:table-cell table:style-name="ce123"/>
          <table:table-cell table:style-name="ce87"/>
          <table:table-cell table:style-name="ce116" table:number-columns-repeated="2"/>
          <table:table-cell table:style-name="ce114" table:number-columns-repeated="993"/>
          <table:table-cell table:style-name="ce144"/>
        </table:table-row>
        <table:table-row table:style-name="ro5">
          <table:table-cell table:style-name="ce72"/>
          <table:table-cell table:style-name="ce66"/>
          <table:table-cell table:style-name="ce72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72" office:value-type="string" calcext:value-type="string">
            <text:p>)</text:p>
          </table:table-cell>
          <table:table-cell table:style-name="ce116"/>
          <table:table-cell table:style-name="ce173" table:number-columns-repeated="2"/>
          <table:table-cell table:style-name="ce52"/>
          <table:table-cell table:style-name="ce116" table:number-columns-repeated="2"/>
          <table:table-cell/>
          <table:table-cell table:style-name="ce101"/>
          <table:table-cell/>
          <table:table-cell table:style-name="ce72"/>
          <table:table-cell table:style-name="ce215" table:formula="of:=IF(AND([.$X$1];[.$X$2]);[$Données.B54];&quot;&quot;)">
            <text:p/>
          </table:table-cell>
          <table:table-cell table:style-name="ce72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E54];&quot;&quot;)">
            <text:p/>
          </table:table-cell>
          <table:table-cell table:style-name="ce215" table:formula="of:=IF(AND([.$X$1];[.$X$2]);[$Données.F54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116"/>
          <table:table-cell table:style-name="ce173" table:number-columns-repeated="2"/>
          <table:table-cell table:style-name="ce215" table:formula="of:=IF(AND([.$X$1];[.$X$2]);[$Données.J54];&quot;&quot;)">
            <text:p/>
          </table:table-cell>
          <table:table-cell table:style-name="ce116" table:number-columns-repeated="3"/>
          <table:table-cell table:number-columns-repeated="994"/>
        </table:table-row>
        <table:table-row table:style-name="ro5">
          <table:table-cell table:style-name="ce72" office:value-type="string" calcext:value-type="string">
            <text:p>=</text:p>
          </table:table-cell>
          <table:table-cell table:style-name="ce72" table:formula="of:=&quot;-----------------------------------------&quot;" office:value-type="string" office:string-value="-----------------------------------------" calcext:value-type="string" table:number-columns-spanned="6" table:number-rows-spanned="1">
            <text:p>-----------------------------------------</text:p>
          </table:table-cell>
          <table:covered-table-cell table:number-columns-repeated="5" table:style-name="ce72"/>
          <table:table-cell table:style-name="ce52"/>
          <table:table-cell table:style-name="ce72" table:formula="of:=&quot;-------------------------------&quot;" office:value-type="string" office:string-value="-------------------------------" calcext:value-type="string" table:number-columns-spanned="5" table:number-rows-spanned="1">
            <text:p>-------------------------------</text:p>
          </table:table-cell>
          <table:covered-table-cell table:style-name="ce72"/>
          <table:covered-table-cell table:style-name="ce123"/>
          <table:covered-table-cell table:number-columns-repeated="2" table:style-name="ce116"/>
          <table:table-cell/>
          <table:table-cell table:style-name="ce212" table:formula="of:=IF(OR([.$X$1];[.$X$2]);IF(AND([$Données.AD53]=[$Données.AE53];[$Données.AD54]=[$Données.AE54];[$Données.AD55]=[$Données.AE55]);1;0);&quot;&quot;)">
            <text:p/>
          </table:table-cell>
          <table:table-cell/>
          <table:table-cell table:style-name="ce72" office:value-type="string" calcext:value-type="string">
            <text:p>=</text:p>
          </table:table-cell>
          <table:table-cell table:style-name="ce72" table:formula="of:=&quot;-----------------------------------------&quot;" office:value-type="string" office:string-value="-----------------------------------------" calcext:value-type="string" table:number-columns-spanned="6" table:number-rows-spanned="1">
            <text:p>-----------------------------------------</text:p>
          </table:table-cell>
          <table:covered-table-cell table:number-columns-repeated="5" table:style-name="ce72"/>
          <table:table-cell table:style-name="ce216" table:formula="of:=IF(AND([.$X$1];[.$X$2]);[$Données.I55];&quot;&quot;)">
            <text:p/>
          </table:table-cell>
          <table:table-cell table:style-name="ce72" table:formula="of:=&quot;-------------------------------&quot;" office:value-type="string" office:string-value="-------------------------------" calcext:value-type="string" table:number-columns-spanned="5" table:number-rows-spanned="1">
            <text:p>-------------------------------</text:p>
          </table:table-cell>
          <table:covered-table-cell table:style-name="ce72"/>
          <table:covered-table-cell table:style-name="ce123"/>
          <table:covered-table-cell table:number-columns-repeated="2" table:style-name="ce116"/>
          <table:table-cell table:style-name="ce116"/>
          <table:table-cell table:number-columns-repeated="994"/>
        </table:table-row>
        <table:table-row table:style-name="ro5">
          <table:table-cell table:style-name="ce72" table:number-columns-repeated="2"/>
          <table:table-cell table:style-name="ce72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116" office:value-type="string" calcext:value-type="string">
            <text:p>)</text:p>
          </table:table-cell>
          <table:table-cell table:style-name="ce72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72" office:value-type="string" calcext:value-type="string">
            <text:p>)</text:p>
          </table:table-cell>
          <table:table-cell table:style-name="ce114"/>
          <table:table-cell table:style-name="ce133"/>
          <table:table-cell table:style-name="ce114"/>
          <table:table-cell table:style-name="ce72" table:number-columns-repeated="2"/>
          <table:table-cell table:style-name="ce72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E56];&quot;&quot;)">
            <text:p/>
          </table:table-cell>
          <table:table-cell table:style-name="ce215" table:formula="of:=IF(AND([.$X$1];[.$X$2]);[$Données.F56];&quot;&quot;)">
            <text:p/>
          </table:table-cell>
          <table:table-cell table:style-name="ce116" office:value-type="string" calcext:value-type="string">
            <text:p>)</text:p>
          </table:table-cell>
          <table:table-cell table:style-name="ce72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M56];&quot;&quot;)">
            <text:p/>
          </table:table-cell>
          <table:table-cell table:style-name="ce215" table:formula="of:=IF(AND([.$X$1];[.$X$2]);[$Données.N56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116"/>
          <table:table-cell table:style-name="ce114" table:number-columns-repeated="993"/>
          <table:table-cell table:style-name="ce144"/>
        </table:table-row>
        <table:table-row table:style-name="ro5">
          <table:table-cell table:style-name="ce72" table:number-columns-repeated="3"/>
          <table:table-cell table:style-name="ce110"/>
          <table:table-cell table:style-name="ce173" table:number-columns-repeated="4"/>
          <table:table-cell table:style-name="ce178"/>
          <table:table-cell table:style-name="ce173" table:number-columns-repeated="3"/>
          <table:table-cell table:style-name="ce72"/>
          <table:table-cell table:style-name="ce114"/>
          <table:table-cell table:style-name="ce133"/>
          <table:table-cell table:style-name="ce114"/>
          <table:table-cell table:style-name="ce72" table:number-columns-repeated="3"/>
          <table:table-cell table:style-name="ce110"/>
          <table:table-cell table:style-name="ce173" table:number-columns-repeated="4"/>
          <table:table-cell table:style-name="ce178"/>
          <table:table-cell table:style-name="ce173" table:number-columns-repeated="3"/>
          <table:table-cell table:style-name="ce72"/>
          <table:table-cell table:style-name="ce116"/>
          <table:table-cell table:style-name="ce114" table:number-columns-repeated="993"/>
          <table:table-cell table:style-name="ce144"/>
        </table:table-row>
        <table:table-row table:style-name="ro5">
          <table:table-cell table:style-name="ce72"/>
          <table:table-cell table:style-name="ce168"/>
          <table:table-cell table:style-name="ce116"/>
          <table:table-cell table:style-name="ce173" table:number-columns-repeated="2"/>
          <table:table-cell table:style-name="ce52"/>
          <table:table-cell table:style-name="ce116" table:number-columns-repeated="3"/>
          <table:table-cell table:style-name="ce72" table:number-columns-repeated="4"/>
          <table:table-cell/>
          <table:table-cell table:style-name="ce101"/>
          <table:table-cell/>
          <table:table-cell table:style-name="ce72"/>
          <table:table-cell table:style-name="ce168"/>
          <table:table-cell table:style-name="ce116"/>
          <table:table-cell table:style-name="ce173" table:number-columns-repeated="2"/>
          <table:table-cell table:style-name="ce215" table:formula="of:=IF(AND([.$X$1];[.$X$2]);[$Données.D58];&quot;&quot;)">
            <text:p/>
          </table:table-cell>
          <table:table-cell table:style-name="ce116" table:number-columns-repeated="3"/>
          <table:table-cell table:style-name="ce72" table:number-columns-repeated="5"/>
          <table:table-cell table:number-columns-repeated="988"/>
          <table:table-cell table:style-name="ce14" table:number-columns-repeated="5"/>
          <table:table-cell/>
        </table:table-row>
        <table:table-row table:style-name="ro5">
          <table:table-cell table:style-name="ce72" office:value-type="string" calcext:value-type="string">
            <text:p>=</text:p>
          </table:table-cell>
          <table:table-cell table:style-name="ce66"/>
          <table:table-cell table:style-name="ce52"/>
          <table:table-cell table:style-name="ce72" table:formula="of:=&quot;-------------------------------&quot;" office:value-type="string" office:string-value="-------------------------------" calcext:value-type="string" table:number-columns-spanned="5" table:number-rows-spanned="1">
            <text:p>-------------------------------</text:p>
          </table:table-cell>
          <table:covered-table-cell table:style-name="ce72"/>
          <table:covered-table-cell table:style-name="ce123"/>
          <table:covered-table-cell table:number-columns-repeated="2" table:style-name="ce116"/>
          <table:table-cell table:style-name="ce116"/>
          <table:table-cell table:style-name="ce72" table:number-columns-repeated="4"/>
          <table:table-cell/>
          <table:table-cell table:style-name="ce212" table:formula="of:=IF(OR([.$X$1];[.$X$2]);IF(AND([$Données.AD56]=[$Données.AE56];[$Données.AD57]=[$Données.AE57];[$Données.AD58]=[$Données.AE58]);1;0);&quot;&quot;)">
            <text:p/>
          </table:table-cell>
          <table:table-cell/>
          <table:table-cell table:style-name="ce72" office:value-type="string" calcext:value-type="string">
            <text:p>=</text:p>
          </table:table-cell>
          <table:table-cell table:style-name="ce215" table:formula="of:=IF(AND([.$X$1];[.$X$2]);[$Données.B59];&quot;&quot;)">
            <text:p/>
          </table:table-cell>
          <table:table-cell table:style-name="ce216" table:formula="of:=IF(AND([.$X$1];[.$X$2]);[$Données.C59];&quot;&quot;)">
            <text:p/>
          </table:table-cell>
          <table:table-cell table:style-name="ce72" table:formula="of:=&quot;-------------------------------&quot;" office:value-type="string" office:string-value="-------------------------------" calcext:value-type="string" table:number-columns-spanned="5" table:number-rows-spanned="1">
            <text:p>-------------------------------</text:p>
          </table:table-cell>
          <table:covered-table-cell table:style-name="ce72"/>
          <table:covered-table-cell table:style-name="ce123"/>
          <table:covered-table-cell table:number-columns-repeated="2" table:style-name="ce116"/>
          <table:table-cell table:style-name="ce116"/>
          <table:table-cell table:style-name="ce72" table:number-columns-repeated="5"/>
          <table:table-cell table:number-columns-repeated="988"/>
          <table:table-cell table:style-name="ce14" table:number-columns-repeated="5"/>
          <table:table-cell/>
        </table:table-row>
        <table:table-row table:style-name="ro5">
          <table:table-cell table:style-name="ce72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72" office:value-type="string" calcext:value-type="string">
            <text:p>)</text:p>
          </table:table-cell>
          <table:table-cell table:style-name="ce116" table:number-columns-repeated="5"/>
          <table:table-cell table:style-name="ce114" table:number-columns-repeated="3"/>
          <table:table-cell table:style-name="ce72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F60];&quot;&quot;)">
            <text:p/>
          </table:table-cell>
          <table:table-cell table:style-name="ce215" table:formula="of:=IF(AND([.$X$1];[.$X$2]);[$Données.G60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116" table:number-columns-repeated="6"/>
          <table:table-cell table:style-name="ce114" table:number-columns-repeated="988"/>
          <table:table-cell table:style-name="ce144"/>
          <table:table-cell table:style-name="ce14" table:number-columns-repeated="4"/>
          <table:table-cell/>
        </table:table-row>
        <table:table-row table:style-name="ro5">
          <table:table-cell table:style-name="ce116" table:number-columns-repeated="13"/>
          <table:table-cell/>
          <table:table-cell table:style-name="ce106"/>
          <table:table-cell/>
          <table:table-cell table:style-name="ce116" table:number-columns-repeated="14"/>
          <table:table-cell table:number-columns-repeated="994"/>
        </table:table-row>
        <table:table-row table:style-name="ro5">
          <table:table-cell table:style-name="ce72"/>
          <table:table-cell table:style-name="ce206" office:value-type="string" calcext:value-type="string">
            <text:p>A =</text:p>
          </table:table-cell>
          <table:table-cell table:style-name="ce93"/>
          <table:table-cell table:style-name="ce72"/>
          <table:table-cell table:style-name="ce210" office:value-type="string" calcext:value-type="string">
            <text:p><text:span text:style-name="T7">B</text:span><text:span text:style-name="T8"> =</text:span></text:p>
          </table:table-cell>
          <table:table-cell table:style-name="ce93"/>
          <table:table-cell table:style-name="ce72" table:number-columns-repeated="7"/>
          <table:table-cell/>
          <table:table-cell table:style-name="ce212" table:formula="of:=IF(OR([.$X$1];[.$X$2]);IF([$Données.AD59]=[$Données.AE59];1;0);&quot;&quot;)">
            <text:p/>
          </table:table-cell>
          <table:table-cell/>
          <table:table-cell table:style-name="ce72"/>
          <table:table-cell table:style-name="ce206" office:value-type="string" calcext:value-type="string">
            <text:p>A =</text:p>
          </table:table-cell>
          <table:table-cell table:style-name="ce115" table:formula="of:=IF(AND([.$X$1];[.$X$2]);[$Données.Y46];&quot;&quot;)">
            <text:p/>
          </table:table-cell>
          <table:table-cell table:style-name="ce72"/>
          <table:table-cell table:style-name="ce210" office:value-type="string" calcext:value-type="string">
            <text:p><text:span text:style-name="T7">B</text:span><text:span text:style-name="T8"> =</text:span></text:p>
          </table:table-cell>
          <table:table-cell table:style-name="ce115" table:formula="of:=IF(AND([.$X$1];[.$X$2]);[$Données.Z46];&quot;&quot;)">
            <text:p/>
          </table:table-cell>
          <table:table-cell table:style-name="ce72" table:number-columns-repeated="8"/>
          <table:table-cell table:number-columns-repeated="994"/>
        </table:table-row>
        <table:table-row table:style-name="ro5">
          <table:table-cell table:style-name="ce72" table:number-columns-repeated="13"/>
          <table:table-cell table:number-columns-repeated="3"/>
          <table:table-cell table:style-name="ce72" table:number-columns-repeated="14"/>
          <table:table-cell table:number-columns-repeated="994"/>
        </table:table-row>
        <table:table-row table:style-name="ro5">
          <table:table-cell table:style-name="ce51"/>
          <table:table-cell table:style-name="ce72" table:number-columns-repeated="12"/>
          <table:table-cell table:number-columns-repeated="1011"/>
        </table:table-row>
        <table:table-row table:style-name="ro5">
          <table:table-cell table:style-name="ce72" table:number-columns-repeated="13"/>
          <table:table-cell table:number-columns-repeated="1011"/>
        </table:table-row>
        <table:table-row table:style-name="ro5" table:number-rows-repeated="1048545">
          <table:table-cell table:number-columns-repeated="1024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Homographique N1'.O9:'Homographique N1'.O9 'Homographique N1'.O13:'Homographique N1'.O13 'Homographique N1'.O17:'Homographique N1'.O17 'Homographique N1'.O21:'Homographique N1'.O21 'Homographique N1'.O24:'Homographique N1'.O24">
            <calcext:condition calcext:apply-style-name="Bad" calcext:value="=0" calcext:base-cell-address="'Homographique N1'.O9"/>
            <calcext:condition calcext:apply-style-name="Good" calcext:value="=1" calcext:base-cell-address="'Homographique N1'.O9"/>
          </calcext:conditional-format>
        </calcext:conditional-formats>
      </table:table>
      <table:table table:name="Homographique N2" table:style-name="ta1" table:protected="true" table:protection-key="bqySXgqkWhh/uQcwAb8KCSVd0Go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9" form:id="control9" form:label="Réponses" form:input-required="false" form:linked-cell="'Homographique N2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0" form:id="control10" form:label="Résultat" form:input-required="false" form:linked-cell="'Homographique N2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0.96mm" svg:y1="4.95mm" svg:x2="80.96mm" svg:y2="21.09mm">
            <text:p/>
          </draw:line>
          <draw:line draw:z-index="1" draw:style-name="gr5" draw:text-style-name="P2" svg:x1="115.19mm" svg:y1="5.29mm" svg:x2="115.19mm" svg:y2="21.43mm">
            <text:p/>
          </draw:line>
          <draw:control draw:z-index="2" draw:style-name="gr3" draw:text-style-name="P4" svg:width="54.23mm" svg:height="16.8mm" svg:x="334.2mm" svg:y="5.82mm" draw:control="control9"/>
          <draw:control draw:z-index="3" draw:style-name="gr3" draw:text-style-name="P4" svg:width="53.84mm" svg:height="16.8mm" svg:x="262.65mm" svg:y="6.17mm" draw:control="control10"/>
        </table:shapes>
        <table:table-column table:style-name="co2" table:number-columns-repeated="14" table:default-cell-style-name="ce82"/>
        <table:table-column table:style-name="co3" table:number-columns-repeated="2" table:default-cell-style-name="ce82"/>
        <table:table-column table:style-name="co4" table:default-cell-style-name="ce82"/>
        <table:table-column table:style-name="co2" table:number-columns-repeated="10" table:default-cell-style-name="ce82"/>
        <table:table-column table:style-name="co1" table:number-columns-repeated="996" table:default-cell-style-name="ce82"/>
        <table:table-column table:style-name="co1" table:default-cell-style-name="ce14"/>
        <table:table-row table:style-name="ro5">
          <table:table-cell table:style-name="ce174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179"/>
          <table:covered-table-cell table:style-name="ce91"/>
          <table:covered-table-cell table:number-columns-repeated="3" table:style-name="ce95"/>
          <table:covered-table-cell table:style-name="ce124"/>
          <table:covered-table-cell table:style-name="ce125"/>
          <table:covered-table-cell table:style-name="ce126"/>
          <table:covered-table-cell table:style-name="ce179"/>
          <table:table-cell table:style-name="ce179" table:number-columns-repeated="4"/>
          <table:table-cell table:style-name="ce128" table:number-columns-repeated="3"/>
          <table:table-cell table:style-name="ce139" table:formula="of:=IF(OR([.$X$1];[.$X$2]);[$Données.AE86];&quot;&quot;)" table:number-columns-spanned="2" table:number-rows-spanned="2">
            <text:p/>
          </table:table-cell>
          <table:covered-table-cell/>
          <table:table-cell table:style-name="ce142" office:value-type="string" calcext:value-type="string" table:number-columns-spanned="2" table:number-rows-spanned="2">
            <text:p>/20</text:p>
          </table:table-cell>
          <table:covered-table-cell/>
          <table:table-cell/>
          <table:table-cell table:style-name="ce14"/>
          <table:table-cell table:style-name="ce14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5">
          <table:table-cell table:style-name="ce85" office:value-type="string" calcext:value-type="string" table:number-columns-spanned="9" table:number-rows-spanned="1">
            <text:p>Nouveau test : Ctrl + Shift + F9</text:p>
          </table:table-cell>
          <table:covered-table-cell table:style-name="ce174"/>
          <table:covered-table-cell table:style-name="ce91"/>
          <table:covered-table-cell table:number-columns-repeated="3" table:style-name="ce95"/>
          <table:covered-table-cell table:number-columns-repeated="2" table:style-name="ce179"/>
          <table:covered-table-cell table:style-name="ce126"/>
          <table:table-cell table:style-name="ce179" table:number-columns-repeated="5"/>
          <table:table-cell table:style-name="ce128" table:number-columns-repeated="3"/>
          <table:covered-table-cell table:style-name="ce179"/>
          <table:covered-table-cell/>
          <table:covered-table-cell table:style-name="ce179"/>
          <table:covered-table-cell/>
          <table:table-cell/>
          <table:table-cell table:style-name="ce14"/>
          <table:table-cell table:style-name="ce14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5">
          <table:table-cell/>
          <table:table-cell table:style-name="ce169"/>
          <table:table-cell table:number-columns-repeated="1022"/>
        </table:table-row>
        <table:table-row table:style-name="ro5">
          <table:table-cell table:style-name="ce176" table:number-columns-repeated="4"/>
          <table:table-cell table:number-columns-repeated="8"/>
          <table:table-cell table:style-name="ce184" table:formula="of:=[$Données.A65]" office:value-type="float" office:value="4" calcext:value-type="float">
            <text:p>4</text:p>
          </table:table-cell>
          <table:table-cell table:style-name="ce164" office:value-type="string" calcext:value-type="string">
            <text:p>x</text:p>
          </table:table-cell>
          <table:table-cell table:style-name="ce188" table:formula="of:=[$Données.C65]" office:value-type="string" office:string-value=" - " calcext:value-type="string">
            <text:p><text:s/>- </text:p>
          </table:table-cell>
          <table:table-cell table:style-name="ce184" table:formula="of:=[$Données.D65]" office:value-type="float" office:value="3" calcext:value-type="float">
            <text:p>3</text:p>
          </table:table-cell>
          <table:table-cell table:number-columns-repeated="1003"/>
          <table:table-cell table:style-name="ce14" table:number-columns-repeated="4"/>
          <table:table-cell/>
        </table:table-row>
        <table:table-row table:style-name="ro5">
          <table:table-cell office:value-type="string" calcext:value-type="string" table:number-columns-spanned="12" table:number-rows-spanned="1">
            <text:p>Transformer la fonction homographique suivante :</text:p>
          </table:table-cell>
          <table:covered-table-cell table:number-columns-repeated="3" table:style-name="ce176"/>
          <table:covered-table-cell table:number-columns-repeated="8"/>
          <table:table-cell table:style-name="ce182" table:formula="of:=&quot;---------------------------&quot;" office:value-type="string" office:string-value="---------------------------" calcext:value-type="string" table:number-columns-spanned="4" table:number-rows-spanned="1">
            <text:p>---------------------------</text:p>
          </table:table-cell>
          <table:covered-table-cell table:number-columns-repeated="3" table:style-name="ce184"/>
          <table:table-cell/>
          <table:table-cell table:style-name="ce49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9"/>
          <table:table-cell table:number-columns-repeated="992"/>
          <table:table-cell table:style-name="ce14" table:number-columns-repeated="4"/>
          <table:table-cell/>
        </table:table-row>
        <table:table-row table:style-name="ro5">
          <table:table-cell table:style-name="ce120"/>
          <table:table-cell table:number-columns-repeated="4"/>
          <table:table-cell table:style-name="ce114"/>
          <table:table-cell table:number-columns-repeated="6"/>
          <table:table-cell table:style-name="ce186" table:formula="of:=[$Données.A67]" office:value-type="float" office:value="7" calcext:value-type="float">
            <text:p>7</text:p>
          </table:table-cell>
          <table:table-cell table:style-name="ce164" office:value-type="string" calcext:value-type="string">
            <text:p>x</text:p>
          </table:table-cell>
          <table:table-cell table:style-name="ce186" table:formula="of:=[$Données.C67]" office:value-type="string" office:string-value="+" calcext:value-type="string">
            <text:p>+</text:p>
          </table:table-cell>
          <table:table-cell table:style-name="ce182" table:formula="of:=[$Données.D67]" office:value-type="float" office:value="3" calcext:value-type="float">
            <text:p>3</text:p>
          </table:table-cell>
          <table:table-cell/>
          <table:table-cell table:style-name="ce114"/>
          <table:table-cell table:number-columns-repeated="1001"/>
          <table:table-cell table:style-name="ce14" table:number-columns-repeated="4"/>
          <table:table-cell/>
        </table:table-row>
        <table:table-row table:style-name="ro5">
          <table:table-cell/>
          <table:table-cell table:style-name="ce66"/>
          <table:table-cell table:style-name="ce72" table:number-columns-repeated="7"/>
          <table:table-cell table:style-name="ce66"/>
          <table:table-cell table:style-name="ce72" table:number-columns-repeated="3"/>
          <table:table-cell table:style-name="ce182"/>
          <table:table-cell table:style-name="ce186"/>
          <table:table-cell table:style-name="ce182"/>
          <table:table-cell/>
          <table:table-cell table:style-name="ce215" table:formula="of:=IF(AND([.$X$1];[.$X$2]);[$Données.B69];&quot;&quot;)">
            <text:p/>
          </table:table-cell>
          <table:table-cell table:style-name="ce72" table:number-columns-repeated="7"/>
          <table:table-cell table:style-name="ce215" table:formula="of:=IF(AND([.$X$1];[.$X$2]);[$Données.J69];&quot;&quot;)">
            <text:p/>
          </table:table-cell>
          <table:table-cell table:style-name="ce72" table:number-columns-repeated="3"/>
          <table:table-cell table:number-columns-repeated="990"/>
          <table:table-cell table:style-name="ce14" table:number-columns-repeated="4"/>
          <table:table-cell/>
        </table:table-row>
        <table:table-row table:style-name="ro5">
          <table:table-cell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72" office:value-type="string" calcext:value-type="string">
            <text:p>(</text:p>
          </table:table-cell>
          <table:table-cell table:style-name="ce52"/>
          <table:table-cell table:style-name="ce164" office:value-type="string" calcext:value-type="string">
            <text:p>x</text:p>
          </table:table-cell>
          <table:table-cell table:style-name="ce52"/>
          <table:table-cell table:style-name="ce66"/>
          <table:table-cell table:style-name="ce72" office:value-type="string" calcext:value-type="string">
            <text:p>)</text:p>
          </table:table-cell>
          <table:table-cell table:style-name="ce52"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52"/>
          <table:table-cell table:style-name="ce66"/>
          <table:table-cell table:style-name="ce72"/>
          <table:table-cell table:number-columns-repeated="2"/>
          <table:table-cell table:style-name="ce120"/>
          <table:table-cell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72" office:value-type="string" calcext:value-type="string">
            <text:p>(</text:p>
          </table:table-cell>
          <table:table-cell table:style-name="ce216" table:formula="of:=IF(AND([.$X$1];[.$X$2]);[$Données.D70];&quot;&quot;)">
            <text:p/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F70];&quot;&quot;)">
            <text:p/>
          </table:table-cell>
          <table:table-cell table:style-name="ce215" table:formula="of:=IF(AND([.$X$1];[.$X$2]);[$Données.G70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216" table:formula="of:=IF(AND([.$X$1];[.$X$2]);[$Données.I70];&quot;&quot;)">
            <text:p/>
          </table:table-cell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216" table:formula="of:=IF(AND([.$X$1];[.$X$2]);[$Données.K70];&quot;&quot;)">
            <text:p/>
          </table:table-cell>
          <table:table-cell table:style-name="ce215" table:formula="of:=IF(AND([.$X$1];[.$X$2]);[$Données.L70];&quot;&quot;)">
            <text:p/>
          </table:table-cell>
          <table:table-cell table:style-name="ce72"/>
          <table:table-cell table:number-columns-repeated="993"/>
          <table:table-cell table:style-name="ce14"/>
          <table:table-cell/>
        </table:table-row>
        <table:table-row table:style-name="ro5">
          <table:table-cell/>
          <table:table-cell table:style-name="ce66"/>
          <table:table-cell table:style-name="ce207" table:number-columns-repeated="7"/>
          <table:table-cell table:style-name="ce66"/>
          <table:table-cell table:style-name="ce207"/>
          <table:table-cell table:style-name="ce72" table:number-columns-repeated="2"/>
          <table:table-cell table:number-columns-repeated="4"/>
          <table:table-cell table:style-name="ce215" table:formula="of:=IF(AND([.$X$1];[.$X$2]);[$Données.B71];&quot;&quot;)">
            <text:p/>
          </table:table-cell>
          <table:table-cell table:style-name="ce207" table:number-columns-repeated="7"/>
          <table:table-cell table:style-name="ce215" table:formula="of:=IF(AND([.$X$1];[.$X$2]);[$Données.J71];&quot;&quot;)">
            <text:p/>
          </table:table-cell>
          <table:table-cell table:style-name="ce207"/>
          <table:table-cell table:style-name="ce72" table:number-columns-repeated="2"/>
          <table:table-cell table:number-columns-repeated="995"/>
        </table:table-row>
        <table:table-row table:style-name="ro5">
          <table:table-cell office:value-type="string" calcext:value-type="string">
            <text:p>=</text:p>
          </table:table-cell>
          <table:table-cell table:style-name="ce72" table:formula="of:=&quot;------------------------------------------------------------------------------&quot;" office:value-type="string" office:string-value="------------------------------------------------------------------------------" calcext:value-type="string" table:number-columns-spanned="11" table:number-rows-spanned="1">
            <text:p>------------------------------------------------------------------------------</text:p>
          </table:table-cell>
          <table:covered-table-cell table:number-columns-repeated="9" table:style-name="ce72"/>
          <table:covered-table-cell table:style-name="ce116"/>
          <table:table-cell table:style-name="ce72"/>
          <table:table-cell table:style-name="ce114"/>
          <table:table-cell table:style-name="ce235" table:formula="of:=IF(OR([.$X$1];[.$X$2]);IF(AND([$Données.AD72]=[$Données.AE72];[$Données.AD73]=[$Données.AE73];[$Données.AD74]=[$Données.AE74];[$Données.AD75]=[$Données.AE75]);1;0);&quot;&quot;)">
            <text:p/>
          </table:table-cell>
          <table:table-cell/>
          <table:table-cell office:value-type="string" calcext:value-type="string">
            <text:p>=</text:p>
          </table:table-cell>
          <table:table-cell table:style-name="ce72" table:formula="of:=&quot;------------------------------------------------------------------------------&quot;" office:value-type="string" office:string-value="------------------------------------------------------------------------------" calcext:value-type="string" table:number-columns-spanned="11" table:number-rows-spanned="1">
            <text:p>------------------------------------------------------------------------------</text:p>
          </table:table-cell>
          <table:covered-table-cell table:number-columns-repeated="9" table:style-name="ce72"/>
          <table:covered-table-cell table:style-name="ce116"/>
          <table:table-cell table:style-name="ce72"/>
          <table:table-cell table:number-columns-repeated="995"/>
        </table:table-row>
        <table:table-row table:style-name="ro5">
          <table:table-cell/>
          <table:table-cell table:style-name="ce72" table:number-columns-repeated="2"/>
          <table:table-cell table:style-name="ce110" office:value-type="string" calcext:value-type="string">
            <text:p>(</text:p>
          </table:table-cell>
          <table:table-cell table:style-name="ce52"/>
          <table:table-cell table:style-name="ce164" office:value-type="string" calcext:value-type="string">
            <text:p>x</text:p>
          </table:table-cell>
          <table:table-cell table:style-name="ce52"/>
          <table:table-cell table:style-name="ce66"/>
          <table:table-cell table:style-name="ce72" office:value-type="string" calcext:value-type="string">
            <text:p>)</text:p>
          </table:table-cell>
          <table:table-cell table:style-name="ce72" table:number-columns-repeated="2"/>
          <table:table-cell table:style-name="ce116"/>
          <table:table-cell table:style-name="ce72"/>
          <table:table-cell table:style-name="ce114"/>
          <table:table-cell table:number-columns-repeated="3"/>
          <table:table-cell table:style-name="ce72" table:number-columns-repeated="2"/>
          <table:table-cell table:style-name="ce110" office:value-type="string" calcext:value-type="string">
            <text:p>(</text:p>
          </table:table-cell>
          <table:table-cell table:style-name="ce216" table:formula="of:=IF(AND([.$X$1];[.$X$2]);[$Données.E73];&quot;&quot;)">
            <text:p/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G73];&quot;&quot;)">
            <text:p/>
          </table:table-cell>
          <table:table-cell table:style-name="ce215" table:formula="of:=IF(AND([.$X$1];[.$X$2]);[$Données.H73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72" table:number-columns-repeated="2"/>
          <table:table-cell table:style-name="ce116"/>
          <table:table-cell table:style-name="ce72"/>
          <table:table-cell table:number-columns-repeated="995"/>
        </table:table-row>
        <table:table-row table:style-name="ro5">
          <table:table-cell table:style-name="ce114"/>
          <table:table-cell table:style-name="ce116" table:number-columns-repeated="2"/>
          <table:table-cell table:style-name="ce208"/>
          <table:table-cell table:style-name="ce116" table:number-columns-repeated="2"/>
          <table:table-cell table:style-name="ce208"/>
          <table:table-cell table:style-name="ce116" table:number-columns-repeated="6"/>
          <table:table-cell table:style-name="ce114" table:number-columns-repeated="4"/>
          <table:table-cell table:style-name="ce116" table:number-columns-repeated="2"/>
          <table:table-cell table:style-name="ce208"/>
          <table:table-cell table:style-name="ce116" table:number-columns-repeated="2"/>
          <table:table-cell table:style-name="ce208"/>
          <table:table-cell table:style-name="ce116" table:number-columns-repeated="6"/>
          <table:table-cell table:style-name="ce114" table:number-columns-repeated="994"/>
          <table:table-cell table:style-name="ce144"/>
        </table:table-row>
        <table:table-row table:style-name="ro5">
          <table:table-cell table:style-name="ce114"/>
          <table:table-cell table:style-name="ce66"/>
          <table:table-cell table:style-name="ce72" table:number-columns-repeated="7"/>
          <table:table-cell table:style-name="ce66"/>
          <table:table-cell table:style-name="ce72" table:number-columns-repeated="2"/>
          <table:table-cell table:style-name="ce116"/>
          <table:table-cell table:style-name="ce114" table:number-columns-repeated="4"/>
          <table:table-cell table:style-name="ce215" table:formula="of:=IF(AND([.$X$1];[.$X$2]);[$Données.B75];&quot;&quot;)">
            <text:p/>
          </table:table-cell>
          <table:table-cell table:style-name="ce72" table:number-columns-repeated="7"/>
          <table:table-cell table:style-name="ce215" table:formula="of:=IF(AND([.$X$1];[.$X$2]);[$Données.J75];&quot;&quot;)">
            <text:p/>
          </table:table-cell>
          <table:table-cell table:style-name="ce72" table:number-columns-repeated="2"/>
          <table:table-cell table:style-name="ce116"/>
          <table:table-cell table:style-name="ce114" table:number-columns-repeated="994"/>
          <table:table-cell table:style-name="ce144"/>
        </table:table-row>
        <table:table-row table:style-name="ro5">
          <table:table-cell table:style-name="ce87"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72" office:value-type="string" calcext:value-type="string">
            <text:p>(</text:p>
          </table:table-cell>
          <table:table-cell table:style-name="ce52"/>
          <table:table-cell table:style-name="ce164" office:value-type="string" calcext:value-type="string">
            <text:p>x</text:p>
          </table:table-cell>
          <table:table-cell table:style-name="ce52"/>
          <table:table-cell table:style-name="ce66"/>
          <table:table-cell table:style-name="ce72" office:value-type="string" calcext:value-type="string">
            <text:p>)</text:p>
          </table:table-cell>
          <table:table-cell table:style-name="ce52"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116"/>
          <table:table-cell table:style-name="ce208"/>
          <table:table-cell table:style-name="ce116"/>
          <table:table-cell table:style-name="ce114"/>
          <table:table-cell table:number-columns-repeated="2"/>
          <table:table-cell table:style-name="ce87"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72" office:value-type="string" calcext:value-type="string">
            <text:p>(</text:p>
          </table:table-cell>
          <table:table-cell table:style-name="ce216" table:formula="of:=IF(AND([.$X$1];[.$X$2]);[$Données.D76];&quot;&quot;)">
            <text:p/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F76];&quot;&quot;)">
            <text:p/>
          </table:table-cell>
          <table:table-cell table:style-name="ce215" table:formula="of:=IF(AND([.$X$1];[.$X$2]);[$Données.G76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216" table:formula="of:=IF(AND([.$X$1];[.$X$2]);[$Données.I76];&quot;&quot;)">
            <text:p/>
          </table:table-cell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116"/>
          <table:table-cell table:style-name="ce208"/>
          <table:table-cell table:style-name="ce116"/>
          <table:table-cell table:style-name="ce114"/>
          <table:table-cell table:number-columns-repeated="994"/>
        </table:table-row>
        <table:table-row table:style-name="ro5">
          <table:table-cell/>
          <table:table-cell table:style-name="ce66"/>
          <table:table-cell table:style-name="ce207" table:number-columns-repeated="7"/>
          <table:table-cell table:style-name="ce66"/>
          <table:table-cell table:style-name="ce207"/>
          <table:table-cell table:style-name="ce72"/>
          <table:table-cell table:style-name="ce116"/>
          <table:table-cell/>
          <table:table-cell table:style-name="ce101"/>
          <table:table-cell table:number-columns-repeated="2"/>
          <table:table-cell table:style-name="ce215" table:formula="of:=IF(AND([.$X$1];[.$X$2]);[$Données.B77];&quot;&quot;)">
            <text:p/>
          </table:table-cell>
          <table:table-cell table:style-name="ce207" table:number-columns-repeated="7"/>
          <table:table-cell table:style-name="ce215" table:formula="of:=IF(AND([.$X$1];[.$X$2]);[$Données.J77];&quot;&quot;)">
            <text:p/>
          </table:table-cell>
          <table:table-cell table:style-name="ce207"/>
          <table:table-cell table:style-name="ce72"/>
          <table:table-cell table:style-name="ce116"/>
          <table:table-cell table:style-name="ce114"/>
          <table:table-cell table:number-columns-repeated="994"/>
        </table:table-row>
        <table:table-row table:style-name="ro5">
          <table:table-cell office:value-type="string" calcext:value-type="string">
            <text:p>=</text:p>
          </table:table-cell>
          <table:table-cell table:style-name="ce72" table:formula="of:=&quot;----------------------------------------------------------------&quot;" office:value-type="string" office:string-value="----------------------------------------------------------------" calcext:value-type="string" table:number-columns-spanned="9" table:number-rows-spanned="1">
            <text:p>----------------------------------------------------------------</text:p>
          </table:table-cell>
          <table:covered-table-cell table:number-columns-repeated="8" table:style-name="ce72"/>
          <table:table-cell table:style-name="ce72"/>
          <table:table-cell table:style-name="ce87"/>
          <table:table-cell table:style-name="ce116"/>
          <table:table-cell/>
          <table:table-cell table:style-name="ce235" table:formula="of:=IF(OR([.$X$1];[.$X$2]);IF(AND([$Données.AD76]=[$Données.AE76];[$Données.AD77]=[$Données.AE77];[$Données.AD78]=[$Données.AE78];[$Données.AD79]=[$Données.AE79]);1;0);&quot;&quot;)">
            <text:p/>
          </table:table-cell>
          <table:table-cell/>
          <table:table-cell office:value-type="string" calcext:value-type="string">
            <text:p>=</text:p>
          </table:table-cell>
          <table:table-cell table:style-name="ce72" table:formula="of:=&quot;----------------------------------------------------------------&quot;" office:value-type="string" office:string-value="----------------------------------------------------------------" calcext:value-type="string" table:number-columns-spanned="9" table:number-rows-spanned="1">
            <text:p>----------------------------------------------------------------</text:p>
          </table:table-cell>
          <table:covered-table-cell table:number-columns-repeated="8" table:style-name="ce72"/>
          <table:table-cell table:style-name="ce72"/>
          <table:table-cell table:style-name="ce87"/>
          <table:table-cell table:style-name="ce116"/>
          <table:table-cell table:style-name="ce114"/>
          <table:table-cell table:number-columns-repeated="994"/>
        </table:table-row>
        <table:table-row table:style-name="ro5">
          <table:table-cell/>
          <table:table-cell table:style-name="ce72" table:number-columns-repeated="2"/>
          <table:table-cell table:style-name="ce110" office:value-type="string" calcext:value-type="string">
            <text:p>(</text:p>
          </table:table-cell>
          <table:table-cell table:style-name="ce52"/>
          <table:table-cell table:style-name="ce164" office:value-type="string" calcext:value-type="string">
            <text:p>x</text:p>
          </table:table-cell>
          <table:table-cell table:style-name="ce52"/>
          <table:table-cell table:style-name="ce66"/>
          <table:table-cell table:style-name="ce72" office:value-type="string" calcext:value-type="string">
            <text:p>)</text:p>
          </table:table-cell>
          <table:table-cell table:style-name="ce72" table:number-columns-repeated="2"/>
          <table:table-cell table:style-name="ce87"/>
          <table:table-cell table:style-name="ce116"/>
          <table:table-cell table:style-name="ce114"/>
          <table:table-cell table:style-name="ce133"/>
          <table:table-cell table:style-name="ce114"/>
          <table:table-cell/>
          <table:table-cell table:style-name="ce72" table:number-columns-repeated="2"/>
          <table:table-cell table:style-name="ce110" office:value-type="string" calcext:value-type="string">
            <text:p>(</text:p>
          </table:table-cell>
          <table:table-cell table:style-name="ce216" table:formula="of:=IF(AND([.$X$1];[.$X$2]);[$Données.E79];&quot;&quot;)">
            <text:p/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G79];&quot;&quot;)">
            <text:p/>
          </table:table-cell>
          <table:table-cell table:style-name="ce215" table:formula="of:=IF(AND([.$X$1];[.$X$2]);[$Données.H79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72" table:number-columns-repeated="2"/>
          <table:table-cell table:style-name="ce87"/>
          <table:table-cell table:style-name="ce116"/>
          <table:table-cell table:style-name="ce114" table:number-columns-repeated="994"/>
          <table:table-cell table:style-name="ce144"/>
        </table:table-row>
        <table:table-row table:style-name="ro5">
          <table:table-cell table:style-name="ce87"/>
          <table:table-cell table:style-name="ce204" table:number-columns-repeated="3"/>
          <table:table-cell table:style-name="ce116" table:number-columns-repeated="4"/>
          <table:table-cell table:style-name="ce208"/>
          <table:table-cell table:style-name="ce116" table:number-columns-repeated="3"/>
          <table:table-cell table:style-name="ce208"/>
          <table:table-cell/>
          <table:table-cell table:style-name="ce101"/>
          <table:table-cell/>
          <table:table-cell table:style-name="ce87"/>
          <table:table-cell table:style-name="ce204" table:number-columns-repeated="3"/>
          <table:table-cell table:style-name="ce116" table:number-columns-repeated="4"/>
          <table:table-cell table:style-name="ce208"/>
          <table:table-cell table:style-name="ce116" table:number-columns-repeated="3"/>
          <table:table-cell table:style-name="ce208"/>
          <table:table-cell table:style-name="ce116"/>
          <table:table-cell table:number-columns-repeated="994"/>
        </table:table-row>
        <table:table-row table:style-name="ro5">
          <table:table-cell table:style-name="ce72"/>
          <table:table-cell table:style-name="ce204"/>
          <table:table-cell table:style-name="ce66"/>
          <table:table-cell table:style-name="ce204"/>
          <table:table-cell table:style-name="ce209" table:number-columns-repeated="3"/>
          <table:table-cell table:style-name="ce66"/>
          <table:table-cell table:style-name="ce209" table:number-columns-repeated="3"/>
          <table:table-cell table:style-name="ce208"/>
          <table:table-cell table:style-name="ce116"/>
          <table:table-cell/>
          <table:table-cell table:style-name="ce14"/>
          <table:table-cell/>
          <table:table-cell table:style-name="ce72"/>
          <table:table-cell table:style-name="ce204"/>
          <table:table-cell table:style-name="ce215" table:formula="of:=IF(AND([.$X$1];[.$X$2]);[$Données.C81];&quot;&quot;)">
            <text:p/>
          </table:table-cell>
          <table:table-cell table:style-name="ce204"/>
          <table:table-cell table:style-name="ce209" table:number-columns-repeated="3"/>
          <table:table-cell table:style-name="ce215" table:formula="of:=IF(AND([.$X$1];[.$X$2]);[$Données.H81];&quot;&quot;)">
            <text:p/>
          </table:table-cell>
          <table:table-cell table:style-name="ce209" table:number-columns-repeated="3"/>
          <table:table-cell table:style-name="ce208"/>
          <table:table-cell table:style-name="ce116" table:number-columns-repeated="2"/>
          <table:table-cell table:number-columns-repeated="994"/>
        </table:table-row>
        <table:table-row table:style-name="ro5">
          <table:table-cell table:style-name="ce72" office:value-type="string" calcext:value-type="string">
            <text:p>=</text:p>
          </table:table-cell>
          <table:table-cell table:style-name="ce66"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66"/>
          <table:table-cell table:formula="of:=&quot;-------------------------------------------------&quot;" office:value-type="string" office:string-value="-------------------------------------------------" calcext:value-type="string" table:number-columns-spanned="7" table:number-rows-spanned="1">
            <text:p>-------------------------------------------------</text:p>
          </table:table-cell>
          <table:covered-table-cell table:number-columns-repeated="6" table:style-name="ce72"/>
          <table:table-cell table:style-name="ce72"/>
          <table:table-cell table:style-name="ce87"/>
          <table:table-cell table:style-name="ce114"/>
          <table:table-cell table:style-name="ce235" table:formula="of:=IF(OR([.$X$1];[.$X$2]);IF(AND([$Données.AD80]=[$Données.AE80];[$Données.AD81]=[$Données.AE81];[$Données.AD82]=[$Données.AE82]);1;0);&quot;&quot;)">
            <text:p/>
          </table:table-cell>
          <table:table-cell table:style-name="ce114"/>
          <table:table-cell table:style-name="ce72" office:value-type="string" calcext:value-type="string">
            <text:p>=</text:p>
          </table:table-cell>
          <table:table-cell table:style-name="ce215" table:formula="of:=IF(AND([.$X$1];[.$X$2]);[$Données.B82];&quot;&quot;)">
            <text:p/>
          </table:table-cell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215" table:formula="of:=IF(AND([.$X$1];[.$X$2]);[$Données.D82];&quot;&quot;)">
            <text:p/>
          </table:table-cell>
          <table:table-cell table:formula="of:=&quot;-------------------------------------------------&quot;" office:value-type="string" office:string-value="-------------------------------------------------" calcext:value-type="string" table:number-columns-spanned="7" table:number-rows-spanned="1">
            <text:p>-------------------------------------------------</text:p>
          </table:table-cell>
          <table:covered-table-cell table:number-columns-repeated="6" table:style-name="ce72"/>
          <table:table-cell table:style-name="ce72"/>
          <table:table-cell table:style-name="ce87"/>
          <table:table-cell table:style-name="ce116"/>
          <table:table-cell table:style-name="ce114" table:number-columns-repeated="993"/>
          <table:table-cell table:style-name="ce144"/>
        </table:table-row>
        <table:table-row table:style-name="ro5">
          <table:table-cell table:style-name="ce72"/>
          <table:table-cell table:style-name="ce204"/>
          <table:table-cell table:style-name="ce66"/>
          <table:table-cell table:style-name="ce72"/>
          <table:table-cell table:style-name="ce66"/>
          <table:table-cell table:style-name="ce110" office:value-type="string" calcext:value-type="string">
            <text:p>(</text:p>
          </table:table-cell>
          <table:table-cell table:style-name="ce66"/>
          <table:table-cell table:style-name="ce164" office:value-type="string" calcext:value-type="string">
            <text:p>x</text:p>
          </table:table-cell>
          <table:table-cell table:style-name="ce66" table:number-columns-repeated="2"/>
          <table:table-cell table:style-name="ce72" office:value-type="string" calcext:value-type="string">
            <text:p>)</text:p>
          </table:table-cell>
          <table:table-cell table:style-name="ce72"/>
          <table:table-cell table:style-name="ce87"/>
          <table:table-cell table:style-name="ce114"/>
          <table:table-cell table:style-name="ce133"/>
          <table:table-cell table:style-name="ce114"/>
          <table:table-cell table:style-name="ce72"/>
          <table:table-cell table:style-name="ce204"/>
          <table:table-cell table:style-name="ce215" table:formula="of:=IF(AND([.$X$1];[.$X$2]);[$Données.C83];&quot;&quot;)">
            <text:p/>
          </table:table-cell>
          <table:table-cell table:style-name="ce72"/>
          <table:table-cell table:style-name="ce215" table:formula="of:=IF(AND([.$X$1];[.$X$2]);[$Données.E83];&quot;&quot;)">
            <text:p/>
          </table:table-cell>
          <table:table-cell table:style-name="ce110" office:value-type="string" calcext:value-type="string">
            <text:p>(</text:p>
          </table:table-cell>
          <table:table-cell table:style-name="ce215" table:formula="of:=IF(AND([.$X$1];[.$X$2]);[$Données.G83];&quot;&quot;)">
            <text:p/>
          </table:table-cell>
          <table:table-cell table:style-name="ce164" office:value-type="string" calcext:value-type="string">
            <text:p>x</text:p>
          </table:table-cell>
          <table:table-cell table:style-name="ce215" table:formula="of:=IF(AND([.$X$1];[.$X$2]);[$Données.I83];&quot;&quot;)">
            <text:p/>
          </table:table-cell>
          <table:table-cell table:style-name="ce215" table:formula="of:=IF(AND([.$X$1];[.$X$2]);[$Données.J83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72"/>
          <table:table-cell table:style-name="ce87"/>
          <table:table-cell table:style-name="ce116"/>
          <table:table-cell table:style-name="ce114" table:number-columns-repeated="993"/>
          <table:table-cell table:style-name="ce144"/>
        </table:table-row>
        <table:table-row table:style-name="ro5">
          <table:table-cell table:style-name="ce116"/>
          <table:table-cell table:style-name="ce205"/>
          <table:table-cell table:style-name="ce208"/>
          <table:table-cell table:style-name="ce116"/>
          <table:table-cell table:style-name="ce208" table:number-columns-repeated="3"/>
          <table:table-cell table:style-name="ce116"/>
          <table:table-cell table:style-name="ce208" table:number-columns-repeated="2"/>
          <table:table-cell table:style-name="ce116" table:number-columns-repeated="2"/>
          <table:table-cell table:style-name="ce87"/>
          <table:table-cell table:style-name="ce114"/>
          <table:table-cell table:style-name="ce133"/>
          <table:table-cell table:style-name="ce114"/>
          <table:table-cell table:style-name="ce116"/>
          <table:table-cell table:style-name="ce205"/>
          <table:table-cell table:style-name="ce208"/>
          <table:table-cell table:style-name="ce116"/>
          <table:table-cell table:style-name="ce208" table:number-columns-repeated="3"/>
          <table:table-cell table:style-name="ce116"/>
          <table:table-cell table:style-name="ce208" table:number-columns-repeated="2"/>
          <table:table-cell table:style-name="ce116" table:number-columns-repeated="2"/>
          <table:table-cell table:style-name="ce87"/>
          <table:table-cell table:style-name="ce116"/>
          <table:table-cell table:style-name="ce114" table:number-columns-repeated="993"/>
          <table:table-cell table:style-name="ce144"/>
        </table:table-row>
        <table:table-row table:style-name="ro5">
          <table:table-cell table:style-name="ce114"/>
          <table:table-cell table:style-name="ce116"/>
          <table:table-cell table:style-name="ce72"/>
          <table:table-cell table:style-name="ce66"/>
          <table:table-cell table:style-name="ce207"/>
          <table:table-cell table:style-name="ce116"/>
          <table:table-cell table:style-name="ce72"/>
          <table:table-cell table:style-name="ce66"/>
          <table:table-cell table:style-name="ce116" table:number-columns-repeated="5"/>
          <table:table-cell/>
          <table:table-cell table:style-name="ce106"/>
          <table:table-cell/>
          <table:table-cell table:style-name="ce114"/>
          <table:table-cell table:style-name="ce116"/>
          <table:table-cell table:style-name="ce72"/>
          <table:table-cell table:style-name="ce215" table:formula="of:=IF(AND([.$X$1];[.$X$2]);[$Données.C85];&quot;&quot;)">
            <text:p/>
          </table:table-cell>
          <table:table-cell table:style-name="ce207"/>
          <table:table-cell table:style-name="ce116"/>
          <table:table-cell table:style-name="ce72"/>
          <table:table-cell table:style-name="ce215" table:formula="of:=IF(AND([.$X$1];[.$X$2]);[$Données.G85];&quot;&quot;)">
            <text:p/>
          </table:table-cell>
          <table:table-cell table:style-name="ce116" table:number-columns-repeated="5"/>
          <table:table-cell table:style-name="ce114"/>
          <table:table-cell table:number-columns-repeated="994"/>
        </table:table-row>
        <table:table-row table:style-name="ro5">
          <table:table-cell/>
          <table:table-cell table:style-name="ce206" office:value-type="string" calcext:value-type="string">
            <text:p>A =</text:p>
          </table:table-cell>
          <table:table-cell table:style-name="ce66"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207"/>
          <table:table-cell table:style-name="ce210" office:value-type="string" calcext:value-type="string">
            <text:p><text:span text:style-name="T7">B</text:span><text:span text:style-name="T8"> =</text:span></text:p>
          </table:table-cell>
          <table:table-cell table:style-name="ce66"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72" table:number-columns-repeated="5"/>
          <table:table-cell/>
          <table:table-cell table:style-name="ce235" table:formula="of:=IF(OR([.$X$1];[.$X$2]);IF(AND([$Données.AD83]=[$Données.AE83];[$Données.AD84]=[$Données.AE84];[$Données.AD85]=[$Données.AE85]);1;0);&quot;&quot;)">
            <text:p/>
          </table:table-cell>
          <table:table-cell table:number-columns-repeated="2"/>
          <table:table-cell table:style-name="ce206" office:value-type="string" calcext:value-type="string">
            <text:p>A =</text:p>
          </table:table-cell>
          <table:table-cell table:style-name="ce215" table:formula="of:=IF(AND([.$X$1];[.$X$2]);[$Données.B86];&quot;&quot;)">
            <text:p/>
          </table:table-cell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207"/>
          <table:table-cell table:style-name="ce210" office:value-type="string" calcext:value-type="string">
            <text:p><text:span text:style-name="T7">B</text:span><text:span text:style-name="T8"> =</text:span></text:p>
          </table:table-cell>
          <table:table-cell table:style-name="ce215" table:formula="of:=IF(AND([.$X$1];[.$X$2]);[$Données.F86];&quot;&quot;)">
            <text:p/>
          </table:table-cell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72" table:number-columns-repeated="5"/>
          <table:table-cell table:number-columns-repeated="995"/>
        </table:table-row>
        <table:table-row table:style-name="ro5">
          <table:table-cell/>
          <table:table-cell table:style-name="ce72" table:number-columns-repeated="2"/>
          <table:table-cell table:style-name="ce66"/>
          <table:table-cell table:style-name="ce207"/>
          <table:table-cell table:style-name="ce72" table:number-columns-repeated="2"/>
          <table:table-cell table:style-name="ce66"/>
          <table:table-cell table:number-columns-repeated="9"/>
          <table:table-cell table:style-name="ce72" table:number-columns-repeated="2"/>
          <table:table-cell table:style-name="ce215" table:formula="of:=IF(AND([.$X$1];[.$X$2]);[$Données.C87];&quot;&quot;)">
            <text:p/>
          </table:table-cell>
          <table:table-cell table:style-name="ce207"/>
          <table:table-cell table:style-name="ce72" table:number-columns-repeated="2"/>
          <table:table-cell table:style-name="ce215" table:formula="of:=IF(AND([.$X$1];[.$X$2]);[$Données.G87];&quot;&quot;)">
            <text:p/>
          </table:table-cell>
          <table:table-cell table:number-columns-repeated="1000"/>
        </table:table-row>
        <table:table-row table:style-name="ro5">
          <table:table-cell table:style-name="ce14"/>
          <table:table-cell table:number-columns-repeated="1023"/>
        </table:table-row>
        <table:table-row table:style-name="ro5" table:number-rows-repeated="1048546">
          <table:table-cell table:number-columns-repeated="1024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Homographique N2'.O10:'Homographique N2'.O10 'Homographique N2'.O16:'Homographique N2'.O16 'Homographique N2'.O24:'Homographique N2'.O24 'Homographique N2'.O20:'Homographique N2'.O20">
            <calcext:condition calcext:apply-style-name="Bad" calcext:value="=0" calcext:base-cell-address="'Homographique N2'.O10"/>
            <calcext:condition calcext:apply-style-name="Good" calcext:value="=1" calcext:base-cell-address="'Homographique N2'.O10"/>
          </calcext:conditional-format>
        </calcext:conditional-formats>
      </table:table>
      <table:table table:name="|x|" table:style-name="ta1" table:protected="true" table:protection-key="bqySXgqkWhh/uQcwAb8KCSVd0Go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1" form:id="control11" form:label="Réponses" form:input-required="false" form:linked-cell="'|x|'.V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2" form:id="control12" form:label="Résultat" form:input-required="false" form:linked-cell="'|x|'.V1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60mm" svg:y1="4.95mm" svg:x2="60mm" svg:y2="21.09mm">
            <text:p/>
          </draw:line>
          <draw:line draw:z-index="1" draw:style-name="gr5" draw:text-style-name="P2" svg:x1="85.37mm" svg:y1="5.29mm" svg:x2="85.37mm" svg:y2="21.43mm">
            <text:p/>
          </draw:line>
          <draw:control draw:z-index="2" draw:style-name="gr3" draw:text-style-name="P4" svg:width="40.19mm" svg:height="16.8mm" svg:x="314.89mm" svg:y="6.27mm" draw:control="control11"/>
          <draw:control draw:z-index="3" draw:style-name="gr3" draw:text-style-name="P4" svg:width="39.9mm" svg:height="16.8mm" svg:x="266.53mm" svg:y="5.71mm" draw:control="control12"/>
        </table:shapes>
        <table:table-column table:style-name="co6" table:default-cell-style-name="ce226"/>
        <table:table-column table:style-name="co7" table:default-cell-style-name="ce226"/>
        <table:table-column table:style-name="co8" table:default-cell-style-name="ce226"/>
        <table:table-column table:style-name="co9" table:default-cell-style-name="ce226"/>
        <table:table-column table:style-name="co10" table:number-columns-repeated="11" table:default-cell-style-name="ce226"/>
        <table:table-column table:style-name="co11" table:number-columns-repeated="6" table:default-cell-style-name="ce226"/>
        <table:table-column table:style-name="co12" table:default-cell-style-name="ce226"/>
        <table:table-column table:style-name="co13" table:default-cell-style-name="ce226"/>
        <table:table-column table:style-name="co14" table:number-columns-repeated="935" table:default-cell-style-name="ce226"/>
        <table:table-column table:style-name="co14" table:number-columns-repeated="53" table:default-cell-style-name="ce135"/>
        <table:table-column table:style-name="co14" table:number-columns-repeated="8" table:default-cell-style-name="ce150"/>
        <table:table-column table:style-name="co1" table:number-columns-repeated="5" table:default-cell-style-name="ce150"/>
        <table:table-row table:style-name="ro7">
          <table:table-cell table:style-name="ce36" office:value-type="string" calcext:value-type="string" table:number-columns-spanned="9" table:number-rows-spanned="1">
            <text:p>KELLER Stéphane - Lycée agricole Louis Pasteur</text:p>
          </table:table-cell>
          <table:covered-table-cell table:style-name="ce250"/>
          <table:covered-table-cell table:style-name="ce61"/>
          <table:covered-table-cell table:number-columns-repeated="3" table:style-name="ce63"/>
          <table:covered-table-cell table:style-name="ce68"/>
          <table:covered-table-cell table:number-columns-repeated="2" table:style-name="ce350"/>
          <table:table-cell table:style-name="ce364" table:number-columns-repeated="3"/>
          <table:table-cell table:style-name="ce384" table:formula="of:=IF(OR([.$V$1];[.$V$2]);[$Données.N135];&quot;&quot;)" office:value-type="float" office:value="0" calcext:value-type="float" table:number-columns-spanned="2" table:number-rows-spanned="2">
            <text:p>0</text:p>
          </table:table-cell>
          <table:covered-table-cell table:style-name="ce250"/>
          <table:table-cell table:style-name="ce43" office:value-type="string" calcext:value-type="string" table:number-columns-spanned="1" table:number-rows-spanned="2">
            <text:p>/20</text:p>
          </table:table-cell>
          <table:table-cell table:style-name="ce135" table:number-columns-repeated="5"/>
          <table:table-cell table:style-name="ce39"/>
          <table:table-cell table:style-name="ce391" office:value-type="boolean" office:boolean-value="true" calcext:value-type="boolean">
            <text:p>VRAI</text:p>
          </table:table-cell>
          <table:table-cell table:style-name="ce39" table:number-columns-repeated="988"/>
          <table:table-cell table:number-columns-repeated="14"/>
        </table:table-row>
        <table:table-row table:style-name="ro7">
          <table:table-cell table:style-name="ce30" office:value-type="string" calcext:value-type="string" table:number-columns-spanned="9" table:number-rows-spanned="1">
            <text:p>Nouveau test : Ctrl + Shift + F9</text:p>
          </table:table-cell>
          <table:covered-table-cell table:style-name="ce36"/>
          <table:covered-table-cell table:style-name="ce61"/>
          <table:covered-table-cell table:number-columns-repeated="3" table:style-name="ce63"/>
          <table:covered-table-cell table:number-columns-repeated="3" table:style-name="ce250"/>
          <table:table-cell table:style-name="ce364" table:number-columns-repeated="3"/>
          <table:covered-table-cell table:number-columns-repeated="3" table:style-name="ce250"/>
          <table:table-cell table:style-name="ce135" table:number-columns-repeated="5"/>
          <table:table-cell table:style-name="ce39"/>
          <table:table-cell table:style-name="ce391" office:value-type="boolean" office:boolean-value="false" calcext:value-type="boolean">
            <text:p>FAUX</text:p>
          </table:table-cell>
          <table:table-cell table:style-name="ce39" table:number-columns-repeated="988"/>
          <table:table-cell table:number-columns-repeated="14"/>
        </table:table-row>
        <table:table-row table:style-name="ro7">
          <table:table-cell table:style-name="ce211"/>
          <table:table-cell table:style-name="ce252"/>
          <table:table-cell table:style-name="ce263"/>
          <table:table-cell table:style-name="ce275" table:number-columns-repeated="3"/>
          <table:table-cell table:style-name="ce346" table:number-columns-repeated="3"/>
          <table:table-cell table:style-name="ce365" table:number-columns-repeated="3"/>
          <table:table-cell table:style-name="ce346" table:number-columns-repeated="11"/>
          <table:table-cell table:style-name="ce393" table:number-columns-repeated="988"/>
          <table:table-cell table:number-columns-repeated="13"/>
        </table:table-row>
        <table:table-row table:style-name="ro7">
          <table:table-cell/>
          <table:table-cell table:style-name="ce253" office:value-type="string" calcext:value-type="string" table:number-columns-spanned="5" table:number-rows-spanned="1">
            <text:p>Ensemble solution de l’équation :</text:p>
          </table:table-cell>
          <table:covered-table-cell table:style-name="ce264"/>
          <table:covered-table-cell table:style-name="ce271"/>
          <table:covered-table-cell table:style-name="ce276"/>
          <table:covered-table-cell table:style-name="ce305"/>
          <table:table-cell table:style-name="ce347" table:formula="of:=[$Données.F125]" office:value-type="string" office:string-value="|x| = -9" calcext:value-type="string" table:number-columns-spanned="3" table:number-rows-spanned="1">
            <text:p>|x| = -9</text:p>
          </table:table-cell>
          <table:covered-table-cell table:style-name="ce357"/>
          <table:covered-table-cell table:style-name="ce360"/>
          <table:table-cell table:style-name="ce150"/>
          <table:table-cell table:style-name="ce329" office:value-type="string" calcext:value-type="string" table:number-columns-spanned="5" table:number-rows-spanned="1">
            <text:p>Saisir <text:span text:style-name="T9">infini</text:span> pour le symbole <text:span text:style-name="T10">∞</text:span></text:p>
          </table:table-cell>
          <table:covered-table-cell table:number-columns-repeated="4" table:style-name="ce256"/>
          <table:table-cell table:style-name="ce150"/>
          <table:table-cell table:number-columns-repeated="932"/>
          <table:table-cell table:style-name="ce135" table:number-columns-repeated="10"/>
          <table:table-cell table:number-columns-repeated="42"/>
          <table:table-cell table:style-name="ce150" table:number-columns-repeated="11"/>
          <table:table-cell table:number-columns-repeated="13"/>
        </table:table-row>
        <table:table-row table:style-name="ro7">
          <table:table-cell/>
          <table:table-cell table:style-name="ce254" office:value-type="string" calcext:value-type="string" table:number-columns-spanned="3" table:number-rows-spanned="1">
            <text:p>S =</text:p>
          </table:table-cell>
          <table:covered-table-cell table:number-columns-repeated="2" table:style-name="ce150"/>
          <table:table-cell table:style-name="ce222"/>
          <table:table-cell table:style-name="ce229" table:number-columns-repeated="3"/>
          <table:table-cell table:style-name="ce258"/>
          <table:table-cell table:style-name="ce150"/>
          <table:table-cell table:style-name="ce376" office:value-type="string" calcext:value-type="string">
            <text:p>Saisir <text:span text:style-name="T11">ou</text:span> pour le symbole <text:span text:style-name="T12"></text:span> (union).</text:p>
          </table:table-cell>
          <table:table-cell table:style-name="ce380"/>
          <table:table-cell table:style-name="ce385" table:number-columns-repeated="3"/>
          <table:table-cell table:style-name="ce150"/>
          <table:table-cell table:number-columns-repeated="932"/>
          <table:table-cell table:style-name="ce135" table:number-columns-repeated="10"/>
          <table:table-cell table:number-columns-repeated="42"/>
          <table:table-cell table:style-name="ce150" table:number-columns-repeated="11"/>
          <table:table-cell table:number-columns-repeated="13"/>
        </table:table-row>
        <table:table-row table:style-name="ro7">
          <table:table-cell/>
          <table:table-cell table:style-name="ce63" office:value-type="string" calcext:value-type="string" table:number-columns-spanned="3" table:number-rows-spanned="1">
            <text:p>Vrai ou Faux</text:p>
          </table:table-cell>
          <table:covered-table-cell table:style-name="ce269"/>
          <table:covered-table-cell table:style-name="ce150"/>
          <table:table-cell table:style-name="ce279" table:formula="of:=IF(ISBLANK([.E5]);&quot;&quot;;IF([.$V$1];IF([.E5]=[$Données.D126];1;0);&quot;&quot;))">
            <text:p/>
          </table:table-cell>
          <table:table-cell table:style-name="ce318" table:formula="of:=IF(ISBLANK([.F5]);&quot;&quot;;IF([.$V$1];IF([.F5]=[$Données.E126];1;0);&quot;&quot;))">
            <text:p/>
          </table:table-cell>
          <table:table-cell table:style-name="ce318" table:formula="of:=IF(ISBLANK([.G5]);&quot;&quot;;IF([.$V$1];IF([.G5]=[$Données.F126];1;0);&quot;&quot;))">
            <text:p/>
          </table:table-cell>
          <table:table-cell table:style-name="ce318" table:formula="of:=IF(ISBLANK([.H5]);&quot;&quot;;IF([.$V$1];IF([.H5]=[$Données.G126];1;0);&quot;&quot;))">
            <text:p/>
          </table:table-cell>
          <table:table-cell table:style-name="ce362" table:formula="of:=IF(ISBLANK([.I5]);&quot;&quot;;IF([.$V$1];IF([.I5]=[$Données.H126];1;0);&quot;&quot;))">
            <text:p/>
          </table:table-cell>
          <table:table-cell table:style-name="ce150"/>
          <table:table-cell table:style-name="ce379" office:value-type="string" calcext:value-type="string">
            <text:p><text:span text:style-name="T13">Saisir </text:span><text:span text:style-name="T14">et</text:span><text:span text:style-name="T15"> pour le symbole </text:span><text:span text:style-name="T16"></text:span><text:span text:style-name="T15"> (intersection).</text:span></text:p>
          </table:table-cell>
          <table:table-cell table:style-name="ce380"/>
          <table:table-cell table:style-name="ce385" table:number-columns-repeated="3"/>
          <table:table-cell table:style-name="ce150"/>
          <table:table-cell table:number-columns-repeated="932"/>
          <table:table-cell table:style-name="ce135" table:number-columns-repeated="10"/>
          <table:table-cell table:number-columns-repeated="42"/>
          <table:table-cell table:style-name="ce150" table:number-columns-repeated="11"/>
          <table:table-cell table:number-columns-repeated="13"/>
        </table:table-row>
        <table:table-row table:style-name="ro7">
          <table:table-cell table:style-name="ce227"/>
          <table:table-cell table:style-name="ce63" office:value-type="string" calcext:value-type="string" table:number-columns-spanned="3" table:number-rows-spanned="1">
            <text:p>Réponse</text:p>
          </table:table-cell>
          <table:covered-table-cell table:style-name="ce269"/>
          <table:covered-table-cell table:style-name="ce150"/>
          <table:table-cell table:style-name="ce280" table:formula="of:=IF(AND([.$V$1];[.$V$2]);[$Données.D126];&quot;&quot;)">
            <text:p/>
          </table:table-cell>
          <table:table-cell table:style-name="ce320" table:formula="of:=IF(AND([.$V$1];[.$V$2]);[$Données.E126];&quot;&quot;)">
            <text:p/>
          </table:table-cell>
          <table:table-cell table:style-name="ce348" table:formula="of:=IF(AND([.$V$1];[.$V$2]);[$Données.F126];&quot;&quot;)">
            <text:p/>
          </table:table-cell>
          <table:table-cell table:style-name="ce320" table:formula="of:=IF(AND([.$V$1];[.$V$2]);[$Données.G126];&quot;&quot;)">
            <text:p/>
          </table:table-cell>
          <table:table-cell table:style-name="ce363" table:formula="of:=IF(AND([.$V$1];[.$V$2]);[$Données.H126];&quot;&quot;)">
            <text:p/>
          </table:table-cell>
          <table:table-cell table:style-name="ce150"/>
          <table:table-cell table:style-name="ce379" office:value-type="string" calcext:value-type="string">
            <text:p><text:span text:style-name="T17">Taper </text:span><text:span text:style-name="T18">Alt + 0216</text:span><text:span text:style-name="T17"> pour </text:span><text:span text:style-name="T18">Ø </text:span></text:p>
          </table:table-cell>
          <table:table-cell table:style-name="ce150" table:number-columns-repeated="5"/>
          <table:table-cell table:number-columns-repeated="932"/>
          <table:table-cell table:style-name="ce135" table:number-columns-repeated="10"/>
          <table:table-cell table:number-columns-repeated="42"/>
          <table:table-cell table:style-name="ce150" table:number-columns-repeated="11"/>
          <table:table-cell table:number-columns-repeated="13"/>
        </table:table-row>
        <table:table-row table:style-name="ro7">
          <table:table-cell table:style-name="ce240"/>
          <table:table-cell table:style-name="ce256" table:number-columns-repeated="8"/>
          <table:table-cell table:style-name="ce135"/>
          <table:table-cell table:style-name="ce329" office:value-type="string" calcext:value-type="string">
            <text:p>Saisir <text:span text:style-name="T9">I + R</text:span> pour l'ensemble des nombres réels (IR)</text:p>
          </table:table-cell>
          <table:table-cell table:style-name="ce135" table:number-columns-repeated="4"/>
          <table:table-cell table:number-columns-repeated="932"/>
          <table:table-cell table:style-name="ce135" table:number-columns-repeated="11"/>
          <table:table-cell table:number-columns-repeated="42"/>
          <table:table-cell table:style-name="ce150" table:number-columns-repeated="11"/>
          <table:table-cell table:number-columns-repeated="13"/>
        </table:table-row>
        <table:table-row table:style-name="ro7">
          <table:table-cell table:style-name="ce241"/>
          <table:table-cell table:style-name="ce253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271"/>
          <table:covered-table-cell table:style-name="ce282"/>
          <table:covered-table-cell table:style-name="ce305"/>
          <table:covered-table-cell table:style-name="ce150"/>
          <table:table-cell table:style-name="ce298" table:formula="of:=[$Données.G128]" office:value-type="string" office:string-value="|x|≥12" calcext:value-type="string" table:number-columns-spanned="4" table:number-rows-spanned="1">
            <text:p>|x|≥12</text:p>
          </table:table-cell>
          <table:covered-table-cell table:number-columns-repeated="2" table:style-name="ce282"/>
          <table:covered-table-cell table:style-name="ce276"/>
          <table:table-cell table:style-name="ce383"/>
          <table:table-cell table:style-name="ce298"/>
          <table:table-cell table:style-name="ce386"/>
          <table:table-cell table:style-name="ce387"/>
          <table:table-cell table:number-columns-repeated="929"/>
          <table:table-cell table:style-name="ce135" table:number-columns-repeated="14"/>
          <table:table-cell table:number-columns-repeated="42"/>
          <table:table-cell table:style-name="ce150" table:number-columns-repeated="11"/>
          <table:table-cell table:number-columns-repeated="13"/>
        </table:table-row>
        <table:table-row table:style-name="ro7">
          <table:table-cell table:style-name="ce244"/>
          <table:table-cell table:style-name="ce254" office:value-type="string" calcext:value-type="string" table:number-columns-spanned="3" table:number-rows-spanned="1">
            <text:p>S =</text:p>
          </table:table-cell>
          <table:covered-table-cell table:number-columns-repeated="2" table:style-name="ce150"/>
          <table:table-cell table:style-name="ce223"/>
          <table:table-cell table:style-name="ce236" table:number-columns-repeated="4"/>
          <table:table-cell table:style-name="ce223" table:number-columns-repeated="2"/>
          <table:table-cell table:style-name="ce236" table:number-columns-repeated="3"/>
          <table:table-cell table:style-name="ce288"/>
          <table:table-cell table:number-columns-repeated="929"/>
          <table:table-cell table:style-name="ce135" table:number-columns-repeated="14"/>
          <table:table-cell table:number-columns-repeated="42"/>
          <table:table-cell table:style-name="ce150" table:number-columns-repeated="11"/>
          <table:table-cell table:number-columns-repeated="13"/>
        </table:table-row>
        <table:table-row table:style-name="ro7">
          <table:table-cell table:style-name="ce248"/>
          <table:table-cell table:style-name="ce63" office:value-type="string" calcext:value-type="string" table:number-columns-spanned="3" table:number-rows-spanned="1">
            <text:p>Vrai ou Faux</text:p>
          </table:table-cell>
          <table:covered-table-cell table:style-name="ce269"/>
          <table:covered-table-cell table:style-name="ce150"/>
          <table:table-cell table:style-name="ce285" table:formula="of:=IF(ISBLANK([.E10]);&quot;&quot;;IF([.$V$1];IF([.E10]=[$Données.D130];1;0);&quot;&quot;))">
            <text:p/>
          </table:table-cell>
          <table:table-cell table:style-name="ce322" table:formula="of:=IF(ISBLANK([.F10]);&quot;&quot;;IF([.$V$1];IF([.F10]=[$Données.E130];1;0);&quot;&quot;))">
            <text:p/>
          </table:table-cell>
          <table:table-cell table:style-name="ce322" table:formula="of:=IF(ISBLANK([.G10]);&quot;&quot;;IF([.$V$1];IF([.G10]=[$Données.F130];1;0);&quot;&quot;))">
            <text:p/>
          </table:table-cell>
          <table:table-cell table:style-name="ce322" table:formula="of:=IF(ISBLANK([.H10]);&quot;&quot;;IF([.$V$1];IF([.H10]=[$Données.G130];1;0);&quot;&quot;))">
            <text:p/>
          </table:table-cell>
          <table:table-cell table:style-name="ce322" table:formula="of:=IF(ISBLANK([.I10]);&quot;&quot;;IF([.$V$1];IF([.I10]=[$Données.H130];1;0);&quot;&quot;))">
            <text:p/>
          </table:table-cell>
          <table:table-cell table:style-name="ce322" table:formula="of:=IF(ISBLANK([.J10]);&quot;&quot;;IF([.$V$1];IF([.J10]=[$Données.I130];1;0);&quot;&quot;))">
            <text:p/>
          </table:table-cell>
          <table:table-cell table:style-name="ce322" table:formula="of:=IF(ISBLANK([.K10]);&quot;&quot;;IF([.$V$1];IF([.K10]=[$Données.J130];1;0);&quot;&quot;))">
            <text:p/>
          </table:table-cell>
          <table:table-cell table:style-name="ce322" table:formula="of:=IF(ISBLANK([.L10]);&quot;&quot;;IF([.$V$1];IF([.L10]=[$Données.K130];1;0);&quot;&quot;))">
            <text:p/>
          </table:table-cell>
          <table:table-cell table:style-name="ce322" table:formula="of:=IF(ISBLANK([.M10]);&quot;&quot;;IF([.$V$1];IF([.M10]=[$Données.L130];1;0);&quot;&quot;))">
            <text:p/>
          </table:table-cell>
          <table:table-cell table:style-name="ce322" table:formula="of:=IF(ISBLANK([.N10]);&quot;&quot;;IF([.$V$1];IF([.N10]=[$Données.M130];1;0);&quot;&quot;))">
            <text:p/>
          </table:table-cell>
          <table:table-cell table:style-name="ce389" table:formula="of:=IF(ISBLANK([.O10]);&quot;&quot;;IF([.$V$1];IF([.O10]=[$Données.N130];1;0);&quot;&quot;))">
            <text:p/>
          </table:table-cell>
          <table:table-cell table:number-columns-repeated="929"/>
          <table:table-cell table:style-name="ce135" table:number-columns-repeated="14"/>
          <table:table-cell table:number-columns-repeated="42"/>
          <table:table-cell table:style-name="ce150" table:number-columns-repeated="11"/>
          <table:table-cell table:number-columns-repeated="13"/>
        </table:table-row>
        <table:table-row table:style-name="ro7">
          <table:table-cell/>
          <table:table-cell table:style-name="ce63" office:value-type="string" calcext:value-type="string" table:number-columns-spanned="3" table:number-rows-spanned="1">
            <text:p>Réponse</text:p>
          </table:table-cell>
          <table:covered-table-cell table:style-name="ce269"/>
          <table:covered-table-cell table:style-name="ce150"/>
          <table:table-cell table:style-name="ce286" table:formula="of:=IF(AND([.$V$1];[.$V$2]);[$Données.D129];&quot;&quot;)">
            <text:p/>
          </table:table-cell>
          <table:table-cell table:style-name="ce323" table:formula="of:=IF(AND([.$V$1];[.$V$2]);[$Données.E129];&quot;&quot;)">
            <text:p/>
          </table:table-cell>
          <table:table-cell table:style-name="ce324" table:formula="of:=IF(AND([.$V$1];[.$V$2]);[$Données.F129];&quot;&quot;)">
            <text:p/>
          </table:table-cell>
          <table:table-cell table:style-name="ce323" table:formula="of:=IF(AND([.$V$1];[.$V$2]);[$Données.G129];&quot;&quot;)">
            <text:p/>
          </table:table-cell>
          <table:table-cell table:style-name="ce324" table:formula="of:=IF(AND([.$V$1];[.$V$2]);[$Données.H129];&quot;&quot;)">
            <text:p/>
          </table:table-cell>
          <table:table-cell table:style-name="ce366" table:formula="of:=IF(AND([.$V$1];[.$V$2]);[$Données.I129];&quot;&quot;)">
            <text:p/>
          </table:table-cell>
          <table:table-cell table:style-name="ce324" table:formula="of:=IF(AND([.$V$1];[.$V$2]);[$Données.J129];&quot;&quot;)">
            <text:p/>
          </table:table-cell>
          <table:table-cell table:style-name="ce324" table:formula="of:=IF(AND([.$V$1];[.$V$2]);[$Données.K129];&quot;&quot;)">
            <text:p/>
          </table:table-cell>
          <table:table-cell table:style-name="ce324" table:formula="of:=IF(AND([.$V$1];[.$V$2]);[$Données.L129];&quot;&quot;)">
            <text:p/>
          </table:table-cell>
          <table:table-cell table:style-name="ce324" table:formula="of:=IF(AND([.$V$1];[.$V$2]);[$Données.M129];&quot;&quot;)">
            <text:p/>
          </table:table-cell>
          <table:table-cell table:style-name="ce390" table:formula="of:=IF(AND([.$V$1];[.$V$2]);[$Données.N129];&quot;&quot;)">
            <text:p/>
          </table:table-cell>
          <table:table-cell table:number-columns-repeated="929"/>
          <table:table-cell table:style-name="ce135" table:number-columns-repeated="14"/>
          <table:table-cell table:number-columns-repeated="42"/>
          <table:table-cell table:style-name="ce150" table:number-columns-repeated="11"/>
          <table:table-cell table:number-columns-repeated="13"/>
        </table:table-row>
        <table:table-row table:style-name="ro7">
          <table:table-cell table:style-name="ce248" table:number-columns-repeated="7"/>
          <table:table-cell table:style-name="ce359" table:number-columns-repeated="8"/>
          <table:table-cell table:style-name="ce248" table:number-columns-repeated="932"/>
          <table:table-cell table:style-name="ce359" table:number-columns-repeated="53"/>
          <table:table-cell table:style-name="ce150" table:number-columns-repeated="11"/>
          <table:table-cell table:number-columns-repeated="13"/>
        </table:table-row>
        <table:table-row table:style-name="ro7">
          <table:table-cell table:style-name="ce248"/>
          <table:table-cell table:style-name="ce253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271"/>
          <table:covered-table-cell table:style-name="ce282"/>
          <table:covered-table-cell table:style-name="ce305"/>
          <table:covered-table-cell table:style-name="ce150"/>
          <table:table-cell table:style-name="ce298" table:formula="of:=[$Données.G131]" office:value-type="string" office:string-value="|15-x| ≥ 15" calcext:value-type="string" table:number-columns-spanned="4" table:number-rows-spanned="1">
            <text:p>|15-x| ≥ 15</text:p>
          </table:table-cell>
          <table:covered-table-cell table:number-columns-repeated="2" table:style-name="ce282"/>
          <table:covered-table-cell table:style-name="ce276"/>
          <table:table-cell table:style-name="ce383"/>
          <table:table-cell table:style-name="ce298"/>
          <table:table-cell table:style-name="ce386"/>
          <table:table-cell table:style-name="ce387"/>
          <table:table-cell table:style-name="ce248" table:number-columns-repeated="932"/>
          <table:table-cell table:style-name="ce359" table:number-columns-repeated="53"/>
          <table:table-cell table:style-name="ce150" table:number-columns-repeated="11"/>
          <table:table-cell table:number-columns-repeated="13"/>
        </table:table-row>
        <table:table-row table:style-name="ro7">
          <table:table-cell table:style-name="ce248"/>
          <table:table-cell table:style-name="ce254" office:value-type="string" calcext:value-type="string" table:number-columns-spanned="3" table:number-rows-spanned="1">
            <text:p>S =</text:p>
          </table:table-cell>
          <table:covered-table-cell table:number-columns-repeated="2" table:style-name="ce150"/>
          <table:table-cell table:style-name="ce222"/>
          <table:table-cell table:style-name="ce236" table:number-columns-repeated="4"/>
          <table:table-cell table:style-name="ce223" table:number-columns-repeated="2"/>
          <table:table-cell table:style-name="ce236" table:number-columns-repeated="3"/>
          <table:table-cell table:style-name="ce288"/>
          <table:table-cell table:style-name="ce248" table:number-columns-repeated="932"/>
          <table:table-cell table:style-name="ce359" table:number-columns-repeated="53"/>
          <table:table-cell table:style-name="ce150" table:number-columns-repeated="11"/>
          <table:table-cell table:number-columns-repeated="13"/>
        </table:table-row>
        <table:table-row table:style-name="ro7">
          <table:table-cell table:style-name="ce248"/>
          <table:table-cell table:style-name="ce63" office:value-type="string" calcext:value-type="string" table:number-columns-spanned="3" table:number-rows-spanned="1">
            <text:p>Vrai ou Faux</text:p>
          </table:table-cell>
          <table:covered-table-cell table:style-name="ce269"/>
          <table:covered-table-cell table:style-name="ce150"/>
          <table:table-cell table:style-name="ce285" table:formula="of:=IF(ISBLANK([.E15]);&quot;&quot;;IF([.$V$1];IF([.E15]=[$Données.D133];1;0);&quot;&quot;))">
            <text:p/>
          </table:table-cell>
          <table:table-cell table:style-name="ce322" table:formula="of:=IF(ISBLANK([.F15]);&quot;&quot;;IF([.$V$1];IF([.F15]=[$Données.E133];1;0);&quot;&quot;))">
            <text:p/>
          </table:table-cell>
          <table:table-cell table:style-name="ce322" table:formula="of:=IF(ISBLANK([.G15]);&quot;&quot;;IF([.$V$1];IF([.G15]=[$Données.F133];1;0);&quot;&quot;))">
            <text:p/>
          </table:table-cell>
          <table:table-cell table:style-name="ce322" table:formula="of:=IF(ISBLANK([.H15]);&quot;&quot;;IF([.$V$1];IF([.H15]=[$Données.G133];1;0);&quot;&quot;))">
            <text:p/>
          </table:table-cell>
          <table:table-cell table:style-name="ce322" table:formula="of:=IF(ISBLANK([.I15]);&quot;&quot;;IF([.$V$1];IF([.I15]=[$Données.H133];1;0);&quot;&quot;))">
            <text:p/>
          </table:table-cell>
          <table:table-cell table:style-name="ce322" table:formula="of:=IF(ISBLANK([.J15]);&quot;&quot;;IF([.$V$1];IF([.J15]=[$Données.I133];1;0);&quot;&quot;))">
            <text:p/>
          </table:table-cell>
          <table:table-cell table:style-name="ce322" table:formula="of:=IF(ISBLANK([.K15]);&quot;&quot;;IF([.$V$1];IF([.K15]=[$Données.J133];1;0);&quot;&quot;))">
            <text:p/>
          </table:table-cell>
          <table:table-cell table:style-name="ce322" table:formula="of:=IF(ISBLANK([.L15]);&quot;&quot;;IF([.$V$1];IF([.L15]=[$Données.K133];1;0);&quot;&quot;))">
            <text:p/>
          </table:table-cell>
          <table:table-cell table:style-name="ce322" table:formula="of:=IF(ISBLANK([.M15]);&quot;&quot;;IF([.$V$1];IF([.M15]=[$Données.L133];1;0);&quot;&quot;))">
            <text:p/>
          </table:table-cell>
          <table:table-cell table:style-name="ce322" table:formula="of:=IF(ISBLANK([.N15]);&quot;&quot;;IF([.$V$1];IF([.N15]=[$Données.M133];1;0);&quot;&quot;))">
            <text:p/>
          </table:table-cell>
          <table:table-cell table:style-name="ce389" table:formula="of:=IF(ISBLANK([.O15]);&quot;&quot;;IF([.$V$1];IF([.O15]=[$Données.N133];1;0);&quot;&quot;))">
            <text:p/>
          </table:table-cell>
          <table:table-cell table:style-name="ce248" table:number-columns-repeated="932"/>
          <table:table-cell table:style-name="ce359" table:number-columns-repeated="53"/>
          <table:table-cell table:style-name="ce150" table:number-columns-repeated="11"/>
          <table:table-cell table:number-columns-repeated="13"/>
        </table:table-row>
        <table:table-row table:style-name="ro7">
          <table:table-cell table:style-name="ce248"/>
          <table:table-cell table:style-name="ce63" office:value-type="string" calcext:value-type="string" table:number-columns-spanned="3" table:number-rows-spanned="1">
            <text:p>Réponse</text:p>
          </table:table-cell>
          <table:covered-table-cell table:style-name="ce269"/>
          <table:covered-table-cell table:style-name="ce150"/>
          <table:table-cell table:style-name="ce286" table:formula="of:=IF(AND([.$V$1];[.$V$2]);[$Données.D132];&quot;&quot;)">
            <text:p/>
          </table:table-cell>
          <table:table-cell table:style-name="ce324" table:formula="of:=IF(AND([.$V$1];[.$V$2]);[$Données.E132];&quot;&quot;)">
            <text:p/>
          </table:table-cell>
          <table:table-cell table:style-name="ce324" table:formula="of:=IF(AND([.$V$1];[.$V$2]);[$Données.F132];&quot;&quot;)">
            <text:p/>
          </table:table-cell>
          <table:table-cell table:style-name="ce323" table:formula="of:=IF(AND([.$V$1];[.$V$2]);[$Données.G132];&quot;&quot;)">
            <text:p/>
          </table:table-cell>
          <table:table-cell table:style-name="ce324" table:formula="of:=IF(AND([.$V$1];[.$V$2]);[$Données.H132];&quot;&quot;)">
            <text:p/>
          </table:table-cell>
          <table:table-cell table:style-name="ce366" table:formula="of:=IF(AND([.$V$1];[.$V$2]);[$Données.I132];&quot;&quot;)">
            <text:p/>
          </table:table-cell>
          <table:table-cell table:style-name="ce324" table:formula="of:=IF(AND([.$V$1];[.$V$2]);[$Données.J132];&quot;&quot;)">
            <text:p/>
          </table:table-cell>
          <table:table-cell table:style-name="ce323" table:formula="of:=IF(AND([.$V$1];[.$V$2]);[$Données.K132];&quot;&quot;)">
            <text:p/>
          </table:table-cell>
          <table:table-cell table:style-name="ce324" table:formula="of:=IF(AND([.$V$1];[.$V$2]);[$Données.L132];&quot;&quot;)">
            <text:p/>
          </table:table-cell>
          <table:table-cell table:style-name="ce324" table:formula="of:=IF(AND([.$V$1];[.$V$2]);[$Données.M132];&quot;&quot;)">
            <text:p/>
          </table:table-cell>
          <table:table-cell table:style-name="ce390" table:formula="of:=IF(AND([.$V$1];[.$V$2]);[$Données.N132];&quot;&quot;)">
            <text:p/>
          </table:table-cell>
          <table:table-cell table:style-name="ce248" table:number-columns-repeated="932"/>
          <table:table-cell table:style-name="ce359" table:number-columns-repeated="53"/>
          <table:table-cell table:style-name="ce150" table:number-columns-repeated="11"/>
          <table:table-cell table:number-columns-repeated="13"/>
        </table:table-row>
        <table:table-row table:style-name="ro7">
          <table:table-cell table:style-name="ce248" table:number-columns-repeated="7"/>
          <table:table-cell table:style-name="ce359" table:number-columns-repeated="8"/>
          <table:table-cell table:style-name="ce248" table:number-columns-repeated="932"/>
          <table:table-cell table:style-name="ce359" table:number-columns-repeated="53"/>
          <table:table-cell table:style-name="ce150" table:number-columns-repeated="11"/>
          <table:table-cell table:number-columns-repeated="13"/>
        </table:table-row>
        <table:table-row table:style-name="ro7">
          <table:table-cell table:style-name="ce113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55"/>
          <table:covered-table-cell table:number-columns-repeated="8" table:style-name="ce39"/>
          <table:table-cell table:style-name="ce248" table:number-columns-repeated="11"/>
          <table:table-cell table:style-name="ce359"/>
          <table:table-cell table:style-name="ce248" table:number-columns-repeated="937"/>
          <table:table-cell table:style-name="ce359" table:number-columns-repeated="52"/>
          <table:table-cell table:number-columns-repeated="13"/>
        </table:table-row>
        <table:table-row table:style-name="ro7" table:number-rows-repeated="3">
          <table:table-cell table:style-name="ce248" table:number-columns-repeated="21"/>
          <table:table-cell table:style-name="ce359"/>
          <table:table-cell table:style-name="ce248" table:number-columns-repeated="937"/>
          <table:table-cell table:style-name="ce359" table:number-columns-repeated="52"/>
          <table:table-cell table:number-columns-repeated="13"/>
        </table:table-row>
        <table:table-row table:style-name="ro7" table:number-rows-repeated="2">
          <table:table-cell table:style-name="ce248" table:number-columns-repeated="21"/>
          <table:table-cell table:style-name="ce359"/>
          <table:table-cell table:style-name="ce248" table:number-columns-repeated="936"/>
          <table:table-cell table:style-name="ce359" table:number-columns-repeated="53"/>
          <table:table-cell table:number-columns-repeated="13"/>
        </table:table-row>
        <table:table-row table:style-name="ro7" table:number-rows-repeated="23">
          <table:table-cell table:style-name="ce248" table:number-columns-repeated="958"/>
          <table:table-cell table:style-name="ce359" table:number-columns-repeated="53"/>
          <table:table-cell table:number-columns-repeated="13"/>
        </table:table-row>
        <table:table-row table:style-name="ro7" table:number-rows-repeated="2">
          <table:table-cell table:number-columns-repeated="12"/>
          <table:table-cell table:style-name="ce248" table:number-columns-repeated="946"/>
          <table:table-cell table:style-name="ce359" table:number-columns-repeated="53"/>
          <table:table-cell table:number-columns-repeated="13"/>
        </table:table-row>
        <table:table-row table:style-name="ro7" table:number-rows-repeated="1048520">
          <table:table-cell table:number-columns-repeated="1024"/>
        </table:table-row>
        <table:table-row table:style-name="ro6" table:number-rows-repeated="6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|x|'.E6:'|x|'.I6 '|x|'.E11:'|x|'.O11 '|x|'.E16:'|x|'.O16">
            <calcext:condition calcext:apply-style-name="FAUX" calcext:value="formula-is(IF([.E6]=1))" calcext:base-cell-address="'|x|'.E6"/>
            <calcext:condition calcext:apply-style-name="VRAI" calcext:value="formula-is(IF([.E6]=0))" calcext:base-cell-address="'|x|'.E6"/>
          </calcext:conditional-format>
          <calcext:conditional-format calcext:target-range-address="'|x|'.E7:'|x|'.I7 '|x|'.E12:'|x|'.O12 '|x|'.M5:'|x|'.O6 '|x|'.E17:'|x|'.O17">
            <calcext:condition calcext:apply-style-name="FAUX" calcext:value="formula-is(IF([.E4]=1))" calcext:base-cell-address="'|x|'.E5"/>
            <calcext:condition calcext:apply-style-name="VRAI" calcext:value="formula-is(IF([.E4]=0))" calcext:base-cell-address="'|x|'.E5"/>
          </calcext:conditional-format>
          <calcext:conditional-format calcext:target-range-address="'|x|'.M5:'|x|'.O6">
            <calcext:condition calcext:apply-style-name="VRAI" calcext:value="formula-is(IF([.M4]=0))" calcext:base-cell-address="'|x|'.M5"/>
            <calcext:condition calcext:apply-style-name="FAUX" calcext:value="formula-is(IF([.M4]=1))" calcext:base-cell-address="'|x|'.M5"/>
          </calcext:conditional-format>
        </calcext:conditional-formats>
      </table:table>
      <table:table table:name="2nd ° Première G N1" table:style-name="ta1" table:protected="true" table:protection-key="bqySXgqkWhh/uQcwAb8KCSVd0Go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3" form:id="control13" form:label="Réponses" form:input-required="false" form:linked-cell="'2nd ° Première G N1'.A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4" form:id="control14" form:label="Résultat" form:input-required="false" form:linked-cell="'2nd ° Première G N1'.A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0.96mm" svg:y1="4.95mm" svg:x2="80.96mm" svg:y2="21.09mm">
            <text:p/>
          </draw:line>
          <draw:line draw:z-index="1" draw:style-name="gr5" draw:text-style-name="P2" svg:x1="115.19mm" svg:y1="5.29mm" svg:x2="115.19mm" svg:y2="21.43mm">
            <text:p/>
          </draw:line>
          <draw:control draw:z-index="2" draw:style-name="gr3" draw:text-style-name="P4" svg:width="54.23mm" svg:height="16.8mm" svg:x="652.05mm" svg:y="8.9mm" draw:control="control13"/>
          <draw:control draw:z-index="3" draw:style-name="gr3" draw:text-style-name="P4" svg:width="53.84mm" svg:height="16.8mm" svg:x="585.59mm" svg:y="8.81mm" draw:control="control14"/>
        </table:shapes>
        <table:table-column table:style-name="co15" table:number-columns-repeated="13" table:default-cell-style-name="ce39"/>
        <table:table-column table:style-name="co2" table:number-columns-repeated="5" table:default-cell-style-name="ce39"/>
        <table:table-column table:style-name="co3" table:number-columns-repeated="2" table:default-cell-style-name="ce39"/>
        <table:table-column table:style-name="co16" table:number-columns-repeated="15" table:default-cell-style-name="ce39"/>
        <table:table-column table:style-name="co1" table:number-columns-repeated="974" table:default-cell-style-name="ce39"/>
        <table:table-column table:style-name="co1" table:default-cell-style-name="Default"/>
        <table:table-row table:style-name="ro5">
          <table:table-cell table:style-name="ce36" office:value-type="string" calcext:value-type="string" table:number-columns-spanned="25" table:number-rows-spanned="1">
            <text:p>KELLER Stéphane - Lycée agricole Louis Pasteur</text:p>
          </table:table-cell>
          <table:covered-table-cell table:style-name="ce59"/>
          <table:covered-table-cell table:style-name="ce61"/>
          <table:covered-table-cell table:number-columns-repeated="3" table:style-name="ce63"/>
          <table:covered-table-cell table:style-name="ce68"/>
          <table:covered-table-cell table:style-name="ce71"/>
          <table:covered-table-cell table:style-name="ce76"/>
          <table:covered-table-cell table:number-columns-repeated="9" table:style-name="ce59"/>
          <table:covered-table-cell table:number-columns-repeated="7" table:style-name="ce78"/>
          <table:table-cell table:style-name="ce78" table:number-columns-repeated="7"/>
          <table:table-cell table:style-name="ce111" table:formula="of:=IF(OR([.$AX$1];[.$AX$2]);[$Données.AG150];&quot;&quot;)" table:number-columns-spanned="2" table:number-rows-spanned="2">
            <text:p/>
          </table:table-cell>
          <table:covered-table-cell/>
          <table:table-cell table:style-name="ce112" office:value-type="string" calcext:value-type="string" table:number-columns-spanned="2" table:number-rows-spanned="2">
            <text:p>/20</text:p>
          </table:table-cell>
          <table:covered-table-cell/>
          <table:table-cell table:number-columns-repeated="13"/>
          <table:table-cell table:style-name="ce53" office:value-type="boolean" office:boolean-value="false" calcext:value-type="boolean">
            <text:p>FAUX</text:p>
          </table:table-cell>
          <table:table-cell table:number-columns-repeated="960"/>
        </table:table-row>
        <table:table-row table:style-name="ro5">
          <table:table-cell table:style-name="ce38" office:value-type="string" calcext:value-type="string" table:number-columns-spanned="25" table:number-rows-spanned="1">
            <text:p>Nouveau test : Ctrl + Shift + F9</text:p>
          </table:table-cell>
          <table:covered-table-cell table:style-name="ce36"/>
          <table:covered-table-cell table:style-name="ce61"/>
          <table:covered-table-cell table:number-columns-repeated="3" table:style-name="ce63"/>
          <table:covered-table-cell table:number-columns-repeated="2" table:style-name="ce59"/>
          <table:covered-table-cell table:style-name="ce76"/>
          <table:covered-table-cell table:number-columns-repeated="9" table:style-name="ce59"/>
          <table:covered-table-cell table:number-columns-repeated="7" table:style-name="ce78"/>
          <table:table-cell table:style-name="ce78" table:number-columns-repeated="7"/>
          <table:covered-table-cell table:style-name="ce59"/>
          <table:covered-table-cell/>
          <table:covered-table-cell table:style-name="ce59"/>
          <table:covered-table-cell/>
          <table:table-cell table:number-columns-repeated="13"/>
          <table:table-cell table:style-name="ce53" office:value-type="boolean" office:boolean-value="false" calcext:value-type="boolean">
            <text:p>FAUX</text:p>
          </table:table-cell>
          <table:table-cell table:number-columns-repeated="960"/>
        </table:table-row>
        <table:table-row table:style-name="ro5">
          <table:table-cell table:number-columns-repeated="17"/>
          <table:table-cell table:style-name="ce82" table:number-columns-repeated="20"/>
          <table:table-cell table:number-columns-repeated="973"/>
        </table:table-row>
        <table:table-row table:style-name="ro5">
          <table:table-cell table:style-name="ce303" office:value-type="string" calcext:value-type="string" table:number-columns-spanned="20" table:number-rows-spanned="1">
            <text:p>Utiliser la forme canonique du polynôme du second degré pour résoudre l'équation suivante :</text:p>
          </table:table-cell>
          <table:covered-table-cell table:style-name="ce308"/>
          <table:covered-table-cell table:number-columns-repeated="10" table:style-name="ce311"/>
          <table:covered-table-cell table:number-columns-repeated="5" table:style-name="ce313"/>
          <table:covered-table-cell table:number-columns-repeated="2" table:style-name="ce315"/>
          <table:covered-table-cell table:style-name="ce319"/>
          <table:table-cell table:style-name="ce82"/>
          <table:table-cell table:style-name="Default"/>
          <table:table-cell table:style-name="ce82" table:number-columns-repeated="4"/>
          <table:table-cell table:style-name="Default"/>
          <table:table-cell table:style-name="ce82" table:number-columns-repeated="10"/>
          <table:table-cell table:number-columns-repeated="973"/>
        </table:table-row>
        <table:table-row table:style-name="ro5">
          <table:table-cell table:style-name="ce307" table:formula="of:=[$Données.W141]" office:value-type="string" office:string-value="3 x² + 42 x + 144 = 0" calcext:value-type="string" table:number-columns-spanned="20" table:number-rows-spanned="1">
            <text:p>3 x² + 42 x + 144 = 0</text:p>
          </table:table-cell>
          <table:covered-table-cell table:style-name="ce309"/>
          <table:covered-table-cell table:number-columns-repeated="10" table:style-name="ce312"/>
          <table:covered-table-cell table:number-columns-repeated="5" table:style-name="ce314"/>
          <table:covered-table-cell table:number-columns-repeated="2" table:style-name="ce316"/>
          <table:covered-table-cell table:style-name="ce321"/>
          <table:table-cell table:style-name="ce82"/>
          <table:table-cell table:style-name="ce104"/>
          <table:table-cell table:style-name="ce82" table:number-columns-repeated="4"/>
          <table:table-cell table:style-name="Default"/>
          <table:table-cell table:style-name="ce82" table:number-columns-repeated="10"/>
          <table:table-cell table:number-columns-repeated="973"/>
        </table:table-row>
        <table:table-row table:style-name="ro5">
          <table:table-cell table:style-name="ce131"/>
          <table:table-cell table:style-name="ce56" table:number-columns-repeated="16"/>
          <table:table-cell table:style-name="ce72"/>
          <table:table-cell table:style-name="ce82"/>
          <table:table-cell table:style-name="ce72"/>
          <table:table-cell table:style-name="ce116"/>
          <table:table-cell table:style-name="ce72" table:number-columns-repeated="13"/>
          <table:table-cell table:style-name="ce82" table:number-columns-repeated="3"/>
          <table:table-cell table:number-columns-repeated="973"/>
        </table:table-row>
        <table:table-row table:style-name="ro5">
          <table:table-cell table:style-name="ce52" office:value-type="float" office:value="5" calcext:value-type="float">
            <text:p>5</text:p>
          </table:table-cell>
          <table:table-cell table:style-name="ce56" office:value-type="string" calcext:value-type="string">
            <text:p>(</text:p>
          </table:table-cell>
          <table:table-cell table:style-name="ce58" office:value-type="string" calcext:value-type="string">
            <text:p>x<text:span text:style-name="T6">²</text:span></text:p>
          </table:table-cell>
          <table:table-cell table:style-name="ce52" office:value-type="string" calcext:value-type="string">
            <text:p>+</text:p>
          </table:table-cell>
          <table:table-cell table:style-name="ce52" office:value-type="float" office:value="22" calcext:value-type="float">
            <text:p>22</text:p>
          </table:table-cell>
          <table:table-cell table:style-name="ce64" office:value-type="string" calcext:value-type="string">
            <text:p>x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112" calcext:value-type="float">
            <text:p>112</text:p>
          </table:table-cell>
          <table:table-cell table:style-name="ce72" office:value-type="string" calcext:value-type="string">
            <text:p>)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6"/>
          <table:table-cell table:style-name="ce72"/>
          <table:table-cell table:style-name="ce378" table:formula="of:=IF(OR([.$AX$1];[.$AX$2]);IF([$Données.AF143]=[$Données.AG143];1;0);&quot;&quot;)">
            <text:p/>
          </table:table-cell>
          <table:table-cell table:style-name="ce72"/>
          <table:table-cell table:style-name="ce115" table:formula="of:=IF(AND([.$AX$1];[.$AX$2]);[$Données.A143];&quot;&quot;)">
            <text:p/>
          </table:table-cell>
          <table:table-cell table:style-name="ce72" office:value-type="string" calcext:value-type="string">
            <text:p>(</text:p>
          </table:table-cell>
          <table:table-cell table:style-name="ce58" office:value-type="string" calcext:value-type="string">
            <text:p>x<text:span text:style-name="T6">²</text:span></text:p>
          </table:table-cell>
          <table:table-cell table:style-name="ce115" table:formula="of:=IF(AND([.$AX$1];[.$AX$2]);[$Données.D143];&quot;&quot;)">
            <text:p/>
          </table:table-cell>
          <table:table-cell table:style-name="ce115" table:formula="of:=IF(AND([.$AX$1];[.$AX$2]);[$Données.E143];&quot;&quot;)">
            <text:p/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302" table:formula="of:=IF(AND([.$AX$1];[.$AX$2]);[$Données.G143];&quot;&quot;)">
            <text:p/>
          </table:table-cell>
          <table:table-cell table:style-name="ce115" table:formula="of:=IF(AND([.$AX$1];[.$AX$2]);[$Données.H143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72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ce72" table:number-columns-repeated="2"/>
          <table:table-cell table:style-name="ce82" table:number-columns-repeated="4"/>
          <table:table-cell table:number-columns-repeated="973"/>
        </table:table-row>
        <table:table-row table:style-name="ro5">
          <table:table-cell table:style-name="ce131"/>
          <table:table-cell table:style-name="ce56" table:number-columns-repeated="16"/>
          <table:table-cell table:style-name="ce72"/>
          <table:table-cell table:style-name="ce101"/>
          <table:table-cell table:style-name="ce72"/>
          <table:table-cell table:style-name="ce116"/>
          <table:table-cell table:style-name="ce72" table:number-columns-repeated="13"/>
          <table:table-cell table:style-name="ce82" table:number-columns-repeated="3"/>
          <table:table-cell table:number-columns-repeated="973"/>
        </table:table-row>
        <table:table-row table:style-name="ro5">
          <table:table-cell table:style-name="ce52" office:value-type="float" office:value="5" calcext:value-type="float">
            <text:p>5</text:p>
          </table:table-cell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office:value-type="string" calcext:value-type="string">
            <text:p>+</text:p>
          </table:table-cell>
          <table:table-cell table:style-name="ce52" office:value-type="float" office:value="11" calcext:value-type="float">
            <text:p>11</text:p>
          </table:table-cell>
          <table:table-cell table:style-name="ce56" office:value-type="string" calcext:value-type="string">
            <text:p>)²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121" calcext:value-type="float">
            <text:p>121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112" calcext:value-type="float">
            <text:p>112</text:p>
          </table:table-cell>
          <table:table-cell table:style-name="ce72" office:value-type="string" calcext:value-type="string">
            <text:p>]</text:p>
          </table:table-cell>
          <table:table-cell table:style-name="ce72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ce56" table:number-columns-repeated="3"/>
          <table:table-cell table:style-name="ce72"/>
          <table:table-cell table:style-name="ce378" table:formula="of:=IF(OR([.$AX$1];[.$AX$2]);IF([$Données.AF144]=[$Données.AG144];1;0);&quot;&quot;)">
            <text:p/>
          </table:table-cell>
          <table:table-cell table:style-name="ce72"/>
          <table:table-cell table:style-name="ce115" table:formula="of:=IF(AND([.$AX$1];[.$AX$2]);[$Données.A144];&quot;&quot;)">
            <text:p/>
          </table:table-cell>
          <table:table-cell table:style-name="ce72" office:value-type="string" calcext:value-type="string">
            <text:p>[</text:p>
          </table:table-cell>
          <table:table-cell table:style-name="ce72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E144];&quot;&quot;)">
            <text:p/>
          </table:table-cell>
          <table:table-cell table:style-name="ce115" table:formula="of:=IF(AND([.$AX$1];[.$AX$2]);[$Données.F144];&quot;&quot;)">
            <text:p/>
          </table:table-cell>
          <table:table-cell table:style-name="ce72" office:value-type="string" calcext:value-type="string">
            <text:p>)²</text:p>
          </table:table-cell>
          <table:table-cell table:style-name="ce115" table:formula="of:=IF(AND([.$AX$1];[.$AX$2]);[$Données.H144];&quot;&quot;)">
            <text:p/>
          </table:table-cell>
          <table:table-cell table:style-name="ce115" table:formula="of:=IF(AND([.$AX$1];[.$AX$2]);[$Données.I144];&quot;&quot;)">
            <text:p/>
          </table:table-cell>
          <table:table-cell table:style-name="ce115" table:formula="of:=IF(AND([.$AX$1];[.$AX$2]);[$Données.J144];&quot;&quot;)">
            <text:p/>
          </table:table-cell>
          <table:table-cell table:style-name="ce115" table:formula="of:=IF(AND([.$AX$1];[.$AX$2]);[$Données.K144];&quot;&quot;)">
            <text:p/>
          </table:table-cell>
          <table:table-cell table:style-name="ce72" office:value-type="string" calcext:value-type="string">
            <text:p>]</text:p>
          </table:table-cell>
          <table:table-cell table:style-name="ce72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Default"/>
          <table:table-cell table:style-name="ce82" table:number-columns-repeated="2"/>
          <table:table-cell table:number-columns-repeated="973"/>
        </table:table-row>
        <table:table-row table:style-name="ro5">
          <table:table-cell table:style-name="ce131"/>
          <table:table-cell table:style-name="ce56" table:number-columns-repeated="16"/>
          <table:table-cell table:style-name="ce72"/>
          <table:table-cell table:style-name="ce101"/>
          <table:table-cell table:style-name="ce72"/>
          <table:table-cell table:style-name="ce116"/>
          <table:table-cell table:style-name="ce72" table:number-columns-repeated="13"/>
          <table:table-cell table:style-name="ce82" table:number-columns-repeated="3"/>
          <table:table-cell table:number-columns-repeated="973"/>
        </table:table-row>
        <table:table-row table:style-name="ro5">
          <table:table-cell table:style-name="ce52" office:value-type="float" office:value="5" calcext:value-type="float">
            <text:p>5</text:p>
          </table:table-cell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office:value-type="string" calcext:value-type="string">
            <text:p>+</text:p>
          </table:table-cell>
          <table:table-cell table:style-name="ce52" office:value-type="float" office:value="11" calcext:value-type="float">
            <text:p>11</text:p>
          </table:table-cell>
          <table:table-cell table:style-name="ce72" office:value-type="string" calcext:value-type="string">
            <text:p>)²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9" calcext:value-type="float">
            <text:p>9</text:p>
          </table:table-cell>
          <table:table-cell table:style-name="ce72" office:value-type="string" calcext:value-type="string">
            <text:p>]</text:p>
          </table:table-cell>
          <table:table-cell table:style-name="ce72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Default" table:number-columns-repeated="2"/>
          <table:table-cell table:style-name="ce64"/>
          <table:table-cell table:style-name="ce131" table:number-columns-repeated="2"/>
          <table:table-cell table:style-name="ce72"/>
          <table:table-cell table:style-name="ce378" table:formula="of:=IF(OR([.$AX$1];[.$AX$2]);IF([$Données.AF145]=[$Données.AG145];1;0);&quot;&quot;)">
            <text:p/>
          </table:table-cell>
          <table:table-cell table:style-name="ce72"/>
          <table:table-cell table:style-name="ce115" table:formula="of:=IF(AND([.$AX$1];[.$AX$2]);[$Données.A145];&quot;&quot;)">
            <text:p/>
          </table:table-cell>
          <table:table-cell table:style-name="ce72" office:value-type="string" calcext:value-type="string">
            <text:p>[</text:p>
          </table:table-cell>
          <table:table-cell table:style-name="ce72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E145];&quot;&quot;)">
            <text:p/>
          </table:table-cell>
          <table:table-cell table:style-name="ce115" table:formula="of:=IF(AND([.$AX$1];[.$AX$2]);[$Données.F145];&quot;&quot;)">
            <text:p/>
          </table:table-cell>
          <table:table-cell table:style-name="ce72" office:value-type="string" calcext:value-type="string">
            <text:p>)²</text:p>
          </table:table-cell>
          <table:table-cell table:style-name="ce115" table:formula="of:=IF(AND([.$AX$1];[.$AX$2]);[$Données.H145];&quot;&quot;)">
            <text:p/>
          </table:table-cell>
          <table:table-cell table:style-name="ce115" table:formula="of:=IF(AND([.$AX$1];[.$AX$2]);[$Données.I145];&quot;&quot;)">
            <text:p/>
          </table:table-cell>
          <table:table-cell table:style-name="ce72" office:value-type="string" calcext:value-type="string">
            <text:p>]</text:p>
          </table:table-cell>
          <table:table-cell table:style-name="ce72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ce82"/>
          <table:table-cell table:style-name="Default" table:number-columns-repeated="2"/>
          <table:table-cell table:number-columns-repeated="3"/>
          <table:table-cell table:style-name="ce82" table:number-columns-repeated="2"/>
          <table:table-cell table:style-name="Default" table:number-columns-repeated="2"/>
          <table:table-cell table:number-columns-repeated="967"/>
          <table:table-cell table:style-name="ce39"/>
        </table:table-row>
        <table:table-row table:style-name="ro5">
          <table:table-cell table:style-name="ce131"/>
          <table:table-cell table:style-name="ce56" table:number-columns-repeated="5"/>
          <table:table-cell table:style-name="ce67"/>
          <table:table-cell table:style-name="ce56" table:number-columns-repeated="10"/>
          <table:table-cell table:style-name="ce72"/>
          <table:table-cell table:style-name="ce101"/>
          <table:table-cell table:style-name="ce72"/>
          <table:table-cell table:style-name="ce116"/>
          <table:table-cell table:style-name="ce72" table:number-columns-repeated="5"/>
          <table:table-cell table:style-name="ce110"/>
          <table:table-cell table:style-name="ce72" table:number-columns-repeated="7"/>
          <table:table-cell table:style-name="ce82" table:number-columns-repeated="3"/>
          <table:table-cell table:number-columns-repeated="973"/>
        </table:table-row>
        <table:table-row table:style-name="ro5">
          <table:table-cell table:style-name="ce52" office:value-type="float" office:value="5" calcext:value-type="float">
            <text:p>5</text:p>
          </table:table-cell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office:value-type="string" calcext:value-type="string">
            <text:p>+</text:p>
          </table:table-cell>
          <table:table-cell table:style-name="ce52" office:value-type="float" office:value="11" calcext:value-type="float">
            <text:p>11</text:p>
          </table:table-cell>
          <table:table-cell table:style-name="ce72" office:value-type="string" calcext:value-type="string">
            <text:p>)²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3" calcext:value-type="float">
            <text:p>3</text:p>
          </table:table-cell>
          <table:table-cell table:style-name="ce87" office:value-type="string" calcext:value-type="string">
            <text:p>²</text:p>
          </table:table-cell>
          <table:table-cell table:style-name="ce72" office:value-type="string" calcext:value-type="string">
            <text:p>]</text:p>
          </table:table-cell>
          <table:table-cell table:style-name="ce72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ce56" table:number-columns-repeated="4"/>
          <table:table-cell table:style-name="ce72"/>
          <table:table-cell table:style-name="ce378" table:formula="of:=IF(OR([.$AX$1];[.$AX$2]);IF([$Données.AF146]=[$Données.AG146];1;0);&quot;&quot;)">
            <text:p/>
          </table:table-cell>
          <table:table-cell table:style-name="ce72"/>
          <table:table-cell table:style-name="ce115" table:formula="of:=IF(AND([.$AX$1];[.$AX$2]);[$Données.A146];&quot;&quot;)">
            <text:p/>
          </table:table-cell>
          <table:table-cell table:style-name="ce72" office:value-type="string" calcext:value-type="string">
            <text:p>[</text:p>
          </table:table-cell>
          <table:table-cell table:style-name="ce72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E146];&quot;&quot;)">
            <text:p/>
          </table:table-cell>
          <table:table-cell table:style-name="ce115" table:formula="of:=IF(AND([.$AX$1];[.$AX$2]);[$Données.F146];&quot;&quot;)">
            <text:p/>
          </table:table-cell>
          <table:table-cell table:style-name="ce72" office:value-type="string" calcext:value-type="string">
            <text:p>)²</text:p>
          </table:table-cell>
          <table:table-cell table:style-name="ce115" table:formula="of:=IF(AND([.$AX$1];[.$AX$2]);[$Données.H146];&quot;&quot;)">
            <text:p/>
          </table:table-cell>
          <table:table-cell table:style-name="ce115" table:formula="of:=IF(AND([.$AX$1];[.$AX$2]);[$Données.I146];&quot;&quot;)">
            <text:p/>
          </table:table-cell>
          <table:table-cell table:style-name="ce87" office:value-type="string" calcext:value-type="string">
            <text:p>²</text:p>
          </table:table-cell>
          <table:table-cell table:style-name="ce72" office:value-type="string" calcext:value-type="string">
            <text:p>]</text:p>
          </table:table-cell>
          <table:table-cell table:style-name="ce72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ce72"/>
          <table:table-cell table:style-name="ce123"/>
          <table:table-cell table:style-name="ce72" table:number-columns-repeated="2"/>
          <table:table-cell table:style-name="ce82" table:number-columns-repeated="3"/>
          <table:table-cell table:number-columns-repeated="969"/>
          <table:table-cell table:style-name="ce39"/>
        </table:table-row>
        <table:table-row table:style-name="ro5">
          <table:table-cell table:style-name="ce56" table:number-columns-repeated="17"/>
          <table:table-cell table:style-name="ce72"/>
          <table:table-cell table:style-name="ce106"/>
          <table:table-cell table:style-name="ce72" table:number-columns-repeated="15"/>
          <table:table-cell table:style-name="ce82" table:number-columns-repeated="3"/>
          <table:table-cell table:number-columns-repeated="973"/>
        </table:table-row>
        <table:table-row table:style-name="ro5">
          <table:table-cell table:style-name="ce52" office:value-type="float" office:value="5" calcext:value-type="float">
            <text:p>5</text:p>
          </table:table-cell>
          <table:table-cell table:style-name="ce72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office:value-type="string" calcext:value-type="string">
            <text:p>+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3" calcext:value-type="float">
            <text:p>3</text:p>
          </table:table-cell>
          <table:table-cell table:style-name="ce72" office:value-type="string" calcext:value-type="string">
            <text:p>)</text:p>
          </table:table-cell>
          <table:table-cell table:style-name="ce72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office:value-type="string" calcext:value-type="string">
            <text:p>+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string" calcext:value-type="string">
            <text:p>+</text:p>
          </table:table-cell>
          <table:table-cell table:style-name="ce52" office:value-type="float" office:value="3" calcext:value-type="float">
            <text:p>3</text:p>
          </table:table-cell>
          <table:table-cell table:style-name="ce72" office:value-type="string" calcext:value-type="string">
            <text:p>)</text:p>
          </table:table-cell>
          <table:table-cell table:style-name="ce72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ce72"/>
          <table:table-cell table:style-name="ce378" table:formula="of:=IF(OR([.$AX$1];[.$AX$2]);IF([$Données.AF147]=[$Données.AG147];1;0);&quot;&quot;)">
            <text:p/>
          </table:table-cell>
          <table:table-cell table:style-name="ce72"/>
          <table:table-cell table:style-name="ce115" table:formula="of:=IF(AND([.$AX$1];[.$AX$2]);[$Données.A147];&quot;&quot;)">
            <text:p/>
          </table:table-cell>
          <table:table-cell table:style-name="ce72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D147];&quot;&quot;)">
            <text:p/>
          </table:table-cell>
          <table:table-cell table:style-name="ce115" table:formula="of:=IF(AND([.$AX$1];[.$AX$2]);[$Données.E147];&quot;&quot;)">
            <text:p/>
          </table:table-cell>
          <table:table-cell table:style-name="ce115" table:formula="of:=IF(AND([.$AX$1];[.$AX$2]);[$Données.F147];&quot;&quot;)">
            <text:p/>
          </table:table-cell>
          <table:table-cell table:style-name="ce115" table:formula="of:=IF(AND([.$AX$1];[.$AX$2]);[$Données.G147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72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K147];&quot;&quot;)">
            <text:p/>
          </table:table-cell>
          <table:table-cell table:style-name="ce115" table:formula="of:=IF(AND([.$AX$1];[.$AX$2]);[$Données.L147];&quot;&quot;)">
            <text:p/>
          </table:table-cell>
          <table:table-cell table:style-name="ce115" table:formula="of:=IF(AND([.$AX$1];[.$AX$2]);[$Données.M147];&quot;&quot;)">
            <text:p/>
          </table:table-cell>
          <table:table-cell table:style-name="ce115" table:formula="of:=IF(AND([.$AX$1];[.$AX$2]);[$Données.N147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72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973"/>
        </table:table-row>
        <table:table-row table:style-name="ro5">
          <table:table-cell table:style-name="ce56" table:number-columns-repeated="17"/>
          <table:table-cell table:style-name="ce72"/>
          <table:table-cell table:style-name="ce106"/>
          <table:table-cell table:style-name="ce72" table:number-columns-repeated="15"/>
          <table:table-cell table:style-name="ce82" table:number-columns-repeated="3"/>
          <table:table-cell table:number-columns-repeated="973"/>
        </table:table-row>
        <table:table-row table:style-name="ro5">
          <table:table-cell table:style-name="ce52" office:value-type="float" office:value="5" calcext:value-type="float">
            <text:p>5</text:p>
          </table:table-cell>
          <table:table-cell table:style-name="ce72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office:value-type="string" calcext:value-type="string">
            <text:p>+</text:p>
          </table:table-cell>
          <table:table-cell table:style-name="ce52" office:value-type="float" office:value="14" calcext:value-type="float">
            <text:p>14</text:p>
          </table:table-cell>
          <table:table-cell table:style-name="ce72" office:value-type="string" calcext:value-type="string">
            <text:p>)</text:p>
          </table:table-cell>
          <table:table-cell table:style-name="ce72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office:value-type="string" calcext:value-type="string">
            <text:p>+</text:p>
          </table:table-cell>
          <table:table-cell table:style-name="ce52" office:value-type="float" office:value="8" calcext:value-type="float">
            <text:p>8</text:p>
          </table:table-cell>
          <table:table-cell table:style-name="ce72" office:value-type="string" calcext:value-type="string">
            <text:p>)</text:p>
          </table:table-cell>
          <table:table-cell table:style-name="ce72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ce56" table:number-columns-repeated="4"/>
          <table:table-cell table:style-name="ce72"/>
          <table:table-cell table:style-name="ce378" table:formula="of:=IF(OR([.$AX$1];[.$AX$2]);IF([$Données.AF149]=[$Données.AG149];1;0);&quot;&quot;)">
            <text:p/>
          </table:table-cell>
          <table:table-cell table:style-name="ce72"/>
          <table:table-cell table:style-name="ce115" table:formula="of:=IF(AND([.$AX$1];[.$AX$2]);[$Données.A148];&quot;&quot;)">
            <text:p/>
          </table:table-cell>
          <table:table-cell table:style-name="ce72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D148];&quot;&quot;)">
            <text:p/>
          </table:table-cell>
          <table:table-cell table:style-name="ce115" table:formula="of:=IF(AND([.$AX$1];[.$AX$2]);[$Données.E148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72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I148];&quot;&quot;)">
            <text:p/>
          </table:table-cell>
          <table:table-cell table:style-name="ce115" table:formula="of:=IF(AND([.$AX$1];[.$AX$2]);[$Données.J148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72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ce72"/>
          <table:table-cell table:style-name="ce82" table:number-columns-repeated="3"/>
          <table:table-cell table:number-columns-repeated="973"/>
        </table:table-row>
        <table:table-row table:style-name="ro5">
          <table:table-cell table:style-name="ce56" table:number-columns-repeated="17"/>
          <table:table-cell table:style-name="ce72"/>
          <table:table-cell table:style-name="ce106"/>
          <table:table-cell table:style-name="ce72" table:number-columns-repeated="15"/>
          <table:table-cell table:style-name="ce82" table:number-columns-repeated="3"/>
          <table:table-cell table:number-columns-repeated="973"/>
        </table:table-row>
        <table:table-row table:style-name="ro5">
          <table:table-cell table:style-name="ce56"/>
          <table:table-cell table:style-name="ce300" office:value-type="string" calcext:value-type="string">
            <text:p>x<text:span text:style-name="T19">1</text:span> =</text:p>
          </table:table-cell>
          <table:table-cell table:style-name="ce52" office:value-type="float" office:value="-14" calcext:value-type="float">
            <text:p>-14</text:p>
          </table:table-cell>
          <table:table-cell table:style-name="ce56"/>
          <table:table-cell table:style-name="ce300" office:value-type="string" calcext:value-type="string">
            <text:p>x<text:span text:style-name="T19">2</text:span> =</text:p>
          </table:table-cell>
          <table:table-cell table:style-name="ce52" office:value-type="float" office:value="-8" calcext:value-type="float">
            <text:p>-8</text:p>
          </table:table-cell>
          <table:table-cell table:style-name="ce56" table:number-columns-repeated="11"/>
          <table:table-cell table:style-name="ce72"/>
          <table:table-cell table:style-name="ce378" table:formula="of:=IF(OR([.$AX$1];[.$AX$2]);IF([$Données.AF149]=[$Données.AG149];1;0);&quot;&quot;)">
            <text:p/>
          </table:table-cell>
          <table:table-cell table:style-name="ce72"/>
          <table:table-cell table:style-name="ce87"/>
          <table:table-cell table:style-name="ce300" office:value-type="string" calcext:value-type="string">
            <text:p>x<text:span text:style-name="T19">1</text:span> =</text:p>
          </table:table-cell>
          <table:table-cell table:style-name="ce115" table:formula="of:=IF(AND([.$AX$1];[.$AX$2]);[$Données.C149];&quot;&quot;)">
            <text:p/>
          </table:table-cell>
          <table:table-cell table:style-name="ce72"/>
          <table:table-cell table:style-name="ce300" office:value-type="string" calcext:value-type="string">
            <text:p>x<text:span text:style-name="T19">2</text:span> =</text:p>
          </table:table-cell>
          <table:table-cell table:style-name="ce115" table:formula="of:=IF(AND([.$AX$1];[.$AX$2]);[$Données.G149];&quot;&quot;)">
            <text:p/>
          </table:table-cell>
          <table:table-cell table:style-name="ce72" table:number-columns-repeated="8"/>
          <table:table-cell table:style-name="ce82" table:number-columns-repeated="3"/>
          <table:table-cell table:number-columns-repeated="973"/>
        </table:table-row>
        <table:table-row table:style-name="ro5">
          <table:table-cell table:style-name="ce56" table:number-columns-repeated="17"/>
          <table:table-cell table:style-name="ce72"/>
          <table:table-cell table:style-name="ce82"/>
          <table:table-cell table:style-name="ce72" table:number-columns-repeated="15"/>
          <table:table-cell table:style-name="ce82" table:number-columns-repeated="3"/>
          <table:table-cell table:number-columns-repeated="973"/>
        </table:table-row>
        <table:table-row table:style-name="ro5">
          <table:table-cell table:style-name="ce49" office:value-type="string" calcext:value-type="string">
            <text:p><text:a xlink:href="https://github.com/KELLERStephane/KELLER-Stephane-Tests2maths" xlink:type="simple">https://github.com/KELLERStephane/KELLER-Stephane-Tests2maths</text:a></text:p>
          </table:table-cell>
          <table:table-cell table:style-name="ce56" table:number-columns-repeated="16"/>
          <table:table-cell table:style-name="ce72"/>
          <table:table-cell table:style-name="ce82"/>
          <table:table-cell table:style-name="ce72" table:number-columns-repeated="15"/>
          <table:table-cell table:style-name="ce82" table:number-columns-repeated="3"/>
          <table:table-cell table:number-columns-repeated="973"/>
        </table:table-row>
        <table:table-row table:style-name="ro5">
          <table:table-cell table:style-name="ce56" table:number-columns-repeated="17"/>
          <table:table-cell table:style-name="ce72"/>
          <table:table-cell table:style-name="ce82"/>
          <table:table-cell table:style-name="ce72" table:number-columns-repeated="15"/>
          <table:table-cell table:style-name="ce82" table:number-columns-repeated="3"/>
          <table:table-cell table:number-columns-repeated="973"/>
        </table:table-row>
        <table:table-row table:style-name="ro5">
          <table:table-cell table:number-columns-repeated="17"/>
          <table:table-cell table:style-name="ce82" table:number-columns-repeated="20"/>
          <table:table-cell table:number-columns-repeated="973"/>
        </table:table-row>
        <table:table-row table:style-name="ro5" table:number-rows-repeated="1048552">
          <table:table-cell table:number-columns-repeated="1010"/>
        </table:table-row>
        <table:table-row table:style-name="ro5">
          <table:table-cell table:number-columns-repeated="1010"/>
        </table:table-row>
        <calcext:conditional-formats>
          <calcext:conditional-format calcext:target-range-address="'2nd ° Première G N1'.S7:'2nd ° Première G N1'.S7 '2nd ° Première G N1'.S9:'2nd ° Première G N1'.S9 '2nd ° Première G N1'.S11:'2nd ° Première G N1'.S11 '2nd ° Première G N1'.S13:'2nd ° Première G N1'.S13 '2nd ° Première G N1'.S19:'2nd ° Première G N1'.S19 '2nd ° Première G N1'.S15:'2nd ° Première G N1'.S15 '2nd ° Première G N1'.S17:'2nd ° Première G N1'.S17">
            <calcext:condition calcext:apply-style-name="Bad" calcext:value="=0" calcext:base-cell-address="'2nd ° Première G N1'.S7"/>
            <calcext:condition calcext:apply-style-name="Good" calcext:value="=1" calcext:base-cell-address="'2nd ° Première G N1'.S7"/>
          </calcext:conditional-format>
        </calcext:conditional-formats>
      </table:table>
      <table:table table:name="2nd ° Première G N2" table:style-name="ta2" table:protected="true" table:protection-key="bqySXgqkWhh/uQcwAb8KCSVd0Go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5" form:id="control15" form:label="Réponses" form:input-required="false" form:linked-cell="'2nd ° Première G N2'.X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6" form:id="control16" form:label="Résultat" form:input-required="false" form:linked-cell="'2nd ° Première G N2'.X1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4" svg:width="54.23mm" svg:height="16.8mm" svg:x="334.2mm" svg:y="8.1mm" draw:control="control15"/>
          <draw:control draw:z-index="1" draw:style-name="gr3" draw:text-style-name="P4" svg:width="53.84mm" svg:height="16.8mm" svg:x="262.65mm" svg:y="8.45mm" draw:control="control16"/>
        </table:shapes>
        <table:table-column table:style-name="co2" table:number-columns-repeated="14" table:default-cell-style-name="ce39"/>
        <table:table-column table:style-name="co3" table:number-columns-repeated="2" table:default-cell-style-name="ce39"/>
        <table:table-column table:style-name="co4" table:default-cell-style-name="ce39"/>
        <table:table-column table:style-name="co1" table:number-columns-repeated="5" table:default-cell-style-name="ce39"/>
        <table:table-column table:style-name="co5" table:default-cell-style-name="ce39"/>
        <table:table-column table:style-name="co1" table:number-columns-repeated="1000" table:default-cell-style-name="ce39"/>
        <table:table-column table:style-name="co1" table:default-cell-style-name="ce150"/>
        <table:table-row table:style-name="ro5">
          <table:table-cell table:style-name="ce36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59"/>
          <table:covered-table-cell table:style-name="ce61"/>
          <table:covered-table-cell table:number-columns-repeated="3" table:style-name="ce63"/>
          <table:covered-table-cell table:style-name="ce68"/>
          <table:covered-table-cell table:style-name="ce71"/>
          <table:covered-table-cell table:style-name="ce76"/>
          <table:covered-table-cell table:style-name="ce59"/>
          <table:table-cell table:style-name="ce59" table:number-columns-repeated="4"/>
          <table:table-cell table:style-name="ce117" table:number-columns-repeated="3"/>
          <table:table-cell table:style-name="ce111" table:formula="of:=IF(OR([.$X$1];[.$X$2]);[$Données.AE35];&quot;&quot;)" office:value-type="float" office:value="0" calcext:value-type="float" table:number-columns-spanned="2" table:number-rows-spanned="2">
            <text:p>0</text:p>
          </table:table-cell>
          <table:covered-table-cell/>
          <table:table-cell table:style-name="ce112" office:value-type="string" calcext:value-type="string" table:number-columns-spanned="2" table:number-rows-spanned="2">
            <text:p>/20</text:p>
          </table:table-cell>
          <table:covered-table-cell/>
          <table:table-cell/>
          <table:table-cell table:style-name="ce150"/>
          <table:table-cell table:style-name="ce53" office:value-type="boolean" office:boolean-value="true" calcext:value-type="boolean">
            <text:p>VRAI</text:p>
          </table:table-cell>
          <table:table-cell table:number-columns-repeated="1000"/>
        </table:table-row>
        <table:table-row table:style-name="ro5">
          <table:table-cell table:style-name="ce38" office:value-type="string" calcext:value-type="string" table:number-columns-spanned="9" table:number-rows-spanned="1">
            <text:p>Nouveau test : Ctrl + Shift + F9</text:p>
          </table:table-cell>
          <table:covered-table-cell table:style-name="ce36"/>
          <table:covered-table-cell table:style-name="ce61"/>
          <table:covered-table-cell table:number-columns-repeated="3" table:style-name="ce63"/>
          <table:covered-table-cell table:number-columns-repeated="2" table:style-name="ce59"/>
          <table:covered-table-cell table:style-name="ce76"/>
          <table:table-cell table:style-name="ce59" table:number-columns-repeated="5"/>
          <table:table-cell table:style-name="ce117" table:number-columns-repeated="3"/>
          <table:covered-table-cell table:style-name="ce59"/>
          <table:covered-table-cell/>
          <table:covered-table-cell table:style-name="ce59"/>
          <table:covered-table-cell/>
          <table:table-cell/>
          <table:table-cell table:style-name="ce150"/>
          <table:table-cell table:style-name="ce53" office:value-type="boolean" office:boolean-value="true" calcext:value-type="boolean">
            <text:p>VRAI</text:p>
          </table:table-cell>
          <table:table-cell table:number-columns-repeated="1000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 table:number-columns-spanned="20" table:number-rows-spanned="1">
            <text:p>Utiliser la forme canonique du polynôme du second degré pour résoudre l'équation suivante :</text:p>
          </table:table-cell>
          <table:covered-table-cell table:style-name="ce135"/>
          <table:covered-table-cell table:number-columns-repeated="10"/>
          <table:covered-table-cell table:style-name="ce150"/>
          <table:covered-table-cell table:number-columns-repeated="4"/>
          <table:covered-table-cell table:style-name="Default"/>
          <table:covered-table-cell table:number-columns-repeated="2"/>
          <table:table-cell table:number-columns-repeated="2"/>
          <table:table-cell table:style-name="Default"/>
          <table:table-cell table:style-name="ce141" table:formula="of:=[$Données.W17]" office:value-type="string" office:string-value="4 x² + 3 x - 4" calcext:value-type="string" table:number-columns-spanned="13" table:number-rows-spanned="1">
            <text:p>4 x² + 3 x - 4</text:p>
          </table:table-cell>
          <table:covered-table-cell table:number-columns-repeated="12"/>
          <table:table-cell table:number-columns-repeated="988"/>
        </table:table-row>
        <table:table-row table:style-name="ro5">
          <table:table-cell table:style-name="ce146" table:number-columns-repeated="5"/>
          <table:table-cell table:style-name="ce52"/>
          <table:table-cell table:style-name="ce146" table:number-columns-repeated="8"/>
          <table:table-cell/>
          <table:table-cell table:style-name="ce56"/>
          <table:table-cell table:style-name="ce146" table:number-columns-repeated="5"/>
          <table:table-cell table:style-name="ce166" table:formula="of:=IF(AND([.$X$1];[.$X$2]);[$Données.E20];&quot;&quot;)" office:value-type="float" office:value="3" calcext:value-type="float">
            <text:p>3</text:p>
          </table:table-cell>
          <table:table-cell table:style-name="ce131"/>
          <table:table-cell table:style-name="ce146" table:number-columns-repeated="8"/>
          <table:table-cell table:number-columns-repeated="992"/>
          <table:table-cell table:style-name="ce39"/>
        </table:table-row>
        <table:table-row table:style-name="ro5">
          <table:table-cell table:style-name="ce93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office:value-type="string" calcext:value-type="string">
            <text:p>x<text:span text:style-name="T6">²</text:span>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18" office:value-type="string" calcext:value-type="string">
            <text:p>x</text:p>
          </table:table-cell>
          <table:table-cell table:style-name="ce56" office:value-type="string" calcext:value-type="string">
            <text:p>)</text:p>
          </table:table-cell>
          <table:table-cell table:style-name="ce93" table:number-columns-repeated="2"/>
          <table:table-cell table:style-name="ce56" office:value-type="string" calcext:value-type="string">
            <text:p>]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146"/>
          <table:table-cell table:style-name="ce398" table:formula="of:=IF(OR([.$X$1];[.$X$2]);IF(AND([$Données.AD19]=[$Données.AE19];[$Données.AD20]=[$Données.AE20];[$Données.AD21]=[$Données.AE21]);1;0);&quot;&quot;)" office:value-type="boolean" office:boolean-value="false" calcext:value-type="boolean">
            <text:p>FAUX</text:p>
          </table:table-cell>
          <table:table-cell table:style-name="ce56"/>
          <table:table-cell table:style-name="ce130" table:formula="of:=IF(AND([.$X$1];[.$X$2]);[$Données.A18];&quot;&quot;)" office:value-type="float" office:value="4" calcext:value-type="float">
            <text:p>4</text:p>
          </table:table-cell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office:value-type="string" calcext:value-type="string">
            <text:p>x<text:span text:style-name="T6">²</text:span></text:p>
          </table:table-cell>
          <table:table-cell table:style-name="ce130" table:formula="of:=IF(AND([.$X$1];[.$X$2]);[$Données.D21];&quot;&quot;)" office:value-type="string" office:string-value="+" calcext:value-type="string">
            <text:p>+</text:p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18" office:value-type="string" calcext:value-type="string">
            <text:p>x</text:p>
          </table:table-cell>
          <table:table-cell table:style-name="ce56" office:value-type="string" calcext:value-type="string">
            <text:p>)</text:p>
          </table:table-cell>
          <table:table-cell table:style-name="ce130" table:formula="of:=IF(AND([.$X$1];[.$X$2]);[$Données.H21];&quot;&quot;)" office:value-type="string" office:string-value="-" calcext:value-type="string">
            <text:p>-</text:p>
          </table:table-cell>
          <table:table-cell table:style-name="ce130" table:formula="of:=IF(AND([.$X$1];[.$X$2]);[$Données.I21];&quot;&quot;)" office:value-type="float" office:value="4" calcext:value-type="float">
            <text:p>4</text:p>
          </table:table-cell>
          <table:table-cell table:style-name="ce56" office:value-type="string" calcext:value-type="string">
            <text:p>]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146" table:number-columns-repeated="2"/>
          <table:table-cell table:number-columns-repeated="992"/>
          <table:table-cell table:style-name="Default"/>
        </table:table-row>
        <table:table-row table:style-name="ro5">
          <table:table-cell table:style-name="ce131"/>
          <table:table-cell table:style-name="ce56" table:number-columns-repeated="4"/>
          <table:table-cell table:style-name="ce52"/>
          <table:table-cell table:style-name="ce56" table:number-columns-repeated="10"/>
          <table:table-cell table:style-name="ce131"/>
          <table:table-cell table:style-name="ce56" table:number-columns-repeated="4"/>
          <table:table-cell table:style-name="ce166" table:formula="of:=IF(AND([.$X$1];[.$X$2]);[$Données.E22];&quot;&quot;)" office:value-type="float" office:value="4" calcext:value-type="float">
            <text:p>4</text:p>
          </table:table-cell>
          <table:table-cell table:style-name="ce131"/>
          <table:table-cell table:style-name="ce56" table:number-columns-repeated="8"/>
          <table:table-cell table:number-columns-repeated="992"/>
          <table:table-cell table:style-name="ce39"/>
        </table:table-row>
        <table:table-row table:style-name="ro5">
          <table:table-cell table:style-name="ce146" table:number-columns-repeated="12"/>
          <table:table-cell table:style-name="ce304" office:value-type="string" calcext:value-type="string">
            <text:p>En cours de construction</text:p>
          </table:table-cell>
          <table:table-cell table:style-name="ce146"/>
          <table:table-cell table:style-name="ce56"/>
          <table:table-cell table:style-name="ce146" table:number-columns-repeated="15"/>
          <table:table-cell table:number-columns-repeated="994"/>
        </table:table-row>
        <table:table-row table:style-name="ro5">
          <table:table-cell table:style-name="ce146" table:number-columns-repeated="5"/>
          <table:table-cell table:style-name="ce52"/>
          <table:table-cell table:style-name="ce146" table:number-columns-repeated="2"/>
          <table:table-cell table:style-name="ce93"/>
          <table:table-cell table:style-name="ce146" table:number-columns-repeated="5"/>
          <table:table-cell table:style-name="ce56"/>
          <table:table-cell table:style-name="ce146" table:number-columns-repeated="6"/>
          <table:table-cell table:style-name="ce166" table:formula="of:=IF(AND([.$X$1];[.$X$2]);[$Données.F23];&quot;&quot;)" office:value-type="float" office:value="3" calcext:value-type="float">
            <text:p>3</text:p>
          </table:table-cell>
          <table:table-cell table:style-name="ce146" table:number-columns-repeated="2"/>
          <table:table-cell table:style-name="ce130" table:formula="of:=IF(AND([.$X$1];[.$X$2]);[$Données.I23];&quot;&quot;)" office:value-type="float" office:value="9" calcext:value-type="float">
            <text:p>9</text:p>
          </table:table-cell>
          <table:table-cell table:style-name="ce146" table:number-columns-repeated="5"/>
          <table:table-cell table:number-columns-repeated="994"/>
        </table:table-row>
        <table:table-row table:style-name="ro5">
          <table:table-cell table:style-name="ce93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]</text:p>
          </table:table-cell>
          <table:table-cell table:style-name="ce93" table:number-columns-repeated="2"/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398" table:formula="of:=IF(OR([.$X$1];[.$X$2]);IF(AND([$Données.AD22]=[$Données.AE22];[$Données.AD23]=[$Données.AE23];[$Données.AD24]=[$Données.AE24]);1;0);&quot;&quot;)" office:value-type="boolean" office:boolean-value="false" calcext:value-type="boolean">
            <text:p>FAUX</text:p>
          </table:table-cell>
          <table:table-cell table:style-name="ce56"/>
          <table:table-cell table:style-name="ce130" table:formula="of:=IF(AND([.$X$1];[.$X$2]);[$Données.A24];&quot;&quot;)" office:value-type="float" office:value="4" calcext:value-type="float">
            <text:p>4</text:p>
          </table:table-cell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130" table:formula="of:=IF(AND([.$X$1];[.$X$2]);[$Données.E24];&quot;&quot;)" office:value-type="string" office:string-value="+" calcext:value-type="string">
            <text:p>+</text:p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X$1];[.$X$2]);[$Données.H24];&quot;&quot;)" office:value-type="string" office:string-value="-" calcext:value-type="string">
            <text:p>-</text:p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]</text:p>
          </table:table-cell>
          <table:table-cell table:style-name="ce130" table:formula="of:=IF(AND([.$X$1];[.$X$2]);[$Données.K24];&quot;&quot;)" office:value-type="string" office:string-value="-" calcext:value-type="string">
            <text:p>-</text:p>
          </table:table-cell>
          <table:table-cell table:style-name="ce130" table:formula="of:=IF(AND([.$X$1];[.$X$2]);[$Données.L24];&quot;&quot;)" office:value-type="float" office:value="4" calcext:value-type="float">
            <text:p>4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994"/>
        </table:table-row>
        <table:table-row table:style-name="ro5">
          <table:table-cell table:style-name="ce131"/>
          <table:table-cell table:style-name="ce56" table:number-columns-repeated="4"/>
          <table:table-cell table:style-name="ce52"/>
          <table:table-cell table:style-name="ce56" table:number-columns-repeated="2"/>
          <table:table-cell table:style-name="ce93"/>
          <table:table-cell table:style-name="ce56" table:number-columns-repeated="7"/>
          <table:table-cell table:style-name="ce131"/>
          <table:table-cell table:style-name="ce56" table:number-columns-repeated="4"/>
          <table:table-cell table:style-name="ce166" table:formula="of:=IF(AND([.$X$1];[.$X$2]);[$Données.F25];&quot;&quot;)" office:value-type="float" office:value="8" calcext:value-type="float">
            <text:p>8</text:p>
          </table:table-cell>
          <table:table-cell table:style-name="ce56" table:number-columns-repeated="2"/>
          <table:table-cell table:style-name="ce130" table:formula="of:=IF(AND([.$X$1];[.$X$2]);[$Données.I25];&quot;&quot;)" office:value-type="float" office:value="64" calcext:value-type="float">
            <text:p>64</text:p>
          </table:table-cell>
          <table:table-cell table:style-name="ce56" table:number-columns-repeated="5"/>
          <table:table-cell table:number-columns-repeated="994"/>
        </table:table-row>
        <table:table-row table:style-name="ro5">
          <table:table-cell table:style-name="ce131" table:number-columns-repeated="8"/>
          <table:table-cell table:style-name="ce132"/>
          <table:table-cell table:style-name="ce131" table:number-columns-repeated="5"/>
          <table:table-cell table:style-name="ce56"/>
          <table:table-cell table:style-name="ce131" table:number-columns-repeated="9"/>
          <table:table-cell table:style-name="ce132"/>
          <table:table-cell table:style-name="ce131" table:number-columns-repeated="5"/>
          <table:table-cell table:number-columns-repeated="994"/>
        </table:table-row>
        <table:table-row table:style-name="ro5">
          <table:table-cell table:style-name="ce146" table:number-columns-repeated="4"/>
          <table:table-cell table:style-name="ce93"/>
          <table:table-cell table:style-name="ce146" table:number-columns-repeated="2"/>
          <table:table-cell table:style-name="ce93"/>
          <table:table-cell table:style-name="ce146" table:number-columns-repeated="6"/>
          <table:table-cell table:style-name="ce56"/>
          <table:table-cell table:style-name="ce146" table:number-columns-repeated="5"/>
          <table:table-cell table:style-name="ce130" table:formula="of:=IF(AND([.$X$1];[.$X$2]);[$Données.E27];&quot;&quot;)" office:value-type="float" office:value="3" calcext:value-type="float">
            <text:p>3</text:p>
          </table:table-cell>
          <table:table-cell table:style-name="ce146" table:number-columns-repeated="2"/>
          <table:table-cell table:style-name="ce130" table:formula="of:=IF(AND([.$X$1];[.$X$2]);[$Données.H27];&quot;&quot;)" office:value-type="float" office:value="9" calcext:value-type="float">
            <text:p>9</text:p>
          </table:table-cell>
          <table:table-cell table:style-name="ce146" table:number-columns-repeated="6"/>
          <table:table-cell table:number-columns-repeated="994"/>
        </table:table-row>
        <table:table-row table:style-name="ro5">
          <table:table-cell table:style-name="ce93"/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93" table:number-columns-repeated="2"/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2"/>
          <table:table-cell table:style-name="ce398" table:formula="of:=IF(OR([.$X$1];[.$X$2]);IF(AND([$Données.AD25]=[$Données.AE25];[$Données.AD26]=[$Données.AE26];[$Données.AD27]=[$Données.AE27]);1;0);&quot;&quot;)" office:value-type="boolean" office:boolean-value="false" calcext:value-type="boolean">
            <text:p>FAUX</text:p>
          </table:table-cell>
          <table:table-cell table:style-name="ce56"/>
          <table:table-cell table:style-name="ce130" table:formula="of:=IF(AND([.$X$1];[.$X$2]);[$Données.A28];&quot;&quot;)" office:value-type="float" office:value="4" calcext:value-type="float">
            <text:p>4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130" table:formula="of:=IF(AND([.$X$1];[.$X$2]);[$Données.D28];&quot;&quot;)" office:value-type="string" office:string-value="+" calcext:value-type="string">
            <text:p>+</text:p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X$1];[.$X$2]);[$Données.G28];&quot;&quot;)" office:value-type="string" office:string-value="-" calcext:value-type="string">
            <text:p>-</text:p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30" table:formula="of:=IF(AND([.$X$1];[.$X$2]);[$Données.I28];&quot;&quot;)" office:value-type="string" office:string-value="-" calcext:value-type="string">
            <text:p>-</text:p>
          </table:table-cell>
          <table:table-cell table:style-name="ce130" table:formula="of:=IF(AND([.$X$1];[.$X$2]);[$Données.J28];&quot;&quot;)" office:value-type="float" office:value="4" calcext:value-type="float">
            <text:p>4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2"/>
          <table:table-cell table:number-columns-repeated="994"/>
        </table:table-row>
        <table:table-row table:style-name="ro5">
          <table:table-cell table:style-name="ce131"/>
          <table:table-cell table:style-name="ce56" table:number-columns-repeated="3"/>
          <table:table-cell table:style-name="ce93"/>
          <table:table-cell table:style-name="ce56"/>
          <table:table-cell table:style-name="ce67"/>
          <table:table-cell table:style-name="ce93"/>
          <table:table-cell table:style-name="ce56" table:number-columns-repeated="8"/>
          <table:table-cell table:style-name="ce131"/>
          <table:table-cell table:style-name="ce56" table:number-columns-repeated="3"/>
          <table:table-cell table:style-name="ce130" table:formula="of:=IF(AND([.$X$1];[.$X$2]);[$Données.E29];&quot;&quot;)" office:value-type="float" office:value="8" calcext:value-type="float">
            <text:p>8</text:p>
          </table:table-cell>
          <table:table-cell table:style-name="ce56"/>
          <table:table-cell table:style-name="ce67"/>
          <table:table-cell table:style-name="ce130" table:formula="of:=IF(AND([.$X$1];[.$X$2]);[$Données.H29];&quot;&quot;)" office:value-type="float" office:value="16" calcext:value-type="float">
            <text:p>16</text:p>
          </table:table-cell>
          <table:table-cell table:style-name="ce56" table:number-columns-repeated="6"/>
          <table:table-cell table:number-columns-repeated="994"/>
        </table:table-row>
        <table:table-row table:style-name="ro5">
          <table:table-cell table:style-name="ce146" table:number-columns-repeated="14"/>
          <table:table-cell table:style-name="ce56"/>
          <table:table-cell table:style-name="ce146" table:number-columns-repeated="15"/>
          <table:table-cell table:number-columns-repeated="994"/>
        </table:table-row>
        <table:table-row table:style-name="ro5">
          <table:table-cell table:style-name="ce146" table:number-columns-repeated="4"/>
          <table:table-cell table:style-name="ce93"/>
          <table:table-cell table:style-name="ce146" table:number-columns-repeated="2"/>
          <table:table-cell table:style-name="ce93"/>
          <table:table-cell table:style-name="ce146" table:number-columns-repeated="6"/>
          <table:table-cell table:style-name="ce56"/>
          <table:table-cell table:style-name="ce146" table:number-columns-repeated="5"/>
          <table:table-cell table:style-name="ce130" table:formula="of:=IF(AND([.$X$1];[.$X$2]);[$Données.E31];&quot;&quot;)" office:value-type="float" office:value="3" calcext:value-type="float">
            <text:p>3</text:p>
          </table:table-cell>
          <table:table-cell table:style-name="ce146" table:number-columns-repeated="2"/>
          <table:table-cell table:style-name="ce130" table:formula="of:=IF(AND([.$X$1];[.$X$2]);[$Données.H31];&quot;&quot;)" office:value-type="float" office:value="73" calcext:value-type="float">
            <text:p>73</text:p>
          </table:table-cell>
          <table:table-cell table:style-name="ce146" table:number-columns-repeated="6"/>
          <table:table-cell table:number-columns-repeated="994"/>
        </table:table-row>
        <table:table-row table:style-name="ro5">
          <table:table-cell table:style-name="ce93"/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 office:value-type="string" calcext:value-type="string">
            <text:p>+</text:p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4"/>
          <table:table-cell table:style-name="ce398" table:formula="of:=IF(OR([.$X$1];[.$X$2]);IF(AND([$Données.AD28]=[$Données.AE28];[$Données.AD29]=[$Données.AE29];[$Données.AD30]=[$Données.AE30]);1;0);&quot;&quot;)" office:value-type="boolean" office:boolean-value="false" calcext:value-type="boolean">
            <text:p>FAUX</text:p>
          </table:table-cell>
          <table:table-cell table:style-name="ce56"/>
          <table:table-cell table:style-name="ce130" table:formula="of:=IF(AND([.$X$1];[.$X$2]);[$Données.A32];&quot;&quot;)" office:value-type="float" office:value="4" calcext:value-type="float">
            <text:p>4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130" table:formula="of:=IF(AND([.$X$1];[.$X$2]);[$Données.D32];&quot;&quot;)" office:value-type="string" office:string-value="+" calcext:value-type="string">
            <text:p>+</text:p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X$1];[.$X$2]);[$Données.G32];&quot;&quot;)" office:value-type="string" office:string-value="-" calcext:value-type="string">
            <text:p>-</text:p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1" table:number-columns-repeated="2"/>
          <table:table-cell table:style-name="ce56" table:number-columns-repeated="2"/>
          <table:table-cell table:number-columns-repeated="994"/>
        </table:table-row>
        <table:table-row table:style-name="ro5">
          <table:table-cell table:style-name="ce131"/>
          <table:table-cell table:style-name="ce56" table:number-columns-repeated="3"/>
          <table:table-cell table:style-name="ce93"/>
          <table:table-cell table:style-name="ce56"/>
          <table:table-cell table:style-name="ce67"/>
          <table:table-cell table:style-name="ce93"/>
          <table:table-cell table:style-name="ce56" table:number-columns-repeated="8"/>
          <table:table-cell table:style-name="ce131"/>
          <table:table-cell table:style-name="ce56" table:number-columns-repeated="3"/>
          <table:table-cell table:style-name="ce130" table:formula="of:=IF(AND([.$X$1];[.$X$2]);[$Données.E33];&quot;&quot;)" office:value-type="float" office:value="8" calcext:value-type="float">
            <text:p>8</text:p>
          </table:table-cell>
          <table:table-cell table:style-name="ce56"/>
          <table:table-cell table:style-name="ce67"/>
          <table:table-cell table:style-name="ce130" table:formula="of:=IF(AND([.$X$1];[.$X$2]);[$Données.H33];&quot;&quot;)" office:value-type="float" office:value="16" calcext:value-type="float">
            <text:p>16</text:p>
          </table:table-cell>
          <table:table-cell table:style-name="ce56" table:number-columns-repeated="6"/>
          <table:table-cell table:number-columns-repeated="994"/>
        </table:table-row>
        <table:table-row table:style-name="ro5">
          <table:table-cell table:style-name="ce146" table:number-columns-repeated="14"/>
          <table:table-cell table:style-name="ce56"/>
          <table:table-cell table:style-name="ce146" table:number-columns-repeated="15"/>
          <table:table-cell table:style-name="ce150"/>
          <table:table-cell table:number-columns-repeated="993"/>
        </table:table-row>
        <table:table-row table:style-name="ro5">
          <table:table-cell table:style-name="ce56" table:number-columns-repeated="2"/>
          <table:table-cell table:style-name="ce146"/>
          <table:table-cell table:style-name="ce93"/>
          <table:table-cell table:style-name="ce146"/>
          <table:table-cell table:style-name="ce56"/>
          <table:table-cell table:style-name="ce146"/>
          <table:table-cell table:style-name="ce93"/>
          <table:table-cell table:style-name="ce56" table:number-columns-repeated="10"/>
          <table:table-cell table:style-name="ce146"/>
          <table:table-cell table:style-name="ce130" table:formula="of:=[.U17]" office:value-type="float" office:value="3" calcext:value-type="float">
            <text:p>3</text:p>
          </table:table-cell>
          <table:table-cell table:style-name="ce146"/>
          <table:table-cell table:style-name="ce56"/>
          <table:table-cell table:style-name="ce146"/>
          <table:table-cell table:style-name="ce130" table:formula="of:=[.X17]" office:value-type="float" office:value="73" calcext:value-type="float">
            <text:p>73</text:p>
          </table:table-cell>
          <table:table-cell table:style-name="ce56" table:number-columns-repeated="6"/>
          <table:table-cell table:number-columns-repeated="992"/>
          <table:table-cell table:style-name="ce150"/>
          <table:table-cell/>
        </table:table-row>
        <table:table-row table:style-name="ro5">
          <table:table-cell table:style-name="ce56"/>
          <table:table-cell table:style-name="ce136" office:value-type="string" calcext:value-type="string">
            <text:p><text:span text:style-name="T5"></text:span> =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46"/>
          <table:table-cell table:style-name="ce136" office:value-type="string" calcext:value-type="string">
            <text:p><text:span text:style-name="T5"></text:span> =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number-columns-repeated="6"/>
          <table:table-cell table:style-name="ce398" table:formula="of:=IF(OR([.$X$1];[.$X$2]);IF(AND([$Données.AD31]=[$Données.AE31];[$Données.AD32]=[$Données.AE32];[$Données.AD33]=[$Données.AE33]);1;0);&quot;&quot;)" office:value-type="boolean" office:boolean-value="false" calcext:value-type="boolean">
            <text:p>FAUX</text:p>
          </table:table-cell>
          <table:table-cell table:style-name="ce56" table:number-columns-repeated="2"/>
          <table:table-cell table:style-name="ce136" office:value-type="string" calcext:value-type="string">
            <text:p><text:span text:style-name="T5"></text:span> =</text:p>
          </table:table-cell>
          <table:table-cell table:style-name="ce130" table:formula="of:=IF([.T18]=&quot;-&quot;;&quot;-&quot;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46"/>
          <table:table-cell table:style-name="ce136" office:value-type="string" calcext:value-type="string">
            <text:p><text:span text:style-name="T5"></text:span> =</text:p>
          </table:table-cell>
          <table:table-cell table:style-name="ce130" table:formula="of:=IF([.W18]=&quot;-&quot;;&quot;-&quot;;&quot;&quot;)" office:value-type="string" office:string-value="-" calcext:value-type="string">
            <text:p>-</text:p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number-columns-repeated="6"/>
          <table:table-cell table:number-columns-repeated="992"/>
          <table:table-cell table:style-name="ce150"/>
          <table:table-cell/>
        </table:table-row>
        <table:table-row table:style-name="ro5">
          <table:table-cell table:style-name="ce56" table:number-columns-repeated="2"/>
          <table:table-cell table:style-name="ce146"/>
          <table:table-cell table:style-name="ce93"/>
          <table:table-cell table:style-name="ce146"/>
          <table:table-cell table:style-name="ce56"/>
          <table:table-cell table:style-name="ce146"/>
          <table:table-cell table:style-name="ce93"/>
          <table:table-cell table:style-name="ce56" table:number-columns-repeated="10"/>
          <table:table-cell table:style-name="ce146"/>
          <table:table-cell table:style-name="ce130" table:formula="of:=[.U19]" office:value-type="float" office:value="8" calcext:value-type="float">
            <text:p>8</text:p>
          </table:table-cell>
          <table:table-cell table:style-name="ce146"/>
          <table:table-cell table:style-name="ce56"/>
          <table:table-cell table:style-name="ce146"/>
          <table:table-cell table:style-name="ce130" table:formula="of:=[.X19]" office:value-type="float" office:value="16" calcext:value-type="float">
            <text:p>16</text:p>
          </table:table-cell>
          <table:table-cell table:style-name="ce56" table:number-columns-repeated="6"/>
          <table:table-cell table:number-columns-repeated="992"/>
          <table:table-cell table:style-name="ce150"/>
          <table:table-cell/>
        </table:table-row>
        <table:table-row table:style-name="ro5">
          <table:table-cell table:style-name="ce56" table:number-columns-repeated="14"/>
          <table:table-cell/>
          <table:table-cell table:style-name="ce56" table:number-columns-repeated="15"/>
          <table:table-cell table:number-columns-repeated="994"/>
        </table:table-row>
        <table:table-row table:style-name="ro5">
          <table:table-cell table:style-name="ce100" office:value-type="string" calcext:value-type="string" table:number-columns-spanned="14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13" table:style-name="ce56"/>
          <table:table-cell/>
          <table:table-cell table:style-name="ce56" table:number-columns-repeated="15"/>
          <table:table-cell table:number-columns-repeated="994"/>
        </table:table-row>
        <table:table-row table:style-name="ro5">
          <table:table-cell table:number-columns-repeated="12"/>
          <table:table-cell table:style-name="ce306"/>
          <table:table-cell/>
          <table:table-cell table:style-name="Default"/>
          <table:table-cell table:style-name="ce56" table:number-columns-repeated="15"/>
          <table:table-cell table:number-columns-repeated="994"/>
        </table:table-row>
        <table:table-row table:style-name="ro5" table:number-rows-repeated="1048545">
          <table:table-cell table:number-columns-repeated="1024"/>
        </table:table-row>
        <table:table-row table:style-name="ro6" table:number-rows-repeated="4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2nd ° Première G N2'.O6:'2nd ° Première G N2'.O6 '2nd ° Première G N2'.O10:'2nd ° Première G N2'.O10 '2nd ° Première G N2'.O14:'2nd ° Première G N2'.O14 '2nd ° Première G N2'.O18:'2nd ° Première G N2'.O18 '2nd ° Première G N2'.O22:'2nd ° Première G N2'.O22">
            <calcext:condition calcext:apply-style-name="Good" calcext:value="=1" calcext:base-cell-address="'2nd ° Première G N2'.O6"/>
            <calcext:condition calcext:apply-style-name="Bad" calcext:value="=0" calcext:base-cell-address="'2nd ° Première G N2'.O6"/>
          </calcext:conditional-format>
        </calcext:conditional-formats>
      </table:table>
      <table:table table:name="Données" table:style-name="ta2" table:protected="true" table:protection-key="bqySXgqkWhh/uQcwAb8KCSVd0Go=" table:protection-key-digest-algorithm="http://www.w3.org/2000/09/xmldsig#sha1" table:print="false">
        <loext:table-protection loext:select-unprotected-cells="true"/>
        <office:forms form:automatic-focus="false" form:apply-design-mode="false"/>
        <table:table-column table:style-name="co17" table:default-cell-style-name="ce420"/>
        <table:table-column table:style-name="co18" table:number-columns-repeated="3" table:default-cell-style-name="ce420"/>
        <table:table-column table:style-name="co1" table:default-cell-style-name="ce420"/>
        <table:table-column table:style-name="co18" table:default-cell-style-name="ce420"/>
        <table:table-column table:style-name="co19" table:default-cell-style-name="ce420"/>
        <table:table-column table:style-name="co20" table:default-cell-style-name="ce420"/>
        <table:table-column table:style-name="co18" table:number-columns-repeated="4" table:default-cell-style-name="ce420"/>
        <table:table-column table:style-name="co21" table:default-cell-style-name="ce420"/>
        <table:table-column table:style-name="co22" table:default-cell-style-name="ce420"/>
        <table:table-column table:style-name="co23" table:number-columns-repeated="2" table:default-cell-style-name="ce420"/>
        <table:table-column table:style-name="co24" table:default-cell-style-name="ce420"/>
        <table:table-column table:style-name="co23" table:default-cell-style-name="ce420"/>
        <table:table-column table:style-name="co25" table:default-cell-style-name="ce420"/>
        <table:table-column table:style-name="co23" table:number-columns-repeated="3" table:default-cell-style-name="ce420"/>
        <table:table-column table:style-name="co26" table:number-columns-repeated="2" table:default-cell-style-name="ce420"/>
        <table:table-column table:style-name="co27" table:number-columns-repeated="2" table:default-cell-style-name="ce420"/>
        <table:table-column table:style-name="co26" table:number-columns-repeated="5" table:default-cell-style-name="ce420"/>
        <table:table-column table:style-name="co23" table:default-cell-style-name="ce420"/>
        <table:table-column table:style-name="co28" table:default-cell-style-name="ce420"/>
        <table:table-column table:style-name="co29" table:default-cell-style-name="ce420"/>
        <table:table-column table:style-name="co23" table:number-columns-repeated="2" table:default-cell-style-name="ce420"/>
        <table:table-column table:style-name="co30" table:default-cell-style-name="ce420"/>
        <table:table-column table:style-name="co1" table:number-columns-repeated="2" table:default-cell-style-name="ce420"/>
        <table:table-column table:style-name="co23" table:default-cell-style-name="ce420"/>
        <table:table-column table:style-name="co31" table:default-cell-style-name="ce420"/>
        <table:table-column table:style-name="co32" table:default-cell-style-name="ce420"/>
        <table:table-column table:style-name="co33" table:number-columns-repeated="3" table:default-cell-style-name="ce420"/>
        <table:table-column table:style-name="co34" table:default-cell-style-name="ce420"/>
        <table:table-column table:style-name="co35" table:default-cell-style-name="ce420"/>
        <table:table-column table:style-name="co1" table:number-columns-repeated="2" table:default-cell-style-name="ce420"/>
        <table:table-column table:style-name="co36" table:default-cell-style-name="ce420"/>
        <table:table-column table:style-name="co37" table:default-cell-style-name="ce420"/>
        <table:table-column table:style-name="co1" table:number-columns-repeated="2" table:default-cell-style-name="ce420"/>
        <table:table-column table:style-name="co23" table:number-columns-repeated="2" table:default-cell-style-name="ce420"/>
        <table:table-column table:style-name="co38" table:default-cell-style-name="ce420"/>
        <table:table-column table:style-name="co39" table:default-cell-style-name="ce420"/>
        <table:table-column table:style-name="co23" table:number-columns-repeated="2" table:default-cell-style-name="ce420"/>
        <table:table-column table:style-name="co40" table:number-columns-repeated="3" table:default-cell-style-name="ce420"/>
        <table:table-column table:style-name="co41" table:default-cell-style-name="ce420"/>
        <table:table-column table:style-name="co42" table:default-cell-style-name="ce420"/>
        <table:table-column table:style-name="co23" table:number-columns-repeated="959" table:default-cell-style-name="ce420"/>
        <table:table-column table:style-name="co23" table:default-cell-style-name="ce519"/>
        <table:table-row table:style-name="ro3">
          <table:table-cell table:style-name="ce394" office:value-type="string" calcext:value-type="string" table:number-columns-spanned="31" table:number-rows-spanned="1">
            <text:p>KELLER Stéphane - Lycée agricole Louis Pasteur</text:p>
          </table:table-cell>
          <table:covered-table-cell table:style-name="ce416"/>
          <table:covered-table-cell table:style-name="ce423"/>
          <table:covered-table-cell table:number-columns-repeated="3" table:style-name="ce463"/>
          <table:covered-table-cell table:style-name="ce453"/>
          <table:covered-table-cell table:style-name="ce458"/>
          <table:covered-table-cell table:style-name="ce461"/>
          <table:covered-table-cell table:number-columns-repeated="3" table:style-name="ce416"/>
          <table:covered-table-cell table:style-name="ce468"/>
          <table:covered-table-cell table:style-name="ce416"/>
          <table:covered-table-cell table:style-name="ce475"/>
          <table:covered-table-cell table:style-name="ce395"/>
          <table:covered-table-cell table:style-name="ce476"/>
          <table:covered-table-cell table:number-columns-repeated="5" table:style-name="ce395"/>
          <table:covered-table-cell/>
          <table:covered-table-cell table:style-name="ce492"/>
          <table:covered-table-cell table:number-columns-repeated="7"/>
          <table:table-cell/>
          <table:table-cell table:style-name="ce497" office:value-type="string" calcext:value-type="string">
            <text:p>N°</text:p>
          </table:table-cell>
          <table:table-cell table:style-name="ce497" office:value-type="string" calcext:value-type="string">
            <text:p>Rang aléa</text:p>
          </table:table-cell>
          <table:table-cell table:style-name="ce500" office:value-type="string" calcext:value-type="string">
            <text:p>a</text:p>
          </table:table-cell>
          <table:table-cell table:style-name="ce500" office:value-type="string" calcext:value-type="string">
            <text:p>b</text:p>
          </table:table-cell>
          <table:table-cell table:style-name="ce500" office:value-type="string" calcext:value-type="string">
            <text:p>PGCD</text:p>
          </table:table-cell>
          <table:table-cell table:style-name="ce500" office:value-type="string" calcext:value-type="string">
            <text:p>- b / <text:span text:style-name="T6">(2 * </text:span>a<text:span text:style-name="T6">)</text:span></text:p>
          </table:table-cell>
          <table:table-cell table:style-name="ce505" office:value-type="string" calcext:value-type="string">
            <text:p>choix</text:p>
          </table:table-cell>
          <table:table-cell/>
          <table:table-cell table:style-name="ce497" office:value-type="string" calcext:value-type="string">
            <text:p>N°</text:p>
          </table:table-cell>
          <table:table-cell table:style-name="ce497" office:value-type="string" calcext:value-type="string">
            <text:p>Rang aléa</text:p>
          </table:table-cell>
          <table:table-cell table:style-name="ce500" office:value-type="string" calcext:value-type="string">
            <text:p>a</text:p>
          </table:table-cell>
          <table:table-cell table:style-name="ce500" office:value-type="string" calcext:value-type="string">
            <text:p>b</text:p>
          </table:table-cell>
          <table:table-cell table:style-name="ce500" office:value-type="string" calcext:value-type="string">
            <text:p>c</text:p>
          </table:table-cell>
          <table:table-cell table:style-name="ce500" office:value-type="string" calcext:value-type="string">
            <text:p>d</text:p>
          </table:table-cell>
          <table:table-cell table:style-name="ce500" office:value-type="string" calcext:value-type="string">
            <text:p>PGCD(a ;c)</text:p>
          </table:table-cell>
          <table:table-cell table:style-name="ce500" office:value-type="string" calcext:value-type="string">
            <text:p>a <text:span text:style-name="T6">/</text:span> c</text:p>
          </table:table-cell>
          <table:table-cell table:style-name="ce500" office:value-type="string" calcext:value-type="string">
            <text:p>bc-ad</text:p>
          </table:table-cell>
          <table:table-cell table:style-name="ce500" office:value-type="string" calcext:value-type="string">
            <text:p>c</text:p>
          </table:table-cell>
          <table:table-cell table:style-name="ce500" office:value-type="string" calcext:value-type="string">
            <text:p>PGCD(bc-ad ;c)</text:p>
          </table:table-cell>
          <table:table-cell table:style-name="ce500" office:value-type="string" calcext:value-type="string">
            <text:p>(bc-ad)/c</text:p>
          </table:table-cell>
          <table:table-cell table:style-name="ce505" office:value-type="string" calcext:value-type="string">
            <text:p>choix</text:p>
          </table:table-cell>
          <table:table-cell/>
          <table:table-cell table:style-name="ce509" table:number-columns-repeated="2"/>
          <table:table-cell table:style-name="ce511" table:number-columns-repeated="7"/>
          <table:table-cell table:style-name="ce510"/>
          <table:table-cell table:number-columns-repeated="960"/>
        </table:table-row>
        <table:table-row table:style-name="ro3">
          <table:table-cell table:style-name="ce395"/>
          <table:table-cell table:number-columns-repeated="15"/>
          <table:table-cell table:style-name="ce574" table:number-columns-repeated="3"/>
          <table:table-cell table:style-name="ce583" table:number-columns-repeated="2"/>
          <table:table-cell table:number-columns-repeated="11"/>
          <table:table-cell table:style-name="ce498" office:value-type="float" office:value="1" calcext:value-type="float">
            <text:p>1</text:p>
          </table:table-cell>
          <table:table-cell table:style-name="ce422" table:formula="of:=RANDBETWEEN(1;1000000)" office:value-type="float" office:value="121578" calcext:value-type="float">
            <text:p>121578</text:p>
          </table:table-cell>
          <table:table-cell table:style-name="ce422" office:value-type="float" office:value="-7" calcext:value-type="float">
            <text:p>-7</text:p>
          </table:table-cell>
          <table:table-cell table:style-name="ce422" office:value-type="float" office:value="5" calcext:value-type="float">
            <text:p>5</text:p>
          </table:table-cell>
          <table:table-cell table:style-name="ce422" table:formula="of:=GCD(ABS(2*[.AI2]);ABS([.AJ2]))" office:value-type="float" office:value="1" calcext:value-type="float">
            <text:p>1</text:p>
          </table:table-cell>
          <table:table-cell table:style-name="ce502" table:formula="of:=-[.AJ2]/[.AI2]" office:value-type="float" office:value="0.714285714285714" calcext:value-type="float">
            <text:p><text:s/>5/7 </text:p>
          </table:table-cell>
          <table:table-cell table:style-name="ce422" table:formula="of:=RANK([.AH2];[.$AH$2:.$AH$26];0)" office:value-type="float" office:value="21" calcext:value-type="float">
            <text:p>21</text:p>
          </table:table-cell>
          <table:table-cell/>
          <table:table-cell table:style-name="ce498" office:value-type="float" office:value="1" calcext:value-type="float">
            <text:p>1</text:p>
          </table:table-cell>
          <table:table-cell table:style-name="ce422" table:formula="of:=RANDBETWEEN(1;1000000)" office:value-type="float" office:value="532072" calcext:value-type="float">
            <text:p>532072</text:p>
          </table:table-cell>
          <table:table-cell table:style-name="ce422" office:value-type="float" office:value="-7" calcext:value-type="float">
            <text:p>-7</text:p>
          </table:table-cell>
          <table:table-cell table:style-name="ce422" office:value-type="float" office:value="4" calcext:value-type="float">
            <text:p>4</text:p>
          </table:table-cell>
          <table:table-cell table:style-name="ce422" office:value-type="float" office:value="5" calcext:value-type="float">
            <text:p>5</text:p>
          </table:table-cell>
          <table:table-cell table:style-name="ce422" office:value-type="float" office:value="4" calcext:value-type="float">
            <text:p>4</text:p>
          </table:table-cell>
          <table:table-cell table:style-name="ce506" table:formula="of:=GCD(ABS(2*[.AQ2]);ABS([.AS2]))" office:value-type="float" office:value="1" calcext:value-type="float">
            <text:p>1</text:p>
          </table:table-cell>
          <table:table-cell table:style-name="ce502" table:formula="of:=-[.AS2]/[.AQ2]" office:value-type="float" office:value="0.714285714285714" calcext:value-type="float">
            <text:p><text:s/>5/7 </text:p>
          </table:table-cell>
          <table:table-cell table:style-name="ce422" table:formula="of:=[.AR2]*[.AS2]-[.AQ2]*[.AT2]" office:value-type="float" office:value="48" calcext:value-type="float">
            <text:p>48</text:p>
          </table:table-cell>
          <table:table-cell table:style-name="ce422" table:formula="of:=[.AS2]" office:value-type="float" office:value="5" calcext:value-type="float">
            <text:p>5</text:p>
          </table:table-cell>
          <table:table-cell table:style-name="ce506" table:formula="of:=GCD(ABS([.AW2]);ABS([.AS2]))" office:value-type="float" office:value="1" calcext:value-type="float">
            <text:p>1</text:p>
          </table:table-cell>
          <table:table-cell table:style-name="ce502" table:formula="of:=([.AR2]*[.AS2]-[.AQ2]*[.AT2])/[.AS2]" office:value-type="float" office:value="9.6" calcext:value-type="float">
            <text:p>48/5 </text:p>
          </table:table-cell>
          <table:table-cell table:style-name="ce422" table:formula="of:=RANK([.AP2];[.$AP$2:.$AP$26];0)" office:value-type="float" office:value="10" calcext:value-type="float">
            <text:p>10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409" office:value-type="string" calcext:value-type="string" table:number-columns-spanned="31" table:number-rows-spanned="1">
            <text:p>Fonction polynôme du second degré niveau 1 Seconde</text:p>
          </table:table-cell>
          <table:covered-table-cell table:number-columns-repeated="15"/>
          <table:covered-table-cell table:number-columns-repeated="3" table:style-name="ce574"/>
          <table:covered-table-cell table:number-columns-repeated="2" table:style-name="ce583"/>
          <table:covered-table-cell table:number-columns-repeated="10"/>
          <table:table-cell/>
          <table:table-cell table:style-name="ce499" office:value-type="float" office:value="2" calcext:value-type="float">
            <text:p>2</text:p>
          </table:table-cell>
          <table:table-cell table:style-name="ce485" table:formula="of:=RANDBETWEEN(1;1000000)" office:value-type="float" office:value="822152" calcext:value-type="float">
            <text:p>822152</text:p>
          </table:table-cell>
          <table:table-cell table:style-name="ce485" office:value-type="float" office:value="-6" calcext:value-type="float">
            <text:p>-6</text:p>
          </table:table-cell>
          <table:table-cell table:style-name="ce485" office:value-type="float" office:value="5" calcext:value-type="float">
            <text:p>5</text:p>
          </table:table-cell>
          <table:table-cell table:style-name="ce485" table:formula="of:=GCD(ABS(2*[.AI3]);ABS([.AJ3]))" office:value-type="float" office:value="1" calcext:value-type="float">
            <text:p>1</text:p>
          </table:table-cell>
          <table:table-cell table:style-name="ce503" table:formula="of:=-[.AJ3]/[.AI3]" office:value-type="float" office:value="0.833333333333333" calcext:value-type="float">
            <text:p><text:s/>5/6 </text:p>
          </table:table-cell>
          <table:table-cell table:style-name="ce485" table:formula="of:=RANK([.AH3];[.$AH$2:.$AH$26];0)" office:value-type="float" office:value="6" calcext:value-type="float">
            <text:p>6</text:p>
          </table:table-cell>
          <table:table-cell/>
          <table:table-cell table:style-name="ce499" office:value-type="float" office:value="2" calcext:value-type="float">
            <text:p>2</text:p>
          </table:table-cell>
          <table:table-cell table:style-name="ce485" table:formula="of:=RANDBETWEEN(1;1000000)" office:value-type="float" office:value="198240" calcext:value-type="float">
            <text:p>198240</text:p>
          </table:table-cell>
          <table:table-cell table:style-name="ce485" office:value-type="float" office:value="-6" calcext:value-type="float">
            <text:p>-6</text:p>
          </table:table-cell>
          <table:table-cell table:style-name="ce485" office:value-type="float" office:value="2" calcext:value-type="float">
            <text:p>2</text:p>
          </table:table-cell>
          <table:table-cell table:style-name="ce485" office:value-type="float" office:value="5" calcext:value-type="float">
            <text:p>5</text:p>
          </table:table-cell>
          <table:table-cell table:style-name="ce485" office:value-type="float" office:value="2" calcext:value-type="float">
            <text:p>2</text:p>
          </table:table-cell>
          <table:table-cell table:style-name="ce507" table:formula="of:=GCD(ABS(2*[.AQ3]);ABS([.AS3]))" office:value-type="float" office:value="1" calcext:value-type="float">
            <text:p>1</text:p>
          </table:table-cell>
          <table:table-cell table:style-name="ce503" table:formula="of:=-[.AS3]/[.AQ3]" office:value-type="float" office:value="0.833333333333333" calcext:value-type="float">
            <text:p><text:s/>5/6 </text:p>
          </table:table-cell>
          <table:table-cell table:style-name="ce485" table:formula="of:=[.AR3]*[.AS3]-[.AQ3]*[.AT3]" office:value-type="float" office:value="22" calcext:value-type="float">
            <text:p>22</text:p>
          </table:table-cell>
          <table:table-cell table:style-name="ce485" table:formula="of:=[.AS3]" office:value-type="float" office:value="5" calcext:value-type="float">
            <text:p>5</text:p>
          </table:table-cell>
          <table:table-cell table:style-name="ce507" table:formula="of:=GCD(ABS([.AW3]);ABS([.AS3]))" office:value-type="float" office:value="1" calcext:value-type="float">
            <text:p>1</text:p>
          </table:table-cell>
          <table:table-cell table:style-name="ce503" table:formula="of:=([.AR3]*[.AS3]-[.AQ3]*[.AT3])/[.AS3]" office:value-type="float" office:value="4.4" calcext:value-type="float">
            <text:p>22/5 </text:p>
          </table:table-cell>
          <table:table-cell table:style-name="ce485" table:formula="of:=RANK([.AP3];[.$AP$2:.$AP$26];0)" office:value-type="float" office:value="19" calcext:value-type="float">
            <text:p>19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5"/>
          <table:table-cell table:number-columns-repeated="15"/>
          <table:table-cell table:style-name="ce574" table:number-columns-repeated="3"/>
          <table:table-cell table:style-name="ce583" table:number-columns-repeated="2"/>
          <table:table-cell table:number-columns-repeated="11"/>
          <table:table-cell table:style-name="ce498" office:value-type="float" office:value="3" calcext:value-type="float">
            <text:p>3</text:p>
          </table:table-cell>
          <table:table-cell table:style-name="ce422" table:formula="of:=RANDBETWEEN(1;1000000)" office:value-type="float" office:value="52029" calcext:value-type="float">
            <text:p>52029</text:p>
          </table:table-cell>
          <table:table-cell table:style-name="ce501" office:value-type="float" office:value="-5" calcext:value-type="float">
            <text:p>-5</text:p>
          </table:table-cell>
          <table:table-cell table:style-name="ce501" office:value-type="float" office:value="3" calcext:value-type="float">
            <text:p>3</text:p>
          </table:table-cell>
          <table:table-cell table:style-name="ce501" table:formula="of:=GCD(ABS(2*[.AI4]);ABS([.AJ4]))" office:value-type="float" office:value="1" calcext:value-type="float">
            <text:p>1</text:p>
          </table:table-cell>
          <table:table-cell table:style-name="ce504" table:formula="of:=-[.AJ4]/[.AI4]" office:value-type="float" office:value="0.6" calcext:value-type="float">
            <text:p><text:s/>3/5 </text:p>
          </table:table-cell>
          <table:table-cell table:style-name="ce501" table:formula="of:=RANK([.AH4];[.$AH$2:.$AH$26];0)" office:value-type="float" office:value="22" calcext:value-type="float">
            <text:p>22</text:p>
          </table:table-cell>
          <table:table-cell/>
          <table:table-cell table:style-name="ce498" office:value-type="float" office:value="3" calcext:value-type="float">
            <text:p>3</text:p>
          </table:table-cell>
          <table:table-cell table:style-name="ce422" table:formula="of:=RANDBETWEEN(1;1000000)" office:value-type="float" office:value="107936" calcext:value-type="float">
            <text:p>107936</text:p>
          </table:table-cell>
          <table:table-cell table:style-name="ce501" office:value-type="float" office:value="-5" calcext:value-type="float">
            <text:p>-5</text:p>
          </table:table-cell>
          <table:table-cell table:style-name="ce501" office:value-type="float" office:value="7" calcext:value-type="float">
            <text:p>7</text:p>
          </table:table-cell>
          <table:table-cell table:style-name="ce501" office:value-type="float" office:value="3" calcext:value-type="float">
            <text:p>3</text:p>
          </table:table-cell>
          <table:table-cell table:style-name="ce501" office:value-type="float" office:value="-5" calcext:value-type="float">
            <text:p>-5</text:p>
          </table:table-cell>
          <table:table-cell table:style-name="ce508" table:formula="of:=GCD(ABS(2*[.AQ4]);ABS([.AS4]))" office:value-type="float" office:value="1" calcext:value-type="float">
            <text:p>1</text:p>
          </table:table-cell>
          <table:table-cell table:style-name="ce504" table:formula="of:=-[.AS4]/[.AQ4]" office:value-type="float" office:value="0.6" calcext:value-type="float">
            <text:p><text:s/>3/5 </text:p>
          </table:table-cell>
          <table:table-cell table:style-name="ce501" table:formula="of:=[.AR4]*[.AS4]-[.AQ4]*[.AT4]" office:value-type="float" office:value="-4" calcext:value-type="float">
            <text:p>-4</text:p>
          </table:table-cell>
          <table:table-cell table:style-name="ce501" table:formula="of:=[.AS4]" office:value-type="float" office:value="3" calcext:value-type="float">
            <text:p>3</text:p>
          </table:table-cell>
          <table:table-cell table:style-name="ce508" table:formula="of:=GCD(ABS([.AW4]);ABS([.AS4]))" office:value-type="float" office:value="1" calcext:value-type="float">
            <text:p>1</text:p>
          </table:table-cell>
          <table:table-cell table:style-name="ce504" table:formula="of:=([.AR4]*[.AS4]-[.AQ4]*[.AT4])/[.AS4]" office:value-type="float" office:value="-1.33333333333333" calcext:value-type="float">
            <text:p>- 4/3 </text:p>
          </table:table-cell>
          <table:table-cell table:style-name="ce501" table:formula="of:=RANK([.AP4];[.$AP$2:.$AP$26];0)" office:value-type="float" office:value="23" calcext:value-type="float">
            <text:p>23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5"/>
          <table:table-cell table:number-columns-repeated="15"/>
          <table:table-cell table:style-name="ce478" office:value-type="string" calcext:value-type="string">
            <text:p>a</text:p>
          </table:table-cell>
          <table:table-cell table:style-name="ce478" office:value-type="string" calcext:value-type="string">
            <text:p>b</text:p>
          </table:table-cell>
          <table:table-cell table:style-name="ce478" office:value-type="string" calcext:value-type="string">
            <text:p>c</text:p>
          </table:table-cell>
          <table:table-cell table:style-name="ce577" office:value-type="string" calcext:value-type="string">
            <text:p></text:p>
          </table:table-cell>
          <table:table-cell table:style-name="ce577" office:value-type="string" calcext:value-type="string">
            <text:p></text:p>
          </table:table-cell>
          <table:table-cell/>
          <table:table-cell table:formula="of:=COM.MICROSOFT.CONCAT(IF([.Q6]=1;&quot;&quot;;IF([.Q6]=-1;&quot;- &quot;;[.Q6]));&quot; x²&quot;;IF([.R6]&lt;0;&quot; - &quot;;&quot; + &quot;);ABS([.R6]);&quot; x&quot;;IF([.S6]&lt;0;&quot; - &quot;;&quot; + &quot;);ABS([.S6]))" office:value-type="string" office:string-value="-3 x² + 24 x + 2" calcext:value-type="string" table:number-columns-spanned="5" table:number-rows-spanned="1">
            <text:p>-3 x² + 24 x + 2</text:p>
          </table:table-cell>
          <table:covered-table-cell table:number-columns-repeated="4"/>
          <table:table-cell table:number-columns-repeated="5"/>
          <table:table-cell table:style-name="ce499" office:value-type="float" office:value="4" calcext:value-type="float">
            <text:p>4</text:p>
          </table:table-cell>
          <table:table-cell table:style-name="ce485" table:formula="of:=RANDBETWEEN(1;1000000)" office:value-type="float" office:value="896857" calcext:value-type="float">
            <text:p>896857</text:p>
          </table:table-cell>
          <table:table-cell table:style-name="ce485" office:value-type="float" office:value="-4" calcext:value-type="float">
            <text:p>-4</text:p>
          </table:table-cell>
          <table:table-cell table:style-name="ce485" office:value-type="float" office:value="3" calcext:value-type="float">
            <text:p>3</text:p>
          </table:table-cell>
          <table:table-cell table:style-name="ce485" table:formula="of:=GCD(ABS(2*[.AI5]);ABS([.AJ5]))" office:value-type="float" office:value="1" calcext:value-type="float">
            <text:p>1</text:p>
          </table:table-cell>
          <table:table-cell table:style-name="ce503" table:formula="of:=-[.AJ5]/[.AI5]" office:value-type="float" office:value="0.75" calcext:value-type="float">
            <text:p><text:s/>3/4 </text:p>
          </table:table-cell>
          <table:table-cell table:style-name="ce485" table:formula="of:=RANK([.AH5];[.$AH$2:.$AH$26];0)" office:value-type="float" office:value="2" calcext:value-type="float">
            <text:p>2</text:p>
          </table:table-cell>
          <table:table-cell/>
          <table:table-cell table:style-name="ce499" office:value-type="float" office:value="4" calcext:value-type="float">
            <text:p>4</text:p>
          </table:table-cell>
          <table:table-cell table:style-name="ce485" table:formula="of:=RANDBETWEEN(1;1000000)" office:value-type="float" office:value="285349" calcext:value-type="float">
            <text:p>285349</text:p>
          </table:table-cell>
          <table:table-cell table:style-name="ce485" office:value-type="float" office:value="-4" calcext:value-type="float">
            <text:p>-4</text:p>
          </table:table-cell>
          <table:table-cell table:style-name="ce485" office:value-type="float" office:value="7" calcext:value-type="float">
            <text:p>7</text:p>
          </table:table-cell>
          <table:table-cell table:style-name="ce485" office:value-type="float" office:value="3" calcext:value-type="float">
            <text:p>3</text:p>
          </table:table-cell>
          <table:table-cell table:style-name="ce485" office:value-type="float" office:value="7" calcext:value-type="float">
            <text:p>7</text:p>
          </table:table-cell>
          <table:table-cell table:style-name="ce507" table:formula="of:=GCD(ABS(2*[.AQ5]);ABS([.AS5]))" office:value-type="float" office:value="1" calcext:value-type="float">
            <text:p>1</text:p>
          </table:table-cell>
          <table:table-cell table:style-name="ce503" table:formula="of:=-[.AS5]/[.AQ5]" office:value-type="float" office:value="0.75" calcext:value-type="float">
            <text:p><text:s/>3/4 </text:p>
          </table:table-cell>
          <table:table-cell table:style-name="ce485" table:formula="of:=[.AR5]*[.AS5]-[.AQ5]*[.AT5]" office:value-type="float" office:value="49" calcext:value-type="float">
            <text:p>49</text:p>
          </table:table-cell>
          <table:table-cell table:style-name="ce485" table:formula="of:=[.AS5]" office:value-type="float" office:value="3" calcext:value-type="float">
            <text:p>3</text:p>
          </table:table-cell>
          <table:table-cell table:style-name="ce507" table:formula="of:=GCD(ABS([.AW5]);ABS([.AS5]))" office:value-type="float" office:value="1" calcext:value-type="float">
            <text:p>1</text:p>
          </table:table-cell>
          <table:table-cell table:style-name="ce503" table:formula="of:=([.AR5]*[.AS5]-[.AQ5]*[.AT5])/[.AS5]" office:value-type="float" office:value="16.3333333333333" calcext:value-type="float">
            <text:p>49/3 </text:p>
          </table:table-cell>
          <table:table-cell table:style-name="ce485" table:formula="of:=RANK([.AP5];[.$AP$2:.$AP$26];0)" office:value-type="float" office:value="16" calcext:value-type="float">
            <text:p>16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7" table:formula="of:=IF([.Q6]=1;&quot;&quot;;IF([.Q6]=-1;&quot;-&quot;;[.Q6]))" office:value-type="float" office:value="-3" calcext:value-type="float">
            <text:p>-3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R6]&lt;0;&quot;-&quot;;&quot;+&quot;)" office:value-type="string" office:string-value="+" calcext:value-type="string">
            <text:p>+</text:p>
          </table:table-cell>
          <table:table-cell table:formula="of:=ABS([.R6])"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 table:formula="of:=IF([.S6]&lt;0;&quot;-&quot;;&quot;+&quot;)" office:value-type="string" office:string-value="+" calcext:value-type="string">
            <text:p>+</text:p>
          </table:table-cell>
          <table:table-cell table:formula="of:=ABS([.S6])" office:value-type="float" office:value="2" calcext:value-type="float">
            <text:p>2</text:p>
          </table:table-cell>
          <table:table-cell table:number-columns-repeated="9"/>
          <table:table-cell table:style-name="ce422" table:formula="of:=IF(RANDBETWEEN(0;1);-1;1)*RANDBETWEEN(1;6)" office:value-type="float" office:value="-3" calcext:value-type="float">
            <text:p>-3</text:p>
          </table:table-cell>
          <table:table-cell table:style-name="ce422" table:formula="of:=-2*[.Q6]*[.T6]" office:value-type="float" office:value="24" calcext:value-type="float">
            <text:p>24</text:p>
          </table:table-cell>
          <table:table-cell table:style-name="ce422" table:formula="of:=IF(RANDBETWEEN(0;1);-1;1)*RANDBETWEEN(1;10)" office:value-type="float" office:value="2" calcext:value-type="float">
            <text:p>2</text:p>
          </table:table-cell>
          <table:table-cell table:style-name="ce422" table:formula="of:=IF(RANDBETWEEN(0;1);-1;1)*RANDBETWEEN(1;6)" office:value-type="float" office:value="4" calcext:value-type="float">
            <text:p>4</text:p>
          </table:table-cell>
          <table:table-cell table:style-name="ce422" table:formula="of:=[.Q6]*[.T6]^2+[.R6]*[.T6]+[.S6]" office:value-type="float" office:value="50" calcext:value-type="float">
            <text:p>50</text:p>
          </table:table-cell>
          <table:table-cell/>
          <table:table-cell table:style-name="ce487" office:value-type="float" office:value="1" calcext:value-type="float">
            <text:p>1</text:p>
          </table:table-cell>
          <table:table-cell table:style-name="ce487" office:value-type="float" office:value="2" calcext:value-type="float">
            <text:p>2</text:p>
          </table:table-cell>
          <table:table-cell table:style-name="ce487" office:value-type="float" office:value="3" calcext:value-type="float">
            <text:p>3</text:p>
          </table:table-cell>
          <table:table-cell table:style-name="ce487" office:value-type="float" office:value="4" calcext:value-type="float">
            <text:p>4</text:p>
          </table:table-cell>
          <table:table-cell table:style-name="ce487" office:value-type="float" office:value="5" calcext:value-type="float">
            <text:p>5</text:p>
          </table:table-cell>
          <table:table-cell table:style-name="ce487" office:value-type="float" office:value="6" calcext:value-type="float">
            <text:p>6</text:p>
          </table:table-cell>
          <table:table-cell table:style-name="ce487" office:value-type="float" office:value="7" calcext:value-type="float">
            <text:p>7</text:p>
          </table:table-cell>
          <table:table-cell table:style-name="ce495" office:value-type="string" calcext:value-type="string">
            <text:p></text:p>
          </table:table-cell>
          <table:table-cell table:style-name="ce494" office:value-type="string" calcext:value-type="string">
            <text:p>Total</text:p>
          </table:table-cell>
          <table:table-cell/>
          <table:table-cell table:style-name="ce498" office:value-type="float" office:value="5" calcext:value-type="float">
            <text:p>5</text:p>
          </table:table-cell>
          <table:table-cell table:style-name="ce422" table:formula="of:=RANDBETWEEN(1;1000000)" office:value-type="float" office:value="746894" calcext:value-type="float">
            <text:p>746894</text:p>
          </table:table-cell>
          <table:table-cell table:style-name="ce501" office:value-type="float" office:value="-3" calcext:value-type="float">
            <text:p>-3</text:p>
          </table:table-cell>
          <table:table-cell table:style-name="ce501" office:value-type="float" office:value="5" calcext:value-type="float">
            <text:p>5</text:p>
          </table:table-cell>
          <table:table-cell table:style-name="ce501" table:formula="of:=GCD(ABS(2*[.AI6]);ABS([.AJ6]))" office:value-type="float" office:value="1" calcext:value-type="float">
            <text:p>1</text:p>
          </table:table-cell>
          <table:table-cell table:style-name="ce504" table:formula="of:=-[.AJ6]/[.AI6]" office:value-type="float" office:value="1.66666666666667" calcext:value-type="float">
            <text:p><text:s/>5/3 </text:p>
          </table:table-cell>
          <table:table-cell table:style-name="ce501" table:formula="of:=RANK([.AH6];[.$AH$2:.$AH$26];0)" office:value-type="float" office:value="7" calcext:value-type="float">
            <text:p>7</text:p>
          </table:table-cell>
          <table:table-cell/>
          <table:table-cell table:style-name="ce498" office:value-type="float" office:value="5" calcext:value-type="float">
            <text:p>5</text:p>
          </table:table-cell>
          <table:table-cell table:style-name="ce422" table:formula="of:=RANDBETWEEN(1;1000000)" office:value-type="float" office:value="598142" calcext:value-type="float">
            <text:p>598142</text:p>
          </table:table-cell>
          <table:table-cell table:style-name="ce501" office:value-type="float" office:value="-3" calcext:value-type="float">
            <text:p>-3</text:p>
          </table:table-cell>
          <table:table-cell table:style-name="ce501" office:value-type="float" office:value="2" calcext:value-type="float">
            <text:p>2</text:p>
          </table:table-cell>
          <table:table-cell table:style-name="ce501" office:value-type="float" office:value="5" calcext:value-type="float">
            <text:p>5</text:p>
          </table:table-cell>
          <table:table-cell table:style-name="ce501" office:value-type="float" office:value="7" calcext:value-type="float">
            <text:p>7</text:p>
          </table:table-cell>
          <table:table-cell table:style-name="ce508" table:formula="of:=GCD(ABS(2*[.AQ6]);ABS([.AS6]))" office:value-type="float" office:value="1" calcext:value-type="float">
            <text:p>1</text:p>
          </table:table-cell>
          <table:table-cell table:style-name="ce504" table:formula="of:=-[.AS6]/[.AQ6]" office:value-type="float" office:value="1.66666666666667" calcext:value-type="float">
            <text:p><text:s/>5/3 </text:p>
          </table:table-cell>
          <table:table-cell table:style-name="ce501" table:formula="of:=[.AR6]*[.AS6]-[.AQ6]*[.AT6]" office:value-type="float" office:value="31" calcext:value-type="float">
            <text:p>31</text:p>
          </table:table-cell>
          <table:table-cell table:style-name="ce501" table:formula="of:=[.AS6]" office:value-type="float" office:value="5" calcext:value-type="float">
            <text:p>5</text:p>
          </table:table-cell>
          <table:table-cell table:style-name="ce508" table:formula="of:=GCD(ABS([.AW6]);ABS([.AS6]))" office:value-type="float" office:value="1" calcext:value-type="float">
            <text:p>1</text:p>
          </table:table-cell>
          <table:table-cell table:style-name="ce504" table:formula="of:=([.AR6]*[.AS6]-[.AQ6]*[.AT6])/[.AS6]" office:value-type="float" office:value="6.2" calcext:value-type="float">
            <text:p>31/5 </text:p>
          </table:table-cell>
          <table:table-cell table:style-name="ce501" table:formula="of:=RANK([.AP6];[.$AP$2:.$AP$26];0)" office:value-type="float" office:value="9" calcext:value-type="float">
            <text:p>9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7" table:formula="of:=IF([.Q6]=1;&quot;&quot;;IF([.Q6]=-1;&quot;-&quot;;[.Q6]))" office:value-type="float" office:value="-3" calcext:value-type="float">
            <text:p>-3</text:p>
          </table:table-cell>
          <table:table-cell office:value-type="string" calcext:value-type="string">
            <text:p>(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$R$6]*-[.$Q$6]&lt;0;&quot;+&quot;;&quot;-&quot;)" office:value-type="string" office:string-value="-" calcext:value-type="string">
            <text:p>-</text:p>
          </table:table-cell>
          <table:table-cell table:formula="of:=ABS([.$R$6]/[.$Q$6])"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table:formula="of:=IF([.S6]&lt;0;&quot;-&quot;;&quot;+&quot;)" office:value-type="string" office:string-value="+" calcext:value-type="string">
            <text:p>+</text:p>
          </table:table-cell>
          <table:table-cell table:formula="of:=ABS([.$S$6])" office:value-type="float" office:value="2" calcext:value-type="float">
            <text:p>2</text:p>
          </table:table-cell>
          <table:table-cell table:number-columns-repeated="13"/>
          <table:table-cell table:style-name="ce422" table:formula="of:=IF(ISBLANK([$'2nd ° Seconde N1'.B7]);0;IF([$'2nd ° Seconde N1'.B7]=[.A7];1;-0.5))" office:value-type="float" office:value="0" calcext:value-type="float">
            <text:p>0</text:p>
          </table:table-cell>
          <table:table-cell table:style-name="ce422" table:formula="of:=IF(ISBLANK([$'2nd ° Seconde N1'.E7]);0;IF([$'2nd ° Seconde N1'.E7]=[.D7];1;-0.5))" office:value-type="float" office:value="0" calcext:value-type="float">
            <text:p>0</text:p>
          </table:table-cell>
          <table:table-cell table:style-name="ce422" table:formula="of:=IF(ISBLANK([$'2nd ° Seconde N1'.F7]);0;IF([$'2nd ° Seconde N1'.F7]=[.E7];1;-0.5))" office:value-type="float" office:value="0" calcext:value-type="float">
            <text:p>0</text:p>
          </table:table-cell>
          <table:table-cell table:style-name="ce422" table:formula="of:=IF(ISBLANK([$'2nd ° Seconde N1'.I7]);0;IF([$'2nd ° Seconde N1'.I7]=[.H7];1;-0.5))" office:value-type="float" office:value="0" calcext:value-type="float">
            <text:p>0</text:p>
          </table:table-cell>
          <table:table-cell table:style-name="ce422" table:formula="of:=IF(ISBLANK([$'2nd ° Seconde N1'.J7]);0;IF([$'2nd ° Seconde N1'.J7]=[.I7];1;-0.5))" office:value-type="float" office:value="0" calcext:value-type="float">
            <text:p>0</text:p>
          </table:table-cell>
          <table:table-cell table:style-name="ce479" table:number-columns-repeated="2"/>
          <table:table-cell table:style-name="ce422" table:formula="of:=SUM([.W7:.AC7])" office:value-type="float" office:value="0" calcext:value-type="float">
            <text:p>0</text:p>
          </table:table-cell>
          <table:table-cell table:style-name="ce422" office:value-type="float" office:value="5" calcext:value-type="float">
            <text:p>5</text:p>
          </table:table-cell>
          <table:table-cell/>
          <table:table-cell table:style-name="ce499" office:value-type="float" office:value="6" calcext:value-type="float">
            <text:p>6</text:p>
          </table:table-cell>
          <table:table-cell table:style-name="ce485" table:formula="of:=RANDBETWEEN(1;1000000)" office:value-type="float" office:value="890303" calcext:value-type="float">
            <text:p>890303</text:p>
          </table:table-cell>
          <table:table-cell table:style-name="ce485" office:value-type="float" office:value="-2" calcext:value-type="float">
            <text:p>-2</text:p>
          </table:table-cell>
          <table:table-cell table:style-name="ce485" office:value-type="float" office:value="1" calcext:value-type="float">
            <text:p>1</text:p>
          </table:table-cell>
          <table:table-cell table:style-name="ce485" table:formula="of:=GCD(ABS(2*[.AI7]);ABS([.AJ7]))" office:value-type="float" office:value="1" calcext:value-type="float">
            <text:p>1</text:p>
          </table:table-cell>
          <table:table-cell table:style-name="ce503" table:formula="of:=-[.AJ7]/[.AI7]" office:value-type="float" office:value="0.5" calcext:value-type="float">
            <text:p><text:s/>1/2 </text:p>
          </table:table-cell>
          <table:table-cell table:style-name="ce485" table:formula="of:=RANK([.AH7];[.$AH$2:.$AH$26];0)" office:value-type="float" office:value="3" calcext:value-type="float">
            <text:p>3</text:p>
          </table:table-cell>
          <table:table-cell/>
          <table:table-cell table:style-name="ce499" office:value-type="float" office:value="6" calcext:value-type="float">
            <text:p>6</text:p>
          </table:table-cell>
          <table:table-cell table:style-name="ce485" table:formula="of:=RANDBETWEEN(1;1000000)" office:value-type="float" office:value="716341" calcext:value-type="float">
            <text:p>716341</text:p>
          </table:table-cell>
          <table:table-cell table:style-name="ce485" office:value-type="float" office:value="-2" calcext:value-type="float">
            <text:p>-2</text:p>
          </table:table-cell>
          <table:table-cell table:style-name="ce485" office:value-type="float" office:value="5" calcext:value-type="float">
            <text:p>5</text:p>
          </table:table-cell>
          <table:table-cell table:style-name="ce485" office:value-type="float" office:value="7" calcext:value-type="float">
            <text:p>7</text:p>
          </table:table-cell>
          <table:table-cell table:style-name="ce485" office:value-type="float" office:value="2" calcext:value-type="float">
            <text:p>2</text:p>
          </table:table-cell>
          <table:table-cell table:style-name="ce507" table:formula="of:=GCD(ABS(2*[.AQ7]);ABS([.AS7]))" office:value-type="float" office:value="1" calcext:value-type="float">
            <text:p>1</text:p>
          </table:table-cell>
          <table:table-cell table:style-name="ce503" table:formula="of:=-[.AS7]/[.AQ7]" office:value-type="float" office:value="3.5" calcext:value-type="float">
            <text:p><text:s/>7/2 </text:p>
          </table:table-cell>
          <table:table-cell table:style-name="ce485" table:formula="of:=[.AR7]*[.AS7]-[.AQ7]*[.AT7]" office:value-type="float" office:value="39" calcext:value-type="float">
            <text:p>39</text:p>
          </table:table-cell>
          <table:table-cell table:style-name="ce485" table:formula="of:=[.AS7]" office:value-type="float" office:value="7" calcext:value-type="float">
            <text:p>7</text:p>
          </table:table-cell>
          <table:table-cell table:style-name="ce507" table:formula="of:=GCD(ABS([.AW7]);ABS([.AS7]))" office:value-type="float" office:value="1" calcext:value-type="float">
            <text:p>1</text:p>
          </table:table-cell>
          <table:table-cell table:style-name="ce503" table:formula="of:=([.AR7]*[.AS7]-[.AQ7]*[.AT7])/[.AS7]" office:value-type="float" office:value="5.57142857142857" calcext:value-type="float">
            <text:p>39/7 </text:p>
          </table:table-cell>
          <table:table-cell table:style-name="ce485" table:formula="of:=RANK([.AP7];[.$AP$2:.$AP$26];0)" office:value-type="float" office:value="5" calcext:value-type="float">
            <text:p>5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7" table:formula="of:=IF([.Q6]=1;&quot;&quot;;IF([.Q6]=-1;&quot;-&quot;;[.Q6]))" office:value-type="float" office:value="-3" calcext:value-type="float">
            <text:p>-3</text:p>
          </table:table-cell>
          <table:table-cell office:value-type="string" calcext:value-type="string">
            <text:p>[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formula="of:=IF([.$R$6]*-[.$Q$6]&lt;0;&quot;+&quot;;&quot;-&quot;)" office:value-type="string" office:string-value="-" calcext:value-type="string">
            <text:p>-</text:p>
          </table:table-cell>
          <table:table-cell table:formula="of:=ABS([.$R$6]/(2*[.$Q$6]))" office:value-type="float" office:value="4" calcext:value-type="float">
            <text:p>4</text:p>
          </table:table-cell>
          <table:table-cell office:value-type="string" calcext:value-type="string">
            <text:p>)²</text:p>
          </table:table-cell>
          <table:table-cell office:value-type="string" calcext:value-type="string">
            <text:p>-</text:p>
          </table:table-cell>
          <table:table-cell table:formula="of:=[.F8]^2" office:value-type="float" office:value="16" calcext:value-type="float">
            <text:p>16</text:p>
          </table:table-cell>
          <table:table-cell office:value-type="string" calcext:value-type="string">
            <text:p>]</text:p>
          </table:table-cell>
          <table:table-cell table:formula="of:=IF([.$S$6]&lt;0;&quot;-&quot;;&quot;+&quot;)" office:value-type="string" office:string-value="+" calcext:value-type="string">
            <text:p>+</text:p>
          </table:table-cell>
          <table:table-cell table:formula="of:=ABS([.$S$6])" office:value-type="float" office:value="2" calcext:value-type="float">
            <text:p>2</text:p>
          </table:table-cell>
          <table:table-cell table:number-columns-repeated="4"/>
          <table:table-cell table:style-name="ce479" table:number-columns-repeated="2"/>
          <table:table-cell table:number-columns-repeated="4"/>
          <table:table-cell table:style-name="ce422" table:formula="of:=IF(ISBLANK([$'2nd ° Seconde N1'.B9]);0;IF([$'2nd ° Seconde N1'.B9]=[.A8];1;-0.5))" office:value-type="float" office:value="0" calcext:value-type="float">
            <text:p>0</text:p>
          </table:table-cell>
          <table:table-cell table:style-name="ce422" table:formula="of:=IF(ISBLANK([$'2nd ° Seconde N1'.F9]);0;IF([$'2nd ° Seconde N1'.F9]=[.E8];1;-0.5))" office:value-type="float" office:value="0" calcext:value-type="float">
            <text:p>0</text:p>
          </table:table-cell>
          <table:table-cell table:style-name="ce422" table:formula="of:=IF(ISBLANK([$'2nd ° Seconde N1'.G9]);0;IF([$'2nd ° Seconde N1'.G9]=[.F8];1;-0.5))" office:value-type="float" office:value="0" calcext:value-type="float">
            <text:p>0</text:p>
          </table:table-cell>
          <table:table-cell table:style-name="ce422" table:formula="of:=IF(ISBLANK([$'2nd ° Seconde N1'.I9]);0;IF([$'2nd ° Seconde N1'.I9]=[.H8];1;-0.5))" office:value-type="float" office:value="0" calcext:value-type="float">
            <text:p>0</text:p>
          </table:table-cell>
          <table:table-cell table:style-name="ce422" table:formula="of:=IF(ISBLANK([$'2nd ° Seconde N1'.J9]);0;IF([$'2nd ° Seconde N1'.J9]=[.I8];1;-0.5))" office:value-type="float" office:value="0" calcext:value-type="float">
            <text:p>0</text:p>
          </table:table-cell>
          <table:table-cell table:style-name="ce422" table:formula="of:=IF(ISBLANK([$'2nd ° Seconde N1'.L9]);0;IF([$'2nd ° Seconde N1'.L9]=[.K8];1;-0.5))" office:value-type="float" office:value="0" calcext:value-type="float">
            <text:p>0</text:p>
          </table:table-cell>
          <table:table-cell table:style-name="ce422" table:formula="of:=IF(ISBLANK([$'2nd ° Seconde N1'.M9]);0;IF([$'2nd ° Seconde N1'.M9]=[.L8];1;-0.5))" office:value-type="float" office:value="0" calcext:value-type="float">
            <text:p>0</text:p>
          </table:table-cell>
          <table:table-cell table:style-name="ce422" table:formula="of:=SUM([.W8:.AC8])" office:value-type="float" office:value="0" calcext:value-type="float">
            <text:p>0</text:p>
          </table:table-cell>
          <table:table-cell table:style-name="ce422" office:value-type="float" office:value="7" calcext:value-type="float">
            <text:p>7</text:p>
          </table:table-cell>
          <table:table-cell/>
          <table:table-cell table:style-name="ce498" office:value-type="float" office:value="7" calcext:value-type="float">
            <text:p>7</text:p>
          </table:table-cell>
          <table:table-cell table:style-name="ce422" table:formula="of:=RANDBETWEEN(1;1000000)" office:value-type="float" office:value="202928" calcext:value-type="float">
            <text:p>202928</text:p>
          </table:table-cell>
          <table:table-cell table:style-name="ce501" office:value-type="float" office:value="2" calcext:value-type="float">
            <text:p>2</text:p>
          </table:table-cell>
          <table:table-cell table:style-name="ce501" office:value-type="float" office:value="5" calcext:value-type="float">
            <text:p>5</text:p>
          </table:table-cell>
          <table:table-cell table:style-name="ce501" table:formula="of:=GCD(ABS(2*[.AI8]);ABS([.AJ8]))" office:value-type="float" office:value="1" calcext:value-type="float">
            <text:p>1</text:p>
          </table:table-cell>
          <table:table-cell table:style-name="ce504" table:formula="of:=-[.AJ8]/[.AI8]" office:value-type="float" office:value="-2.5" calcext:value-type="float">
            <text:p>- 5/2 </text:p>
          </table:table-cell>
          <table:table-cell table:style-name="ce501" table:formula="of:=RANK([.AH8];[.$AH$2:.$AH$26];0)" office:value-type="float" office:value="20" calcext:value-type="float">
            <text:p>20</text:p>
          </table:table-cell>
          <table:table-cell/>
          <table:table-cell table:style-name="ce498" office:value-type="float" office:value="7" calcext:value-type="float">
            <text:p>7</text:p>
          </table:table-cell>
          <table:table-cell table:style-name="ce422" table:formula="of:=RANDBETWEEN(1;1000000)" office:value-type="float" office:value="427656" calcext:value-type="float">
            <text:p>427656</text:p>
          </table:table-cell>
          <table:table-cell table:style-name="ce501" office:value-type="float" office:value="2" calcext:value-type="float">
            <text:p>2</text:p>
          </table:table-cell>
          <table:table-cell table:style-name="ce501" office:value-type="float" office:value="3" calcext:value-type="float">
            <text:p>3</text:p>
          </table:table-cell>
          <table:table-cell table:style-name="ce501" office:value-type="float" office:value="5" calcext:value-type="float">
            <text:p>5</text:p>
          </table:table-cell>
          <table:table-cell table:style-name="ce501" office:value-type="float" office:value="-3" calcext:value-type="float">
            <text:p>-3</text:p>
          </table:table-cell>
          <table:table-cell table:style-name="ce508" table:formula="of:=GCD(ABS(2*[.AQ8]);ABS([.AS8]))" office:value-type="float" office:value="1" calcext:value-type="float">
            <text:p>1</text:p>
          </table:table-cell>
          <table:table-cell table:style-name="ce504" table:formula="of:=-[.AS8]/[.AQ8]" office:value-type="float" office:value="-2.5" calcext:value-type="float">
            <text:p>- 5/2 </text:p>
          </table:table-cell>
          <table:table-cell table:style-name="ce501" table:formula="of:=[.AR8]*[.AS8]-[.AQ8]*[.AT8]" office:value-type="float" office:value="21" calcext:value-type="float">
            <text:p>21</text:p>
          </table:table-cell>
          <table:table-cell table:style-name="ce501" table:formula="of:=[.AS8]" office:value-type="float" office:value="5" calcext:value-type="float">
            <text:p>5</text:p>
          </table:table-cell>
          <table:table-cell table:style-name="ce508" table:formula="of:=GCD(ABS([.AW8]);ABS([.AS8]))" office:value-type="float" office:value="1" calcext:value-type="float">
            <text:p>1</text:p>
          </table:table-cell>
          <table:table-cell table:style-name="ce504" table:formula="of:=([.AR8]*[.AS8]-[.AQ8]*[.AT8])/[.AS8]" office:value-type="float" office:value="4.2" calcext:value-type="float">
            <text:p>21/5 </text:p>
          </table:table-cell>
          <table:table-cell table:style-name="ce501" table:formula="of:=RANK([.AP8];[.$AP$2:.$AP$26];0)" office:value-type="float" office:value="13" calcext:value-type="float">
            <text:p>13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7" table:formula="of:=IF([.Q6]=1;&quot;&quot;;IF([.Q6]=-1;&quot;-&quot;;[.Q6]))" office:value-type="float" office:value="-3" calcext:value-type="float">
            <text:p>-3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formula="of:=IF([.$R$6]*-[.$Q$6]&lt;0;&quot;+&quot;;&quot;-&quot;)" office:value-type="string" office:string-value="-" calcext:value-type="string">
            <text:p>-</text:p>
          </table:table-cell>
          <table:table-cell table:formula="of:=ABS([.$R$6]/(2*[.$Q$6]))" office:value-type="float" office:value="4" calcext:value-type="float">
            <text:p>4</text:p>
          </table:table-cell>
          <table:table-cell office:value-type="string" calcext:value-type="string">
            <text:p>)²</text:p>
          </table:table-cell>
          <table:table-cell table:style-name="ce397" table:formula="of:=IF([.Q6]&lt;0;&quot;+&quot;;&quot;-&quot;)" office:value-type="string" office:string-value="+" calcext:value-type="string">
            <text:p>+</text:p>
          </table:table-cell>
          <table:table-cell table:formula="of:=ABS([.$Q$6]*[.E9]^2)" office:value-type="float" office:value="48" calcext:value-type="float">
            <text:p>48</text:p>
          </table:table-cell>
          <table:table-cell table:formula="of:=IF([.$S$6]&lt;0;&quot;-&quot;;&quot;+&quot;)" office:value-type="string" office:string-value="+" calcext:value-type="string">
            <text:p>+</text:p>
          </table:table-cell>
          <table:table-cell table:formula="of:=ABS([.$S$6])" office:value-type="float" office:value="2" calcext:value-type="float">
            <text:p>2</text:p>
          </table:table-cell>
          <table:table-cell table:number-columns-repeated="12"/>
          <table:table-cell table:style-name="ce422" table:formula="of:=IF(ISBLANK([$'2nd ° Seconde N1'.B11]);0;IF([$'2nd ° Seconde N1'.B11]=[.A9];1;-0.5))" office:value-type="float" office:value="0" calcext:value-type="float">
            <text:p>0</text:p>
          </table:table-cell>
          <table:table-cell table:style-name="ce422" table:formula="of:=IF(ISBLANK([$'2nd ° Seconde N1'.E11]);0;IF([$'2nd ° Seconde N1'.E11]=[.D9];1;-0.5))" office:value-type="float" office:value="0" calcext:value-type="float">
            <text:p>0</text:p>
          </table:table-cell>
          <table:table-cell table:style-name="ce422" table:formula="of:=IF(ISBLANK([$'2nd ° Seconde N1'.F11]);0;IF([$'2nd ° Seconde N1'.F11]=[.E9];1;-0.5))" office:value-type="float" office:value="0" calcext:value-type="float">
            <text:p>0</text:p>
          </table:table-cell>
          <table:table-cell table:style-name="ce422" table:formula="of:=IF(ISBLANK([$'2nd ° Seconde N1'.H11]);0;IF([$'2nd ° Seconde N1'.H11]=[.G9];1;-0.5))" office:value-type="float" office:value="0" calcext:value-type="float">
            <text:p>0</text:p>
          </table:table-cell>
          <table:table-cell table:style-name="ce422" table:formula="of:=IF(ISBLANK([$'2nd ° Seconde N1'.I11]);0;IF([$'2nd ° Seconde N1'.I11]=[.H9];1;-0.5))" office:value-type="float" office:value="0" calcext:value-type="float">
            <text:p>0</text:p>
          </table:table-cell>
          <table:table-cell table:style-name="ce422" table:formula="of:=IF(ISBLANK([$'2nd ° Seconde N1'.J11]);0;IF([$'2nd ° Seconde N1'.J11]=[.I9];1;-0.5))" office:value-type="float" office:value="0" calcext:value-type="float">
            <text:p>0</text:p>
          </table:table-cell>
          <table:table-cell table:style-name="ce422" table:formula="of:=IF(ISBLANK([$'2nd ° Seconde N1'.K11]);0;IF([$'2nd ° Seconde N1'.K11]=[.J9];1;-0.5))" office:value-type="float" office:value="0" calcext:value-type="float">
            <text:p>0</text:p>
          </table:table-cell>
          <table:table-cell table:style-name="ce422" table:formula="of:=SUM([.W9:.AC9])" office:value-type="float" office:value="0" calcext:value-type="float">
            <text:p>0</text:p>
          </table:table-cell>
          <table:table-cell table:style-name="ce422" office:value-type="float" office:value="7" calcext:value-type="float">
            <text:p>7</text:p>
          </table:table-cell>
          <table:table-cell/>
          <table:table-cell table:style-name="ce499" office:value-type="float" office:value="8" calcext:value-type="float">
            <text:p>8</text:p>
          </table:table-cell>
          <table:table-cell table:style-name="ce485" table:formula="of:=RANDBETWEEN(1;1000000)" office:value-type="float" office:value="294115" calcext:value-type="float">
            <text:p>294115</text:p>
          </table:table-cell>
          <table:table-cell table:style-name="ce485" office:value-type="float" office:value="3" calcext:value-type="float">
            <text:p>3</text:p>
          </table:table-cell>
          <table:table-cell table:style-name="ce485" office:value-type="float" office:value="7" calcext:value-type="float">
            <text:p>7</text:p>
          </table:table-cell>
          <table:table-cell table:style-name="ce485" table:formula="of:=GCD(ABS(2*[.AI9]);ABS([.AJ9]))" office:value-type="float" office:value="1" calcext:value-type="float">
            <text:p>1</text:p>
          </table:table-cell>
          <table:table-cell table:style-name="ce503" table:formula="of:=-[.AJ9]/[.AI9]" office:value-type="float" office:value="-2.33333333333333" calcext:value-type="float">
            <text:p>- 7/3 </text:p>
          </table:table-cell>
          <table:table-cell table:style-name="ce485" table:formula="of:=RANK([.AH9];[.$AH$2:.$AH$26];0)" office:value-type="float" office:value="18" calcext:value-type="float">
            <text:p>18</text:p>
          </table:table-cell>
          <table:table-cell/>
          <table:table-cell table:style-name="ce499" office:value-type="float" office:value="8" calcext:value-type="float">
            <text:p>8</text:p>
          </table:table-cell>
          <table:table-cell table:style-name="ce485" table:formula="of:=RANDBETWEEN(1;1000000)" office:value-type="float" office:value="174185" calcext:value-type="float">
            <text:p>174185</text:p>
          </table:table-cell>
          <table:table-cell table:style-name="ce485" office:value-type="float" office:value="3" calcext:value-type="float">
            <text:p>3</text:p>
          </table:table-cell>
          <table:table-cell table:style-name="ce485" office:value-type="float" office:value="-4" calcext:value-type="float">
            <text:p>-4</text:p>
          </table:table-cell>
          <table:table-cell table:style-name="ce485" office:value-type="float" office:value="7" calcext:value-type="float">
            <text:p>7</text:p>
          </table:table-cell>
          <table:table-cell table:style-name="ce485" office:value-type="float" office:value="4" calcext:value-type="float">
            <text:p>4</text:p>
          </table:table-cell>
          <table:table-cell table:style-name="ce507" table:formula="of:=GCD(ABS(2*[.AQ9]);ABS([.AS9]))" office:value-type="float" office:value="1" calcext:value-type="float">
            <text:p>1</text:p>
          </table:table-cell>
          <table:table-cell table:style-name="ce503" table:formula="of:=-[.AS9]/[.AQ9]" office:value-type="float" office:value="-2.33333333333333" calcext:value-type="float">
            <text:p>- 7/3 </text:p>
          </table:table-cell>
          <table:table-cell table:style-name="ce485" table:formula="of:=[.AR9]*[.AS9]-[.AQ9]*[.AT9]" office:value-type="float" office:value="-40" calcext:value-type="float">
            <text:p>-40</text:p>
          </table:table-cell>
          <table:table-cell table:style-name="ce485" table:formula="of:=[.AS9]" office:value-type="float" office:value="7" calcext:value-type="float">
            <text:p>7</text:p>
          </table:table-cell>
          <table:table-cell table:style-name="ce507" table:formula="of:=GCD(ABS([.AW9]);ABS([.AS9]))" office:value-type="float" office:value="1" calcext:value-type="float">
            <text:p>1</text:p>
          </table:table-cell>
          <table:table-cell table:style-name="ce503" table:formula="of:=([.AR9]*[.AS9]-[.AQ9]*[.AT9])/[.AS9]" office:value-type="float" office:value="-5.71428571428571" calcext:value-type="float">
            <text:p>-40/7 </text:p>
          </table:table-cell>
          <table:table-cell table:style-name="ce485" table:formula="of:=RANK([.AP9];[.$AP$2:.$AP$26];0)" office:value-type="float" office:value="21" calcext:value-type="float">
            <text:p>21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7" table:formula="of:=IF([.Q6]=1;&quot;&quot;;IF([.Q6]=-1;&quot;-&quot;;[.Q6]))" office:value-type="float" office:value="-3" calcext:value-type="float">
            <text:p>-3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formula="of:=IF([.$R$6]*-[.$Q$6]&lt;0;&quot;+&quot;;&quot;-&quot;)" office:value-type="string" office:string-value="-" calcext:value-type="string">
            <text:p>-</text:p>
          </table:table-cell>
          <table:table-cell table:formula="of:=ABS([.$R$6]/(2*[.$Q$6]))" office:value-type="float" office:value="4" calcext:value-type="float">
            <text:p>4</text:p>
          </table:table-cell>
          <table:table-cell office:value-type="string" calcext:value-type="string">
            <text:p>)²</text:p>
          </table:table-cell>
          <table:table-cell table:style-name="ce397" table:formula="of:=IF([.U6]&lt;0;&quot;-&quot;;&quot;+&quot;)" office:value-type="string" office:string-value="+" calcext:value-type="string">
            <text:p>+</text:p>
          </table:table-cell>
          <table:table-cell table:formula="of:=ABS([.U6])" office:value-type="float" office:value="50" calcext:value-type="float">
            <text:p>50</text:p>
          </table:table-cell>
          <table:table-cell table:number-columns-repeated="2"/>
          <table:table-cell table:style-name="ce395" table:number-columns-repeated="2"/>
          <table:table-cell table:number-columns-repeated="10"/>
          <table:table-cell table:style-name="ce422" table:formula="of:=IF(ISBLANK([$'2nd ° Seconde N1'.B13]);0;IF([$'2nd ° Seconde N1'.B13]=[.A10];1;-0.5))" office:value-type="float" office:value="0" calcext:value-type="float">
            <text:p>0</text:p>
          </table:table-cell>
          <table:table-cell table:style-name="ce422" table:formula="of:=IF(ISBLANK([$'2nd ° Seconde N1'.E13]);0;IF([$'2nd ° Seconde N1'.E13]=[.D10];1;-0.5))" office:value-type="float" office:value="0" calcext:value-type="float">
            <text:p>0</text:p>
          </table:table-cell>
          <table:table-cell table:style-name="ce422" table:formula="of:=IF(ISBLANK([$'2nd ° Seconde N1'.F13]);0;IF([$'2nd ° Seconde N1'.F13]=[.E10];1;-0.5))" office:value-type="float" office:value="0" calcext:value-type="float">
            <text:p>0</text:p>
          </table:table-cell>
          <table:table-cell table:style-name="ce422" table:formula="of:=IF(ISBLANK([$'2nd ° Seconde N1'.H13]);0;IF([$'2nd ° Seconde N1'.H13]=[.G10];1;-0.5))" office:value-type="float" office:value="0" calcext:value-type="float">
            <text:p>0</text:p>
          </table:table-cell>
          <table:table-cell table:style-name="ce422" table:formula="of:=IF(ISBLANK([$'2nd ° Seconde N1'.I13]);0;IF([$'2nd ° Seconde N1'.I13]=[.H10];1;-0.5))" office:value-type="float" office:value="0" calcext:value-type="float">
            <text:p>0</text:p>
          </table:table-cell>
          <table:table-cell table:number-columns-repeated="2"/>
          <table:table-cell table:style-name="ce422" table:formula="of:=SUM([.W10:.AC10])" office:value-type="float" office:value="0" calcext:value-type="float">
            <text:p>0</text:p>
          </table:table-cell>
          <table:table-cell table:style-name="ce422" office:value-type="float" office:value="5" calcext:value-type="float">
            <text:p>5</text:p>
          </table:table-cell>
          <table:table-cell/>
          <table:table-cell table:style-name="ce498" office:value-type="float" office:value="9" calcext:value-type="float">
            <text:p>9</text:p>
          </table:table-cell>
          <table:table-cell table:style-name="ce422" table:formula="of:=RANDBETWEEN(1;1000000)" office:value-type="float" office:value="592182" calcext:value-type="float">
            <text:p>592182</text:p>
          </table:table-cell>
          <table:table-cell table:style-name="ce501" table:formula="of:=[.AI9]+1" office:value-type="float" office:value="4" calcext:value-type="float">
            <text:p>4</text:p>
          </table:table-cell>
          <table:table-cell table:style-name="ce501" office:value-type="float" office:value="1" calcext:value-type="float">
            <text:p>1</text:p>
          </table:table-cell>
          <table:table-cell table:style-name="ce501" table:formula="of:=GCD(ABS(2*[.AI10]);ABS([.AJ10]))" office:value-type="float" office:value="1" calcext:value-type="float">
            <text:p>1</text:p>
          </table:table-cell>
          <table:table-cell table:style-name="ce504" table:formula="of:=-[.AJ10]/[.AI10]" office:value-type="float" office:value="-0.25" calcext:value-type="float">
            <text:p>- 1/4 </text:p>
          </table:table-cell>
          <table:table-cell table:style-name="ce501" table:formula="of:=RANK([.AH10];[.$AH$2:.$AH$26];0)" office:value-type="float" office:value="11" calcext:value-type="float">
            <text:p>11</text:p>
          </table:table-cell>
          <table:table-cell/>
          <table:table-cell table:style-name="ce498" office:value-type="float" office:value="9" calcext:value-type="float">
            <text:p>9</text:p>
          </table:table-cell>
          <table:table-cell table:style-name="ce422" table:formula="of:=RANDBETWEEN(1;1000000)" office:value-type="float" office:value="18654" calcext:value-type="float">
            <text:p>18654</text:p>
          </table:table-cell>
          <table:table-cell table:style-name="ce501" office:value-type="float" office:value="7" calcext:value-type="float">
            <text:p>7</text:p>
          </table:table-cell>
          <table:table-cell table:style-name="ce501" office:value-type="float" office:value="-5" calcext:value-type="float">
            <text:p>-5</text:p>
          </table:table-cell>
          <table:table-cell table:style-name="ce501" office:value-type="float" office:value="3" calcext:value-type="float">
            <text:p>3</text:p>
          </table:table-cell>
          <table:table-cell table:style-name="ce501" office:value-type="float" office:value="-2" calcext:value-type="float">
            <text:p>-2</text:p>
          </table:table-cell>
          <table:table-cell table:style-name="ce508" table:formula="of:=GCD(ABS(2*[.AQ10]);ABS([.AS10]))" office:value-type="float" office:value="1" calcext:value-type="float">
            <text:p>1</text:p>
          </table:table-cell>
          <table:table-cell table:style-name="ce504" table:formula="of:=-[.AS10]/[.AQ10]" office:value-type="float" office:value="-0.428571428571429" calcext:value-type="float">
            <text:p>- 3/7 </text:p>
          </table:table-cell>
          <table:table-cell table:style-name="ce501" table:formula="of:=[.AR10]*[.AS10]-[.AQ10]*[.AT10]" office:value-type="float" office:value="-1" calcext:value-type="float">
            <text:p>-1</text:p>
          </table:table-cell>
          <table:table-cell table:style-name="ce501" table:formula="of:=[.AS10]" office:value-type="float" office:value="3" calcext:value-type="float">
            <text:p>3</text:p>
          </table:table-cell>
          <table:table-cell table:style-name="ce508" table:formula="of:=GCD(ABS([.AW10]);ABS([.AS10]))" office:value-type="float" office:value="1" calcext:value-type="float">
            <text:p>1</text:p>
          </table:table-cell>
          <table:table-cell table:style-name="ce504" table:formula="of:=([.AR10]*[.AS10]-[.AQ10]*[.AT10])/[.AS10]" office:value-type="float" office:value="-0.333333333333333" calcext:value-type="float">
            <text:p>- 1/3 </text:p>
          </table:table-cell>
          <table:table-cell table:style-name="ce501" table:formula="of:=RANK([.AP10];[.$AP$2:.$AP$26];0)" office:value-type="float" office:value="25" calcext:value-type="float">
            <text:p>25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number-columns-repeated="6"/>
          <table:table-cell table:style-name="ce397"/>
          <table:table-cell table:number-columns-repeated="3"/>
          <table:table-cell table:style-name="ce395" table:number-columns-repeated="2"/>
          <table:table-cell table:number-columns-repeated="10"/>
          <table:table-cell table:style-name="ce400" office:value-type="string" calcext:value-type="string">
            <text:p></text:p>
          </table:table-cell>
          <table:table-cell table:style-name="ce400" office:value-type="string" calcext:value-type="string">
            <text:p></text:p>
          </table:table-cell>
          <table:table-cell table:number-columns-repeated="5"/>
          <table:table-cell table:style-name="ce422" table:number-columns-repeated="2"/>
          <table:table-cell/>
          <table:table-cell table:style-name="ce499" office:value-type="float" office:value="10" calcext:value-type="float">
            <text:p>10</text:p>
          </table:table-cell>
          <table:table-cell table:style-name="ce485" table:formula="of:=RANDBETWEEN(1;1000000)" office:value-type="float" office:value="641077" calcext:value-type="float">
            <text:p>641077</text:p>
          </table:table-cell>
          <table:table-cell table:style-name="ce485" table:formula="of:=[.AI10]+1" office:value-type="float" office:value="5" calcext:value-type="float">
            <text:p>5</text:p>
          </table:table-cell>
          <table:table-cell table:style-name="ce485" office:value-type="float" office:value="7" calcext:value-type="float">
            <text:p>7</text:p>
          </table:table-cell>
          <table:table-cell table:style-name="ce485" table:formula="of:=GCD(ABS(2*[.AI11]);ABS([.AJ11]))" office:value-type="float" office:value="1" calcext:value-type="float">
            <text:p>1</text:p>
          </table:table-cell>
          <table:table-cell table:style-name="ce503" table:formula="of:=-[.AJ11]/[.AI11]" office:value-type="float" office:value="-1.4" calcext:value-type="float">
            <text:p>- 7/5 </text:p>
          </table:table-cell>
          <table:table-cell table:style-name="ce485" table:formula="of:=RANK([.AH11];[.$AH$2:.$AH$26];0)" office:value-type="float" office:value="10" calcext:value-type="float">
            <text:p>10</text:p>
          </table:table-cell>
          <table:table-cell/>
          <table:table-cell table:style-name="ce499" office:value-type="float" office:value="10" calcext:value-type="float">
            <text:p>10</text:p>
          </table:table-cell>
          <table:table-cell table:style-name="ce485" table:formula="of:=RANDBETWEEN(1;1000000)" office:value-type="float" office:value="668558" calcext:value-type="float">
            <text:p>668558</text:p>
          </table:table-cell>
          <table:table-cell table:style-name="ce485" office:value-type="float" office:value="4" calcext:value-type="float">
            <text:p>4</text:p>
          </table:table-cell>
          <table:table-cell table:style-name="ce485" office:value-type="float" office:value="-3" calcext:value-type="float">
            <text:p>-3</text:p>
          </table:table-cell>
          <table:table-cell table:style-name="ce485" office:value-type="float" office:value="7" calcext:value-type="float">
            <text:p>7</text:p>
          </table:table-cell>
          <table:table-cell table:style-name="ce485" office:value-type="float" office:value="3" calcext:value-type="float">
            <text:p>3</text:p>
          </table:table-cell>
          <table:table-cell table:style-name="ce507" table:formula="of:=GCD(ABS(2*[.AQ11]);ABS([.AS11]))" office:value-type="float" office:value="1" calcext:value-type="float">
            <text:p>1</text:p>
          </table:table-cell>
          <table:table-cell table:style-name="ce503" table:formula="of:=-[.AS11]/[.AQ11]" office:value-type="float" office:value="-1.75" calcext:value-type="float">
            <text:p>- 7/4 </text:p>
          </table:table-cell>
          <table:table-cell table:style-name="ce485" table:formula="of:=[.AR11]*[.AS11]-[.AQ11]*[.AT11]" office:value-type="float" office:value="-33" calcext:value-type="float">
            <text:p>-33</text:p>
          </table:table-cell>
          <table:table-cell table:style-name="ce485" table:formula="of:=[.AS11]" office:value-type="float" office:value="7" calcext:value-type="float">
            <text:p>7</text:p>
          </table:table-cell>
          <table:table-cell table:style-name="ce507" table:formula="of:=GCD(ABS([.AW11]);ABS([.AS11]))" office:value-type="float" office:value="1" calcext:value-type="float">
            <text:p>1</text:p>
          </table:table-cell>
          <table:table-cell table:style-name="ce503" table:formula="of:=([.AR11]*[.AS11]-[.AQ11]*[.AT11])/[.AS11]" office:value-type="float" office:value="-4.71428571428571" calcext:value-type="float">
            <text:p>-33/7 </text:p>
          </table:table-cell>
          <table:table-cell table:style-name="ce485" table:formula="of:=RANK([.AP11];[.$AP$2:.$AP$26];0)" office:value-type="float" office:value="6" calcext:value-type="float">
            <text:p>6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5"/>
          <table:table-cell/>
          <table:table-cell table:style-name="ce395"/>
          <table:table-cell table:number-columns-repeated="19"/>
          <table:table-cell table:style-name="ce422" table:formula="of:=IF(ISBLANK([$'2nd ° Seconde N1'.D15]);0;IF([$'2nd ° Seconde N1'.D15]=[.T6];1;-0.5))" office:value-type="float" office:value="0" calcext:value-type="float">
            <text:p>0</text:p>
          </table:table-cell>
          <table:table-cell table:style-name="ce422" table:formula="of:=IF(ISBLANK([$'2nd ° Seconde N1'.G15]);0;IF([$'2nd ° Seconde N1'.G15]=[.U6];1;-0.5))" office:value-type="float" office:value="0" calcext:value-type="float">
            <text:p>0</text:p>
          </table:table-cell>
          <table:table-cell table:number-columns-repeated="5"/>
          <table:table-cell table:style-name="ce422" table:formula="of:=SUM([.W12:.AC12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/>
          <table:table-cell table:style-name="ce498" office:value-type="float" office:value="11" calcext:value-type="float">
            <text:p>11</text:p>
          </table:table-cell>
          <table:table-cell table:style-name="ce422" table:formula="of:=RANDBETWEEN(1;1000000)" office:value-type="float" office:value="700821" calcext:value-type="float">
            <text:p>700821</text:p>
          </table:table-cell>
          <table:table-cell table:style-name="ce501" office:value-type="float" office:value="6" calcext:value-type="float">
            <text:p>6</text:p>
          </table:table-cell>
          <table:table-cell table:style-name="ce501" office:value-type="float" office:value="1" calcext:value-type="float">
            <text:p>1</text:p>
          </table:table-cell>
          <table:table-cell table:style-name="ce501" table:formula="of:=GCD(ABS(2*[.AI12]);ABS([.AJ12]))" office:value-type="float" office:value="1" calcext:value-type="float">
            <text:p>1</text:p>
          </table:table-cell>
          <table:table-cell table:style-name="ce504" table:formula="of:=-[.AJ12]/[.AI12]" office:value-type="float" office:value="-0.166666666666667" calcext:value-type="float">
            <text:p>- 1/6 </text:p>
          </table:table-cell>
          <table:table-cell table:style-name="ce501" table:formula="of:=RANK([.AH12];[.$AH$2:.$AH$26];0)" office:value-type="float" office:value="8" calcext:value-type="float">
            <text:p>8</text:p>
          </table:table-cell>
          <table:table-cell/>
          <table:table-cell table:style-name="ce498" office:value-type="float" office:value="11" calcext:value-type="float">
            <text:p>11</text:p>
          </table:table-cell>
          <table:table-cell table:style-name="ce422" table:formula="of:=RANDBETWEEN(1;1000000)" office:value-type="float" office:value="912608" calcext:value-type="float">
            <text:p>912608</text:p>
          </table:table-cell>
          <table:table-cell table:style-name="ce501" office:value-type="float" office:value="6" calcext:value-type="float">
            <text:p>6</text:p>
          </table:table-cell>
          <table:table-cell table:style-name="ce501" office:value-type="float" office:value="4" calcext:value-type="float">
            <text:p>4</text:p>
          </table:table-cell>
          <table:table-cell table:style-name="ce501" office:value-type="float" office:value="-7" calcext:value-type="float">
            <text:p>-7</text:p>
          </table:table-cell>
          <table:table-cell table:style-name="ce501" office:value-type="float" office:value="-5" calcext:value-type="float">
            <text:p>-5</text:p>
          </table:table-cell>
          <table:table-cell table:style-name="ce508" table:formula="of:=GCD(ABS(2*[.AQ12]);ABS([.AS12]))" office:value-type="float" office:value="1" calcext:value-type="float">
            <text:p>1</text:p>
          </table:table-cell>
          <table:table-cell table:style-name="ce504" table:formula="of:=-[.AS12]/[.AQ12]" office:value-type="float" office:value="1.16666666666667" calcext:value-type="float">
            <text:p><text:s/>7/6 </text:p>
          </table:table-cell>
          <table:table-cell table:style-name="ce501" table:formula="of:=[.AR12]*[.AS12]-[.AQ12]*[.AT12]" office:value-type="float" office:value="2" calcext:value-type="float">
            <text:p>2</text:p>
          </table:table-cell>
          <table:table-cell table:style-name="ce501" table:formula="of:=[.AS12]" office:value-type="float" office:value="-7" calcext:value-type="float">
            <text:p>-7</text:p>
          </table:table-cell>
          <table:table-cell table:style-name="ce508" table:formula="of:=GCD(ABS([.AW12]);ABS([.AS12]))" office:value-type="float" office:value="1" calcext:value-type="float">
            <text:p>1</text:p>
          </table:table-cell>
          <table:table-cell table:style-name="ce504" table:formula="of:=([.AR12]*[.AS12]-[.AQ12]*[.AT12])/[.AS12]" office:value-type="float" office:value="-0.285714285714286" calcext:value-type="float">
            <text:p>- 2/7 </text:p>
          </table:table-cell>
          <table:table-cell table:style-name="ce501" table:formula="of:=RANK([.AP12];[.$AP$2:.$AP$26];0)" office:value-type="float" office:value="3" calcext:value-type="float">
            <text:p>3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5"/>
          <table:table-cell table:number-columns-repeated="28"/>
          <table:table-cell table:style-name="ce496" office:value-type="string" calcext:value-type="string">
            <text:p>Note</text:p>
          </table:table-cell>
          <table:table-cell table:style-name="ce496" table:formula="of:=IF(20*SUM([.AD7:.AD12])/SUM([.AE7:.AE12])&lt;0;0;20*SUM([.AD7:.AD12])/SUM([.AE7:.AE12]))" office:value-type="float" office:value="0" calcext:value-type="float">
            <text:p>0</text:p>
          </table:table-cell>
          <table:table-cell/>
          <table:table-cell table:style-name="ce499" office:value-type="float" office:value="12" calcext:value-type="float">
            <text:p>12</text:p>
          </table:table-cell>
          <table:table-cell table:style-name="ce485" table:formula="of:=RANDBETWEEN(1;1000000)" office:value-type="float" office:value="9963" calcext:value-type="float">
            <text:p>9963</text:p>
          </table:table-cell>
          <table:table-cell table:style-name="ce485" office:value-type="float" office:value="7" calcext:value-type="float">
            <text:p>7</text:p>
          </table:table-cell>
          <table:table-cell table:style-name="ce485" office:value-type="float" office:value="3" calcext:value-type="float">
            <text:p>3</text:p>
          </table:table-cell>
          <table:table-cell table:style-name="ce485" table:formula="of:=GCD(ABS(2*[.AI13]);ABS([.AJ13]))" office:value-type="float" office:value="1" calcext:value-type="float">
            <text:p>1</text:p>
          </table:table-cell>
          <table:table-cell table:style-name="ce503" table:formula="of:=-[.AJ13]/[.AI13]" office:value-type="float" office:value="-0.428571428571429" calcext:value-type="float">
            <text:p>- 3/7 </text:p>
          </table:table-cell>
          <table:table-cell table:style-name="ce485" table:formula="of:=RANK([.AH13];[.$AH$2:.$AH$26];0)" office:value-type="float" office:value="24" calcext:value-type="float">
            <text:p>24</text:p>
          </table:table-cell>
          <table:table-cell/>
          <table:table-cell table:style-name="ce499" office:value-type="float" office:value="12" calcext:value-type="float">
            <text:p>12</text:p>
          </table:table-cell>
          <table:table-cell table:style-name="ce485" table:formula="of:=RANDBETWEEN(1;1000000)" office:value-type="float" office:value="308659" calcext:value-type="float">
            <text:p>308659</text:p>
          </table:table-cell>
          <table:table-cell table:style-name="ce485" office:value-type="float" office:value="7" calcext:value-type="float">
            <text:p>7</text:p>
          </table:table-cell>
          <table:table-cell table:style-name="ce485" office:value-type="float" office:value="-7" calcext:value-type="float">
            <text:p>-7</text:p>
          </table:table-cell>
          <table:table-cell table:style-name="ce485" office:value-type="float" office:value="3" calcext:value-type="float">
            <text:p>3</text:p>
          </table:table-cell>
          <table:table-cell table:style-name="ce485" office:value-type="float" office:value="5" calcext:value-type="float">
            <text:p>5</text:p>
          </table:table-cell>
          <table:table-cell table:style-name="ce507" table:formula="of:=GCD(ABS(2*[.AQ13]);ABS([.AS13]))" office:value-type="float" office:value="1" calcext:value-type="float">
            <text:p>1</text:p>
          </table:table-cell>
          <table:table-cell table:style-name="ce503" table:formula="of:=-[.AS13]/[.AQ13]" office:value-type="float" office:value="-0.428571428571429" calcext:value-type="float">
            <text:p>- 3/7 </text:p>
          </table:table-cell>
          <table:table-cell table:style-name="ce485" table:formula="of:=[.AR13]*[.AS13]-[.AQ13]*[.AT13]" office:value-type="float" office:value="-56" calcext:value-type="float">
            <text:p>-56</text:p>
          </table:table-cell>
          <table:table-cell table:style-name="ce485" table:formula="of:=[.AS13]" office:value-type="float" office:value="3" calcext:value-type="float">
            <text:p>3</text:p>
          </table:table-cell>
          <table:table-cell table:style-name="ce507" table:formula="of:=GCD(ABS([.AW13]);ABS([.AS13]))" office:value-type="float" office:value="1" calcext:value-type="float">
            <text:p>1</text:p>
          </table:table-cell>
          <table:table-cell table:style-name="ce503" table:formula="of:=([.AR13]*[.AS13]-[.AQ13]*[.AT13])/[.AS13]" office:value-type="float" office:value="-18.6666666666667" calcext:value-type="float">
            <text:p>-56/3 </text:p>
          </table:table-cell>
          <table:table-cell table:style-name="ce485" table:formula="of:=RANK([.AP13];[.$AP$2:.$AP$26];0)" office:value-type="float" office:value="15" calcext:value-type="float">
            <text:p>15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5"/>
          <table:table-cell table:number-columns-repeated="31"/>
          <table:table-cell table:style-name="ce498" office:value-type="float" office:value="13" calcext:value-type="float">
            <text:p>13</text:p>
          </table:table-cell>
          <table:table-cell table:style-name="ce422" table:formula="of:=RANDBETWEEN(1;1000000)" office:value-type="float" office:value="533592" calcext:value-type="float">
            <text:p>533592</text:p>
          </table:table-cell>
          <table:table-cell table:style-name="ce422" office:value-type="float" office:value="-7" calcext:value-type="float">
            <text:p>-7</text:p>
          </table:table-cell>
          <table:table-cell table:style-name="ce501" office:value-type="float" office:value="3" calcext:value-type="float">
            <text:p>3</text:p>
          </table:table-cell>
          <table:table-cell table:style-name="ce501" table:formula="of:=GCD(ABS(2*[.AI14]);ABS([.AJ14]))" office:value-type="float" office:value="1" calcext:value-type="float">
            <text:p>1</text:p>
          </table:table-cell>
          <table:table-cell table:style-name="ce504" table:formula="of:=-[.AJ14]/[.AI14]" office:value-type="float" office:value="0.428571428571429" calcext:value-type="float">
            <text:p><text:s/>3/7 </text:p>
          </table:table-cell>
          <table:table-cell table:style-name="ce501" table:formula="of:=RANK([.AH14];[.$AH$2:.$AH$26];0)" office:value-type="float" office:value="12" calcext:value-type="float">
            <text:p>12</text:p>
          </table:table-cell>
          <table:table-cell/>
          <table:table-cell table:style-name="ce498" office:value-type="float" office:value="13" calcext:value-type="float">
            <text:p>13</text:p>
          </table:table-cell>
          <table:table-cell table:style-name="ce422" table:formula="of:=RANDBETWEEN(1;1000000)" office:value-type="float" office:value="255406" calcext:value-type="float">
            <text:p>255406</text:p>
          </table:table-cell>
          <table:table-cell table:style-name="ce422" office:value-type="float" office:value="-7" calcext:value-type="float">
            <text:p>-7</text:p>
          </table:table-cell>
          <table:table-cell table:style-name="ce422" office:value-type="float" office:value="-3" calcext:value-type="float">
            <text:p>-3</text:p>
          </table:table-cell>
          <table:table-cell table:style-name="ce501" office:value-type="float" office:value="3" calcext:value-type="float">
            <text:p>3</text:p>
          </table:table-cell>
          <table:table-cell table:style-name="ce501" office:value-type="float" office:value="4" calcext:value-type="float">
            <text:p>4</text:p>
          </table:table-cell>
          <table:table-cell table:style-name="ce508" table:formula="of:=GCD(ABS(2*[.AQ14]);ABS([.AS14]))" office:value-type="float" office:value="1" calcext:value-type="float">
            <text:p>1</text:p>
          </table:table-cell>
          <table:table-cell table:style-name="ce504" table:formula="of:=-[.AS14]/[.AQ14]" office:value-type="float" office:value="0.428571428571429" calcext:value-type="float">
            <text:p><text:s/>3/7 </text:p>
          </table:table-cell>
          <table:table-cell table:style-name="ce501" table:formula="of:=[.AR14]*[.AS14]-[.AQ14]*[.AT14]" office:value-type="float" office:value="19" calcext:value-type="float">
            <text:p>19</text:p>
          </table:table-cell>
          <table:table-cell table:style-name="ce501" table:formula="of:=[.AS14]" office:value-type="float" office:value="3" calcext:value-type="float">
            <text:p>3</text:p>
          </table:table-cell>
          <table:table-cell table:style-name="ce508" table:formula="of:=GCD(ABS([.AW14]);ABS([.AS14]))" office:value-type="float" office:value="1" calcext:value-type="float">
            <text:p>1</text:p>
          </table:table-cell>
          <table:table-cell table:style-name="ce504" table:formula="of:=([.AR14]*[.AS14]-[.AQ14]*[.AT14])/[.AS14]" office:value-type="float" office:value="6.33333333333333" calcext:value-type="float">
            <text:p>19/3 </text:p>
          </table:table-cell>
          <table:table-cell table:style-name="ce501" table:formula="of:=RANK([.AP14];[.$AP$2:.$AP$26];0)" office:value-type="float" office:value="17" calcext:value-type="float">
            <text:p>17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409" office:value-type="string" calcext:value-type="string" table:number-columns-spanned="31" table:number-rows-spanned="1">
            <text:p>Fonction polynôme du second degré niveau 2 Seconde</text:p>
          </table:table-cell>
          <table:covered-table-cell table:number-columns-repeated="15"/>
          <table:covered-table-cell table:number-columns-repeated="3" table:style-name="ce574"/>
          <table:covered-table-cell table:number-columns-repeated="2" table:style-name="ce583"/>
          <table:covered-table-cell table:number-columns-repeated="10"/>
          <table:table-cell/>
          <table:table-cell table:style-name="ce499" office:value-type="float" office:value="14" calcext:value-type="float">
            <text:p>14</text:p>
          </table:table-cell>
          <table:table-cell table:style-name="ce485" table:formula="of:=RANDBETWEEN(1;1000000)" office:value-type="float" office:value="346864" calcext:value-type="float">
            <text:p>346864</text:p>
          </table:table-cell>
          <table:table-cell table:style-name="ce485" office:value-type="float" office:value="-6" calcext:value-type="float">
            <text:p>-6</text:p>
          </table:table-cell>
          <table:table-cell table:style-name="ce485" office:value-type="float" office:value="5" calcext:value-type="float">
            <text:p>5</text:p>
          </table:table-cell>
          <table:table-cell table:style-name="ce485" table:formula="of:=GCD(ABS(2*[.AI15]);ABS([.AJ15]))" office:value-type="float" office:value="1" calcext:value-type="float">
            <text:p>1</text:p>
          </table:table-cell>
          <table:table-cell table:style-name="ce503" table:formula="of:=-[.AJ15]/[.AI15]" office:value-type="float" office:value="0.833333333333333" calcext:value-type="float">
            <text:p><text:s/>5/6 </text:p>
          </table:table-cell>
          <table:table-cell table:style-name="ce485" table:formula="of:=RANK([.AH15];[.$AH$2:.$AH$26];0)" office:value-type="float" office:value="16" calcext:value-type="float">
            <text:p>16</text:p>
          </table:table-cell>
          <table:table-cell/>
          <table:table-cell table:style-name="ce499" office:value-type="float" office:value="14" calcext:value-type="float">
            <text:p>14</text:p>
          </table:table-cell>
          <table:table-cell table:style-name="ce485" table:formula="of:=RANDBETWEEN(1;1000000)" office:value-type="float" office:value="172037" calcext:value-type="float">
            <text:p>172037</text:p>
          </table:table-cell>
          <table:table-cell table:style-name="ce485" office:value-type="float" office:value="-6" calcext:value-type="float">
            <text:p>-6</text:p>
          </table:table-cell>
          <table:table-cell table:style-name="ce485" office:value-type="float" office:value="-5" calcext:value-type="float">
            <text:p>-5</text:p>
          </table:table-cell>
          <table:table-cell table:style-name="ce485" office:value-type="float" office:value="5" calcext:value-type="float">
            <text:p>5</text:p>
          </table:table-cell>
          <table:table-cell table:style-name="ce485" office:value-type="float" office:value="3" calcext:value-type="float">
            <text:p>3</text:p>
          </table:table-cell>
          <table:table-cell table:style-name="ce507" table:formula="of:=GCD(ABS(2*[.AQ15]);ABS([.AS15]))" office:value-type="float" office:value="1" calcext:value-type="float">
            <text:p>1</text:p>
          </table:table-cell>
          <table:table-cell table:style-name="ce503" table:formula="of:=-[.AS15]/[.AQ15]" office:value-type="float" office:value="0.833333333333333" calcext:value-type="float">
            <text:p><text:s/>5/6 </text:p>
          </table:table-cell>
          <table:table-cell table:style-name="ce485" table:formula="of:=[.AR15]*[.AS15]-[.AQ15]*[.AT15]" office:value-type="float" office:value="-7" calcext:value-type="float">
            <text:p>-7</text:p>
          </table:table-cell>
          <table:table-cell table:style-name="ce485" table:formula="of:=[.AS15]" office:value-type="float" office:value="5" calcext:value-type="float">
            <text:p>5</text:p>
          </table:table-cell>
          <table:table-cell table:style-name="ce507" table:formula="of:=GCD(ABS([.AW15]);ABS([.AS15]))" office:value-type="float" office:value="1" calcext:value-type="float">
            <text:p>1</text:p>
          </table:table-cell>
          <table:table-cell table:style-name="ce503" table:formula="of:=([.AR15]*[.AS15]-[.AQ15]*[.AT15])/[.AS15]" office:value-type="float" office:value="-1.4" calcext:value-type="float">
            <text:p>- 7/5 </text:p>
          </table:table-cell>
          <table:table-cell table:style-name="ce485" table:formula="of:=RANK([.AP15];[.$AP$2:.$AP$26];0)" office:value-type="float" office:value="22" calcext:value-type="float">
            <text:p>22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5"/>
          <table:table-cell table:number-columns-repeated="15"/>
          <table:table-cell table:style-name="ce574" table:number-columns-repeated="3"/>
          <table:table-cell table:style-name="ce583" table:number-columns-repeated="2"/>
          <table:table-cell table:number-columns-repeated="11"/>
          <table:table-cell table:style-name="ce498" office:value-type="float" office:value="15" calcext:value-type="float">
            <text:p>15</text:p>
          </table:table-cell>
          <table:table-cell table:style-name="ce422" table:formula="of:=RANDBETWEEN(1;1000000)" office:value-type="float" office:value="481843" calcext:value-type="float">
            <text:p>481843</text:p>
          </table:table-cell>
          <table:table-cell table:style-name="ce501" office:value-type="float" office:value="-5" calcext:value-type="float">
            <text:p>-5</text:p>
          </table:table-cell>
          <table:table-cell table:style-name="ce501" office:value-type="float" office:value="7" calcext:value-type="float">
            <text:p>7</text:p>
          </table:table-cell>
          <table:table-cell table:style-name="ce501" table:formula="of:=GCD(ABS(2*[.AI16]);ABS([.AJ16]))" office:value-type="float" office:value="1" calcext:value-type="float">
            <text:p>1</text:p>
          </table:table-cell>
          <table:table-cell table:style-name="ce504" table:formula="of:=-[.AJ16]/[.AI16]" office:value-type="float" office:value="1.4" calcext:value-type="float">
            <text:p><text:s/>7/5 </text:p>
          </table:table-cell>
          <table:table-cell table:style-name="ce501" table:formula="of:=RANK([.AH16];[.$AH$2:.$AH$26];0)" office:value-type="float" office:value="13" calcext:value-type="float">
            <text:p>13</text:p>
          </table:table-cell>
          <table:table-cell/>
          <table:table-cell table:style-name="ce498" office:value-type="float" office:value="15" calcext:value-type="float">
            <text:p>15</text:p>
          </table:table-cell>
          <table:table-cell table:style-name="ce422" table:formula="of:=RANDBETWEEN(1;1000000)" office:value-type="float" office:value="666918" calcext:value-type="float">
            <text:p>666918</text:p>
          </table:table-cell>
          <table:table-cell table:style-name="ce501" office:value-type="float" office:value="-5" calcext:value-type="float">
            <text:p>-5</text:p>
          </table:table-cell>
          <table:table-cell table:style-name="ce501" office:value-type="float" office:value="4" calcext:value-type="float">
            <text:p>4</text:p>
          </table:table-cell>
          <table:table-cell table:style-name="ce501" office:value-type="float" office:value="7" calcext:value-type="float">
            <text:p>7</text:p>
          </table:table-cell>
          <table:table-cell table:style-name="ce501" office:value-type="float" office:value="4" calcext:value-type="float">
            <text:p>4</text:p>
          </table:table-cell>
          <table:table-cell table:style-name="ce508" table:formula="of:=GCD(ABS(2*[.AQ16]);ABS([.AS16]))" office:value-type="float" office:value="1" calcext:value-type="float">
            <text:p>1</text:p>
          </table:table-cell>
          <table:table-cell table:style-name="ce504" table:formula="of:=-[.AS16]/[.AQ16]" office:value-type="float" office:value="1.4" calcext:value-type="float">
            <text:p><text:s/>7/5 </text:p>
          </table:table-cell>
          <table:table-cell table:style-name="ce501" table:formula="of:=[.AR16]*[.AS16]-[.AQ16]*[.AT16]" office:value-type="float" office:value="48" calcext:value-type="float">
            <text:p>48</text:p>
          </table:table-cell>
          <table:table-cell table:style-name="ce501" table:formula="of:=[.AS16]" office:value-type="float" office:value="7" calcext:value-type="float">
            <text:p>7</text:p>
          </table:table-cell>
          <table:table-cell table:style-name="ce508" table:formula="of:=GCD(ABS([.AW16]);ABS([.AS16]))" office:value-type="float" office:value="1" calcext:value-type="float">
            <text:p>1</text:p>
          </table:table-cell>
          <table:table-cell table:style-name="ce504" table:formula="of:=([.AR16]*[.AS16]-[.AQ16]*[.AT16])/[.AS16]" office:value-type="float" office:value="6.85714285714286" calcext:value-type="float">
            <text:p>48/7 </text:p>
          </table:table-cell>
          <table:table-cell table:style-name="ce501" table:formula="of:=RANK([.AP16];[.$AP$2:.$AP$26];0)" office:value-type="float" office:value="7" calcext:value-type="float">
            <text:p>7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5"/>
          <table:table-cell table:number-columns-repeated="15"/>
          <table:table-cell table:style-name="ce478" office:value-type="string" calcext:value-type="string">
            <text:p>a</text:p>
          </table:table-cell>
          <table:table-cell table:style-name="ce478" office:value-type="string" calcext:value-type="string">
            <text:p>b</text:p>
          </table:table-cell>
          <table:table-cell table:style-name="ce478" office:value-type="string" calcext:value-type="string">
            <text:p>c</text:p>
          </table:table-cell>
          <table:table-cell table:style-name="ce395" table:number-columns-repeated="2"/>
          <table:table-cell/>
          <table:table-cell table:formula="of:=COM.MICROSOFT.CONCAT(IF([.Q18]=1;&quot;&quot;;IF([.Q18]=-1;&quot;- &quot;;[.Q18]));&quot; x²&quot;;IF([.R18]&lt;0;&quot; - &quot;;&quot; + &quot;);IF([.R18]=1;&quot;&quot;;IF([.R18]=-1;&quot;- &quot;;ABS([.R18])));&quot; x&quot;;IF([.S18]&lt;0;&quot; - &quot;;&quot; + &quot;);ABS([.S18]))" office:value-type="string" office:string-value="4 x² + 3 x - 4" calcext:value-type="string" table:number-columns-spanned="5" table:number-rows-spanned="1">
            <text:p>4 x² + 3 x - 4</text:p>
          </table:table-cell>
          <table:covered-table-cell table:number-columns-repeated="4"/>
          <table:table-cell table:number-columns-repeated="5"/>
          <table:table-cell table:style-name="ce499" office:value-type="float" office:value="16" calcext:value-type="float">
            <text:p>16</text:p>
          </table:table-cell>
          <table:table-cell table:style-name="ce485" table:formula="of:=RANDBETWEEN(1;1000000)" office:value-type="float" office:value="221625" calcext:value-type="float">
            <text:p>221625</text:p>
          </table:table-cell>
          <table:table-cell table:style-name="ce485" office:value-type="float" office:value="-4" calcext:value-type="float">
            <text:p>-4</text:p>
          </table:table-cell>
          <table:table-cell table:style-name="ce485" office:value-type="float" office:value="3" calcext:value-type="float">
            <text:p>3</text:p>
          </table:table-cell>
          <table:table-cell table:style-name="ce485" table:formula="of:=GCD(ABS(2*[.AI17]);ABS([.AJ17]))" office:value-type="float" office:value="1" calcext:value-type="float">
            <text:p>1</text:p>
          </table:table-cell>
          <table:table-cell table:style-name="ce503" table:formula="of:=-[.AJ17]/[.AI17]" office:value-type="float" office:value="0.75" calcext:value-type="float">
            <text:p><text:s/>3/4 </text:p>
          </table:table-cell>
          <table:table-cell table:style-name="ce485" table:formula="of:=RANK([.AH17];[.$AH$2:.$AH$26];0)" office:value-type="float" office:value="19" calcext:value-type="float">
            <text:p>19</text:p>
          </table:table-cell>
          <table:table-cell/>
          <table:table-cell table:style-name="ce499" office:value-type="float" office:value="16" calcext:value-type="float">
            <text:p>16</text:p>
          </table:table-cell>
          <table:table-cell table:style-name="ce485" table:formula="of:=RANDBETWEEN(1;1000000)" office:value-type="float" office:value="212702" calcext:value-type="float">
            <text:p>212702</text:p>
          </table:table-cell>
          <table:table-cell table:style-name="ce485" office:value-type="float" office:value="-4" calcext:value-type="float">
            <text:p>-4</text:p>
          </table:table-cell>
          <table:table-cell table:style-name="ce485" office:value-type="float" office:value="1" calcext:value-type="float">
            <text:p>1</text:p>
          </table:table-cell>
          <table:table-cell table:style-name="ce485" office:value-type="float" office:value="3" calcext:value-type="float">
            <text:p>3</text:p>
          </table:table-cell>
          <table:table-cell table:style-name="ce485" office:value-type="float" office:value="4" calcext:value-type="float">
            <text:p>4</text:p>
          </table:table-cell>
          <table:table-cell table:style-name="ce507" table:formula="of:=GCD(ABS(2*[.AQ17]);ABS([.AS17]))" office:value-type="float" office:value="1" calcext:value-type="float">
            <text:p>1</text:p>
          </table:table-cell>
          <table:table-cell table:style-name="ce503" table:formula="of:=-[.AS17]/[.AQ17]" office:value-type="float" office:value="0.75" calcext:value-type="float">
            <text:p><text:s/>3/4 </text:p>
          </table:table-cell>
          <table:table-cell table:style-name="ce485" table:formula="of:=[.AR17]*[.AS17]-[.AQ17]*[.AT17]" office:value-type="float" office:value="19" calcext:value-type="float">
            <text:p>19</text:p>
          </table:table-cell>
          <table:table-cell table:style-name="ce485" table:formula="of:=[.AS17]" office:value-type="float" office:value="3" calcext:value-type="float">
            <text:p>3</text:p>
          </table:table-cell>
          <table:table-cell table:style-name="ce507" table:formula="of:=GCD(ABS([.AW17]);ABS([.AS17]))" office:value-type="float" office:value="1" calcext:value-type="float">
            <text:p>1</text:p>
          </table:table-cell>
          <table:table-cell table:style-name="ce503" table:formula="of:=([.AR17]*[.AS17]-[.AQ17]*[.AT17])/[.AS17]" office:value-type="float" office:value="6.33333333333333" calcext:value-type="float">
            <text:p>19/3 </text:p>
          </table:table-cell>
          <table:table-cell table:style-name="ce485" table:formula="of:=RANK([.AP17];[.$AP$2:.$AP$26];0)" office:value-type="float" office:value="18" calcext:value-type="float">
            <text:p>18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7" table:formula="of:=IF([.Q18]=1;&quot;&quot;;IF([.Q18]=-1;&quot;-&quot;;[.Q18]))" office:value-type="float" office:value="4" calcext:value-type="float">
            <text:p>4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R18]&lt;0;&quot;-&quot;;&quot;+&quot;)" office:value-type="string" office:string-value="+" calcext:value-type="string">
            <text:p>+</text:p>
          </table:table-cell>
          <table:table-cell table:style-name="ce397" table:formula="of:=IF(ABS([.R18])=1;&quot;&quot;;ABS([.R18])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formula="of:=IF([.S18]&lt;0;&quot;-&quot;;&quot;+&quot;)" office:value-type="string" office:string-value="-" calcext:value-type="string">
            <text:p>-</text:p>
          </table:table-cell>
          <table:table-cell table:formula="of:=ABS([.S18])" office:value-type="float" office:value="4" calcext:value-type="float">
            <text:p>4</text:p>
          </table:table-cell>
          <table:table-cell table:number-columns-repeated="9"/>
          <table:table-cell table:style-name="ce422" table:formula="of:=INDEX([.AI2:.AI26];[.AM2])" office:value-type="float" office:value="4" calcext:value-type="float">
            <text:p>4</text:p>
          </table:table-cell>
          <table:table-cell table:style-name="ce422" table:formula="of:=INDEX([.AJ2:.AJ26];[.AM2])" office:value-type="float" office:value="3" calcext:value-type="float">
            <text:p>3</text:p>
          </table:table-cell>
          <table:table-cell table:style-name="ce422" table:formula="of:=IF(RANDBETWEEN(0;1);-1;1)*RANDBETWEEN(1;10)" office:value-type="float" office:value="-4" calcext:value-type="float">
            <text:p>-4</text:p>
          </table:table-cell>
          <table:table-cell table:style-name="ce479"/>
          <table:table-cell table:style-name="ce395"/>
          <table:table-cell/>
          <table:table-cell table:style-name="ce487" office:value-type="float" office:value="1" calcext:value-type="float">
            <text:p>1</text:p>
          </table:table-cell>
          <table:table-cell table:style-name="ce487" office:value-type="float" office:value="2" calcext:value-type="float">
            <text:p>2</text:p>
          </table:table-cell>
          <table:table-cell table:style-name="ce487" office:value-type="float" office:value="3" calcext:value-type="float">
            <text:p>3</text:p>
          </table:table-cell>
          <table:table-cell table:style-name="ce487" office:value-type="float" office:value="4" calcext:value-type="float">
            <text:p>4</text:p>
          </table:table-cell>
          <table:table-cell table:style-name="ce487" office:value-type="float" office:value="5" calcext:value-type="float">
            <text:p>5</text:p>
          </table:table-cell>
          <table:table-cell table:style-name="ce487" office:value-type="float" office:value="6" calcext:value-type="float">
            <text:p>6</text:p>
          </table:table-cell>
          <table:table-cell table:style-name="ce487" office:value-type="float" office:value="7" calcext:value-type="float">
            <text:p>7</text:p>
          </table:table-cell>
          <table:table-cell table:style-name="ce495" office:value-type="string" calcext:value-type="string">
            <text:p></text:p>
          </table:table-cell>
          <table:table-cell table:style-name="ce494" office:value-type="string" calcext:value-type="string">
            <text:p>Total</text:p>
          </table:table-cell>
          <table:table-cell/>
          <table:table-cell table:style-name="ce498" office:value-type="float" office:value="17" calcext:value-type="float">
            <text:p>17</text:p>
          </table:table-cell>
          <table:table-cell table:style-name="ce422" table:formula="of:=RANDBETWEEN(1;1000000)" office:value-type="float" office:value="370655" calcext:value-type="float">
            <text:p>370655</text:p>
          </table:table-cell>
          <table:table-cell table:style-name="ce501" office:value-type="float" office:value="-3" calcext:value-type="float">
            <text:p>-3</text:p>
          </table:table-cell>
          <table:table-cell table:style-name="ce501" office:value-type="float" office:value="1" calcext:value-type="float">
            <text:p>1</text:p>
          </table:table-cell>
          <table:table-cell table:style-name="ce501" table:formula="of:=GCD(ABS(2*[.AI18]);ABS([.AJ18]))" office:value-type="float" office:value="1" calcext:value-type="float">
            <text:p>1</text:p>
          </table:table-cell>
          <table:table-cell table:style-name="ce504" table:formula="of:=-[.AJ18]/[.AI18]" office:value-type="float" office:value="0.333333333333333" calcext:value-type="float">
            <text:p><text:s/>1/3 </text:p>
          </table:table-cell>
          <table:table-cell table:style-name="ce501" table:formula="of:=RANK([.AH18];[.$AH$2:.$AH$26];0)" office:value-type="float" office:value="15" calcext:value-type="float">
            <text:p>15</text:p>
          </table:table-cell>
          <table:table-cell/>
          <table:table-cell table:style-name="ce498" office:value-type="float" office:value="17" calcext:value-type="float">
            <text:p>17</text:p>
          </table:table-cell>
          <table:table-cell table:style-name="ce422" table:formula="of:=RANDBETWEEN(1;1000000)" office:value-type="float" office:value="400704" calcext:value-type="float">
            <text:p>400704</text:p>
          </table:table-cell>
          <table:table-cell table:style-name="ce501" office:value-type="float" office:value="2" calcext:value-type="float">
            <text:p>2</text:p>
          </table:table-cell>
          <table:table-cell table:style-name="ce501" office:value-type="float" office:value="7" calcext:value-type="float">
            <text:p>7</text:p>
          </table:table-cell>
          <table:table-cell table:style-name="ce501" office:value-type="float" office:value="5" calcext:value-type="float">
            <text:p>5</text:p>
          </table:table-cell>
          <table:table-cell table:style-name="ce501" office:value-type="float" office:value="-3" calcext:value-type="float">
            <text:p>-3</text:p>
          </table:table-cell>
          <table:table-cell table:style-name="ce508" table:formula="of:=GCD(ABS(2*[.AQ18]);ABS([.AS18]))" office:value-type="float" office:value="1" calcext:value-type="float">
            <text:p>1</text:p>
          </table:table-cell>
          <table:table-cell table:style-name="ce504" table:formula="of:=-[.AS18]/[.AQ18]" office:value-type="float" office:value="-2.5" calcext:value-type="float">
            <text:p>- 5/2 </text:p>
          </table:table-cell>
          <table:table-cell table:style-name="ce501" table:formula="of:=[.AR18]*[.AS18]-[.AQ18]*[.AT18]" office:value-type="float" office:value="41" calcext:value-type="float">
            <text:p>41</text:p>
          </table:table-cell>
          <table:table-cell table:style-name="ce501" table:formula="of:=[.AS18]" office:value-type="float" office:value="5" calcext:value-type="float">
            <text:p>5</text:p>
          </table:table-cell>
          <table:table-cell table:style-name="ce508" table:formula="of:=GCD(ABS([.AW18]);ABS([.AS18]))" office:value-type="float" office:value="1" calcext:value-type="float">
            <text:p>1</text:p>
          </table:table-cell>
          <table:table-cell table:style-name="ce504" table:formula="of:=([.AR18]*[.AS18]-[.AQ18]*[.AT18])/[.AS18]" office:value-type="float" office:value="8.2" calcext:value-type="float">
            <text:p>41/5 </text:p>
          </table:table-cell>
          <table:table-cell table:style-name="ce501" table:formula="of:=RANK([.AP18];[.$AP$2:.$AP$26];0)" office:value-type="float" office:value="14" calcext:value-type="float">
            <text:p>14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5" table:number-columns-repeated="14"/>
          <table:table-cell table:number-columns-repeated="2"/>
          <table:table-cell table:style-name="ce577" office:value-type="string" calcext:value-type="string" table:number-columns-spanned="2" table:number-rows-spanned="1">
            <text:p></text:p>
          </table:table-cell>
          <table:covered-table-cell table:style-name="ce395"/>
          <table:table-cell table:style-name="ce577" office:value-type="string" calcext:value-type="string" table:number-columns-spanned="2" table:number-rows-spanned="1">
            <text:p></text:p>
          </table:table-cell>
          <table:covered-table-cell/>
          <table:table-cell/>
          <table:table-cell table:style-name="ce586" office:value-type="string" calcext:value-type="string" table:number-columns-spanned="1" table:number-rows-spanned="3">
            <text:p>L1</text:p>
          </table:table-cell>
          <table:table-cell table:style-name="ce422" table:number-columns-repeated="2"/>
          <table:table-cell table:style-name="ce422" table:formula="of:=IF(ISBLANK([$'2nd ° Seconde N2'.G7]);0;IF([$'2nd ° Seconde N2'.G7]=[.E20];1;-0.5))" office:value-type="float" office:value="0" calcext:value-type="float">
            <text:p>0</text:p>
          </table:table-cell>
          <table:table-cell table:style-name="ce422" table:number-columns-repeated="4"/>
          <table:table-cell table:style-name="ce422" table:formula="of:=SUM([.W19:.AC19])" office:value-type="float" office:value="0" calcext:value-type="float">
            <text:p>0</text:p>
          </table:table-cell>
          <table:table-cell table:style-name="ce422" office:value-type="float" office:value="1" calcext:value-type="float">
            <text:p>1</text:p>
          </table:table-cell>
          <table:table-cell/>
          <table:table-cell table:style-name="ce499" office:value-type="float" office:value="18" calcext:value-type="float">
            <text:p>18</text:p>
          </table:table-cell>
          <table:table-cell table:style-name="ce485" table:formula="of:=RANDBETWEEN(1;1000000)" office:value-type="float" office:value="888916" calcext:value-type="float">
            <text:p>888916</text:p>
          </table:table-cell>
          <table:table-cell table:style-name="ce485" office:value-type="float" office:value="-2" calcext:value-type="float">
            <text:p>-2</text:p>
          </table:table-cell>
          <table:table-cell table:style-name="ce485" office:value-type="float" office:value="1" calcext:value-type="float">
            <text:p>1</text:p>
          </table:table-cell>
          <table:table-cell table:style-name="ce485" table:formula="of:=GCD(ABS(2*[.AI19]);ABS([.AJ19]))" office:value-type="float" office:value="1" calcext:value-type="float">
            <text:p>1</text:p>
          </table:table-cell>
          <table:table-cell table:style-name="ce503" table:formula="of:=-[.AJ19]/[.AI19]" office:value-type="float" office:value="0.5" calcext:value-type="float">
            <text:p><text:s/>1/2 </text:p>
          </table:table-cell>
          <table:table-cell table:style-name="ce485" table:formula="of:=RANK([.AH19];[.$AH$2:.$AH$26];0)" office:value-type="float" office:value="4" calcext:value-type="float">
            <text:p>4</text:p>
          </table:table-cell>
          <table:table-cell/>
          <table:table-cell table:style-name="ce499" office:value-type="float" office:value="18" calcext:value-type="float">
            <text:p>18</text:p>
          </table:table-cell>
          <table:table-cell table:style-name="ce485" table:formula="of:=RANDBETWEEN(1;1000000)" office:value-type="float" office:value="607192" calcext:value-type="float">
            <text:p>607192</text:p>
          </table:table-cell>
          <table:table-cell table:style-name="ce485" office:value-type="float" office:value="-2" calcext:value-type="float">
            <text:p>-2</text:p>
          </table:table-cell>
          <table:table-cell table:style-name="ce485" office:value-type="float" office:value="5" calcext:value-type="float">
            <text:p>5</text:p>
          </table:table-cell>
          <table:table-cell table:style-name="ce485" office:value-type="float" office:value="3" calcext:value-type="float">
            <text:p>3</text:p>
          </table:table-cell>
          <table:table-cell table:style-name="ce485" office:value-type="float" office:value="-2" calcext:value-type="float">
            <text:p>-2</text:p>
          </table:table-cell>
          <table:table-cell table:style-name="ce507" table:formula="of:=GCD(ABS(2*[.AQ19]);ABS([.AS19]))" office:value-type="float" office:value="1" calcext:value-type="float">
            <text:p>1</text:p>
          </table:table-cell>
          <table:table-cell table:style-name="ce503" table:formula="of:=-[.AS19]/[.AQ19]" office:value-type="float" office:value="1.5" calcext:value-type="float">
            <text:p><text:s/>3/2 </text:p>
          </table:table-cell>
          <table:table-cell table:style-name="ce485" table:formula="of:=[.AR19]*[.AS19]-[.AQ19]*[.AT19]" office:value-type="float" office:value="11" calcext:value-type="float">
            <text:p>11</text:p>
          </table:table-cell>
          <table:table-cell table:style-name="ce485" table:formula="of:=[.AS19]" office:value-type="float" office:value="3" calcext:value-type="float">
            <text:p>3</text:p>
          </table:table-cell>
          <table:table-cell table:style-name="ce507" table:formula="of:=GCD(ABS([.AW19]);ABS([.AS19]))" office:value-type="float" office:value="1" calcext:value-type="float">
            <text:p>1</text:p>
          </table:table-cell>
          <table:table-cell table:style-name="ce503" table:formula="of:=([.AR19]*[.AS19]-[.AQ19]*[.AT19])/[.AS19]" office:value-type="float" office:value="3.66666666666667" calcext:value-type="float">
            <text:p>11/3 </text:p>
          </table:table-cell>
          <table:table-cell table:style-name="ce485" table:formula="of:=RANK([.AP19];[.$AP$2:.$AP$26];0)" office:value-type="float" office:value="8" calcext:value-type="float">
            <text:p>8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5" table:number-columns-repeated="4"/>
          <table:table-cell table:style-name="ce428" table:formula="of:=ABS([.R18])" office:value-type="float" office:value="3" calcext:value-type="float">
            <text:p>3</text:p>
          </table:table-cell>
          <table:table-cell table:style-name="ce395" table:number-columns-repeated="7"/>
          <table:table-cell table:number-columns-repeated="4"/>
          <table:table-cell table:style-name="ce481" table:formula="of:=-[.R18]/(2*[.Q18])" office:value-type="float" office:value="-0.375" calcext:value-type="float" table:number-columns-spanned="2" table:number-rows-spanned="1">
            <text:p>-3/8 <text:s text:c="3"/></text:p>
          </table:table-cell>
          <table:covered-table-cell table:style-name="ce395"/>
          <table:table-cell table:style-name="ce481" table:formula="of:=[.Q18]*[.Q20]^2+[.R18]*[.Q20]+[.S18]" office:value-type="float" office:value="-4.5625" calcext:value-type="float" table:number-columns-spanned="2" table:number-rows-spanned="1">
            <text:p>-73/16 <text:s text:c="2"/></text:p>
          </table:table-cell>
          <table:covered-table-cell/>
          <table:table-cell/>
          <table:covered-table-cell/>
          <table:table-cell table:style-name="ce422" table:formula="of:=IF(ISBLANK([$'2nd ° Seconde N2'.B8]);0;IF([$'2nd ° Seconde N2'.B8]=[.A21];1;-0.5))" office:value-type="float" office:value="0" calcext:value-type="float">
            <text:p>0</text:p>
          </table:table-cell>
          <table:table-cell table:style-name="ce422" table:formula="of:=IF(ISBLANK([$'2nd ° Seconde N2'.F8]);0;IF([$'2nd ° Seconde N2'.F8]=[.D21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J8]);0;IF([$'2nd ° Seconde N2'.J8]=[.H21];1;-0.5))" office:value-type="float" office:value="0" calcext:value-type="float">
            <text:p>0</text:p>
          </table:table-cell>
          <table:table-cell table:style-name="ce422" table:formula="of:=IF(ISBLANK([$'2nd ° Seconde N2'.K8]);0;IF([$'2nd ° Seconde N2'.K8]=[.I21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20:.AC20])" office:value-type="float" office:value="0" calcext:value-type="float">
            <text:p>0</text:p>
          </table:table-cell>
          <table:table-cell table:style-name="ce422" office:value-type="float" office:value="4" calcext:value-type="float">
            <text:p>4</text:p>
          </table:table-cell>
          <table:table-cell/>
          <table:table-cell table:style-name="ce498" office:value-type="float" office:value="19" calcext:value-type="float">
            <text:p>19</text:p>
          </table:table-cell>
          <table:table-cell table:style-name="ce422" table:formula="of:=RANDBETWEEN(1;1000000)" office:value-type="float" office:value="938667" calcext:value-type="float">
            <text:p>938667</text:p>
          </table:table-cell>
          <table:table-cell table:style-name="ce501" office:value-type="float" office:value="2" calcext:value-type="float">
            <text:p>2</text:p>
          </table:table-cell>
          <table:table-cell table:style-name="ce501" office:value-type="float" office:value="5" calcext:value-type="float">
            <text:p>5</text:p>
          </table:table-cell>
          <table:table-cell table:style-name="ce501" table:formula="of:=GCD(ABS(2*[.AI20]);ABS([.AJ20]))" office:value-type="float" office:value="1" calcext:value-type="float">
            <text:p>1</text:p>
          </table:table-cell>
          <table:table-cell table:style-name="ce504" table:formula="of:=-[.AJ20]/[.AI20]" office:value-type="float" office:value="-2.5" calcext:value-type="float">
            <text:p>- 5/2 </text:p>
          </table:table-cell>
          <table:table-cell table:style-name="ce501" table:formula="of:=RANK([.AH20];[.$AH$2:.$AH$26];0)" office:value-type="float" office:value="1" calcext:value-type="float">
            <text:p>1</text:p>
          </table:table-cell>
          <table:table-cell/>
          <table:table-cell table:style-name="ce498" office:value-type="float" office:value="19" calcext:value-type="float">
            <text:p>19</text:p>
          </table:table-cell>
          <table:table-cell table:style-name="ce422" table:formula="of:=RANDBETWEEN(1;1000000)" office:value-type="float" office:value="456786" calcext:value-type="float">
            <text:p>456786</text:p>
          </table:table-cell>
          <table:table-cell table:style-name="ce501" office:value-type="float" office:value="2" calcext:value-type="float">
            <text:p>2</text:p>
          </table:table-cell>
          <table:table-cell table:style-name="ce501" office:value-type="float" office:value="4" calcext:value-type="float">
            <text:p>4</text:p>
          </table:table-cell>
          <table:table-cell table:style-name="ce501" office:value-type="float" office:value="5" calcext:value-type="float">
            <text:p>5</text:p>
          </table:table-cell>
          <table:table-cell table:style-name="ce501" office:value-type="float" office:value="-7" calcext:value-type="float">
            <text:p>-7</text:p>
          </table:table-cell>
          <table:table-cell table:style-name="ce508" table:formula="of:=GCD(ABS(2*[.AQ20]);ABS([.AS20]))" office:value-type="float" office:value="1" calcext:value-type="float">
            <text:p>1</text:p>
          </table:table-cell>
          <table:table-cell table:style-name="ce504" table:formula="of:=-[.AS20]/[.AQ20]" office:value-type="float" office:value="-2.5" calcext:value-type="float">
            <text:p>- 5/2 </text:p>
          </table:table-cell>
          <table:table-cell table:style-name="ce501" table:formula="of:=[.AR20]*[.AS20]-[.AQ20]*[.AT20]" office:value-type="float" office:value="34" calcext:value-type="float">
            <text:p>34</text:p>
          </table:table-cell>
          <table:table-cell table:style-name="ce501" table:formula="of:=[.AS20]" office:value-type="float" office:value="5" calcext:value-type="float">
            <text:p>5</text:p>
          </table:table-cell>
          <table:table-cell table:style-name="ce508" table:formula="of:=GCD(ABS([.AW20]);ABS([.AS20]))" office:value-type="float" office:value="1" calcext:value-type="float">
            <text:p>1</text:p>
          </table:table-cell>
          <table:table-cell table:style-name="ce504" table:formula="of:=([.AR20]*[.AS20]-[.AQ20]*[.AT20])/[.AS20]" office:value-type="float" office:value="6.8" calcext:value-type="float">
            <text:p>34/5 </text:p>
          </table:table-cell>
          <table:table-cell table:style-name="ce501" table:formula="of:=RANK([.AP20];[.$AP$2:.$AP$26];0)" office:value-type="float" office:value="12" calcext:value-type="float">
            <text:p>12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7" table:formula="of:=IF([.Q18]=1;&quot;&quot;;IF([.Q18]=-1;&quot;-&quot;;[.Q18]))"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Q18]*-[.R18]&lt;0;&quot;+&quot;;&quot;-&quot;)" office:value-type="string" office:string-value="+" calcext:value-type="string">
            <text:p>+</text:p>
          </table:table-cell>
          <table:table-cell table:style-name="ce436" office:value-type="string" calcext:value-type="string">
            <text:p>--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table:formula="of:=IF([.S18]&lt;0;&quot;-&quot;;&quot;+&quot;)" office:value-type="string" office:string-value="-" calcext:value-type="string">
            <text:p>-</text:p>
          </table:table-cell>
          <table:table-cell table:formula="of:=ABS([.S18])" office:value-type="float" office:value="4" calcext:value-type="float">
            <text:p>4</text:p>
          </table:table-cell>
          <table:table-cell table:number-columns-repeated="3"/>
          <table:table-cell table:style-name="ce395" table:number-columns-repeated="2"/>
          <table:table-cell table:number-columns-repeated="7"/>
          <table:covered-table-cell/>
          <table:table-cell table:style-name="ce422" table:number-columns-repeated="2"/>
          <table:table-cell table:style-name="ce422" table:formula="of:=IF(ISBLANK([$'2nd ° Seconde N2'.G9]);0;IF([$'2nd ° Seconde N2'.G9]=[.E22];1;-0.5))" office:value-type="float" office:value="0" calcext:value-type="float">
            <text:p>0</text:p>
          </table:table-cell>
          <table:table-cell table:style-name="ce422" table:number-columns-repeated="4"/>
          <table:table-cell table:style-name="ce422" table:formula="of:=SUM([.W21:.AC21])" office:value-type="float" office:value="0" calcext:value-type="float">
            <text:p>0</text:p>
          </table:table-cell>
          <table:table-cell table:style-name="ce422" office:value-type="float" office:value="1" calcext:value-type="float">
            <text:p>1</text:p>
          </table:table-cell>
          <table:table-cell/>
          <table:table-cell table:style-name="ce499" office:value-type="float" office:value="20" calcext:value-type="float">
            <text:p>20</text:p>
          </table:table-cell>
          <table:table-cell table:style-name="ce485" table:formula="of:=RANDBETWEEN(1;1000000)" office:value-type="float" office:value="26284" calcext:value-type="float">
            <text:p>26284</text:p>
          </table:table-cell>
          <table:table-cell table:style-name="ce485" office:value-type="float" office:value="3" calcext:value-type="float">
            <text:p>3</text:p>
          </table:table-cell>
          <table:table-cell table:style-name="ce485" office:value-type="float" office:value="5" calcext:value-type="float">
            <text:p>5</text:p>
          </table:table-cell>
          <table:table-cell table:style-name="ce485" table:formula="of:=GCD(ABS(2*[.AI21]);ABS([.AJ21]))" office:value-type="float" office:value="1" calcext:value-type="float">
            <text:p>1</text:p>
          </table:table-cell>
          <table:table-cell table:style-name="ce503" table:formula="of:=-[.AJ21]/[.AI21]" office:value-type="float" office:value="-1.66666666666667" calcext:value-type="float">
            <text:p>- 5/3 </text:p>
          </table:table-cell>
          <table:table-cell table:style-name="ce485" table:formula="of:=RANK([.AH21];[.$AH$2:.$AH$26];0)" office:value-type="float" office:value="23" calcext:value-type="float">
            <text:p>23</text:p>
          </table:table-cell>
          <table:table-cell/>
          <table:table-cell table:style-name="ce499" office:value-type="float" office:value="20" calcext:value-type="float">
            <text:p>20</text:p>
          </table:table-cell>
          <table:table-cell table:style-name="ce485" table:formula="of:=RANDBETWEEN(1;1000000)" office:value-type="float" office:value="723290" calcext:value-type="float">
            <text:p>723290</text:p>
          </table:table-cell>
          <table:table-cell table:style-name="ce485" office:value-type="float" office:value="3" calcext:value-type="float">
            <text:p>3</text:p>
          </table:table-cell>
          <table:table-cell table:style-name="ce485" office:value-type="float" office:value="8" calcext:value-type="float">
            <text:p>8</text:p>
          </table:table-cell>
          <table:table-cell table:style-name="ce485" office:value-type="float" office:value="5" calcext:value-type="float">
            <text:p>5</text:p>
          </table:table-cell>
          <table:table-cell table:style-name="ce485" office:value-type="float" office:value="7" calcext:value-type="float">
            <text:p>7</text:p>
          </table:table-cell>
          <table:table-cell table:style-name="ce507" table:formula="of:=GCD(ABS(2*[.AQ21]);ABS([.AS21]))" office:value-type="float" office:value="1" calcext:value-type="float">
            <text:p>1</text:p>
          </table:table-cell>
          <table:table-cell table:style-name="ce503" table:formula="of:=-[.AS21]/[.AQ21]" office:value-type="float" office:value="-1.66666666666667" calcext:value-type="float">
            <text:p>- 5/3 </text:p>
          </table:table-cell>
          <table:table-cell table:style-name="ce485" table:formula="of:=[.AR21]*[.AS21]-[.AQ21]*[.AT21]" office:value-type="float" office:value="19" calcext:value-type="float">
            <text:p>19</text:p>
          </table:table-cell>
          <table:table-cell table:style-name="ce485" table:formula="of:=[.AS21]" office:value-type="float" office:value="5" calcext:value-type="float">
            <text:p>5</text:p>
          </table:table-cell>
          <table:table-cell table:style-name="ce507" table:formula="of:=GCD(ABS([.AW21]);ABS([.AS21]))" office:value-type="float" office:value="1" calcext:value-type="float">
            <text:p>1</text:p>
          </table:table-cell>
          <table:table-cell table:style-name="ce503" table:formula="of:=([.AR21]*[.AS21]-[.AQ21]*[.AT21])/[.AS21]" office:value-type="float" office:value="3.8" calcext:value-type="float">
            <text:p>19/5 </text:p>
          </table:table-cell>
          <table:table-cell table:style-name="ce485" table:formula="of:=RANK([.AP21];[.$AP$2:.$AP$26];0)" office:value-type="float" office:value="4" calcext:value-type="float">
            <text:p>4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5" table:number-columns-repeated="4"/>
          <table:table-cell table:style-name="ce428" table:formula="of:=ABS([.Q18])" office:value-type="float" office:value="4" calcext:value-type="float">
            <text:p>4</text:p>
          </table:table-cell>
          <table:table-cell table:style-name="ce395" table:number-columns-repeated="9"/>
          <table:table-cell table:number-columns-repeated="7"/>
          <table:table-cell table:style-name="ce422" office:value-type="string" calcext:value-type="string" table:number-columns-spanned="1" table:number-rows-spanned="3">
            <text:p>L2</text:p>
          </table:table-cell>
          <table:table-cell table:style-name="ce422" table:number-columns-repeated="2"/>
          <table:table-cell table:style-name="ce422" table:formula="of:=IF(ISBLANK([$'2nd ° Seconde N2'.G11]);0;IF([$'2nd ° Seconde N2'.G11]=[.F23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J11]);0;IF([$'2nd ° Seconde N2'.J11]=[.I23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22:.AC22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/>
          <table:table-cell table:style-name="ce498" office:value-type="float" office:value="21" calcext:value-type="float">
            <text:p>21</text:p>
          </table:table-cell>
          <table:table-cell table:style-name="ce422" table:formula="of:=RANDBETWEEN(1;1000000)" office:value-type="float" office:value="337753" calcext:value-type="float">
            <text:p>337753</text:p>
          </table:table-cell>
          <table:table-cell table:style-name="ce501" table:formula="of:=[.AI21]+1" office:value-type="float" office:value="4" calcext:value-type="float">
            <text:p>4</text:p>
          </table:table-cell>
          <table:table-cell table:style-name="ce501" office:value-type="float" office:value="3" calcext:value-type="float">
            <text:p>3</text:p>
          </table:table-cell>
          <table:table-cell table:style-name="ce501" table:formula="of:=GCD(ABS(2*[.AI22]);ABS([.AJ22]))" office:value-type="float" office:value="1" calcext:value-type="float">
            <text:p>1</text:p>
          </table:table-cell>
          <table:table-cell table:style-name="ce504" table:formula="of:=-[.AJ22]/[.AI22]" office:value-type="float" office:value="-0.75" calcext:value-type="float">
            <text:p>- 3/4 </text:p>
          </table:table-cell>
          <table:table-cell table:style-name="ce501" table:formula="of:=RANK([.AH22];[.$AH$2:.$AH$26];0)" office:value-type="float" office:value="17" calcext:value-type="float">
            <text:p>17</text:p>
          </table:table-cell>
          <table:table-cell/>
          <table:table-cell table:style-name="ce498" office:value-type="float" office:value="21" calcext:value-type="float">
            <text:p>21</text:p>
          </table:table-cell>
          <table:table-cell table:style-name="ce422" table:formula="of:=RANDBETWEEN(1;1000000)" office:value-type="float" office:value="66199" calcext:value-type="float">
            <text:p>66199</text:p>
          </table:table-cell>
          <table:table-cell table:style-name="ce501" table:formula="of:=[.AQ21]+1" office:value-type="float" office:value="4" calcext:value-type="float">
            <text:p>4</text:p>
          </table:table-cell>
          <table:table-cell table:style-name="ce501" office:value-type="float" office:value="5" calcext:value-type="float">
            <text:p>5</text:p>
          </table:table-cell>
          <table:table-cell table:style-name="ce501" office:value-type="float" office:value="3" calcext:value-type="float">
            <text:p>3</text:p>
          </table:table-cell>
          <table:table-cell table:style-name="ce501" office:value-type="float" office:value="-5" calcext:value-type="float">
            <text:p>-5</text:p>
          </table:table-cell>
          <table:table-cell table:style-name="ce508" table:formula="of:=GCD(ABS(2*[.AQ22]);ABS([.AS22]))" office:value-type="float" office:value="1" calcext:value-type="float">
            <text:p>1</text:p>
          </table:table-cell>
          <table:table-cell table:style-name="ce504" table:formula="of:=-[.AS22]/[.AQ22]" office:value-type="float" office:value="-0.75" calcext:value-type="float">
            <text:p>- 3/4 </text:p>
          </table:table-cell>
          <table:table-cell table:style-name="ce501" table:formula="of:=[.AR22]*[.AS22]-[.AQ22]*[.AT22]" office:value-type="float" office:value="35" calcext:value-type="float">
            <text:p>35</text:p>
          </table:table-cell>
          <table:table-cell table:style-name="ce501" table:formula="of:=[.AS22]" office:value-type="float" office:value="3" calcext:value-type="float">
            <text:p>3</text:p>
          </table:table-cell>
          <table:table-cell table:style-name="ce508" table:formula="of:=GCD(ABS([.AW22]);ABS([.AS22]))" office:value-type="float" office:value="1" calcext:value-type="float">
            <text:p>1</text:p>
          </table:table-cell>
          <table:table-cell table:style-name="ce504" table:formula="of:=([.AR22]*[.AS22]-[.AQ22]*[.AT22])/[.AS22]" office:value-type="float" office:value="11.6666666666667" calcext:value-type="float">
            <text:p>35/3 </text:p>
          </table:table-cell>
          <table:table-cell table:style-name="ce501" table:formula="of:=RANK([.AP22];[.$AP$2:.$AP$26];0)" office:value-type="float" office:value="24" calcext:value-type="float">
            <text:p>24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5" table:number-columns-repeated="5"/>
          <table:table-cell table:style-name="ce428" table:formula="of:=ABS([.R18])" office:value-type="float" office:value="3" calcext:value-type="float">
            <text:p>3</text:p>
          </table:table-cell>
          <table:table-cell table:style-name="ce395" table:number-columns-repeated="2"/>
          <table:table-cell table:style-name="ce428" table:formula="of:=ABS([.R18])^2" office:value-type="float" office:value="9" calcext:value-type="float">
            <text:p>9</text:p>
          </table:table-cell>
          <table:table-cell table:style-name="ce395" table:number-columns-repeated="6"/>
          <table:table-cell table:number-columns-repeated="6"/>
          <table:covered-table-cell/>
          <table:table-cell table:style-name="ce422" table:formula="of:=IF(ISBLANK([$'2nd ° Seconde N2'.B12]);0;IF([$'2nd ° Seconde N2'.B12]=[.A24];1;-0.5))" office:value-type="float" office:value="0" calcext:value-type="float">
            <text:p>0</text:p>
          </table:table-cell>
          <table:table-cell table:style-name="ce422" table:formula="of:=IF(ISBLANK([$'2nd ° Seconde N2'.F12]);0;IF([$'2nd ° Seconde N2'.F12]=[.E24];1;-0.5))" office:value-type="float" office:value="0" calcext:value-type="float">
            <text:p>0</text:p>
          </table:table-cell>
          <table:table-cell table:style-name="ce422" table:formula="of:=IF(ISBLANK([$'2nd ° Seconde N2'.I12]);0;IF([$'2nd ° Seconde N2'.I12]=[.H24];1;-0.5))" office:value-type="float" office:value="0" calcext:value-type="float">
            <text:p>0</text:p>
          </table:table-cell>
          <table:table-cell table:style-name="ce422" table:formula="of:=IF(ISBLANK([$'2nd ° Seconde N2'.L12]);0;IF([$'2nd ° Seconde N2'.L12]=[.K24];1;-0.5))" office:value-type="float" office:value="0" calcext:value-type="float">
            <text:p>0</text:p>
          </table:table-cell>
          <table:table-cell table:style-name="ce422" table:formula="of:=IF(ISBLANK([$'2nd ° Seconde N2'.M12]);0;IF([$'2nd ° Seconde N2'.M12]=[.L24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23:.AC23])" office:value-type="float" office:value="0" calcext:value-type="float">
            <text:p>0</text:p>
          </table:table-cell>
          <table:table-cell table:style-name="ce422" office:value-type="float" office:value="5" calcext:value-type="float">
            <text:p>5</text:p>
          </table:table-cell>
          <table:table-cell/>
          <table:table-cell table:style-name="ce499" office:value-type="float" office:value="22" calcext:value-type="float">
            <text:p>22</text:p>
          </table:table-cell>
          <table:table-cell table:style-name="ce485" table:formula="of:=RANDBETWEEN(1;1000000)" office:value-type="float" office:value="662080" calcext:value-type="float">
            <text:p>662080</text:p>
          </table:table-cell>
          <table:table-cell table:style-name="ce485" table:formula="of:=[.AI22]+1" office:value-type="float" office:value="5" calcext:value-type="float">
            <text:p>5</text:p>
          </table:table-cell>
          <table:table-cell table:style-name="ce485" office:value-type="float" office:value="3" calcext:value-type="float">
            <text:p>3</text:p>
          </table:table-cell>
          <table:table-cell table:style-name="ce485" table:formula="of:=GCD(ABS(2*[.AI23]);ABS([.AJ23]))" office:value-type="float" office:value="1" calcext:value-type="float">
            <text:p>1</text:p>
          </table:table-cell>
          <table:table-cell table:style-name="ce503" table:formula="of:=-[.AJ23]/[.AI23]" office:value-type="float" office:value="-0.6" calcext:value-type="float">
            <text:p>- 3/5 </text:p>
          </table:table-cell>
          <table:table-cell table:style-name="ce485" table:formula="of:=RANK([.AH23];[.$AH$2:.$AH$26];0)" office:value-type="float" office:value="9" calcext:value-type="float">
            <text:p>9</text:p>
          </table:table-cell>
          <table:table-cell/>
          <table:table-cell table:style-name="ce499" office:value-type="float" office:value="22" calcext:value-type="float">
            <text:p>22</text:p>
          </table:table-cell>
          <table:table-cell table:style-name="ce485" table:formula="of:=RANDBETWEEN(1;1000000)" office:value-type="float" office:value="977974" calcext:value-type="float">
            <text:p>977974</text:p>
          </table:table-cell>
          <table:table-cell table:style-name="ce485" table:formula="of:=[.AQ22]+1" office:value-type="float" office:value="5" calcext:value-type="float">
            <text:p>5</text:p>
          </table:table-cell>
          <table:table-cell table:style-name="ce485" office:value-type="float" office:value="-4" calcext:value-type="float">
            <text:p>-4</text:p>
          </table:table-cell>
          <table:table-cell table:style-name="ce485" office:value-type="float" office:value="3" calcext:value-type="float">
            <text:p>3</text:p>
          </table:table-cell>
          <table:table-cell table:style-name="ce485" office:value-type="float" office:value="5" calcext:value-type="float">
            <text:p>5</text:p>
          </table:table-cell>
          <table:table-cell table:style-name="ce507" table:formula="of:=GCD(ABS(2*[.AQ23]);ABS([.AS23]))" office:value-type="float" office:value="1" calcext:value-type="float">
            <text:p>1</text:p>
          </table:table-cell>
          <table:table-cell table:style-name="ce503" table:formula="of:=-[.AS23]/[.AQ23]" office:value-type="float" office:value="-0.6" calcext:value-type="float">
            <text:p>- 3/5 </text:p>
          </table:table-cell>
          <table:table-cell table:style-name="ce485" table:formula="of:=[.AR23]*[.AS23]-[.AQ23]*[.AT23]" office:value-type="float" office:value="-37" calcext:value-type="float">
            <text:p>-37</text:p>
          </table:table-cell>
          <table:table-cell table:style-name="ce485" table:formula="of:=[.AS23]" office:value-type="float" office:value="3" calcext:value-type="float">
            <text:p>3</text:p>
          </table:table-cell>
          <table:table-cell table:style-name="ce507" table:formula="of:=GCD(ABS([.AW23]);ABS([.AS23]))" office:value-type="float" office:value="1" calcext:value-type="float">
            <text:p>1</text:p>
          </table:table-cell>
          <table:table-cell table:style-name="ce503" table:formula="of:=([.AR23]*[.AS23]-[.AQ23]*[.AT23])/[.AS23]" office:value-type="float" office:value="-12.3333333333333" calcext:value-type="float">
            <text:p>-37/3 </text:p>
          </table:table-cell>
          <table:table-cell table:style-name="ce485" table:formula="of:=RANK([.AP23];[.$AP$2:.$AP$26];0)" office:value-type="float" office:value="1" calcext:value-type="float">
            <text:p>1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7" table:formula="of:=IF([.Q18]=1;&quot;&quot;;IF([.Q18]=-1;&quot;-&quot;;[.Q18]))" office:value-type="float" office:value="4" calcext:value-type="float">
            <text:p>4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style-name="ce428" table:formula="of:=IF([.Q18]*-[.R18]&lt;0;&quot;+&quot;;&quot;-&quot;)" office:value-type="string" office:string-value="+" calcext:value-type="string">
            <text:p>+</text:p>
          </table:table-cell>
          <table:table-cell table:style-name="ce436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office:value-type="string" calcext:value-type="string">
            <text:p>-</text:p>
          </table:table-cell>
          <table:table-cell table:style-name="ce436" office:value-type="string" calcext:value-type="string">
            <text:p>---</text:p>
          </table:table-cell>
          <table:table-cell office:value-type="string" calcext:value-type="string">
            <text:p>]</text:p>
          </table:table-cell>
          <table:table-cell table:formula="of:=IF([.S18]&lt;0;&quot;-&quot;;&quot;+&quot;)" office:value-type="string" office:string-value="-" calcext:value-type="string">
            <text:p>-</text:p>
          </table:table-cell>
          <table:table-cell table:formula="of:=ABS([.S18])" office:value-type="float" office:value="4" calcext:value-type="float">
            <text:p>4</text:p>
          </table:table-cell>
          <table:table-cell table:number-columns-repeated="9"/>
          <table:covered-table-cell/>
          <table:table-cell table:style-name="ce422" table:number-columns-repeated="2"/>
          <table:table-cell table:style-name="ce422" table:formula="of:=IF(ISBLANK([$'2nd ° Seconde N2'.G13]);0;IF([$'2nd ° Seconde N2'.G13]=[.F25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J13]);0;IF([$'2nd ° Seconde N2'.J13]=[.I25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24:.AC24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/>
          <table:table-cell table:style-name="ce498" office:value-type="float" office:value="23" calcext:value-type="float">
            <text:p>23</text:p>
          </table:table-cell>
          <table:table-cell table:style-name="ce422" table:formula="of:=RANDBETWEEN(1;1000000)" office:value-type="float" office:value="570" calcext:value-type="float">
            <text:p>570</text:p>
          </table:table-cell>
          <table:table-cell table:style-name="ce501" office:value-type="float" office:value="6" calcext:value-type="float">
            <text:p>6</text:p>
          </table:table-cell>
          <table:table-cell table:style-name="ce501" office:value-type="float" office:value="1" calcext:value-type="float">
            <text:p>1</text:p>
          </table:table-cell>
          <table:table-cell table:style-name="ce501" table:formula="of:=GCD(ABS(2*[.AI24]);ABS([.AJ24]))" office:value-type="float" office:value="1" calcext:value-type="float">
            <text:p>1</text:p>
          </table:table-cell>
          <table:table-cell table:style-name="ce504" table:formula="of:=-[.AJ24]/[.AI24]" office:value-type="float" office:value="-0.166666666666667" calcext:value-type="float">
            <text:p>- 1/6 </text:p>
          </table:table-cell>
          <table:table-cell table:style-name="ce501" table:formula="of:=RANK([.AH24];[.$AH$2:.$AH$26];0)" office:value-type="float" office:value="25" calcext:value-type="float">
            <text:p>25</text:p>
          </table:table-cell>
          <table:table-cell/>
          <table:table-cell table:style-name="ce498" office:value-type="float" office:value="23" calcext:value-type="float">
            <text:p>23</text:p>
          </table:table-cell>
          <table:table-cell table:style-name="ce422" table:formula="of:=RANDBETWEEN(1;1000000)" office:value-type="float" office:value="515041" calcext:value-type="float">
            <text:p>515041</text:p>
          </table:table-cell>
          <table:table-cell table:style-name="ce501" office:value-type="float" office:value="6" calcext:value-type="float">
            <text:p>6</text:p>
          </table:table-cell>
          <table:table-cell table:style-name="ce501" office:value-type="float" office:value="-9" calcext:value-type="float">
            <text:p>-9</text:p>
          </table:table-cell>
          <table:table-cell table:style-name="ce501" office:value-type="float" office:value="5" calcext:value-type="float">
            <text:p>5</text:p>
          </table:table-cell>
          <table:table-cell table:style-name="ce501" office:value-type="float" office:value="4" calcext:value-type="float">
            <text:p>4</text:p>
          </table:table-cell>
          <table:table-cell table:style-name="ce508" table:formula="of:=GCD(ABS(2*[.AQ24]);ABS([.AS24]))" office:value-type="float" office:value="1" calcext:value-type="float">
            <text:p>1</text:p>
          </table:table-cell>
          <table:table-cell table:style-name="ce504" table:formula="of:=-[.AS24]/[.AQ24]" office:value-type="float" office:value="-0.833333333333333" calcext:value-type="float">
            <text:p>- 5/6 </text:p>
          </table:table-cell>
          <table:table-cell table:style-name="ce501" table:formula="of:=[.AR24]*[.AS24]-[.AQ24]*[.AT24]" office:value-type="float" office:value="-69" calcext:value-type="float">
            <text:p>-69</text:p>
          </table:table-cell>
          <table:table-cell table:style-name="ce501" table:formula="of:=[.AS24]" office:value-type="float" office:value="5" calcext:value-type="float">
            <text:p>5</text:p>
          </table:table-cell>
          <table:table-cell table:style-name="ce508" table:formula="of:=GCD(ABS([.AW24]);ABS([.AS24]))" office:value-type="float" office:value="1" calcext:value-type="float">
            <text:p>1</text:p>
          </table:table-cell>
          <table:table-cell table:style-name="ce504" table:formula="of:=([.AR24]*[.AS24]-[.AQ24]*[.AT24])/[.AS24]" office:value-type="float" office:value="-13.8" calcext:value-type="float">
            <text:p>-69/5 </text:p>
          </table:table-cell>
          <table:table-cell table:style-name="ce501" table:formula="of:=RANK([.AP24];[.$AP$2:.$AP$26];0)" office:value-type="float" office:value="11" calcext:value-type="float">
            <text:p>11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5" table:number-columns-repeated="5"/>
          <table:table-cell table:style-name="ce428" table:formula="of:=2*ABS([.Q18])" office:value-type="float" office:value="8" calcext:value-type="float">
            <text:p>8</text:p>
          </table:table-cell>
          <table:table-cell table:style-name="ce395" table:number-columns-repeated="2"/>
          <table:table-cell table:style-name="ce428" table:formula="of:=ABS(4*[.Q18]^2)" office:value-type="float" office:value="64" calcext:value-type="float">
            <text:p>64</text:p>
          </table:table-cell>
          <table:table-cell table:style-name="ce395" table:number-columns-repeated="6"/>
          <table:table-cell table:number-columns-repeated="6"/>
          <table:table-cell table:style-name="ce586" office:value-type="string" calcext:value-type="string" table:number-columns-spanned="1" table:number-rows-spanned="3">
            <text:p>L3</text:p>
          </table:table-cell>
          <table:table-cell table:style-name="ce422" table:number-columns-repeated="2"/>
          <table:table-cell table:style-name="ce422" table:formula="of:=IF(ISBLANK([$'2nd ° Seconde N2'.F15]);0;IF([$'2nd ° Seconde N2'.F15]=[.E27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I15]);0;IF([$'2nd ° Seconde N2'.I15]=[.H27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25:.AC25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/>
          <table:table-cell table:style-name="ce499" office:value-type="float" office:value="24" calcext:value-type="float">
            <text:p>24</text:p>
          </table:table-cell>
          <table:table-cell table:style-name="ce485" table:formula="of:=RANDBETWEEN(1;1000000)" office:value-type="float" office:value="387019" calcext:value-type="float">
            <text:p>387019</text:p>
          </table:table-cell>
          <table:table-cell table:style-name="ce485" office:value-type="float" office:value="7" calcext:value-type="float">
            <text:p>7</text:p>
          </table:table-cell>
          <table:table-cell table:style-name="ce485" office:value-type="float" office:value="5" calcext:value-type="float">
            <text:p>5</text:p>
          </table:table-cell>
          <table:table-cell table:style-name="ce485" table:formula="of:=GCD(ABS(2*[.AI25]);ABS([.AJ25]))" office:value-type="float" office:value="1" calcext:value-type="float">
            <text:p>1</text:p>
          </table:table-cell>
          <table:table-cell table:style-name="ce503" table:formula="of:=-[.AJ25]/[.AI25]" office:value-type="float" office:value="-0.714285714285714" calcext:value-type="float">
            <text:p>- 5/7 </text:p>
          </table:table-cell>
          <table:table-cell table:style-name="ce485" table:formula="of:=RANK([.AH25];[.$AH$2:.$AH$26];0)" office:value-type="float" office:value="14" calcext:value-type="float">
            <text:p>14</text:p>
          </table:table-cell>
          <table:table-cell/>
          <table:table-cell table:style-name="ce499" office:value-type="float" office:value="24" calcext:value-type="float">
            <text:p>24</text:p>
          </table:table-cell>
          <table:table-cell table:style-name="ce485" table:formula="of:=RANDBETWEEN(1;1000000)" office:value-type="float" office:value="946294" calcext:value-type="float">
            <text:p>946294</text:p>
          </table:table-cell>
          <table:table-cell table:style-name="ce485" office:value-type="float" office:value="7" calcext:value-type="float">
            <text:p>7</text:p>
          </table:table-cell>
          <table:table-cell table:style-name="ce485" office:value-type="float" office:value="2" calcext:value-type="float">
            <text:p>2</text:p>
          </table:table-cell>
          <table:table-cell table:style-name="ce485" office:value-type="float" office:value="5" calcext:value-type="float">
            <text:p>5</text:p>
          </table:table-cell>
          <table:table-cell table:style-name="ce485" office:value-type="float" office:value="-6" calcext:value-type="float">
            <text:p>-6</text:p>
          </table:table-cell>
          <table:table-cell table:style-name="ce507" table:formula="of:=GCD(ABS(2*[.AQ25]);ABS([.AS25]))" office:value-type="float" office:value="1" calcext:value-type="float">
            <text:p>1</text:p>
          </table:table-cell>
          <table:table-cell table:style-name="ce503" table:formula="of:=-[.AS25]/[.AQ25]" office:value-type="float" office:value="-0.714285714285714" calcext:value-type="float">
            <text:p>- 5/7 </text:p>
          </table:table-cell>
          <table:table-cell table:style-name="ce485" table:formula="of:=[.AR25]*[.AS25]-[.AQ25]*[.AT25]" office:value-type="float" office:value="52" calcext:value-type="float">
            <text:p>52</text:p>
          </table:table-cell>
          <table:table-cell table:style-name="ce485" table:formula="of:=[.AS25]" office:value-type="float" office:value="5" calcext:value-type="float">
            <text:p>5</text:p>
          </table:table-cell>
          <table:table-cell table:style-name="ce507" table:formula="of:=GCD(ABS([.AW25]);ABS([.AS25]))" office:value-type="float" office:value="1" calcext:value-type="float">
            <text:p>1</text:p>
          </table:table-cell>
          <table:table-cell table:style-name="ce503" table:formula="of:=([.AR25]*[.AS25]-[.AQ25]*[.AT25])/[.AS25]" office:value-type="float" office:value="10.4" calcext:value-type="float">
            <text:p>52/5 </text:p>
          </table:table-cell>
          <table:table-cell table:style-name="ce485" table:formula="of:=RANK([.AP25];[.$AP$2:.$AP$26];0)" office:value-type="float" office:value="2" calcext:value-type="float">
            <text:p>2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5" table:number-columns-repeated="14"/>
          <table:table-cell table:number-columns-repeated="7"/>
          <table:covered-table-cell/>
          <table:table-cell table:style-name="ce422" table:formula="of:=IF(ISBLANK([$'2nd ° Seconde N2'.B16]);0;IF([$'2nd ° Seconde N2'.B16]=[.A28];1;-0.5))" office:value-type="float" office:value="0" calcext:value-type="float">
            <text:p>0</text:p>
          </table:table-cell>
          <table:table-cell table:style-name="ce422" table:formula="of:=IF(ISBLANK([$'2nd ° Seconde N2'.E16]);0;IF([$'2nd ° Seconde N2'.E16]=[.D28];1;-0.5))" office:value-type="float" office:value="0" calcext:value-type="float">
            <text:p>0</text:p>
          </table:table-cell>
          <table:table-cell table:style-name="ce422" table:formula="of:=IF(ISBLANK([$'2nd ° Seconde N2'.H16]);0;IF([$'2nd ° Seconde N2'.H16]=[.G28];1;-0.5))" office:value-type="float" office:value="0" calcext:value-type="float">
            <text:p>0</text:p>
          </table:table-cell>
          <table:table-cell table:style-name="ce422" table:formula="of:=IF(ISBLANK([$'2nd ° Seconde N2'.J16]);0;IF([$'2nd ° Seconde N2'.J16]=[.I28];1;-0.5))" office:value-type="float" office:value="0" calcext:value-type="float">
            <text:p>0</text:p>
          </table:table-cell>
          <table:table-cell table:style-name="ce422" table:formula="of:=IF(ISBLANK([$'2nd ° Seconde N2'.K16]);0;IF([$'2nd ° Seconde N2'.K16]=[.J28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26:.AC26])" office:value-type="float" office:value="0" calcext:value-type="float">
            <text:p>0</text:p>
          </table:table-cell>
          <table:table-cell table:style-name="ce422" office:value-type="float" office:value="5" calcext:value-type="float">
            <text:p>5</text:p>
          </table:table-cell>
          <table:table-cell/>
          <table:table-cell table:style-name="ce498" office:value-type="float" office:value="25" calcext:value-type="float">
            <text:p>25</text:p>
          </table:table-cell>
          <table:table-cell table:style-name="ce422" table:formula="of:=RANDBETWEEN(1;1000000)" office:value-type="float" office:value="828145" calcext:value-type="float">
            <text:p>828145</text:p>
          </table:table-cell>
          <table:table-cell table:style-name="ce501" office:value-type="float" office:value="4" calcext:value-type="float">
            <text:p>4</text:p>
          </table:table-cell>
          <table:table-cell table:style-name="ce501" office:value-type="float" office:value="5" calcext:value-type="float">
            <text:p>5</text:p>
          </table:table-cell>
          <table:table-cell table:style-name="ce501" table:formula="of:=GCD(ABS(2*[.AI26]);ABS([.AJ26]))" office:value-type="float" office:value="1" calcext:value-type="float">
            <text:p>1</text:p>
          </table:table-cell>
          <table:table-cell table:style-name="ce504" table:formula="of:=-[.AJ26]/[.AI26]" office:value-type="float" office:value="-1.25" calcext:value-type="float">
            <text:p>- 5/4 </text:p>
          </table:table-cell>
          <table:table-cell table:style-name="ce501" table:formula="of:=RANK([.AH26];[.$AH$2:.$AH$26];0)" office:value-type="float" office:value="5" calcext:value-type="float">
            <text:p>5</text:p>
          </table:table-cell>
          <table:table-cell/>
          <table:table-cell table:style-name="ce498" office:value-type="float" office:value="25" calcext:value-type="float">
            <text:p>25</text:p>
          </table:table-cell>
          <table:table-cell table:style-name="ce422" table:formula="of:=RANDBETWEEN(1;1000000)" office:value-type="float" office:value="187820" calcext:value-type="float">
            <text:p>187820</text:p>
          </table:table-cell>
          <table:table-cell table:style-name="ce501" office:value-type="float" office:value="4" calcext:value-type="float">
            <text:p>4</text:p>
          </table:table-cell>
          <table:table-cell table:number-columns-repeated="2" table:style-name="ce501" office:value-type="float" office:value="5" calcext:value-type="float">
            <text:p>5</text:p>
          </table:table-cell>
          <table:table-cell table:style-name="ce501" office:value-type="float" office:value="4" calcext:value-type="float">
            <text:p>4</text:p>
          </table:table-cell>
          <table:table-cell table:style-name="ce508" table:formula="of:=GCD(ABS(2*[.AQ26]);ABS([.AS26]))" office:value-type="float" office:value="1" calcext:value-type="float">
            <text:p>1</text:p>
          </table:table-cell>
          <table:table-cell table:style-name="ce504" table:formula="of:=-[.AS26]/[.AQ26]" office:value-type="float" office:value="-1.25" calcext:value-type="float">
            <text:p>- 5/4 </text:p>
          </table:table-cell>
          <table:table-cell table:style-name="ce501" table:formula="of:=[.AR26]*[.AS26]-[.AQ26]*[.AT26]" office:value-type="float" office:value="9" calcext:value-type="float">
            <text:p>9</text:p>
          </table:table-cell>
          <table:table-cell table:style-name="ce501" table:formula="of:=[.AS26]" office:value-type="float" office:value="5" calcext:value-type="float">
            <text:p>5</text:p>
          </table:table-cell>
          <table:table-cell table:style-name="ce508" table:formula="of:=GCD(ABS([.AW26]);ABS([.AS26]))" office:value-type="float" office:value="1" calcext:value-type="float">
            <text:p>1</text:p>
          </table:table-cell>
          <table:table-cell table:style-name="ce504" table:formula="of:=([.AR26]*[.AS26]-[.AQ26]*[.AT26])/[.AS26]" office:value-type="float" office:value="1.8" calcext:value-type="float">
            <text:p><text:s/>9/5 </text:p>
          </table:table-cell>
          <table:table-cell table:style-name="ce501" table:formula="of:=RANK([.AP26];[.$AP$2:.$AP$26];0)" office:value-type="float" office:value="20" calcext:value-type="float">
            <text:p>20</text:p>
          </table:table-cell>
          <table:table-cell/>
          <table:table-cell table:style-name="ce510"/>
          <table:table-cell table:style-name="ce489" table:number-columns-repeated="7"/>
          <table:table-cell table:style-name="ce512"/>
          <table:table-cell table:style-name="ce489"/>
          <table:table-cell table:number-columns-repeated="960"/>
        </table:table-row>
        <table:table-row table:style-name="ro3">
          <table:table-cell table:style-name="ce395" table:number-columns-repeated="4"/>
          <table:table-cell table:style-name="ce428" table:formula="of:=ABS([.R18])" office:value-type="float" office:value="3" calcext:value-type="float">
            <text:p>3</text:p>
          </table:table-cell>
          <table:table-cell table:style-name="ce395" table:number-columns-repeated="2"/>
          <table:table-cell table:style-name="ce428" table:formula="of:=ABS([.R18])^2" office:value-type="float" office:value="9" calcext:value-type="float">
            <text:p>9</text:p>
          </table:table-cell>
          <table:table-cell table:style-name="ce395" table:number-columns-repeated="13"/>
          <table:covered-table-cell table:style-name="ce395"/>
          <table:table-cell table:style-name="ce422" table:number-columns-repeated="2"/>
          <table:table-cell table:style-name="ce422" table:formula="of:=IF(ISBLANK([$'2nd ° Seconde N2'.F17]);0;IF([$'2nd ° Seconde N2'.F17]=[.E29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I17]);0;IF([$'2nd ° Seconde N2'.I17]=[.H29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27:.AC27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397" table:formula="of:=IF([.Q18]=1;&quot;&quot;;IF([.Q18]=-1;&quot;-&quot;;[.Q18]))"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428" table:formula="of:=IF([.Q18]*-[.R18]&lt;0;&quot;+&quot;;&quot;-&quot;)" office:value-type="string" office:string-value="+" calcext:value-type="string">
            <text:p>+</text:p>
          </table:table-cell>
          <table:table-cell table:style-name="ce436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table:formula="of:=IF([.Q18]&lt;0;&quot;+&quot;;&quot;-&quot;)" office:value-type="string" office:string-value="-" calcext:value-type="string">
            <text:p>-</text:p>
          </table:table-cell>
          <table:table-cell table:style-name="ce436" office:value-type="string" calcext:value-type="string">
            <text:p>---</text:p>
          </table:table-cell>
          <table:table-cell table:style-name="ce428" table:formula="of:=IF([.S18]&lt;0;&quot;-&quot;;&quot;+&quot;)" office:value-type="string" office:string-value="-" calcext:value-type="string">
            <text:p>-</text:p>
          </table:table-cell>
          <table:table-cell table:style-name="ce428" table:formula="of:=ABS([.S18])" office:value-type="float" office:value="4" calcext:value-type="float">
            <text:p>4</text:p>
          </table:table-cell>
          <table:table-cell table:number-columns-repeated="2"/>
          <table:table-cell table:style-name="ce395" table:number-columns-repeated="9"/>
          <table:table-cell table:style-name="ce422" office:value-type="string" calcext:value-type="string" table:number-columns-spanned="1" table:number-rows-spanned="3">
            <text:p>L4</text:p>
          </table:table-cell>
          <table:table-cell table:style-name="ce422" table:number-columns-repeated="2"/>
          <table:table-cell table:style-name="ce422" table:formula="of:=IF(ISBLANK([$'2nd ° Seconde N2'.F19]);0;IF([$'2nd ° Seconde N2'.F19]=[.E31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I19]);0;IF([$'2nd ° Seconde N2'.I19]=[.H31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28:.AC28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395" table:number-columns-repeated="4"/>
          <table:table-cell table:style-name="ce428" table:formula="of:=2*ABS([.Q18])" office:value-type="float" office:value="8" calcext:value-type="float">
            <text:p>8</text:p>
          </table:table-cell>
          <table:table-cell table:style-name="ce395" table:number-columns-repeated="2"/>
          <table:table-cell table:style-name="ce428" table:formula="of:=ABS(4*[.Q18]^2/[.Q18])" office:value-type="float" office:value="16" calcext:value-type="float">
            <text:p>16</text:p>
          </table:table-cell>
          <table:table-cell table:style-name="ce395" table:number-columns-repeated="13"/>
          <table:covered-table-cell table:style-name="ce395"/>
          <table:table-cell table:style-name="ce422" table:formula="of:=IF(ISBLANK([$'2nd ° Seconde N2'.B20]);0;IF([$'2nd ° Seconde N2'.B20]=[.A32];1;-0.5))" office:value-type="float" office:value="0" calcext:value-type="float">
            <text:p>0</text:p>
          </table:table-cell>
          <table:table-cell table:style-name="ce422" table:formula="of:=IF(ISBLANK([$'2nd ° Seconde N2'.E20]);0;IF([$'2nd ° Seconde N2'.E20]=[.D32];1;-0.5))" office:value-type="float" office:value="0" calcext:value-type="float">
            <text:p>0</text:p>
          </table:table-cell>
          <table:table-cell table:style-name="ce422" table:formula="of:=IF(ISBLANK([$'2nd ° Seconde N2'.H20]);0;IF([$'2nd ° Seconde N2'.H20]=[.G32];1;-0.5))" office:value-type="float" office:value="0" calcext:value-type="float">
            <text:p>0</text:p>
          </table:table-cell>
          <table:table-cell table:style-name="ce422" table:number-columns-repeated="4"/>
          <table:table-cell table:style-name="ce422" table:formula="of:=SUM([.W29:.AC29])" office:value-type="float" office:value="0" calcext:value-type="float">
            <text:p>0</text:p>
          </table:table-cell>
          <table:table-cell table:style-name="ce422" office:value-type="float" office:value="3" calcext:value-type="float">
            <text:p>3</text:p>
          </table:table-cell>
          <table:table-cell table:number-columns-repeated="993"/>
        </table:table-row>
        <table:table-row table:style-name="ro3">
          <table:table-cell table:style-name="ce397"/>
          <table:table-cell table:number-columns-repeated="5"/>
          <table:table-cell table:style-name="ce397"/>
          <table:table-cell table:number-columns-repeated="3"/>
          <table:table-cell table:style-name="ce395" table:number-columns-repeated="2"/>
          <table:table-cell table:number-columns-repeated="2"/>
          <table:table-cell table:style-name="ce395" table:number-columns-repeated="7"/>
          <table:covered-table-cell table:style-name="ce395"/>
          <table:table-cell table:style-name="ce422" table:number-columns-repeated="2"/>
          <table:table-cell table:style-name="ce422" table:formula="of:=IF(ISBLANK([$'2nd ° Seconde N2'.F21]);0;IF([$'2nd ° Seconde N2'.F21]=[.E33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I21]);0;IF([$'2nd ° Seconde N2'.I21]=[.H33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30:.AC30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395" table:number-columns-repeated="4"/>
          <table:table-cell table:style-name="ce428" table:formula="of:=ABS([.R18])" office:value-type="float" office:value="3" calcext:value-type="float">
            <text:p>3</text:p>
          </table:table-cell>
          <table:table-cell table:style-name="ce395" table:number-columns-repeated="2"/>
          <table:table-cell table:style-name="ce428" table:formula="of:=ABS([.S20])*ABS(4*[.Q18]^2/[.Q18])" office:value-type="float" office:value="73" calcext:value-type="float">
            <text:p>73</text:p>
          </table:table-cell>
          <table:table-cell table:style-name="ce395" table:number-columns-repeated="13"/>
          <table:table-cell table:style-name="ce586" office:value-type="string" calcext:value-type="string" table:number-columns-spanned="1" table:number-rows-spanned="3">
            <text:p>L5</text:p>
          </table:table-cell>
          <table:table-cell table:style-name="ce422"/>
          <table:table-cell table:style-name="ce422" table:formula="of:=IF(ISBLANK([$'2nd ° Seconde N2'.E23]);0;IF([$'2nd ° Seconde N2'.E23]=[.D35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I23]);0;IF([$'2nd ° Seconde N2'.I23]=[.H35];1;-0.5))" office:value-type="float" office:value="0" calcext:value-type="float">
            <text:p>0</text:p>
          </table:table-cell>
          <table:table-cell table:style-name="ce422" table:number-columns-repeated="3"/>
          <table:table-cell table:style-name="ce422" table:formula="of:=SUM([.W31:.AC31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397" table:formula="of:=IF([.Q18]=1;&quot;&quot;;IF([.Q18]=-1;&quot;-&quot;;[.Q18]))"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428" table:formula="of:=IF([.Q18]*-[.R18]&lt;0;&quot;+&quot;;&quot;-&quot;)" office:value-type="string" office:string-value="+" calcext:value-type="string">
            <text:p>+</text:p>
          </table:table-cell>
          <table:table-cell table:style-name="ce436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table:formula="of:=IF([.S20]&lt;0;&quot;-&quot;;&quot;+&quot;)" office:value-type="string" office:string-value="-" calcext:value-type="string">
            <text:p>-</text:p>
          </table:table-cell>
          <table:table-cell table:style-name="ce436" office:value-type="string" calcext:value-type="string">
            <text:p>---</text:p>
          </table:table-cell>
          <table:table-cell table:style-name="ce428"/>
          <table:table-cell table:style-name="ce395"/>
          <table:table-cell table:number-columns-repeated="2"/>
          <table:table-cell table:style-name="ce395"/>
          <table:table-cell/>
          <table:table-cell table:style-name="ce395" table:number-columns-repeated="7"/>
          <table:covered-table-cell table:style-name="ce395"/>
          <table:table-cell table:style-name="ce422" table:formula="of:=IF([$'2nd ° Seconde N2'.D24]=[.C36];1;-0.5)" office:value-type="float" office:value="-0.5" calcext:value-type="float">
            <text:p>-0,5</text:p>
          </table:table-cell>
          <table:table-cell table:style-name="ce422"/>
          <table:table-cell table:style-name="ce422" table:formula="of:=IF([$'2nd ° Seconde N2'.H24]=[.G36];1;-0.5)" office:value-type="float" office:value="-0.5" calcext:value-type="float">
            <text:p>-0,5</text:p>
          </table:table-cell>
          <table:table-cell table:style-name="ce422" table:number-columns-repeated="4"/>
          <table:table-cell table:style-name="ce422" table:formula="of:=SUM([.W32:.AC32])" office:value-type="float" office:value="-1" calcext:value-type="float">
            <text:p>-1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395" table:number-columns-repeated="4"/>
          <table:table-cell table:style-name="ce428" table:formula="of:=2*ABS([.Q18])" office:value-type="float" office:value="8" calcext:value-type="float">
            <text:p>8</text:p>
          </table:table-cell>
          <table:table-cell table:style-name="ce395" table:number-columns-repeated="2"/>
          <table:table-cell table:style-name="ce428" table:formula="of:=ABS(4*[.Q18]^2/[.Q18])" office:value-type="float" office:value="16" calcext:value-type="float">
            <text:p>16</text:p>
          </table:table-cell>
          <table:table-cell table:style-name="ce395" table:number-columns-repeated="5"/>
          <table:table-cell/>
          <table:table-cell table:style-name="ce395" table:number-columns-repeated="7"/>
          <table:covered-table-cell table:style-name="ce395"/>
          <table:table-cell table:style-name="ce422"/>
          <table:table-cell table:style-name="ce422" table:formula="of:=IF(ISBLANK([$'2nd ° Seconde N2'.E25]);0;IF([$'2nd ° Seconde N2'.E25]=[.D37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I25]);0;IF([$'2nd ° Seconde N2'.I25]=[.H37];1;-0.5))" office:value-type="float" office:value="0" calcext:value-type="float">
            <text:p>0</text:p>
          </table:table-cell>
          <table:table-cell table:style-name="ce422" table:number-columns-repeated="3"/>
          <table:table-cell table:style-name="ce422" table:formula="of:=SUM([.W33:.AC33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397"/>
          <table:table-cell table:number-columns-repeated="5"/>
          <table:table-cell table:style-name="ce397"/>
          <table:table-cell table:number-columns-repeated="3"/>
          <table:table-cell table:style-name="ce395" table:number-columns-repeated="2"/>
          <table:table-cell table:number-columns-repeated="2"/>
          <table:table-cell table:style-name="ce395" table:number-columns-repeated="8"/>
          <table:table-cell table:style-name="ce488" table:number-columns-repeated="2"/>
          <table:table-cell table:style-name="ce395" table:number-columns-repeated="5"/>
          <table:table-cell table:style-name="ce422" table:formula="of:=SUM([.AD19:.AD33])" office:value-type="float" office:value="-1" calcext:value-type="float">
            <text:p>-1</text:p>
          </table:table-cell>
          <table:table-cell table:style-name="ce422" table:formula="of:=SUM([.AE19:.AE33])" office:value-type="float" office:value="37" calcext:value-type="float">
            <text:p>37</text:p>
          </table:table-cell>
          <table:table-cell table:number-columns-repeated="993"/>
        </table:table-row>
        <table:table-row table:style-name="ro3">
          <table:table-cell table:style-name="ce293"/>
          <table:table-cell table:style-name="ce417"/>
          <table:table-cell table:style-name="ce519"/>
          <table:table-cell table:style-name="ce429" table:formula="of:=[.E31]" office:value-type="float" office:value="3" calcext:value-type="float">
            <text:p>3</text:p>
          </table:table-cell>
          <table:table-cell table:style-name="ce417"/>
          <table:table-cell table:style-name="ce293"/>
          <table:table-cell table:style-name="ce417"/>
          <table:table-cell table:style-name="ce429" table:formula="of:=[.H31]" office:value-type="float" office:value="73" calcext:value-type="float">
            <text:p>73</text:p>
          </table:table-cell>
          <table:table-cell table:style-name="ce395" table:number-columns-repeated="14"/>
          <table:table-cell table:style-name="ce489" table:number-columns-repeated="2"/>
          <table:table-cell table:style-name="ce395" table:number-columns-repeated="5"/>
          <table:table-cell table:style-name="ce496" office:value-type="string" calcext:value-type="string">
            <text:p>Note</text:p>
          </table:table-cell>
          <table:table-cell table:style-name="ce496" table:formula="of:=IF(20*SUM([.AD19:.AD33])/SUM([.AE19:.AE33])&lt;0;0;20*SUM([.AD19:.AD33])/SUM([.AE19:.AE33])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style-name="ce400" office:value-type="string" calcext:value-type="string">
            <text:p></text:p>
          </table:table-cell>
          <table:table-cell table:style-name="ce418" office:value-type="string" calcext:value-type="string">
            <text:p>=</text:p>
          </table:table-cell>
          <table:table-cell table:style-name="ce425" table:formula="of:=IF([.Q20]&lt;0;&quot;-&quot;;&quot;&quot;)" office:value-type="string" office:string-value="-" calcext:value-type="string">
            <text:p>-</text:p>
          </table:table-cell>
          <table:table-cell table:style-name="ce429" table:formula="of:=&quot;-----&quot;" office:value-type="string" office:string-value="-----" calcext:value-type="string">
            <text:p>-----</text:p>
          </table:table-cell>
          <table:table-cell table:style-name="ce417"/>
          <table:table-cell table:style-name="ce400" office:value-type="string" calcext:value-type="string">
            <text:p></text:p>
          </table:table-cell>
          <table:table-cell table:style-name="ce425" table:formula="of:=IF([.G32]=&quot;-&quot;;&quot;-&quot;;&quot;&quot;)" office:value-type="string" office:string-value="-" calcext:value-type="string">
            <text:p>-</text:p>
          </table:table-cell>
          <table:table-cell table:style-name="ce429" table:formula="of:=&quot;------&quot;" office:value-type="string" office:string-value="------" calcext:value-type="string">
            <text:p>------</text:p>
          </table:table-cell>
          <table:table-cell table:style-name="ce395" table:number-columns-repeated="11"/>
          <table:table-cell table:style-name="ce484"/>
          <table:table-cell table:style-name="ce395" table:number-columns-repeated="11"/>
          <table:table-cell table:number-columns-repeated="993"/>
        </table:table-row>
        <table:table-row table:style-name="ro3">
          <table:table-cell table:style-name="ce293"/>
          <table:table-cell table:style-name="ce417"/>
          <table:table-cell table:style-name="ce519"/>
          <table:table-cell table:style-name="ce429" table:formula="of:=[.E33]" office:value-type="float" office:value="8" calcext:value-type="float">
            <text:p>8</text:p>
          </table:table-cell>
          <table:table-cell table:style-name="ce417"/>
          <table:table-cell table:style-name="ce293"/>
          <table:table-cell table:style-name="ce417"/>
          <table:table-cell table:style-name="ce429" table:formula="of:=[.H33]" office:value-type="float" office:value="16" calcext:value-type="float">
            <text:p>16</text:p>
          </table:table-cell>
          <table:table-cell table:style-name="ce395" table:number-columns-repeated="23"/>
          <table:table-cell table:number-columns-repeated="993"/>
        </table:table-row>
        <table:table-row table:style-name="ro3">
          <table:table-cell table:style-name="ce395" table:number-columns-repeated="31"/>
          <table:table-cell table:number-columns-repeated="993"/>
        </table:table-row>
        <table:table-row table:style-name="ro3">
          <table:table-cell table:style-name="ce409" office:value-type="string" calcext:value-type="string" table:number-columns-spanned="31" table:number-rows-spanned="1">
            <text:p>Fonction homographique niveau 1</text:p>
          </table:table-cell>
          <table:covered-table-cell table:number-columns-repeated="30"/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6"/>
          <table:table-cell table:style-name="ce395" table:number-columns-repeated="5"/>
          <table:table-cell table:number-columns-repeated="3"/>
          <table:table-cell table:style-name="ce478" office:value-type="string" calcext:value-type="string">
            <text:p>a</text:p>
          </table:table-cell>
          <table:table-cell table:style-name="ce478" office:value-type="string" calcext:value-type="string">
            <text:p>b</text:p>
          </table:table-cell>
          <table:table-cell table:number-columns-repeated="998"/>
        </table:table-row>
        <table:table-row table:style-name="ro3">
          <table:table-cell table:style-name="ce397" table:formula="of:=IF([.Y42]=-1;&quot;-&quot;;IF([.Y42]=1;&quot;&quot;;[.Y42]))" office:value-type="float" office:value="-6" calcext:value-type="float">
            <text:p>-6</text:p>
          </table:table-cell>
          <table:table-cell office:value-type="string" calcext:value-type="string">
            <text:p>x</text:p>
          </table:table-cell>
          <table:table-cell table:formula="of:=IF([.Z42]&lt;0;&quot; - &quot;;&quot; + &quot;)" office:value-type="string" office:string-value=" + " calcext:value-type="string">
            <text:p><text:s/>+ </text:p>
          </table:table-cell>
          <table:table-cell table:formula="of:=ABS([.Z42])" office:value-type="float" office:value="3" calcext:value-type="float">
            <text:p>3</text:p>
          </table:table-cell>
          <table:table-cell/>
          <table:table-cell table:style-name="ce395" table:number-columns-repeated="16"/>
          <table:table-cell/>
          <table:table-cell table:formula="of:=COM.MICROSOFT.CONCAT(IF([.Y42]=-1;&quot;-&quot;;IF([.Y42]=1;&quot;&quot;;[.Y42]));&quot; x&quot;;IF([.Z42]&lt;0;&quot; - &quot;;&quot; + &quot;);ABS([.Z42]))" office:value-type="string" office:string-value="-6 x + 3" calcext:value-type="string">
            <text:p>-6 x + 3</text:p>
          </table:table-cell>
          <table:table-cell/>
          <table:table-cell table:style-name="ce422" table:formula="of:=IF(RANDBETWEEN(0;1);-1;1)*RANDBETWEEN(1;6)" office:value-type="float" office:value="-6" calcext:value-type="float">
            <text:p>-6</text:p>
          </table:table-cell>
          <table:table-cell table:style-name="ce422" table:formula="of:=IF(RANDBETWEEN(0;1);-1;1)*RANDBETWEEN(1;6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office:value-type="string" calcext:value-type="string" table:number-columns-spanned="4" table:number-rows-spanned="1">
            <text:p>-----------------</text:p>
          </table:table-cell>
          <table:covered-table-cell table:number-columns-repeated="3"/>
          <table:table-cell office:value-type="string" calcext:value-type="string">
            <text:p>=</text:p>
          </table:table-cell>
          <table:table-cell table:style-name="ce395" table:number-columns-repeated="12"/>
          <table:table-cell table:number-columns-repeated="5"/>
          <table:table-cell office:value-type="string" calcext:value-type="string">
            <text:p>----------</text:p>
          </table:table-cell>
          <table:table-cell/>
          <table:table-cell table:style-name="ce478" office:value-type="string" calcext:value-type="string">
            <text:p>c</text:p>
          </table:table-cell>
          <table:table-cell table:style-name="ce478" office:value-type="string" calcext:value-type="string">
            <text:p>d</text:p>
          </table:table-cell>
          <table:table-cell table:number-columns-repeated="998"/>
        </table:table-row>
        <table:table-row table:style-name="ro3">
          <table:table-cell table:style-name="ce397" table:formula="of:=IF([.Y44]=-1;&quot;-&quot;;IF([.Y44]=1;&quot;&quot;;[.Y44]))">
            <text:p/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-" calcext:value-type="string">
            <text:p>-</text:p>
          </table:table-cell>
          <table:table-cell table:formula="of:=ABS([.Z44])" office:value-type="float" office:value="5" calcext:value-type="float">
            <text:p>5</text:p>
          </table:table-cell>
          <table:table-cell/>
          <table:table-cell table:style-name="ce395" table:number-columns-repeated="12"/>
          <table:table-cell table:number-columns-repeated="5"/>
          <table:table-cell table:formula="of:=COM.MICROSOFT.CONCAT(IF([.Y44]=-1;&quot;-&quot;;IF([.Y44]=1;&quot;&quot;;[.Y44]));&quot; x&quot;;IF([.Z44]&lt;0;&quot; - &quot;;&quot; + &quot;);ABS([.Z44]))" office:value-type="string" office:string-value=" x - 5" calcext:value-type="string">
            <text:p><text:s/>x - 5</text:p>
          </table:table-cell>
          <table:table-cell/>
          <table:table-cell table:style-name="ce422" office:value-type="float" office:value="1" calcext:value-type="float">
            <text:p>1</text:p>
          </table:table-cell>
          <table:table-cell table:style-name="ce422" table:formula="of:=IF(RANDBETWEEN(0;1);-1;1)*RANDBETWEEN(1;6)" office:value-type="float" office:value="-5" calcext:value-type="float">
            <text:p>-5</text:p>
          </table:table-cell>
          <table:table-cell table:number-columns-repeated="998"/>
        </table:table-row>
        <table:table-row table:style-name="ro3">
          <table:table-cell table:number-columns-repeated="15"/>
          <table:table-cell table:style-name="ce395" table:number-columns-repeated="2"/>
          <table:table-cell table:number-columns-repeated="7"/>
          <table:table-cell table:style-name="ce478" office:value-type="string" calcext:value-type="string">
            <text:p>A</text:p>
          </table:table-cell>
          <table:table-cell table:style-name="ce478" office:value-type="string" calcext:value-type="string">
            <text:p>B</text:p>
          </table:table-cell>
          <table:table-cell table:number-columns-repeated="998"/>
        </table:table-row>
        <table:table-row table:style-name="ro3">
          <table:table-cell/>
          <table:table-cell table:style-name="ce397" table:formula="of:=IF([.Y46]=-1;&quot;-&quot;;IF([.Y46]=1;&quot;&quot;;[.Y46]))" office:value-type="float" office:value="-6" calcext:value-type="float">
            <text:p>-6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-" calcext:value-type="string">
            <text:p>-</text:p>
          </table:table-cell>
          <table:table-cell table:formula="of:=ABS([.Z44])" office:value-type="float" office:value="5" calcext:value-type="float">
            <text:p>5</text:p>
          </table:table-cell>
          <table:table-cell office:value-type="string" calcext:value-type="string">
            <text:p>)</text:p>
          </table:table-cell>
          <table:table-cell table:formula="of:=IF([.Y42]*[.Z44]&lt;0;&quot;+&quot;;&quot;-&quot;)" office:value-type="string" office:string-value="-" calcext:value-type="string">
            <text:p>-</text:p>
          </table:table-cell>
          <table:table-cell table:formula="of:=ABS([.Y42]*[.Z44])" office:value-type="float" office:value="30" calcext:value-type="float">
            <text:p>30</text:p>
          </table:table-cell>
          <table:table-cell table:formula="of:=IF([.Z42]&lt;0;&quot;-&quot;;&quot;+&quot;)" office:value-type="string" office:string-value="+" calcext:value-type="string">
            <text:p>+</text:p>
          </table:table-cell>
          <table:table-cell table:formula="of:=ABS([.Z42])" office:value-type="float" office:value="3" calcext:value-type="float">
            <text:p>3</text:p>
          </table:table-cell>
          <table:table-cell table:number-columns-repeated="3"/>
          <table:table-cell table:style-name="ce395" table:number-columns-repeated="2"/>
          <table:table-cell table:number-columns-repeated="8"/>
          <table:table-cell table:style-name="ce422" table:formula="of:=[.Y42]/[.Y44]" office:value-type="float" office:value="-6" calcext:value-type="float">
            <text:p>-6</text:p>
          </table:table-cell>
          <table:table-cell table:style-name="ce422" table:formula="of:=([.Z42]*[.Y44]-[.Y42]*[.Z44])/[.Y44]" office:value-type="float" office:value="-27" calcext:value-type="float">
            <text:p>-27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10" table:number-rows-spanned="1">
            <text:p>------------------------------------------</text:p>
          </table:table-cell>
          <table:covered-table-cell table:number-columns-repeated="8"/>
          <table:covered-table-cell table:style-name="ce395"/>
          <table:table-cell table:number-columns-repeated="1013"/>
        </table:table-row>
        <table:table-row table:style-name="ro3">
          <table:table-cell table:number-columns-repeated="3"/>
          <table:table-cell table:style-name="ce397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-" calcext:value-type="string">
            <text:p>-</text:p>
          </table:table-cell>
          <table:table-cell table:formula="of:=ABS([.Z44])" office:value-type="float" office:value="5" calcext:value-type="float">
            <text:p>5</text:p>
          </table:table-cell>
          <table:table-cell office:value-type="string" calcext:value-type="string">
            <text:p>)</text:p>
          </table:table-cell>
          <table:table-cell table:number-columns-repeated="2"/>
          <table:table-cell table:style-name="ce395"/>
          <table:table-cell table:number-columns-repeated="11"/>
          <table:table-cell table:style-name="ce487" office:value-type="float" office:value="1" calcext:value-type="float">
            <text:p>1</text:p>
          </table:table-cell>
          <table:table-cell table:style-name="ce487" office:value-type="float" office:value="2" calcext:value-type="float">
            <text:p>2</text:p>
          </table:table-cell>
          <table:table-cell table:style-name="ce487" office:value-type="float" office:value="3" calcext:value-type="float">
            <text:p>3</text:p>
          </table:table-cell>
          <table:table-cell table:style-name="ce487" office:value-type="float" office:value="4" calcext:value-type="float">
            <text:p>4</text:p>
          </table:table-cell>
          <table:table-cell table:style-name="ce487" office:value-type="float" office:value="5" calcext:value-type="float">
            <text:p>5</text:p>
          </table:table-cell>
          <table:table-cell table:style-name="ce487" office:value-type="float" office:value="6" calcext:value-type="float">
            <text:p>6</text:p>
          </table:table-cell>
          <table:table-cell table:style-name="ce494" office:value-type="float" office:value="7" calcext:value-type="float">
            <text:p>7</text:p>
          </table:table-cell>
          <table:table-cell table:style-name="ce495" office:value-type="string" calcext:value-type="string">
            <text:p></text:p>
          </table:table-cell>
          <table:table-cell table:style-name="ce494" office:value-type="string" calcext:value-type="string">
            <text:p>Total</text:p>
          </table:table-cell>
          <table:table-cell table:number-columns-repeated="993"/>
        </table:table-row>
        <table:table-row table:style-name="ro3">
          <table:table-cell table:number-columns-repeated="21"/>
          <table:table-cell table:style-name="ce586" office:value-type="string" calcext:value-type="string" table:number-columns-spanned="1" table:number-rows-spanned="2">
            <text:p>L1</text:p>
          </table:table-cell>
          <table:table-cell table:style-name="ce485" table:formula="of:=IF(ISBLANK([$'Homographique N1'.B8]);0;IF([$'Homographique N1'.B8]=[.B46];1;-0.5))" office:value-type="float" office:value="0" calcext:value-type="float">
            <text:p>0</text:p>
          </table:table-cell>
          <table:table-cell table:style-name="ce485" table:formula="of:=IF(ISBLANK([$'Homographique N1'.E8]);0;IF([$'Homographique N1'.E8]=[.E46];1;-0.5))" office:value-type="float" office:value="0" calcext:value-type="float">
            <text:p>0</text:p>
          </table:table-cell>
          <table:table-cell table:style-name="ce485" table:formula="of:=IF(ISBLANK([$'Homographique N1'.F8]);0;IF([$'Homographique N1'.F8]=[.F46];1;-0.5))" office:value-type="float" office:value="0" calcext:value-type="float">
            <text:p>0</text:p>
          </table:table-cell>
          <table:table-cell table:style-name="ce485" table:formula="of:=IF(ISBLANK([$'Homographique N1'.H8]);0;IF([$'Homographique N1'.H8]=[.H46];1;-0.5))" office:value-type="float" office:value="0" calcext:value-type="float">
            <text:p>0</text:p>
          </table:table-cell>
          <table:table-cell table:style-name="ce485" table:formula="of:=IF(ISBLANK([$'Homographique N1'.I8]);0;IF([$'Homographique N1'.I8]=[.I46];1;-0.5))" office:value-type="float" office:value="0" calcext:value-type="float">
            <text:p>0</text:p>
          </table:table-cell>
          <table:table-cell table:style-name="ce485" table:formula="of:=IF(ISBLANK([$'Homographique N1'.J8]);0;IF([$'Homographique N1'.J8]=[.J46];1;-0.5))" office:value-type="float" office:value="0" calcext:value-type="float">
            <text:p>0</text:p>
          </table:table-cell>
          <table:table-cell table:style-name="ce485" table:formula="of:=IF(ISBLANK([$'Homographique N1'.K8]);0;IF([$'Homographique N1'.K8]=[.K46];1;-0.5))" office:value-type="float" office:value="0" calcext:value-type="float">
            <text:p>0</text:p>
          </table:table-cell>
          <table:table-cell table:style-name="ce485" table:formula="of:=SUM([.W49:.AC49])" office:value-type="float" office:value="0" calcext:value-type="float">
            <text:p>0</text:p>
          </table:table-cell>
          <table:table-cell table:style-name="ce485" office:value-type="float" office:value="7" calcext:value-type="float">
            <text:p>7</text:p>
          </table:table-cell>
          <table:table-cell table:number-columns-repeated="993"/>
        </table:table-row>
        <table:table-row table:style-name="ro3">
          <table:table-cell/>
          <table:table-cell table:style-name="ce397" table:formula="of:=IF([.Y46]=-1;&quot;-&quot;;IF([.Y46]=1;&quot;&quot;;[.Y46]))" office:value-type="float" office:value="-6" calcext:value-type="float">
            <text:p>-6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-" calcext:value-type="string">
            <text:p>-</text:p>
          </table:table-cell>
          <table:table-cell table:formula="of:=ABS([.Z44])" office:value-type="float" office:value="5" calcext:value-type="float">
            <text:p>5</text:p>
          </table:table-cell>
          <table:table-cell office:value-type="string" calcext:value-type="string">
            <text:p>)</text:p>
          </table:table-cell>
          <table:table-cell table:formula="of:=IF([.Z46]&lt;0;&quot;-&quot;;&quot;+&quot;)" office:value-type="string" office:string-value="-" calcext:value-type="string">
            <text:p>-</text:p>
          </table:table-cell>
          <table:table-cell table:formula="of:=ABS([.Z46])" office:value-type="float" office:value="27" calcext:value-type="float">
            <text:p>27</text:p>
          </table:table-cell>
          <table:table-cell table:number-columns-repeated="12"/>
          <table:covered-table-cell table:style-name="ce586"/>
          <table:table-cell table:style-name="ce485" table:formula="of:=IF(ISBLANK([$'Homographique N1'.F10]);0;IF([$'Homographique N1'.F10]=[.F48];1;-0.5))" office:value-type="float" office:value="0" calcext:value-type="float">
            <text:p>0</text:p>
          </table:table-cell>
          <table:table-cell table:style-name="ce485" table:formula="of:=IF(ISBLANK([$'Homographique N1'.G10]);0;IF([$'Homographique N1'.G10]=[.G48];1;-0.5))" office:value-type="float" office:value="0" calcext:value-type="float">
            <text:p>0</text:p>
          </table:table-cell>
          <table:table-cell table:style-name="ce485" table:number-columns-repeated="5"/>
          <table:table-cell table:style-name="ce485" table:formula="of:=SUM([.W50:.AC50])" office:value-type="float" office:value="0" calcext:value-type="float">
            <text:p>0</text:p>
          </table:table-cell>
          <table:table-cell table:style-name="ce485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8" table:number-rows-spanned="1">
            <text:p>-----------------------------------</text:p>
          </table:table-cell>
          <table:covered-table-cell table:number-columns-repeated="7"/>
          <table:table-cell/>
          <table:table-cell table:style-name="ce395"/>
          <table:table-cell table:number-columns-repeated="10"/>
          <table:table-cell table:style-name="ce422" office:value-type="string" calcext:value-type="string" table:number-columns-spanned="1" table:number-rows-spanned="2">
            <text:p>L2</text:p>
          </table:table-cell>
          <table:table-cell table:style-name="ce422" table:formula="of:=IF(ISBLANK([$'Homographique N1'.B12]);0;IF([$'Homographique N1'.B12]=[.B50];1;-0.5))" office:value-type="float" office:value="0" calcext:value-type="float">
            <text:p>0</text:p>
          </table:table-cell>
          <table:table-cell table:style-name="ce422" table:formula="of:=IF(ISBLANK([$'Homographique N1'.E12]);0;IF([$'Homographique N1'.E12]=[.E50];1;-0.5))" office:value-type="float" office:value="0" calcext:value-type="float">
            <text:p>0</text:p>
          </table:table-cell>
          <table:table-cell table:style-name="ce422" table:formula="of:=IF(ISBLANK([$'Homographique N1'.F12]);0;IF([$'Homographique N1'.F12]=[.F50];1;-0.5))" office:value-type="float" office:value="0" calcext:value-type="float">
            <text:p>0</text:p>
          </table:table-cell>
          <table:table-cell table:style-name="ce422" table:formula="of:=IF(ISBLANK([$'Homographique N1'.H12]);0;IF([$'Homographique N1'.H12]=[.H50];1;-0.5))" office:value-type="float" office:value="0" calcext:value-type="float">
            <text:p>0</text:p>
          </table:table-cell>
          <table:table-cell table:style-name="ce422" table:formula="of:=IF(ISBLANK([$'Homographique N1'.I12]);0;IF([$'Homographique N1'.I12]=[.I50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51:.AC51])" office:value-type="float" office:value="0" calcext:value-type="float">
            <text:p>0</text:p>
          </table:table-cell>
          <table:table-cell table:style-name="ce422" office:value-type="float" office:value="5" calcext:value-type="float">
            <text:p>5</text:p>
          </table:table-cell>
          <table:table-cell table:number-columns-repeated="993"/>
        </table:table-row>
        <table:table-row table:style-name="ro3">
          <table:table-cell table:number-columns-repeated="3"/>
          <table:table-cell table:style-name="ce397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-" calcext:value-type="string">
            <text:p>-</text:p>
          </table:table-cell>
          <table:table-cell table:formula="of:=ABS([.Z44])" office:value-type="float" office:value="5" calcext:value-type="float">
            <text:p>5</text:p>
          </table:table-cell>
          <table:table-cell office:value-type="string" calcext:value-type="string">
            <text:p>)</text:p>
          </table:table-cell>
          <table:table-cell table:number-columns-repeated="2"/>
          <table:table-cell table:style-name="ce395"/>
          <table:table-cell table:number-columns-repeated="10"/>
          <table:covered-table-cell table:style-name="ce422"/>
          <table:table-cell table:style-name="ce422" table:formula="of:=IF(ISBLANK([$'Homographique N1'.F14]);0;IF([$'Homographique N1'.F14]=[.F52];1;-0.5))" office:value-type="float" office:value="0" calcext:value-type="float">
            <text:p>0</text:p>
          </table:table-cell>
          <table:table-cell table:style-name="ce422" table:formula="of:=IF(ISBLANK([$'Homographique N1'.G14]);0;IF([$'Homographique N1'.G14]=[.G52];1;-0.5))" office:value-type="float" office:value="0" calcext:value-type="float">
            <text:p>0</text:p>
          </table:table-cell>
          <table:table-cell table:style-name="ce422" table:number-columns-repeated="5"/>
          <table:table-cell table:style-name="ce422" table:formula="of:=SUM([.W52:.AC52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21"/>
          <table:table-cell table:style-name="ce586" office:value-type="string" calcext:value-type="string" table:number-columns-spanned="1" table:number-rows-spanned="3">
            <text:p>L3</text:p>
          </table:table-cell>
          <table:table-cell table:style-name="ce485" table:formula="of:=IF(ISBLANK([$'Homographique N1'.B16]);0;IF([$'Homographique N1'.B16]=[.B54];1;-0.5))" office:value-type="float" office:value="0" calcext:value-type="float">
            <text:p>0</text:p>
          </table:table-cell>
          <table:table-cell table:style-name="ce485" table:formula="of:=IF(ISBLANK([$'Homographique N1'.E16]);0;IF([$'Homographique N1'.E16]=[.E54];1;-0.5))" office:value-type="float" office:value="0" calcext:value-type="float">
            <text:p>0</text:p>
          </table:table-cell>
          <table:table-cell table:style-name="ce485" table:formula="of:=IF(ISBLANK([$'Homographique N1'.F16]);0;IF([$'Homographique N1'.F16]=[.F54];1;-0.5))" office:value-type="float" office:value="0" calcext:value-type="float">
            <text:p>0</text:p>
          </table:table-cell>
          <table:table-cell table:style-name="ce485" table:formula="of:=IF(ISBLANK([$'Homographique N1'.K16]);0;IF([$'Homographique N1'.K16]=[.J54];1;-0.5))" office:value-type="float" office:value="0" calcext:value-type="float">
            <text:p>0</text:p>
          </table:table-cell>
          <table:table-cell table:style-name="ce485" table:number-columns-repeated="3"/>
          <table:table-cell table:style-name="ce485" table:formula="of:=SUM([.W53:.AC53])" office:value-type="float" office:value="0" calcext:value-type="float">
            <text:p>0</text:p>
          </table:table-cell>
          <table:table-cell table:style-name="ce485"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/>
          <table:table-cell table:style-name="ce397" table:formula="of:=IF([.Y46]=-1;&quot;-&quot;;IF([.Y46]=1;&quot;&quot;;[.Y46]))" office:value-type="float" office:value="-6" calcext:value-type="float">
            <text:p>-6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-" calcext:value-type="string">
            <text:p>-</text:p>
          </table:table-cell>
          <table:table-cell table:formula="of:=ABS([.Z44])" office:value-type="float" office:value="5" calcext:value-type="float">
            <text:p>5</text:p>
          </table:table-cell>
          <table:table-cell office:value-type="string" calcext:value-type="string">
            <text:p>)</text:p>
          </table:table-cell>
          <table:table-cell table:number-columns-repeated="2"/>
          <table:table-cell table:formula="of:=ABS([.Z46])" office:value-type="float" office:value="27" calcext:value-type="float" table:number-columns-spanned="7" table:number-rows-spanned="1">
            <text:p>27</text:p>
          </table:table-cell>
          <table:covered-table-cell table:number-columns-repeated="6"/>
          <table:table-cell table:number-columns-repeated="5"/>
          <table:covered-table-cell table:style-name="ce486"/>
          <table:table-cell table:style-name="ce485" table:formula="of:=IF(ISBLANK([$'Homographique N1'.H17]);0;IF([$'Homographique N1'.H17]=[.I55];1;-0.5))" office:value-type="float" office:value="0" calcext:value-type="float">
            <text:p>0</text:p>
          </table:table-cell>
          <table:table-cell table:style-name="ce485" table:number-columns-repeated="6"/>
          <table:table-cell table:style-name="ce485" table:formula="of:=SUM([.W54:.AC54])" office:value-type="float" office:value="0" calcext:value-type="float">
            <text:p>0</text:p>
          </table:table-cell>
          <table:table-cell table:style-name="ce485"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7" table:number-rows-spanned="1">
            <text:p>-------------------------------</text:p>
          </table:table-cell>
          <table:covered-table-cell table:number-columns-repeated="6"/>
          <table:table-cell table:formula="of:=IF([.Z46]&lt;0;&quot;-&quot;;&quot;+&quot;)" office:value-type="string" office:string-value="-" calcext:value-type="string">
            <text:p>-</text:p>
          </table:table-cell>
          <table:table-cell office:value-type="string" calcext:value-type="string" table:number-columns-spanned="7" table:number-rows-spanned="1">
            <text:p>-------------------------------</text:p>
          </table:table-cell>
          <table:covered-table-cell table:number-columns-repeated="6"/>
          <table:table-cell table:number-columns-repeated="5"/>
          <table:covered-table-cell table:style-name="ce486"/>
          <table:table-cell table:style-name="ce485" table:formula="of:=IF(ISBLANK([$'Homographique N1'.E18]);0;IF([$'Homographique N1'.E18]=[.E56];1;-0.5))" office:value-type="float" office:value="0" calcext:value-type="float">
            <text:p>0</text:p>
          </table:table-cell>
          <table:table-cell table:style-name="ce485" table:formula="of:=IF(ISBLANK([$'Homographique N1'.F18]);0;IF([$'Homographique N1'.F18]=[.F56];1;-0.5))" office:value-type="float" office:value="0" calcext:value-type="float">
            <text:p>0</text:p>
          </table:table-cell>
          <table:table-cell table:style-name="ce485" table:formula="of:=IF(ISBLANK([$'Homographique N1'.K18]);0;IF([$'Homographique N1'.K18]=[.M56];1;-0.5))" office:value-type="float" office:value="0" calcext:value-type="float">
            <text:p>0</text:p>
          </table:table-cell>
          <table:table-cell table:style-name="ce485" table:formula="of:=IF(ISBLANK([$'Homographique N1'.L18]);0;IF([$'Homographique N1'.L18]=[.N56];1;-0.5))" office:value-type="float" office:value="0" calcext:value-type="float">
            <text:p>0</text:p>
          </table:table-cell>
          <table:table-cell table:style-name="ce485" table:number-columns-repeated="3"/>
          <table:table-cell table:style-name="ce485" table:formula="of:=SUM([.W55:.AC55])" office:value-type="float" office:value="0" calcext:value-type="float">
            <text:p>0</text:p>
          </table:table-cell>
          <table:table-cell table:style-name="ce485"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table:style-name="ce395"/>
          <table:table-cell/>
          <table:table-cell table:style-name="ce397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-" calcext:value-type="string">
            <text:p>-</text:p>
          </table:table-cell>
          <table:table-cell table:formula="of:=ABS([.Z44])" office:value-type="float" office:value="5" calcext:value-type="float">
            <text:p>5</text:p>
          </table:table-cell>
          <table:table-cell office:value-type="string" calcext:value-type="string">
            <text:p>)</text:p>
          </table:table-cell>
          <table:table-cell table:number-columns-repeated="3"/>
          <table:table-cell table:style-name="ce397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-" calcext:value-type="string">
            <text:p>-</text:p>
          </table:table-cell>
          <table:table-cell table:formula="of:=ABS([.Z44])" office:value-type="float" office:value="5" calcext:value-type="float">
            <text:p>5</text:p>
          </table:table-cell>
          <table:table-cell office:value-type="string" calcext:value-type="string">
            <text:p>)</text:p>
          </table:table-cell>
          <table:table-cell table:number-columns-repeated="6"/>
          <table:table-cell table:style-name="ce422" office:value-type="string" calcext:value-type="string" table:number-columns-spanned="1" table:number-rows-spanned="3">
            <text:p>L3</text:p>
          </table:table-cell>
          <table:table-cell table:style-name="ce490" table:formula="of:=IF(ISBLANK([$'Homographique N1'.F20]);0;IF([$'Homographique N1'.F20]=[.D58];1;-0.5))" office:value-type="float" office:value="0" calcext:value-type="float">
            <text:p>0</text:p>
          </table:table-cell>
          <table:table-cell table:style-name="ce422" table:number-columns-repeated="6"/>
          <table:table-cell table:style-name="ce422" table:formula="of:=SUM([.W56:.AC56])" office:value-type="float" office:value="0" calcext:value-type="float">
            <text:p>0</text:p>
          </table:table-cell>
          <table:table-cell table:style-name="ce422"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table:number-columns-repeated="21"/>
          <table:covered-table-cell/>
          <table:table-cell table:style-name="ce490" table:formula="of:=IF(ISBLANK([$'Homographique N1'.B21]);0;IF([$'Homographique N1'.B21]=[.B59];1;-0.5))" office:value-type="float" office:value="0" calcext:value-type="float">
            <text:p>0</text:p>
          </table:table-cell>
          <table:table-cell table:style-name="ce490" table:formula="of:=IF(ISBLANK([$'Homographique N1'.C21]);0;IF([$'Homographique N1'.C21]=[.C59];1;-0.5))" office:value-type="float" office:value="0" calcext:value-type="float">
            <text:p>0</text:p>
          </table:table-cell>
          <table:table-cell table:style-name="ce490"/>
          <table:table-cell table:style-name="ce422" table:number-columns-repeated="4"/>
          <table:table-cell table:style-name="ce422" table:formula="of:=SUM([.W57:.AC57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3"/>
          <table:table-cell table:formula="of:=ABS([.Z46])" office:value-type="float" office:value="27" calcext:value-type="float" table:number-columns-spanned="5" table:number-rows-spanned="1">
            <text:p>27</text:p>
          </table:table-cell>
          <table:covered-table-cell table:number-columns-repeated="4"/>
          <table:table-cell table:number-columns-repeated="13"/>
          <table:covered-table-cell/>
          <table:table-cell table:style-name="ce490" table:formula="of:=IF(ISBLANK([$'Homographique N1'.F22]);0;IF([$'Homographique N1'.F22]=[.F60];1;-0.5))" office:value-type="float" office:value="0" calcext:value-type="float">
            <text:p>0</text:p>
          </table:table-cell>
          <table:table-cell table:style-name="ce490" table:formula="of:=IF(ISBLANK([$'Homographique N1'.G22]);0;IF([$'Homographique N1'.G22]=[.G60];1;-0.5))" office:value-type="float" office:value="0" calcext:value-type="float">
            <text:p>0</text:p>
          </table:table-cell>
          <table:table-cell table:style-name="ce422" table:number-columns-repeated="5"/>
          <table:table-cell table:style-name="ce422" table:formula="of:=SUM([.W58:.AC58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table:formula="of:=[.Y46]" office:value-type="float" office:value="-6" calcext:value-type="float">
            <text:p>-6</text:p>
          </table:table-cell>
          <table:table-cell table:formula="of:=IF([.Z46]&lt;0;&quot;-&quot;;&quot;+&quot;)" office:value-type="string" office:string-value="-" calcext:value-type="string">
            <text:p>-</text:p>
          </table:table-cell>
          <table:table-cell office:value-type="string" calcext:value-type="string" table:number-columns-spanned="5" table:number-rows-spanned="1">
            <text:p>-----------------------</text:p>
          </table:table-cell>
          <table:covered-table-cell table:number-columns-repeated="4"/>
          <table:table-cell table:number-columns-repeated="13"/>
          <table:table-cell table:style-name="ce485" office:value-type="string" calcext:value-type="string">
            <text:p>L4</text:p>
          </table:table-cell>
          <table:table-cell table:style-name="ce485" table:formula="of:=IF(ISBLANK([$'Homographique N1'.C24]);0;IF([$'Homographique N1'.C24]=[.Y46];1;-0.5))" office:value-type="float" office:value="0" calcext:value-type="float">
            <text:p>0</text:p>
          </table:table-cell>
          <table:table-cell table:style-name="ce485" table:formula="of:=IF(ISBLANK([$'Homographique N1'.F24]);0;IF([$'Homographique N1'.F24]=[.Z46];1;-0.5))" office:value-type="float" office:value="0" calcext:value-type="float">
            <text:p>0</text:p>
          </table:table-cell>
          <table:table-cell table:style-name="ce485" table:number-columns-repeated="5"/>
          <table:table-cell table:style-name="ce485" table:formula="of:=SUM([.W59:.AC59])" office:value-type="float" office:value="0" calcext:value-type="float">
            <text:p>0</text:p>
          </table:table-cell>
          <table:table-cell table:style-name="ce485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395"/>
          <table:table-cell table:number-columns-repeated="2"/>
          <table:table-cell table:style-name="ce397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-" calcext:value-type="string">
            <text:p>-</text:p>
          </table:table-cell>
          <table:table-cell table:formula="of:=ABS([.Z44])" office:value-type="float" office:value="5" calcext:value-type="float">
            <text:p>5</text:p>
          </table:table-cell>
          <table:table-cell office:value-type="string" calcext:value-type="string">
            <text:p>)</text:p>
          </table:table-cell>
          <table:table-cell table:number-columns-repeated="14"/>
          <table:table-cell table:style-name="ce479" table:number-columns-repeated="7"/>
          <table:table-cell table:style-name="ce496" office:value-type="string" calcext:value-type="string">
            <text:p>Note</text:p>
          </table:table-cell>
          <table:table-cell table:style-name="ce496" table:formula="of:=IF(20*SUM([.AD49:.AD59])/SUM([.AE49:.AE59])&lt;0;0;20*SUM([.AD49:.AD59])/SUM([.AE49:.AE59])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table:style-name="ce409" office:value-type="string" calcext:value-type="string" table:number-columns-spanned="31" table:number-rows-spanned="1">
            <text:p>Fonction homographique niveau 1</text:p>
          </table:table-cell>
          <table:covered-table-cell table:number-columns-repeated="30"/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6"/>
          <table:table-cell table:style-name="ce395" table:number-columns-repeated="5"/>
          <table:table-cell table:number-columns-repeated="3"/>
          <table:table-cell table:style-name="ce478" office:value-type="string" calcext:value-type="string">
            <text:p>a</text:p>
          </table:table-cell>
          <table:table-cell table:style-name="ce478" office:value-type="string" calcext:value-type="string">
            <text:p>b</text:p>
          </table:table-cell>
          <table:table-cell table:number-columns-repeated="998"/>
        </table:table-row>
        <table:table-row table:style-name="ro3">
          <table:table-cell table:style-name="ce397" table:formula="of:=IF([.Y65]=-1;&quot;-&quot;;IF([.Y65]=1;&quot;&quot;;[.Y65]))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formula="of:=IF([.Z65]&lt;0;&quot; - &quot;;&quot; + &quot;)" office:value-type="string" office:string-value=" - " calcext:value-type="string">
            <text:p><text:s/>- </text:p>
          </table:table-cell>
          <table:table-cell table:formula="of:=ABS([.Z65])" office:value-type="float" office:value="3" calcext:value-type="float">
            <text:p>3</text:p>
          </table:table-cell>
          <table:table-cell/>
          <table:table-cell table:style-name="ce395" table:number-columns-repeated="16"/>
          <table:table-cell/>
          <table:table-cell table:formula="of:=COM.MICROSOFT.CONCAT(IF([.Y65]=-1;&quot;-&quot;;IF([.Y65]=1;&quot;&quot;;[.Y65]));&quot; x&quot;;IF([.Z65]&lt;0;&quot; - &quot;;&quot; + &quot;);ABS([.Z65]))" office:value-type="string" office:string-value="4 x - 3" calcext:value-type="string">
            <text:p>4 x - 3</text:p>
          </table:table-cell>
          <table:table-cell/>
          <table:table-cell table:style-name="ce422" table:formula="of:=INDEX([.AQ2:.AQ26];[.BA2])" office:value-type="float" office:value="4" calcext:value-type="float">
            <text:p>4</text:p>
          </table:table-cell>
          <table:table-cell table:style-name="ce422" table:formula="of:=INDEX([.AR2:.AR26];[.BA2])" office:value-type="float" office:value="-3" calcext:value-type="float">
            <text:p>-3</text:p>
          </table:table-cell>
          <table:table-cell table:number-columns-repeated="998"/>
        </table:table-row>
        <table:table-row table:style-name="ro3">
          <table:table-cell office:value-type="string" calcext:value-type="string" table:number-columns-spanned="4" table:number-rows-spanned="1">
            <text:p>-----------------</text:p>
          </table:table-cell>
          <table:covered-table-cell table:number-columns-repeated="3"/>
          <table:table-cell office:value-type="string" calcext:value-type="string">
            <text:p>=</text:p>
          </table:table-cell>
          <table:table-cell table:style-name="ce395" table:number-columns-repeated="12"/>
          <table:table-cell table:number-columns-repeated="5"/>
          <table:table-cell office:value-type="string" calcext:value-type="string">
            <text:p>----------</text:p>
          </table:table-cell>
          <table:table-cell/>
          <table:table-cell table:style-name="ce478" office:value-type="string" calcext:value-type="string">
            <text:p>c</text:p>
          </table:table-cell>
          <table:table-cell table:style-name="ce478" office:value-type="string" calcext:value-type="string">
            <text:p>d</text:p>
          </table:table-cell>
          <table:table-cell table:number-columns-repeated="998"/>
        </table:table-row>
        <table:table-row table:style-name="ro3">
          <table:table-cell table:style-name="ce397" table:formula="of:=IF([.Y67]=-1;&quot;-&quot;;IF([.Y67]=1;&quot;&quot;;[.Y67]))"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table:formula="of:=IF([.Z67]&lt;0;&quot;-&quot;;&quot;+&quot;)" office:value-type="string" office:string-value="+" calcext:value-type="string">
            <text:p>+</text:p>
          </table:table-cell>
          <table:table-cell table:formula="of:=ABS([.Z67])" office:value-type="float" office:value="3" calcext:value-type="float">
            <text:p>3</text:p>
          </table:table-cell>
          <table:table-cell/>
          <table:table-cell table:style-name="ce395" table:number-columns-repeated="12"/>
          <table:table-cell table:number-columns-repeated="5"/>
          <table:table-cell table:formula="of:=COM.MICROSOFT.CONCAT(IF([.Y67]=-1;&quot;-&quot;;IF([.Y67]=1;&quot;&quot;;[.Y67]));&quot; x&quot;;IF([.Z67]&lt;0;&quot; - &quot;;&quot; + &quot;);ABS([.Z67]))" office:value-type="string" office:string-value="7 x + 3" calcext:value-type="string">
            <text:p>7 x + 3</text:p>
          </table:table-cell>
          <table:table-cell/>
          <table:table-cell table:style-name="ce422" table:formula="of:=INDEX([.AS2:.AS26];[.BA2])" office:value-type="float" office:value="7" calcext:value-type="float">
            <text:p>7</text:p>
          </table:table-cell>
          <table:table-cell table:style-name="ce422" table:formula="of:=INDEX([.AT2:.AT26];[.BA2]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table:style-name="ce397"/>
          <table:table-cell table:number-columns-repeated="4"/>
          <table:table-cell table:style-name="ce395" table:number-columns-repeated="12"/>
          <table:table-cell table:number-columns-repeated="7"/>
          <table:table-cell table:style-name="ce478" office:value-type="string" calcext:value-type="string">
            <text:p>A</text:p>
          </table:table-cell>
          <table:table-cell table:style-name="ce478" office:value-type="string" calcext:value-type="string">
            <text:p>B</text:p>
          </table:table-cell>
          <table:table-cell table:number-columns-repeated="998"/>
        </table:table-row>
        <table:table-row table:style-name="ro3">
          <table:table-cell/>
          <table:table-cell table:formula="of:=[.Y65]" office:value-type="float" office:value="4" calcext:value-type="float">
            <text:p>4</text:p>
          </table:table-cell>
          <table:table-cell table:number-columns-repeated="3"/>
          <table:table-cell table:style-name="ce395" table:number-columns-repeated="4"/>
          <table:table-cell table:style-name="ce428" table:formula="of:=ABS([.Y65]*[.Z67])" office:value-type="float" office:value="12" calcext:value-type="float">
            <text:p>12</text:p>
          </table:table-cell>
          <table:table-cell table:style-name="ce395" table:number-columns-repeated="7"/>
          <table:table-cell table:number-columns-repeated="7"/>
          <table:table-cell table:style-name="ce493" table:formula="of:=[.Y65]/[.Y67]" office:value-type="float" office:value="0.571428571428571" calcext:value-type="float">
            <text:p>4/7 <text:s text:c="3"/></text:p>
          </table:table-cell>
          <table:table-cell table:style-name="ce493" table:formula="of:=([.Z65]*[.Y67]-[.Y65]*[.Z67])/[.Y67]" office:value-type="float" office:value="-4.71428571428571" calcext:value-type="float">
            <text:p>-33/7 <text:s text:c="3"/></text:p>
          </table:table-cell>
          <table:table-cell table:number-columns-repeated="998"/>
        </table:table-row>
        <table:table-row table:style-name="ro3">
          <table:table-cell/>
          <table:table-cell office:value-type="string" calcext:value-type="string">
            <text:p>----</text:p>
          </table:table-cell>
          <table:table-cell office:value-type="string" calcext:value-type="string">
            <text:p>(</text:p>
          </table:table-cell>
          <table:table-cell table:formula="of:=IF([.Y67]=-1;&quot;-&quot;;IF([.Y67]=1;&quot;&quot;;[.Y67]))"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table:formula="of:=IF([.Z67]&lt;0;&quot;-&quot;;&quot;+&quot;)" office:value-type="string" office:string-value="+" calcext:value-type="string">
            <text:p>+</text:p>
          </table:table-cell>
          <table:table-cell table:formula="of:=ABS([.Z67])"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 table:formula="of:=IF([.Y65]*[.Z67]&lt;0;&quot;+&quot;;&quot;-&quot;)" office:value-type="string" office:string-value="-" calcext:value-type="string">
            <text:p>-</text:p>
          </table:table-cell>
          <table:table-cell office:value-type="string" calcext:value-type="string">
            <text:p>----</text:p>
          </table:table-cell>
          <table:table-cell table:formula="of:=IF([.Z65]&lt;0;&quot;-&quot;;&quot;+&quot;)" office:value-type="string" office:string-value="-" calcext:value-type="string">
            <text:p>-</text:p>
          </table:table-cell>
          <table:table-cell table:formula="of:=ABS([.Z65])" office:value-type="float" office:value="3" calcext:value-type="float">
            <text:p>3</text:p>
          </table:table-cell>
          <table:table-cell table:number-columns-repeated="3"/>
          <table:table-cell table:style-name="ce395" table:number-columns-repeated="2"/>
          <table:table-cell table:number-columns-repeated="1007"/>
        </table:table-row>
        <table:table-row table:style-name="ro3">
          <table:table-cell/>
          <table:table-cell table:style-name="ce397" table:formula="of:=[.Y67]" office:value-type="float" office:value="7" calcext:value-type="float">
            <text:p>7</text:p>
          </table:table-cell>
          <table:table-cell table:number-columns-repeated="7"/>
          <table:table-cell table:formula="of:=[.Y67]" office:value-type="float" office:value="7" calcext:value-type="float">
            <text:p>7</text:p>
          </table:table-cell>
          <table:table-cell table:number-columns-repeated="4"/>
          <table:table-cell table:style-name="ce395" table:number-columns-repeated="2"/>
          <table:table-cell table:number-columns-repeated="6"/>
          <table:table-cell table:style-name="ce487" office:value-type="float" office:value="1" calcext:value-type="float">
            <text:p>1</text:p>
          </table:table-cell>
          <table:table-cell table:style-name="ce487" office:value-type="float" office:value="2" calcext:value-type="float">
            <text:p>2</text:p>
          </table:table-cell>
          <table:table-cell table:style-name="ce487" office:value-type="float" office:value="3" calcext:value-type="float">
            <text:p>3</text:p>
          </table:table-cell>
          <table:table-cell table:style-name="ce487" office:value-type="float" office:value="4" calcext:value-type="float">
            <text:p>4</text:p>
          </table:table-cell>
          <table:table-cell table:style-name="ce487" office:value-type="float" office:value="5" calcext:value-type="float">
            <text:p>5</text:p>
          </table:table-cell>
          <table:table-cell table:style-name="ce487" office:value-type="float" office:value="6" calcext:value-type="float">
            <text:p>6</text:p>
          </table:table-cell>
          <table:table-cell table:style-name="ce494" office:value-type="float" office:value="7" calcext:value-type="float">
            <text:p>7</text:p>
          </table:table-cell>
          <table:table-cell table:style-name="ce495" office:value-type="string" calcext:value-type="string">
            <text:p></text:p>
          </table:table-cell>
          <table:table-cell table:style-name="ce494" office:value-type="string" calcext:value-type="string">
            <text:p>Total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11" table:number-rows-spanned="1">
            <text:p>----------------------------------------------------------</text:p>
          </table:table-cell>
          <table:covered-table-cell table:number-columns-repeated="8"/>
          <table:covered-table-cell table:style-name="ce395"/>
          <table:covered-table-cell/>
          <table:table-cell table:number-columns-repeated="9"/>
          <table:table-cell table:style-name="ce586" office:value-type="string" calcext:value-type="string" table:number-columns-spanned="1" table:number-rows-spanned="4">
            <text:p>L1</text:p>
          </table:table-cell>
          <table:table-cell table:style-name="ce485" table:formula="of:=IF(ISBLANK([$'Homographique N2'.B7]);0;IF([$'Homographique N2'.B7]=[.B69];1;-0.5))" office:value-type="float" office:value="0" calcext:value-type="float">
            <text:p>0</text:p>
          </table:table-cell>
          <table:table-cell table:style-name="ce485" table:number-columns-repeated="3"/>
          <table:table-cell table:style-name="ce485" table:formula="of:=IF(ISBLANK([$'Homographique N2'.J7]);0;IF([$'Homographique N2'.J7]=[.J69];1;-0.5))" office:value-type="float" office:value="0" calcext:value-type="float">
            <text:p>0</text:p>
          </table:table-cell>
          <table:table-cell table:style-name="ce485" table:number-columns-repeated="2"/>
          <table:table-cell table:style-name="ce485" table:formula="of:=SUM([.W72:.AC72])" office:value-type="float" office:value="0" calcext:value-type="float">
            <text:p>0</text:p>
          </table:table-cell>
          <table:table-cell table:style-name="ce485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3"/>
          <table:table-cell table:style-name="ce397" office:value-type="string" calcext:value-type="string">
            <text:p>(</text:p>
          </table:table-cell>
          <table:table-cell table:formula="of:=IF([.Y67]=-1;&quot;-&quot;;IF([.Y67]=1;&quot;&quot;;[.Y67]))"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table:formula="of:=IF([.Z67]&lt;0;&quot;-&quot;;&quot;+&quot;)" office:value-type="string" office:string-value="+" calcext:value-type="string">
            <text:p>+</text:p>
          </table:table-cell>
          <table:table-cell table:formula="of:=ABS([.Z67])"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/>
          <table:table-cell table:style-name="ce395"/>
          <table:table-cell table:number-columns-repeated="10"/>
          <table:covered-table-cell table:style-name="ce586"/>
          <table:table-cell table:style-name="ce485"/>
          <table:table-cell table:style-name="ce485" table:formula="of:=IF(ISBLANK([$'Homographique N2'.D8]);0;IF([$'Homographique N2'.D8]=[.D70];1;-0.5))" office:value-type="float" office:value="0" calcext:value-type="float">
            <text:p>0</text:p>
          </table:table-cell>
          <table:table-cell table:style-name="ce485" table:formula="of:=IF(ISBLANK([$'Homographique N2'.F8]);0;IF([$'Homographique N2'.F8]=[.F70];1;-0.5))" office:value-type="float" office:value="0" calcext:value-type="float">
            <text:p>0</text:p>
          </table:table-cell>
          <table:table-cell table:style-name="ce485" table:formula="of:=IF(ISBLANK([$'Homographique N2'.G8]);0;IF([$'Homographique N2'.G8]=[.G70];1;-0.5))" office:value-type="float" office:value="0" calcext:value-type="float">
            <text:p>0</text:p>
          </table:table-cell>
          <table:table-cell table:style-name="ce485" table:formula="of:=IF(ISBLANK([$'Homographique N2'.I8]);0;IF([$'Homographique N2'.I8]=[.I70];1;-0.5))" office:value-type="float" office:value="0" calcext:value-type="float">
            <text:p>0</text:p>
          </table:table-cell>
          <table:table-cell table:style-name="ce485" table:formula="of:=IF(ISBLANK([$'Homographique N2'.K8]);0;IF([$'Homographique N2'.K8]=[.K70];1;-0.5))" office:value-type="float" office:value="0" calcext:value-type="float">
            <text:p>0</text:p>
          </table:table-cell>
          <table:table-cell table:style-name="ce485" table:formula="of:=IF(ISBLANK([$'Homographique N2'.L8]);0;IF([$'Homographique N2'.L8]=[.L70];1;-0.5))" office:value-type="float" office:value="0" calcext:value-type="float">
            <text:p>0</text:p>
          </table:table-cell>
          <table:table-cell table:style-name="ce485" table:formula="of:=SUM([.W73:.AC73])" office:value-type="float" office:value="0" calcext:value-type="float">
            <text:p>0</text:p>
          </table:table-cell>
          <table:table-cell table:style-name="ce485" office:value-type="float" office:value="6" calcext:value-type="float">
            <text:p>6</text:p>
          </table:table-cell>
          <table:table-cell table:number-columns-repeated="993"/>
        </table:table-row>
        <table:table-row table:style-name="ro3">
          <table:table-cell table:number-columns-repeated="3"/>
          <table:table-cell table:style-name="ce397"/>
          <table:table-cell table:number-columns-repeated="6"/>
          <table:table-cell table:style-name="ce395"/>
          <table:table-cell table:number-columns-repeated="10"/>
          <table:covered-table-cell table:style-name="ce519"/>
          <table:table-cell table:style-name="ce485" table:formula="of:=IF(ISBLANK([$'Homographique N2'.B9]);0;IF([$'Homographique N2'.B9]=[.B71];1;-0.5))" office:value-type="float" office:value="0" calcext:value-type="float">
            <text:p>0</text:p>
          </table:table-cell>
          <table:table-cell table:style-name="ce485" table:number-columns-repeated="3"/>
          <table:table-cell table:style-name="ce485" table:formula="of:=IF(ISBLANK([$'Homographique N2'.J9]);0;IF([$'Homographique N2'.J9]=[.J71];1;-0.5))" office:value-type="float" office:value="0" calcext:value-type="float">
            <text:p>0</text:p>
          </table:table-cell>
          <table:table-cell table:style-name="ce485" table:number-columns-repeated="2"/>
          <table:table-cell table:style-name="ce485" table:formula="of:=SUM([.W74:.AC74])" office:value-type="float" office:value="0" calcext:value-type="float">
            <text:p>0</text:p>
          </table:table-cell>
          <table:table-cell table:style-name="ce485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/>
          <table:table-cell table:formula="of:=[.Y65]" office:value-type="float" office:value="4" calcext:value-type="float">
            <text:p>4</text:p>
          </table:table-cell>
          <table:table-cell table:number-columns-repeated="3"/>
          <table:table-cell table:style-name="ce395" table:number-columns-repeated="4"/>
          <table:table-cell table:style-name="ce428" table:formula="of:=ABS(-[.Y65]*[.Z67]+[.Z65]*[.Y67])" office:value-type="float" office:value="33" calcext:value-type="float">
            <text:p>33</text:p>
          </table:table-cell>
          <table:table-cell table:style-name="ce395" table:number-columns-repeated="2"/>
          <table:table-cell table:number-columns-repeated="9"/>
          <table:covered-table-cell table:style-name="ce519"/>
          <table:table-cell table:style-name="ce485" table:number-columns-repeated="2"/>
          <table:table-cell table:style-name="ce485" table:formula="of:=IF(ISBLANK([$'Homographique N2'.E11]);0;IF([$'Homographique N2'.E11]=[.E73];1;-0.5))" office:value-type="float" office:value="0" calcext:value-type="float">
            <text:p>0</text:p>
          </table:table-cell>
          <table:table-cell table:style-name="ce485"/>
          <table:table-cell table:style-name="ce485" table:formula="of:=IF(ISBLANK([$'Homographique N2'.G11]);0;IF([$'Homographique N2'.G11]=[.G73];1;-0.5))" office:value-type="float" office:value="0" calcext:value-type="float">
            <text:p>0</text:p>
          </table:table-cell>
          <table:table-cell table:style-name="ce485" table:formula="of:=IF(ISBLANK([$'Homographique N2'.H11]);0;IF([$'Homographique N2'.H11]=[.H73];1;-0.5))" office:value-type="float" office:value="0" calcext:value-type="float">
            <text:p>0</text:p>
          </table:table-cell>
          <table:table-cell table:style-name="ce485"/>
          <table:table-cell table:style-name="ce485" table:formula="of:=SUM([.W75:.AC75])" office:value-type="float" office:value="0" calcext:value-type="float">
            <text:p>0</text:p>
          </table:table-cell>
          <table:table-cell table:style-name="ce485" office:value-type="float" office:value="3" calcext:value-type="float">
            <text:p>3</text:p>
          </table:table-cell>
          <table:table-cell table:number-columns-repeated="993"/>
        </table:table-row>
        <table:table-row table:style-name="ro3">
          <table:table-cell/>
          <table:table-cell office:value-type="string" calcext:value-type="string">
            <text:p>----</text:p>
          </table:table-cell>
          <table:table-cell office:value-type="string" calcext:value-type="string">
            <text:p>(</text:p>
          </table:table-cell>
          <table:table-cell table:formula="of:=IF([.Y67]=-1;&quot;-&quot;;IF([.Y67]=1;&quot;&quot;;[.Y67]))"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table:formula="of:=IF([.Z67]&lt;0;&quot;-&quot;;&quot;+&quot;)" office:value-type="string" office:string-value="+" calcext:value-type="string">
            <text:p>+</text:p>
          </table:table-cell>
          <table:table-cell table:formula="of:=ABS([.Z67])"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 table:formula="of:=IF(-[.Y65]*[.Z67]+[.Z65]*[.Y67]&lt;0;&quot;-&quot;;&quot;+&quot;)" office:value-type="string" office:string-value="-" calcext:value-type="string">
            <text:p>-</text:p>
          </table:table-cell>
          <table:table-cell office:value-type="string" calcext:value-type="string">
            <text:p>----</text:p>
          </table:table-cell>
          <table:table-cell table:number-columns-repeated="11"/>
          <table:table-cell table:style-name="ce422" office:value-type="string" calcext:value-type="string" table:number-columns-spanned="1" table:number-rows-spanned="4">
            <text:p>L2</text:p>
          </table:table-cell>
          <table:table-cell table:style-name="ce422" table:formula="of:=IF(ISBLANK([$'Homographique N2'.B13]);0;IF([$'Homographique N2'.B13]=[.B75];1;-0.5))" office:value-type="float" office:value="0" calcext:value-type="float">
            <text:p>0</text:p>
          </table:table-cell>
          <table:table-cell table:style-name="ce422" table:number-columns-repeated="3"/>
          <table:table-cell table:style-name="ce422" table:formula="of:=IF(ISBLANK([$'Homographique N2'.J13]);0;IF([$'Homographique N2'.J13]=[.J75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76:.AC76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/>
          <table:table-cell table:style-name="ce397" table:formula="of:=[.Y67]" office:value-type="float" office:value="7" calcext:value-type="float">
            <text:p>7</text:p>
          </table:table-cell>
          <table:table-cell table:number-columns-repeated="7"/>
          <table:table-cell table:formula="of:=[.Y67]" office:value-type="float" office:value="7" calcext:value-type="float">
            <text:p>7</text:p>
          </table:table-cell>
          <table:table-cell table:number-columns-repeated="11"/>
          <table:covered-table-cell table:style-name="ce422"/>
          <table:table-cell table:style-name="ce422"/>
          <table:table-cell table:style-name="ce422" table:formula="of:=IF(ISBLANK([$'Homographique N2'.D14]);0;IF([$'Homographique N2'.D14]=[.D76];1;-0.5))" office:value-type="float" office:value="0" calcext:value-type="float">
            <text:p>0</text:p>
          </table:table-cell>
          <table:table-cell table:style-name="ce422" table:formula="of:=IF(ISBLANK([$'Homographique N2'.F14]);0;IF([$'Homographique N2'.F14]=[.F76];1;-0.5))" office:value-type="float" office:value="0" calcext:value-type="float">
            <text:p>0</text:p>
          </table:table-cell>
          <table:table-cell table:style-name="ce422" table:formula="of:=IF(ISBLANK([$'Homographique N2'.G14]);0;IF([$'Homographique N2'.G14]=[.G76];1;-0.5))" office:value-type="float" office:value="0" calcext:value-type="float">
            <text:p>0</text:p>
          </table:table-cell>
          <table:table-cell table:style-name="ce422" table:formula="of:=IF(ISBLANK([$'Homographique N2'.I14]);0;IF([$'Homographique N2'.I14]=[.I76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77:.AC77])" office:value-type="float" office:value="0" calcext:value-type="float">
            <text:p>0</text:p>
          </table:table-cell>
          <table:table-cell table:style-name="ce422"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9" table:number-rows-spanned="1">
            <text:p>-----------------------------------------------</text:p>
          </table:table-cell>
          <table:covered-table-cell table:number-columns-repeated="8"/>
          <table:table-cell table:style-name="ce395"/>
          <table:table-cell table:number-columns-repeated="10"/>
          <table:covered-table-cell table:style-name="ce519"/>
          <table:table-cell table:style-name="ce422" table:formula="of:=IF(ISBLANK([$'Homographique N2'.B15]);0;IF([$'Homographique N2'.B15]=[.B77];1;-0.5))" office:value-type="float" office:value="0" calcext:value-type="float">
            <text:p>0</text:p>
          </table:table-cell>
          <table:table-cell table:style-name="ce422" table:number-columns-repeated="3"/>
          <table:table-cell table:style-name="ce422" table:formula="of:=IF(ISBLANK([$'Homographique N2'.J15]);0;IF([$'Homographique N2'.J15]=[.J77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78:.AC78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3"/>
          <table:table-cell table:style-name="ce397" office:value-type="string" calcext:value-type="string">
            <text:p>(</text:p>
          </table:table-cell>
          <table:table-cell table:formula="of:=IF([.Y67]=-1;&quot;-&quot;;IF([.Y67]=1;&quot;&quot;;[.Y67]))"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table:formula="of:=IF([.Z67]&lt;0;&quot;-&quot;;&quot;+&quot;)" office:value-type="string" office:string-value="+" calcext:value-type="string">
            <text:p>+</text:p>
          </table:table-cell>
          <table:table-cell table:formula="of:=ABS([.Z67])"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/>
          <table:table-cell table:style-name="ce395"/>
          <table:table-cell table:number-columns-repeated="10"/>
          <table:covered-table-cell table:style-name="ce519"/>
          <table:table-cell table:style-name="ce422" table:number-columns-repeated="2"/>
          <table:table-cell table:style-name="ce422" table:formula="of:=IF(ISBLANK([$'Homographique N2'.E17]);0;IF([$'Homographique N2'.E17]=[.E79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Homographique N2'.G17]);0;IF([$'Homographique N2'.G17]=[.G79];1;-0.5))" office:value-type="float" office:value="0" calcext:value-type="float">
            <text:p>0</text:p>
          </table:table-cell>
          <table:table-cell table:style-name="ce422" table:formula="of:=IF(ISBLANK([$'Homographique N2'.H17]);0;IF([$'Homographique N2'.H17]=[.H79];1;-0.5))" office:value-type="float" office:value="0" calcext:value-type="float">
            <text:p>0</text:p>
          </table:table-cell>
          <table:table-cell table:style-name="ce422"/>
          <table:table-cell table:style-name="ce422" table:formula="of:=SUM([.W79:.AC79])" office:value-type="float" office:value="0" calcext:value-type="float">
            <text:p>0</text:p>
          </table:table-cell>
          <table:table-cell table:style-name="ce422" office:value-type="float" office:value="3" calcext:value-type="float">
            <text:p>3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style-name="ce519" table:number-columns-repeated="2"/>
          <table:table-cell table:style-name="ce395"/>
          <table:table-cell table:number-columns-repeated="16"/>
          <table:table-cell table:style-name="ce586" office:value-type="string" calcext:value-type="string" table:number-columns-spanned="1" table:number-rows-spanned="3">
            <text:p>L3</text:p>
          </table:table-cell>
          <table:table-cell table:style-name="ce485"/>
          <table:table-cell table:style-name="ce485" table:formula="of:=IF(ISBLANK([$'Homographique N2'.C19]);0;IF([$'Homographique N2'.C19]=[.C81];1;-0.5))" office:value-type="float" office:value="0" calcext:value-type="float">
            <text:p>0</text:p>
          </table:table-cell>
          <table:table-cell table:style-name="ce485" table:number-columns-repeated="2"/>
          <table:table-cell table:style-name="ce485" table:formula="of:=IF(ISBLANK([$'Homographique N2'.H19]);0;IF([$'Homographique N2'.H19]=[.H81];1;-0.5))" office:value-type="float" office:value="0" calcext:value-type="float">
            <text:p>0</text:p>
          </table:table-cell>
          <table:table-cell table:style-name="ce485" table:number-columns-repeated="2"/>
          <table:table-cell table:style-name="ce485" table:formula="of:=SUM([.W80:.AC80])" office:value-type="float" office:value="0" calcext:value-type="float">
            <text:p>0</text:p>
          </table:table-cell>
          <table:table-cell table:style-name="ce485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formula="of:=ABS([.Y65])" office:value-type="float" office:value="4" calcext:value-type="float">
            <text:p>4</text:p>
          </table:table-cell>
          <table:table-cell table:style-name="ce519" table:number-columns-repeated="2"/>
          <table:table-cell table:number-columns-repeated="2"/>
          <table:table-cell table:formula="of:=ABS(-[.Y65]*[.Z67]+[.Z65]*[.Y67])" office:value-type="float" office:value="33" calcext:value-type="float">
            <text:p>33</text:p>
          </table:table-cell>
          <table:table-cell table:number-columns-repeated="13"/>
          <table:covered-table-cell table:style-name="ce486"/>
          <table:table-cell table:style-name="ce491" table:formula="of:=IF([$'Homographique N2'.B20]=[.B82];1;-0.5)" office:value-type="float" office:value="1" calcext:value-type="float">
            <text:p>1</text:p>
          </table:table-cell>
          <table:table-cell table:style-name="ce485"/>
          <table:table-cell table:style-name="ce485" table:formula="of:=IF(ISBLANK([$'Homographique N2'.D20]);0;IF([$'Homographique N2'.D20]=[.D82];1;-0.5))" office:value-type="float" office:value="0" calcext:value-type="float">
            <text:p>0</text:p>
          </table:table-cell>
          <table:table-cell table:style-name="ce485" table:number-columns-repeated="4"/>
          <table:table-cell table:style-name="ce485" table:formula="of:=SUM([.W81:.AC81])" office:value-type="float" office:value="1" calcext:value-type="float">
            <text:p>1</text:p>
          </table:table-cell>
          <table:table-cell table:style-name="ce485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table:formula="of:=IF([.Y65]&lt;0;&quot;-&quot;;&quot;&quot;)">
            <text:p/>
          </table:table-cell>
          <table:table-cell office:value-type="string" calcext:value-type="string">
            <text:p>----</text:p>
          </table:table-cell>
          <table:table-cell table:formula="of:=IF(-[.Y65]*[.Z67]+[.Z65]*[.Y67]&lt;0;&quot;-&quot;;&quot;+&quot;)" office:value-type="string" office:string-value="-" calcext:value-type="string">
            <text:p>-</text:p>
          </table:table-cell>
          <table:table-cell office:value-type="string" calcext:value-type="string" table:number-columns-spanned="7" table:number-rows-spanned="1">
            <text:p>-------------------------------------</text:p>
          </table:table-cell>
          <table:covered-table-cell table:number-columns-repeated="5"/>
          <table:covered-table-cell table:style-name="ce519"/>
          <table:table-cell table:style-name="ce395"/>
          <table:table-cell table:number-columns-repeated="9"/>
          <table:covered-table-cell table:style-name="ce486"/>
          <table:table-cell table:style-name="ce485"/>
          <table:table-cell table:style-name="ce485" table:formula="of:=IF(ISBLANK([$'Homographique N2'.C21]);0;IF([$'Homographique N2'.C21]=[.C83];1;-0.5))" office:value-type="float" office:value="0" calcext:value-type="float">
            <text:p>0</text:p>
          </table:table-cell>
          <table:table-cell table:style-name="ce485"/>
          <table:table-cell table:style-name="ce485" table:formula="of:=IF(ISBLANK([$'Homographique N2'.E21]);0;IF([$'Homographique N2'.E21]=[.E83];1;-0.5))" office:value-type="float" office:value="0" calcext:value-type="float">
            <text:p>0</text:p>
          </table:table-cell>
          <table:table-cell table:style-name="ce485" table:formula="of:=IF(ISBLANK([$'Homographique N2'.G21]);0;IF([$'Homographique N2'.G21]=[.G83];1;-0.5))" office:value-type="float" office:value="0" calcext:value-type="float">
            <text:p>0</text:p>
          </table:table-cell>
          <table:table-cell table:style-name="ce485" table:formula="of:=IF(ISBLANK([$'Homographique N2'.I21]);0;IF([$'Homographique N2'.I21]=[.I83];1;-0.5))" office:value-type="float" office:value="0" calcext:value-type="float">
            <text:p>0</text:p>
          </table:table-cell>
          <table:table-cell table:style-name="ce485" table:formula="of:=IF(ISBLANK([$'Homographique N2'.J21]);0;IF([$'Homographique N2'.J21]=[.J83];1;-0.5))" office:value-type="float" office:value="0" calcext:value-type="float">
            <text:p>0</text:p>
          </table:table-cell>
          <table:table-cell table:style-name="ce485" table:formula="of:=SUM([.W82:.AC82])" office:value-type="float" office:value="0" calcext:value-type="float">
            <text:p>0</text:p>
          </table:table-cell>
          <table:table-cell table:style-name="ce485" office:value-type="float" office:value="5" calcext:value-type="float">
            <text:p>5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style-name="ce397" table:formula="of:=[.Y67]" office:value-type="float" office:value="7" calcext:value-type="float">
            <text:p>7</text:p>
          </table:table-cell>
          <table:table-cell table:style-name="ce397"/>
          <table:table-cell table:formula="of:=[.Y67]" office:value-type="float" office:value="7" calcext:value-type="float">
            <text:p>7</text:p>
          </table:table-cell>
          <table:table-cell table:style-name="ce397" office:value-type="string" calcext:value-type="string">
            <text:p>(</text:p>
          </table:table-cell>
          <table:table-cell table:formula="of:=IF([.Y67]=-1;&quot;-&quot;;IF([.Y67]=1;&quot;&quot;;[.Y67]))"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table:formula="of:=IF([.Z67]&lt;0;&quot;-&quot;;&quot;+&quot;)" office:value-type="string" office:string-value="+" calcext:value-type="string">
            <text:p>+</text:p>
          </table:table-cell>
          <table:table-cell table:formula="of:=ABS([.Z67])"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 table:number-columns-repeated="10"/>
          <table:table-cell table:style-name="ce422" office:value-type="string" calcext:value-type="string" table:number-columns-spanned="1" table:number-rows-spanned="3">
            <text:p>L4</text:p>
          </table:table-cell>
          <table:table-cell table:style-name="ce490"/>
          <table:table-cell table:style-name="ce490" table:formula="of:=IF(ISBLANK([$'Homographique N2'.D23]);0;IF([$'Homographique N2'.D23]=[.C85];1;-0.5))" office:value-type="float" office:value="0" calcext:value-type="float">
            <text:p>0</text:p>
          </table:table-cell>
          <table:table-cell table:style-name="ce422" table:number-columns-repeated="3"/>
          <table:table-cell table:style-name="ce490" table:formula="of:=IF(ISBLANK([$'Homographique N2'.H23]);0;IF([$'Homographique N2'.H23]=[.G85];1;-0.5))" office:value-type="float" office:value="0" calcext:value-type="float">
            <text:p>0</text:p>
          </table:table-cell>
          <table:table-cell table:style-name="ce422"/>
          <table:table-cell table:style-name="ce422" table:formula="of:=SUM([.W83:.AC83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4"/>
          <table:table-cell table:style-name="ce397"/>
          <table:table-cell table:number-columns-repeated="6"/>
          <table:table-cell table:style-name="ce395"/>
          <table:table-cell table:number-columns-repeated="9"/>
          <table:covered-table-cell/>
          <table:table-cell table:style-name="ce490" table:formula="of:=IF([$'Homographique N2'.C24]=[.B86];1;-0.5)" office:value-type="float" office:value="1" calcext:value-type="float">
            <text:p>1</text:p>
          </table:table-cell>
          <table:table-cell table:style-name="ce490" table:number-columns-repeated="2"/>
          <table:table-cell table:style-name="ce422"/>
          <table:table-cell table:style-name="ce490" table:formula="of:=IF([$'Homographique N2'.G24]=[.F86];1;-0.5)" office:value-type="float" office:value="-0.5" calcext:value-type="float">
            <text:p>-0,5</text:p>
          </table:table-cell>
          <table:table-cell table:style-name="ce422" table:number-columns-repeated="2"/>
          <table:table-cell table:style-name="ce422" table:formula="of:=SUM([.W84:.AC84])" office:value-type="float" office:value="0.5" calcext:value-type="float">
            <text:p>0,5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formula="of:=ABS([.Y65])" office:value-type="float" office:value="4" calcext:value-type="float">
            <text:p>4</text:p>
          </table:table-cell>
          <table:table-cell/>
          <table:table-cell table:style-name="ce397"/>
          <table:table-cell/>
          <table:table-cell table:formula="of:=ABS(-[.Y65]*[.Z67]+[.Z65]*[.Y67])" office:value-type="float" office:value="33" calcext:value-type="float">
            <text:p>33</text:p>
          </table:table-cell>
          <table:table-cell table:number-columns-repeated="4"/>
          <table:table-cell table:style-name="ce395"/>
          <table:table-cell table:number-columns-repeated="9"/>
          <table:covered-table-cell/>
          <table:table-cell table:style-name="ce490"/>
          <table:table-cell table:style-name="ce490" table:formula="of:=IF(ISBLANK([$'Homographique N2'.D25]);0;IF([$'Homographique N2'.D25]=[.C87];1;-0.5))" office:value-type="float" office:value="0" calcext:value-type="float">
            <text:p>0</text:p>
          </table:table-cell>
          <table:table-cell table:style-name="ce422" table:number-columns-repeated="3"/>
          <table:table-cell table:style-name="ce490" table:formula="of:=IF(ISBLANK([$'Homographique N2'.H25]);0;IF([$'Homographique N2'.H25]=[.G87];1;-0.5))" office:value-type="float" office:value="0" calcext:value-type="float">
            <text:p>0</text:p>
          </table:table-cell>
          <table:table-cell table:style-name="ce422"/>
          <table:table-cell table:style-name="ce422" table:formula="of:=SUM([.W85:.AC85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401" office:value-type="string" calcext:value-type="string">
            <text:p>A =</text:p>
          </table:table-cell>
          <table:table-cell table:formula="of:=IF([.Y65]&lt;0;&quot;-&quot;;&quot;&quot;)">
            <text:p/>
          </table:table-cell>
          <table:table-cell office:value-type="string" calcext:value-type="string">
            <text:p>----</text:p>
          </table:table-cell>
          <table:table-cell table:style-name="ce519"/>
          <table:table-cell table:style-name="ce437" office:value-type="string" calcext:value-type="string">
            <text:p><text:span text:style-name="T7">B</text:span><text:span text:style-name="T8"> =</text:span></text:p>
          </table:table-cell>
          <table:table-cell table:formula="of:=IF(-[.Y65]*[.Z67]+[.Z65]*[.Y67]&lt;0;&quot;-&quot;;&quot;&quot;)" office:value-type="string" office:string-value="-" calcext:value-type="string">
            <text:p>-</text:p>
          </table:table-cell>
          <table:table-cell office:value-type="string" calcext:value-type="string">
            <text:p>----</text:p>
          </table:table-cell>
          <table:table-cell table:number-columns-repeated="22"/>
          <table:table-cell table:style-name="ce496" office:value-type="string" calcext:value-type="string">
            <text:p>Note</text:p>
          </table:table-cell>
          <table:table-cell table:style-name="ce496" table:formula="of:=IF(20*SUM([.AD72:.AD85])/SUM([.AE72:.AE85])&lt;0;0;20*SUM([.AD72:.AD85])/SUM([.AE72:.AE85]))" office:value-type="float" office:value="0.769230769230769" calcext:value-type="float">
            <text:p>0,769230769230769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style-name="ce397" table:formula="of:=[.Y67]" office:value-type="float" office:value="7" calcext:value-type="float">
            <text:p>7</text:p>
          </table:table-cell>
          <table:table-cell table:number-columns-repeated="3"/>
          <table:table-cell table:style-name="ce397" table:formula="of:=[.Y67]" office:value-type="float" office:value="7" calcext:value-type="float">
            <text:p>7</text:p>
          </table:table-cell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409" office:value-type="string" calcext:value-type="string" table:number-columns-spanned="31" table:number-rows-spanned="1">
            <text:p>Valeur absolue</text:p>
          </table:table-cell>
          <table:covered-table-cell table:number-columns-repeated="30"/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table:style-name="ce402" office:value-type="string" calcext:value-type="string" table:number-columns-spanned="18" table:number-rows-spanned="1">
            <text:p>Equation</text:p>
          </table:table-cell>
          <table:covered-table-cell table:number-columns-repeated="17"/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table:style-name="ce448" office:value-type="string" calcext:value-type="string">
            <text:p>Rang</text:p>
          </table:table-cell>
          <table:table-cell table:style-name="ce448" table:number-columns-spanned="6" table:number-rows-spanned="1"/>
          <table:covered-table-cell table:number-columns-repeated="5" table:style-name="ce448"/>
          <table:table-cell table:style-name="ce448" office:value-type="string" calcext:value-type="string" table:number-columns-spanned="4" table:number-rows-spanned="1">
            <text:p>Calcul</text:p>
          </table:table-cell>
          <table:covered-table-cell table:number-columns-repeated="2" table:style-name="ce448"/>
          <table:covered-table-cell table:style-name="Default"/>
          <table:table-cell table:style-name="ce448" office:value-type="string" calcext:value-type="string" table:number-columns-spanned="5" table:number-rows-spanned="1">
            <text:p>Résultat</text:p>
          </table:table-cell>
          <table:covered-table-cell table:style-name="ce519"/>
          <table:covered-table-cell table:number-columns-repeated="3"/>
          <table:table-cell table:style-name="ce448" office:value-type="string" calcext:value-type="string">
            <text:p>choix</text:p>
          </table:table-cell>
          <table:table-cell table:style-name="ce519"/>
          <table:table-cell table:number-columns-repeated="1005"/>
          <table:table-cell table:style-name="ce420"/>
        </table:table-row>
        <table:table-row table:style-name="ro3">
          <table:table-cell table:style-name="ce404" table:formula="of:=RANDBETWEEN(1;1000000)" office:value-type="float" office:value="114471" calcext:value-type="float">
            <text:p>114471</text:p>
          </table:table-cell>
          <table:table-cell table:style-name="ce404" office:value-type="string" calcext:value-type="string">
            <text:p>|x|</text:p>
          </table:table-cell>
          <table:table-cell table:style-name="ce404" office:value-type="string" calcext:value-type="string">
            <text:p><text:s/>= </text:p>
          </table:table-cell>
          <table:table-cell table:style-name="ce404" table:formula="of:=RANDBETWEEN(1;15)" office:value-type="float" office:value="12" calcext:value-type="float">
            <text:p>12</text:p>
          </table:table-cell>
          <table:table-cell table:style-name="ce404" table:number-columns-repeated="3"/>
          <table:table-cell table:style-name="ce404" table:formula="of:=COM.MICROSOFT.CONCAT([.B95:.D95])" office:value-type="string" office:string-value="|x| = 12" calcext:value-type="string" table:number-columns-spanned="4" table:number-rows-spanned="1">
            <text:p>|x| = 12</text:p>
          </table:table-cell>
          <table:covered-table-cell table:number-columns-repeated="3" table:style-name="ce404"/>
          <table:table-cell table:style-name="ce442" office:value-type="string" calcext:value-type="string">
            <text:p>{</text:p>
          </table:table-cell>
          <table:table-cell table:style-name="ce442" table:formula="of:=-[.D95]" office:value-type="float" office:value="-12" calcext:value-type="float">
            <text:p>-12</text:p>
          </table:table-cell>
          <table:table-cell table:style-name="ce442" office:value-type="string" calcext:value-type="string">
            <text:p>;</text:p>
          </table:table-cell>
          <table:table-cell table:style-name="ce442" table:formula="of:=[.D95]" office:value-type="float" office:value="12" calcext:value-type="float">
            <text:p>12</text:p>
          </table:table-cell>
          <table:table-cell table:style-name="ce442" office:value-type="string" calcext:value-type="string">
            <text:p>}</text:p>
          </table:table-cell>
          <table:table-cell table:style-name="ce404" table:formula="of:=RANK([.A95];[.$A$95:.$A$100];0)" office:value-type="float" office:value="6" calcext:value-type="float">
            <text:p>6</text:p>
          </table:table-cell>
          <table:table-cell table:style-name="ce482" office:value-type="float" office:value="1" calcext:value-type="float">
            <text:p>1</text:p>
          </table:table-cell>
          <table:table-cell table:number-columns-repeated="1006"/>
        </table:table-row>
        <table:table-row table:style-name="ro3">
          <table:table-cell table:style-name="ce404" table:formula="of:=RANDBETWEEN(1;1000000)" office:value-type="float" office:value="882635" calcext:value-type="float">
            <text:p>882635</text:p>
          </table:table-cell>
          <table:table-cell table:style-name="ce404" office:value-type="string" calcext:value-type="string">
            <text:p>|x</text:p>
          </table:table-cell>
          <table:table-cell table:style-name="ce404" office:value-type="string" calcext:value-type="string">
            <text:p><text:s/>- </text:p>
          </table:table-cell>
          <table:table-cell table:style-name="ce404" table:formula="of:=RANDBETWEEN(1;15)" office:value-type="float" office:value="5" calcext:value-type="float">
            <text:p>5</text:p>
          </table:table-cell>
          <table:table-cell table:style-name="ce404" office:value-type="string" calcext:value-type="string">
            <text:p>|</text:p>
          </table:table-cell>
          <table:table-cell table:style-name="ce404" office:value-type="string" calcext:value-type="string">
            <text:p><text:s/>= </text:p>
          </table:table-cell>
          <table:table-cell table:style-name="ce404" table:formula="of:=RANDBETWEEN(1;15)" office:value-type="float" office:value="5" calcext:value-type="float">
            <text:p>5</text:p>
          </table:table-cell>
          <table:table-cell table:style-name="ce404" table:formula="of:=COM.MICROSOFT.CONCAT([.B96:.G96])" office:value-type="string" office:string-value="|x - 5| = 5" calcext:value-type="string" table:number-columns-spanned="4" table:number-rows-spanned="1">
            <text:p>|x - 5| = 5</text:p>
          </table:table-cell>
          <table:covered-table-cell table:number-columns-repeated="3" table:style-name="ce404"/>
          <table:table-cell table:style-name="ce442" office:value-type="string" calcext:value-type="string">
            <text:p>{</text:p>
          </table:table-cell>
          <table:table-cell table:style-name="ce442" table:formula="of:=[.D96]-[.G96]" office:value-type="float" office:value="0" calcext:value-type="float">
            <text:p>0</text:p>
          </table:table-cell>
          <table:table-cell table:style-name="ce442" office:value-type="string" calcext:value-type="string">
            <text:p>;</text:p>
          </table:table-cell>
          <table:table-cell table:style-name="ce442" table:formula="of:=[.D96]+[.G96]" office:value-type="float" office:value="10" calcext:value-type="float">
            <text:p>10</text:p>
          </table:table-cell>
          <table:table-cell table:style-name="ce442" office:value-type="string" calcext:value-type="string">
            <text:p>}</text:p>
          </table:table-cell>
          <table:table-cell table:style-name="ce404" table:formula="of:=RANK([.A96];[.$A$95:.$A$100];0)" office:value-type="float" office:value="2" calcext:value-type="float">
            <text:p>2</text:p>
          </table:table-cell>
          <table:table-cell table:style-name="ce482" office:value-type="float" office:value="2" calcext:value-type="float">
            <text:p>2</text:p>
          </table:table-cell>
          <table:table-cell table:number-columns-repeated="1006"/>
        </table:table-row>
        <table:table-row table:style-name="ro3">
          <table:table-cell table:style-name="ce404" table:formula="of:=RANDBETWEEN(1;1000000)" office:value-type="float" office:value="322824" calcext:value-type="float">
            <text:p>322824</text:p>
          </table:table-cell>
          <table:table-cell table:style-name="ce404" office:value-type="string" calcext:value-type="string">
            <text:p>|x</text:p>
          </table:table-cell>
          <table:table-cell table:style-name="ce404" office:value-type="string" calcext:value-type="string">
            <text:p><text:s/>+ </text:p>
          </table:table-cell>
          <table:table-cell table:style-name="ce404" table:formula="of:=RANDBETWEEN(1;15)" office:value-type="float" office:value="1" calcext:value-type="float">
            <text:p>1</text:p>
          </table:table-cell>
          <table:table-cell table:style-name="ce404" office:value-type="string" calcext:value-type="string">
            <text:p>|</text:p>
          </table:table-cell>
          <table:table-cell table:style-name="ce404" office:value-type="string" calcext:value-type="string">
            <text:p><text:s/>= </text:p>
          </table:table-cell>
          <table:table-cell table:style-name="ce404" table:formula="of:=RANDBETWEEN(1;15)" office:value-type="float" office:value="1" calcext:value-type="float">
            <text:p>1</text:p>
          </table:table-cell>
          <table:table-cell table:style-name="ce404" table:formula="of:=COM.MICROSOFT.CONCAT([.B97:.G97])" office:value-type="string" office:string-value="|x + 1| = 1" calcext:value-type="string" table:number-columns-spanned="4" table:number-rows-spanned="1">
            <text:p>|x + 1| = 1</text:p>
          </table:table-cell>
          <table:covered-table-cell table:number-columns-repeated="3" table:style-name="ce404"/>
          <table:table-cell table:style-name="ce442" office:value-type="string" calcext:value-type="string">
            <text:p>{</text:p>
          </table:table-cell>
          <table:table-cell table:style-name="ce442" table:formula="of:=-[.D97]-[.G97]" office:value-type="float" office:value="-2" calcext:value-type="float">
            <text:p>-2</text:p>
          </table:table-cell>
          <table:table-cell table:style-name="ce442" office:value-type="string" calcext:value-type="string">
            <text:p>;</text:p>
          </table:table-cell>
          <table:table-cell table:style-name="ce442" table:formula="of:=-[.D97]+[.G97]" office:value-type="float" office:value="0" calcext:value-type="float">
            <text:p>0</text:p>
          </table:table-cell>
          <table:table-cell table:style-name="ce442" office:value-type="string" calcext:value-type="string">
            <text:p>}</text:p>
          </table:table-cell>
          <table:table-cell table:style-name="ce404" table:formula="of:=RANK([.A97];[.$A$95:.$A$100];0)" office:value-type="float" office:value="5" calcext:value-type="float">
            <text:p>5</text:p>
          </table:table-cell>
          <table:table-cell table:style-name="ce482" office:value-type="float" office:value="3" calcext:value-type="float">
            <text:p>3</text:p>
          </table:table-cell>
          <table:table-cell table:number-columns-repeated="1006"/>
        </table:table-row>
        <table:table-row table:style-name="ro3">
          <table:table-cell table:style-name="ce404" table:formula="of:=RANDBETWEEN(1;1000000)" office:value-type="float" office:value="958483" calcext:value-type="float">
            <text:p>958483</text:p>
          </table:table-cell>
          <table:table-cell table:style-name="ce404" office:value-type="string" calcext:value-type="string">
            <text:p>|</text:p>
          </table:table-cell>
          <table:table-cell table:style-name="ce404" table:formula="of:=RANDBETWEEN(1;15)" office:value-type="float" office:value="11" calcext:value-type="float">
            <text:p>11</text:p>
          </table:table-cell>
          <table:table-cell table:style-name="ce404" office:value-type="string" calcext:value-type="string">
            <text:p>-</text:p>
          </table:table-cell>
          <table:table-cell table:style-name="ce404" office:value-type="string" calcext:value-type="string">
            <text:p>x|</text:p>
          </table:table-cell>
          <table:table-cell table:style-name="ce404" office:value-type="string" calcext:value-type="string">
            <text:p><text:s/>= </text:p>
          </table:table-cell>
          <table:table-cell table:style-name="ce404" table:formula="of:=RANDBETWEEN(1;15)" office:value-type="float" office:value="9" calcext:value-type="float">
            <text:p>9</text:p>
          </table:table-cell>
          <table:table-cell table:style-name="ce404" table:formula="of:=COM.MICROSOFT.CONCAT([.B98:.G98])" office:value-type="string" office:string-value="|11-x| = 9" calcext:value-type="string" table:number-columns-spanned="4" table:number-rows-spanned="1">
            <text:p>|11-x| = 9</text:p>
          </table:table-cell>
          <table:covered-table-cell table:number-columns-repeated="3" table:style-name="ce404"/>
          <table:table-cell table:style-name="ce442" office:value-type="string" calcext:value-type="string">
            <text:p>{</text:p>
          </table:table-cell>
          <table:table-cell table:style-name="ce442" table:formula="of:=[.C98]-[.G98]" office:value-type="float" office:value="2" calcext:value-type="float">
            <text:p>2</text:p>
          </table:table-cell>
          <table:table-cell table:style-name="ce442" office:value-type="string" calcext:value-type="string">
            <text:p>;</text:p>
          </table:table-cell>
          <table:table-cell table:style-name="ce442" table:formula="of:=[.C98]+[.G98]" office:value-type="float" office:value="20" calcext:value-type="float">
            <text:p>20</text:p>
          </table:table-cell>
          <table:table-cell table:style-name="ce442" office:value-type="string" calcext:value-type="string">
            <text:p>}</text:p>
          </table:table-cell>
          <table:table-cell table:style-name="ce404" table:formula="of:=RANK([.A98];[.$A$95:.$A$100];0)" office:value-type="float" office:value="1" calcext:value-type="float">
            <text:p>1</text:p>
          </table:table-cell>
          <table:table-cell table:style-name="ce482" office:value-type="float" office:value="4" calcext:value-type="float">
            <text:p>4</text:p>
          </table:table-cell>
          <table:table-cell table:number-columns-repeated="1006"/>
        </table:table-row>
        <table:table-row table:style-name="ro3">
          <table:table-cell table:style-name="ce404" table:formula="of:=RANDBETWEEN(1;1000000)" office:value-type="float" office:value="796350" calcext:value-type="float">
            <text:p>796350</text:p>
          </table:table-cell>
          <table:table-cell table:style-name="ce404" office:value-type="string" calcext:value-type="string">
            <text:p>|</text:p>
          </table:table-cell>
          <table:table-cell table:style-name="ce404" table:formula="of:=RANDBETWEEN(13;15)" office:value-type="float" office:value="13" calcext:value-type="float">
            <text:p>13</text:p>
          </table:table-cell>
          <table:table-cell table:style-name="ce404" office:value-type="string" calcext:value-type="string">
            <text:p>+</text:p>
          </table:table-cell>
          <table:table-cell table:style-name="ce404" office:value-type="string" calcext:value-type="string">
            <text:p>x|</text:p>
          </table:table-cell>
          <table:table-cell table:style-name="ce404" office:value-type="string" calcext:value-type="string">
            <text:p><text:s/>= </text:p>
          </table:table-cell>
          <table:table-cell table:style-name="ce404" table:formula="of:=RANDBETWEEN(1;15)" office:value-type="float" office:value="14" calcext:value-type="float">
            <text:p>14</text:p>
          </table:table-cell>
          <table:table-cell table:style-name="ce404" table:formula="of:=COM.MICROSOFT.CONCAT([.B99:.G99])" office:value-type="string" office:string-value="|13+x| = 14" calcext:value-type="string" table:number-columns-spanned="4" table:number-rows-spanned="1">
            <text:p>|13+x| = 14</text:p>
          </table:table-cell>
          <table:covered-table-cell table:number-columns-repeated="3" table:style-name="ce404"/>
          <table:table-cell table:style-name="ce442" office:value-type="string" calcext:value-type="string">
            <text:p>{</text:p>
          </table:table-cell>
          <table:table-cell table:style-name="ce442" table:formula="of:=-[.C99]-[.G99]" office:value-type="float" office:value="-27" calcext:value-type="float">
            <text:p>-27</text:p>
          </table:table-cell>
          <table:table-cell table:style-name="ce442" office:value-type="string" calcext:value-type="string">
            <text:p>;</text:p>
          </table:table-cell>
          <table:table-cell table:style-name="ce442" table:formula="of:=-[.C99]+[.G99]" office:value-type="float" office:value="1" calcext:value-type="float">
            <text:p>1</text:p>
          </table:table-cell>
          <table:table-cell table:style-name="ce442" office:value-type="string" calcext:value-type="string">
            <text:p>}</text:p>
          </table:table-cell>
          <table:table-cell table:style-name="ce404" table:formula="of:=RANK([.A99];[.$A$95:.$A$100];0)" office:value-type="float" office:value="4" calcext:value-type="float">
            <text:p>4</text:p>
          </table:table-cell>
          <table:table-cell table:style-name="ce482" office:value-type="float" office:value="5" calcext:value-type="float">
            <text:p>5</text:p>
          </table:table-cell>
          <table:table-cell table:number-columns-repeated="1006"/>
        </table:table-row>
        <table:table-row table:style-name="ro3">
          <table:table-cell table:style-name="ce404" table:formula="of:=RANDBETWEEN(1;1000000)" office:value-type="float" office:value="839061" calcext:value-type="float">
            <text:p>839061</text:p>
          </table:table-cell>
          <table:table-cell table:style-name="ce404" office:value-type="string" calcext:value-type="string">
            <text:p>|x|</text:p>
          </table:table-cell>
          <table:table-cell table:style-name="ce404" office:value-type="string" calcext:value-type="string">
            <text:p><text:s/>= </text:p>
          </table:table-cell>
          <table:table-cell table:style-name="ce404" table:formula="of:=RANDBETWEEN(-10;-1)" office:value-type="float" office:value="-9" calcext:value-type="float">
            <text:p>-9</text:p>
          </table:table-cell>
          <table:table-cell table:style-name="ce404" table:number-columns-repeated="3"/>
          <table:table-cell table:style-name="ce404" table:formula="of:=COM.MICROSOFT.CONCAT([.B100:.G100])" office:value-type="string" office:string-value="|x| = -9" calcext:value-type="string" table:number-columns-spanned="4" table:number-rows-spanned="1">
            <text:p>|x| = -9</text:p>
          </table:table-cell>
          <table:covered-table-cell table:number-columns-repeated="3" table:style-name="ce404"/>
          <table:table-cell table:style-name="ce443" office:value-type="string" calcext:value-type="string">
            <text:p>Ø</text:p>
          </table:table-cell>
          <table:table-cell table:style-name="ce442" table:number-columns-repeated="4"/>
          <table:table-cell table:style-name="ce404" table:formula="of:=RANK([.A100];[.$A$95:.$A$100];0)" office:value-type="float" office:value="3" calcext:value-type="float">
            <text:p>3</text:p>
          </table:table-cell>
          <table:table-cell table:style-name="ce482" office:value-type="float" office:value="6" calcext:value-type="float">
            <text:p>6</text:p>
          </table:table-cell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table:style-name="ce402" office:value-type="string" calcext:value-type="string" table:number-columns-spanned="18" table:number-rows-spanned="1">
            <text:p>Inéquation 1</text:p>
          </table:table-cell>
          <table:covered-table-cell table:number-columns-repeated="17"/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table:style-name="ce448" office:value-type="string" calcext:value-type="string">
            <text:p>Rang</text:p>
          </table:table-cell>
          <table:table-cell table:style-name="ce448" table:number-columns-spanned="10" table:number-rows-spanned="1"/>
          <table:covered-table-cell table:number-columns-repeated="9" table:style-name="ce448"/>
          <table:table-cell table:style-name="ce448" table:number-columns-repeated="2"/>
          <table:table-cell table:style-name="ce448" office:value-type="string" calcext:value-type="string" table:number-columns-spanned="4" table:number-rows-spanned="1">
            <text:p>Calcul</text:p>
          </table:table-cell>
          <table:covered-table-cell table:number-columns-repeated="2" table:style-name="ce448"/>
          <table:covered-table-cell table:style-name="Default"/>
          <table:table-cell table:style-name="ce448" office:value-type="string" calcext:value-type="string" table:number-columns-spanned="5" table:number-rows-spanned="1">
            <text:p>Résultat</text:p>
          </table:table-cell>
          <table:covered-table-cell table:style-name="ce519"/>
          <table:covered-table-cell table:number-columns-repeated="3"/>
          <table:table-cell table:style-name="ce448" office:value-type="string" calcext:value-type="string">
            <text:p>choix</text:p>
          </table:table-cell>
          <table:table-cell table:style-name="ce519"/>
          <table:table-cell table:number-columns-repeated="999"/>
          <table:table-cell table:style-name="ce420"/>
        </table:table-row>
        <table:table-row table:style-name="ro3">
          <table:table-cell table:style-name="ce405" table:formula="of:=RANDBETWEEN(1;1000000)" office:value-type="float" office:value="529598" calcext:value-type="float">
            <text:p>529598</text:p>
          </table:table-cell>
          <table:table-cell table:style-name="ce405" office:value-type="string" calcext:value-type="string">
            <text:p>|x|</text:p>
          </table:table-cell>
          <table:table-cell table:style-name="ce405" office:value-type="string" calcext:value-type="string">
            <text:p><text:s/>&lt; </text:p>
          </table:table-cell>
          <table:table-cell table:style-name="ce405" table:formula="of:=RANDBETWEEN(1;15)" office:value-type="float" office:value="7" calcext:value-type="float">
            <text:p>7</text:p>
          </table:table-cell>
          <table:table-cell table:style-name="ce405" table:number-columns-repeated="3"/>
          <table:table-cell table:style-name="ce405" table:formula="of:=COM.MICROSOFT.CONCAT([.B105];[.C105];[.D105])" office:value-type="string" office:string-value="|x| &lt; 7" calcext:value-type="string" table:number-columns-spanned="4" table:number-rows-spanned="1">
            <text:p>|x| &lt; 7</text:p>
          </table:table-cell>
          <table:covered-table-cell table:number-columns-repeated="3" table:style-name="ce405"/>
          <table:table-cell table:style-name="ce444" office:value-type="string" calcext:value-type="string">
            <text:p>]</text:p>
          </table:table-cell>
          <table:table-cell table:style-name="ce444" table:formula="of:=-[.D105]" office:value-type="float" office:value="-7" calcext:value-type="float">
            <text:p>-7</text:p>
          </table:table-cell>
          <table:table-cell table:style-name="ce444" office:value-type="string" calcext:value-type="string">
            <text:p>;</text:p>
          </table:table-cell>
          <table:table-cell table:style-name="ce444" table:formula="of:=[.D105]" office:value-type="float" office:value="7" calcext:value-type="float">
            <text:p>7</text:p>
          </table:table-cell>
          <table:table-cell table:style-name="ce444" office:value-type="string" calcext:value-type="string">
            <text:p>[</text:p>
          </table:table-cell>
          <table:table-cell table:style-name="ce444" table:number-columns-repeated="6"/>
          <table:table-cell table:style-name="ce405" table:formula="of:=RANK([.A105];[.$A$105:.$A$110];0)" office:value-type="float" office:value="4" calcext:value-type="float">
            <text:p>4</text:p>
          </table:table-cell>
          <table:table-cell table:style-name="ce482" office:value-type="float" office:value="1" calcext:value-type="float">
            <text:p>1</text:p>
          </table:table-cell>
          <table:table-cell table:number-columns-repeated="999"/>
          <table:table-cell table:style-name="ce420"/>
        </table:table-row>
        <table:table-row table:style-name="ro3">
          <table:table-cell table:style-name="ce405" table:formula="of:=RANDBETWEEN(1;1000000)" office:value-type="float" office:value="551436" calcext:value-type="float">
            <text:p>551436</text:p>
          </table:table-cell>
          <table:table-cell table:style-name="ce405" office:value-type="string" calcext:value-type="string">
            <text:p>|x|</text:p>
          </table:table-cell>
          <table:table-cell table:style-name="ce405" office:value-type="string" calcext:value-type="string">
            <text:p>&gt;</text:p>
          </table:table-cell>
          <table:table-cell table:style-name="ce405" table:formula="of:=RANDBETWEEN(1;15)" office:value-type="float" office:value="13" calcext:value-type="float">
            <text:p>13</text:p>
          </table:table-cell>
          <table:table-cell table:style-name="ce405" table:number-columns-repeated="3"/>
          <table:table-cell table:style-name="ce405" table:formula="of:=COM.MICROSOFT.CONCAT([.B106];[.C106];[.D106])" office:value-type="string" office:string-value="|x|&gt;13" calcext:value-type="string" table:number-columns-spanned="4" table:number-rows-spanned="1">
            <text:p>|x|&gt;13</text:p>
          </table:table-cell>
          <table:covered-table-cell table:number-columns-repeated="3" table:style-name="ce405"/>
          <table:table-cell table:style-name="ce444" office:value-type="string" calcext:value-type="string">
            <text:p>]</text:p>
          </table:table-cell>
          <table:table-cell table:style-name="ce369" office:value-type="string" calcext:value-type="string">
            <text:p>-∞</text:p>
          </table:table-cell>
          <table:table-cell table:style-name="ce444" office:value-type="string" calcext:value-type="string">
            <text:p>;</text:p>
          </table:table-cell>
          <table:table-cell table:style-name="ce444" table:formula="of:=-[.D106]" office:value-type="float" office:value="-13" calcext:value-type="float">
            <text:p>-13</text:p>
          </table:table-cell>
          <table:table-cell table:style-name="ce444" office:value-type="string" calcext:value-type="string">
            <text:p>[</text:p>
          </table:table-cell>
          <table:table-cell table:style-name="ce403" table:formula="of:=&quot;&quot;" office:value-type="string" office:string-value="" calcext:value-type="string">
            <text:p></text:p>
          </table:table-cell>
          <table:table-cell table:style-name="ce444" office:value-type="string" calcext:value-type="string">
            <text:p>]</text:p>
          </table:table-cell>
          <table:table-cell table:style-name="ce444" table:formula="of:=[.D106]" office:value-type="float" office:value="13" calcext:value-type="float">
            <text:p>13</text:p>
          </table:table-cell>
          <table:table-cell table:style-name="ce444" office:value-type="string" calcext:value-type="string">
            <text:p>;</text:p>
          </table:table-cell>
          <table:table-cell table:style-name="ce369" office:value-type="string" calcext:value-type="string">
            <text:p>+∞</text:p>
          </table:table-cell>
          <table:table-cell table:style-name="ce369" office:value-type="string" calcext:value-type="string">
            <text:p>[</text:p>
          </table:table-cell>
          <table:table-cell table:style-name="ce405" table:formula="of:=RANK([.A106];[.$A$105:.$A$110];0)" office:value-type="float" office:value="3" calcext:value-type="float">
            <text:p>3</text:p>
          </table:table-cell>
          <table:table-cell table:style-name="ce482" office:value-type="float" office:value="2" calcext:value-type="float">
            <text:p>2</text:p>
          </table:table-cell>
          <table:table-cell table:number-columns-repeated="999"/>
          <table:table-cell table:style-name="ce420"/>
        </table:table-row>
        <table:table-row table:style-name="ro3">
          <table:table-cell table:style-name="ce405" table:formula="of:=RANDBETWEEN(1;1000000)" office:value-type="float" office:value="603142" calcext:value-type="float">
            <text:p>603142</text:p>
          </table:table-cell>
          <table:table-cell table:style-name="ce405" office:value-type="string" calcext:value-type="string">
            <text:p>|x|</text:p>
          </table:table-cell>
          <table:table-cell table:style-name="ce405" office:value-type="string" calcext:value-type="string">
            <text:p>≤</text:p>
          </table:table-cell>
          <table:table-cell table:style-name="ce405" table:formula="of:=RANDBETWEEN(1;15)" office:value-type="float" office:value="14" calcext:value-type="float">
            <text:p>14</text:p>
          </table:table-cell>
          <table:table-cell table:style-name="ce405" table:number-columns-repeated="3"/>
          <table:table-cell table:style-name="ce405" table:formula="of:=COM.MICROSOFT.CONCAT([.B107];[.C107];[.D107])" office:value-type="string" office:string-value="|x|≤14" calcext:value-type="string" table:number-columns-spanned="4" table:number-rows-spanned="1">
            <text:p>|x|≤14</text:p>
          </table:table-cell>
          <table:covered-table-cell table:number-columns-repeated="3" table:style-name="ce405"/>
          <table:table-cell table:style-name="ce444" office:value-type="string" calcext:value-type="string">
            <text:p>[</text:p>
          </table:table-cell>
          <table:table-cell table:style-name="ce444" table:formula="of:=-[.D107]" office:value-type="float" office:value="-14" calcext:value-type="float">
            <text:p>-14</text:p>
          </table:table-cell>
          <table:table-cell table:style-name="ce444" office:value-type="string" calcext:value-type="string">
            <text:p>;</text:p>
          </table:table-cell>
          <table:table-cell table:style-name="ce444" table:formula="of:=[.D107]" office:value-type="float" office:value="14" calcext:value-type="float">
            <text:p>14</text:p>
          </table:table-cell>
          <table:table-cell table:style-name="ce444" office:value-type="string" calcext:value-type="string">
            <text:p>]</text:p>
          </table:table-cell>
          <table:table-cell table:style-name="ce444" table:number-columns-repeated="6"/>
          <table:table-cell table:style-name="ce405" table:formula="of:=RANK([.A107];[.$A$105:.$A$110];0)" office:value-type="float" office:value="2" calcext:value-type="float">
            <text:p>2</text:p>
          </table:table-cell>
          <table:table-cell table:style-name="ce482" office:value-type="float" office:value="3" calcext:value-type="float">
            <text:p>3</text:p>
          </table:table-cell>
          <table:table-cell table:number-columns-repeated="999"/>
          <table:table-cell table:style-name="ce420"/>
        </table:table-row>
        <table:table-row table:style-name="ro3">
          <table:table-cell table:style-name="ce405" table:formula="of:=RANDBETWEEN(1;1000000)" office:value-type="float" office:value="863234" calcext:value-type="float">
            <text:p>863234</text:p>
          </table:table-cell>
          <table:table-cell table:style-name="ce405" office:value-type="string" calcext:value-type="string">
            <text:p>|x|</text:p>
          </table:table-cell>
          <table:table-cell table:style-name="ce405" office:value-type="string" calcext:value-type="string">
            <text:p>≥</text:p>
          </table:table-cell>
          <table:table-cell table:style-name="ce405" table:formula="of:=RANDBETWEEN(1;15)" office:value-type="float" office:value="12" calcext:value-type="float">
            <text:p>12</text:p>
          </table:table-cell>
          <table:table-cell table:style-name="ce405" table:number-columns-repeated="3"/>
          <table:table-cell table:style-name="ce405" table:formula="of:=COM.MICROSOFT.CONCAT([.B108];[.C108];[.D108])" office:value-type="string" office:string-value="|x|≥12" calcext:value-type="string" table:number-columns-spanned="4" table:number-rows-spanned="1">
            <text:p>|x|≥12</text:p>
          </table:table-cell>
          <table:covered-table-cell table:number-columns-repeated="3" table:style-name="ce405"/>
          <table:table-cell table:style-name="ce444" office:value-type="string" calcext:value-type="string">
            <text:p>]</text:p>
          </table:table-cell>
          <table:table-cell table:style-name="ce369" office:value-type="string" calcext:value-type="string">
            <text:p>-∞</text:p>
          </table:table-cell>
          <table:table-cell table:style-name="ce444" office:value-type="string" calcext:value-type="string">
            <text:p>;</text:p>
          </table:table-cell>
          <table:table-cell table:style-name="ce444" table:formula="of:=-[.D108]" office:value-type="float" office:value="-12" calcext:value-type="float">
            <text:p>-12</text:p>
          </table:table-cell>
          <table:table-cell table:style-name="ce444" office:value-type="string" calcext:value-type="string">
            <text:p>]</text:p>
          </table:table-cell>
          <table:table-cell table:style-name="ce403" table:formula="of:=&quot;&quot;" office:value-type="string" office:string-value="" calcext:value-type="string">
            <text:p></text:p>
          </table:table-cell>
          <table:table-cell table:style-name="ce444" office:value-type="string" calcext:value-type="string">
            <text:p>[</text:p>
          </table:table-cell>
          <table:table-cell table:style-name="ce444" table:formula="of:=[.D108]" office:value-type="float" office:value="12" calcext:value-type="float">
            <text:p>12</text:p>
          </table:table-cell>
          <table:table-cell table:style-name="ce444" office:value-type="string" calcext:value-type="string">
            <text:p>;</text:p>
          </table:table-cell>
          <table:table-cell table:style-name="ce369" office:value-type="string" calcext:value-type="string">
            <text:p>+∞</text:p>
          </table:table-cell>
          <table:table-cell table:style-name="ce369" office:value-type="string" calcext:value-type="string">
            <text:p>[</text:p>
          </table:table-cell>
          <table:table-cell table:style-name="ce405" table:formula="of:=RANK([.A108];[.$A$105:.$A$110];0)" office:value-type="float" office:value="1" calcext:value-type="float">
            <text:p>1</text:p>
          </table:table-cell>
          <table:table-cell table:style-name="ce482" office:value-type="float" office:value="4" calcext:value-type="float">
            <text:p>4</text:p>
          </table:table-cell>
          <table:table-cell table:number-columns-repeated="999"/>
          <table:table-cell table:style-name="ce420"/>
        </table:table-row>
        <table:table-row table:style-name="ro3">
          <table:table-cell table:style-name="ce405" table:formula="of:=RANDBETWEEN(1;1000000)" office:value-type="float" office:value="461876" calcext:value-type="float">
            <text:p>461876</text:p>
          </table:table-cell>
          <table:table-cell table:style-name="ce405" office:value-type="string" calcext:value-type="string">
            <text:p>|x|</text:p>
          </table:table-cell>
          <table:table-cell table:style-name="ce405" office:value-type="string" calcext:value-type="string">
            <text:p><text:s/>&lt; </text:p>
          </table:table-cell>
          <table:table-cell table:style-name="ce405" table:formula="of:=RANDBETWEEN(-10;-1)" office:value-type="float" office:value="-10" calcext:value-type="float">
            <text:p>-10</text:p>
          </table:table-cell>
          <table:table-cell table:style-name="ce405" table:number-columns-repeated="3"/>
          <table:table-cell table:style-name="ce405" table:formula="of:=COM.MICROSOFT.CONCAT([.B109];[.C109];[.D109])" office:value-type="string" office:string-value="|x| &lt; -10" calcext:value-type="string" table:number-columns-spanned="4" table:number-rows-spanned="1">
            <text:p>|x| &lt; -10</text:p>
          </table:table-cell>
          <table:covered-table-cell table:number-columns-repeated="3" table:style-name="ce405"/>
          <table:table-cell table:style-name="ce361" office:value-type="string" calcext:value-type="string">
            <text:p>Ø</text:p>
          </table:table-cell>
          <table:table-cell table:style-name="ce444" table:formula="of:=-[.D109]" office:value-type="float" office:value="10" calcext:value-type="float">
            <text:p>10</text:p>
          </table:table-cell>
          <table:table-cell table:style-name="ce444" office:value-type="string" calcext:value-type="string">
            <text:p>;</text:p>
          </table:table-cell>
          <table:table-cell table:style-name="ce444" table:formula="of:=[.D109]" office:value-type="float" office:value="-10" calcext:value-type="float">
            <text:p>-10</text:p>
          </table:table-cell>
          <table:table-cell table:style-name="ce444" office:value-type="string" calcext:value-type="string">
            <text:p>[</text:p>
          </table:table-cell>
          <table:table-cell table:style-name="ce444" table:number-columns-repeated="6"/>
          <table:table-cell table:style-name="ce405" table:formula="of:=RANK([.A109];[.$A$105:.$A$110];0)" office:value-type="float" office:value="6" calcext:value-type="float">
            <text:p>6</text:p>
          </table:table-cell>
          <table:table-cell table:style-name="ce482" office:value-type="float" office:value="5" calcext:value-type="float">
            <text:p>5</text:p>
          </table:table-cell>
          <table:table-cell table:number-columns-repeated="999"/>
          <table:table-cell table:style-name="ce420"/>
        </table:table-row>
        <table:table-row table:style-name="ro3">
          <table:table-cell table:style-name="ce405" table:formula="of:=RANDBETWEEN(1;1000000)" office:value-type="float" office:value="505892" calcext:value-type="float">
            <text:p>505892</text:p>
          </table:table-cell>
          <table:table-cell table:style-name="ce405" office:value-type="string" calcext:value-type="string">
            <text:p>|x|</text:p>
          </table:table-cell>
          <table:table-cell table:style-name="ce405" office:value-type="string" calcext:value-type="string">
            <text:p><text:s/>&gt; </text:p>
          </table:table-cell>
          <table:table-cell table:style-name="ce405" table:formula="of:=RANDBETWEEN(-10;-1)" office:value-type="float" office:value="-8" calcext:value-type="float">
            <text:p>-8</text:p>
          </table:table-cell>
          <table:table-cell table:style-name="ce405" table:number-columns-repeated="3"/>
          <table:table-cell table:style-name="ce405" table:formula="of:=COM.MICROSOFT.CONCAT([.B110];[.C110];[.D110])" office:value-type="string" office:string-value="|x| &gt; -8" calcext:value-type="string" table:number-columns-spanned="4" table:number-rows-spanned="1">
            <text:p>|x| &gt; -8</text:p>
          </table:table-cell>
          <table:covered-table-cell table:number-columns-repeated="3" table:style-name="ce405"/>
          <table:table-cell table:style-name="ce444" office:value-type="string" calcext:value-type="string">
            <text:p>IR</text:p>
          </table:table-cell>
          <table:table-cell table:style-name="ce369"/>
          <table:table-cell table:style-name="ce444" table:number-columns-repeated="3"/>
          <table:table-cell table:style-name="ce403"/>
          <table:table-cell table:style-name="ce444" table:number-columns-repeated="3"/>
          <table:table-cell table:style-name="ce369" table:number-columns-repeated="2"/>
          <table:table-cell table:style-name="ce405" table:formula="of:=RANK([.A110];[.$A$105:.$A$110];0)" office:value-type="float" office:value="5" calcext:value-type="float">
            <text:p>5</text:p>
          </table:table-cell>
          <table:table-cell table:style-name="ce482" office:value-type="float" office:value="6" calcext:value-type="float">
            <text:p>6</text:p>
          </table:table-cell>
          <table:table-cell table:number-columns-repeated="999"/>
          <table:table-cell table:style-name="ce420"/>
        </table:table-row>
        <table:table-row table:style-name="ro3">
          <table:table-cell table:style-name="ce448" office:value-type="string" calcext:value-type="string">
            <text:p>Rang</text:p>
          </table:table-cell>
          <table:table-cell table:style-name="ce448" table:number-columns-spanned="10" table:number-rows-spanned="1"/>
          <table:covered-table-cell table:number-columns-repeated="9" table:style-name="ce448"/>
          <table:table-cell table:style-name="ce448" table:number-columns-repeated="2"/>
          <table:table-cell table:style-name="ce448" office:value-type="string" calcext:value-type="string" table:number-columns-spanned="4" table:number-rows-spanned="1">
            <text:p>Calcul</text:p>
          </table:table-cell>
          <table:covered-table-cell table:number-columns-repeated="2" table:style-name="ce448"/>
          <table:covered-table-cell table:style-name="Default"/>
          <table:table-cell table:style-name="ce448" office:value-type="string" calcext:value-type="string" table:number-columns-spanned="5" table:number-rows-spanned="1">
            <text:p>Résultat</text:p>
          </table:table-cell>
          <table:covered-table-cell table:style-name="ce519"/>
          <table:covered-table-cell table:number-columns-repeated="3"/>
          <table:table-cell table:style-name="ce448" office:value-type="string" calcext:value-type="string">
            <text:p>choix</text:p>
          </table:table-cell>
          <table:table-cell table:style-name="ce482"/>
          <table:table-cell table:number-columns-repeated="999"/>
          <table:table-cell table:style-name="ce420"/>
        </table:table-row>
        <table:table-row table:style-name="ro3">
          <table:table-cell table:style-name="ce407" table:formula="of:=RANDBETWEEN(1;1000000)" office:value-type="float" office:value="247322" calcext:value-type="float">
            <text:p>247322</text:p>
          </table:table-cell>
          <table:table-cell table:style-name="ce407" office:value-type="string" calcext:value-type="string">
            <text:p>|x</text:p>
          </table:table-cell>
          <table:table-cell table:style-name="ce407" office:value-type="string" calcext:value-type="string">
            <text:p><text:s/>- </text:p>
          </table:table-cell>
          <table:table-cell table:style-name="ce407" table:formula="of:=RANDBETWEEN(1;15)" office:value-type="float" office:value="12" calcext:value-type="float">
            <text:p>12</text:p>
          </table:table-cell>
          <table:table-cell table:style-name="ce407" office:value-type="string" calcext:value-type="string">
            <text:p>|</text:p>
          </table:table-cell>
          <table:table-cell table:style-name="ce407" office:value-type="string" calcext:value-type="string">
            <text:p><text:s/>&lt; </text:p>
          </table:table-cell>
          <table:table-cell table:style-name="ce407" table:formula="of:=RANDBETWEEN(1;15)" office:value-type="float" office:value="8" calcext:value-type="float">
            <text:p>8</text:p>
          </table:table-cell>
          <table:table-cell table:style-name="ce407" table:formula="of:=COM.MICROSOFT.CONCAT([.B112:.G112])" office:value-type="string" office:string-value="|x - 12| &lt; 8" calcext:value-type="string" table:number-columns-spanned="4" table:number-rows-spanned="1">
            <text:p>|x - 12| &lt; 8</text:p>
          </table:table-cell>
          <table:covered-table-cell table:number-columns-repeated="3" table:style-name="ce407"/>
          <table:table-cell table:style-name="ce446" office:value-type="string" calcext:value-type="string">
            <text:p>]</text:p>
          </table:table-cell>
          <table:table-cell table:style-name="ce446" table:formula="of:=[.D112]-[.G112]" office:value-type="float" office:value="4" calcext:value-type="float">
            <text:p>4</text:p>
          </table:table-cell>
          <table:table-cell table:style-name="ce446" office:value-type="string" calcext:value-type="string">
            <text:p>;</text:p>
          </table:table-cell>
          <table:table-cell table:style-name="ce446" table:formula="of:=[.D112]+[.G112]" office:value-type="float" office:value="20" calcext:value-type="float">
            <text:p>20</text:p>
          </table:table-cell>
          <table:table-cell table:style-name="ce446" office:value-type="string" calcext:value-type="string">
            <text:p>[</text:p>
          </table:table-cell>
          <table:table-cell table:style-name="ce446" table:number-columns-repeated="6"/>
          <table:table-cell table:style-name="ce407" table:formula="of:=RANK([.A112];[.$A$112:.$A$123];0)" office:value-type="float" office:value="6" calcext:value-type="float">
            <text:p>6</text:p>
          </table:table-cell>
          <table:table-cell table:style-name="ce482" office:value-type="float" office:value="1" calcext:value-type="float">
            <text:p>1</text:p>
          </table:table-cell>
          <table:table-cell table:number-columns-repeated="999"/>
          <table:table-cell table:style-name="ce420"/>
        </table:table-row>
        <table:table-row table:style-name="ro3">
          <table:table-cell table:style-name="ce407" table:formula="of:=RANDBETWEEN(1;1000000)" office:value-type="float" office:value="400345" calcext:value-type="float">
            <text:p>400345</text:p>
          </table:table-cell>
          <table:table-cell table:style-name="ce407" office:value-type="string" calcext:value-type="string">
            <text:p>|x</text:p>
          </table:table-cell>
          <table:table-cell table:style-name="ce407" office:value-type="string" calcext:value-type="string">
            <text:p>-</text:p>
          </table:table-cell>
          <table:table-cell table:style-name="ce407" table:formula="of:=RANDBETWEEN(1;15)" office:value-type="float" office:value="6" calcext:value-type="float">
            <text:p>6</text:p>
          </table:table-cell>
          <table:table-cell table:style-name="ce407" office:value-type="string" calcext:value-type="string">
            <text:p>|</text:p>
          </table:table-cell>
          <table:table-cell table:style-name="ce407" office:value-type="string" calcext:value-type="string">
            <text:p><text:s/>≤ </text:p>
          </table:table-cell>
          <table:table-cell table:style-name="ce407" table:formula="of:=RANDBETWEEN(1;15)" office:value-type="float" office:value="1" calcext:value-type="float">
            <text:p>1</text:p>
          </table:table-cell>
          <table:table-cell table:style-name="ce407" table:formula="of:=COM.MICROSOFT.CONCAT([.B113:.G113])" office:value-type="string" office:string-value="|x-6| ≤ 1" calcext:value-type="string" table:number-columns-spanned="4" table:number-rows-spanned="1">
            <text:p>|x-6| ≤ 1</text:p>
          </table:table-cell>
          <table:covered-table-cell table:number-columns-repeated="3" table:style-name="ce407"/>
          <table:table-cell table:style-name="ce446" office:value-type="string" calcext:value-type="string">
            <text:p>[</text:p>
          </table:table-cell>
          <table:table-cell table:style-name="ce446" table:formula="of:=[.D113]-[.G113]" office:value-type="float" office:value="5" calcext:value-type="float">
            <text:p>5</text:p>
          </table:table-cell>
          <table:table-cell table:style-name="ce446" office:value-type="string" calcext:value-type="string">
            <text:p>;</text:p>
          </table:table-cell>
          <table:table-cell table:style-name="ce446" table:formula="of:=[.D113]+[.G113]" office:value-type="float" office:value="7" calcext:value-type="float">
            <text:p>7</text:p>
          </table:table-cell>
          <table:table-cell table:style-name="ce446" office:value-type="string" calcext:value-type="string">
            <text:p>]</text:p>
          </table:table-cell>
          <table:table-cell table:style-name="ce446" table:number-columns-repeated="6"/>
          <table:table-cell table:style-name="ce407" table:formula="of:=RANK([.A113];[.$A$112:.$A$123];0)" office:value-type="float" office:value="4" calcext:value-type="float">
            <text:p>4</text:p>
          </table:table-cell>
          <table:table-cell table:style-name="ce482" office:value-type="float" office:value="2" calcext:value-type="float">
            <text:p>2</text:p>
          </table:table-cell>
          <table:table-cell table:number-columns-repeated="999"/>
          <table:table-cell table:style-name="ce420"/>
        </table:table-row>
        <table:table-row table:style-name="ro3">
          <table:table-cell table:style-name="ce407" table:formula="of:=RANDBETWEEN(1;1000000)" office:value-type="float" office:value="63504" calcext:value-type="float">
            <text:p>63504</text:p>
          </table:table-cell>
          <table:table-cell table:style-name="ce407" office:value-type="string" calcext:value-type="string">
            <text:p>|x</text:p>
          </table:table-cell>
          <table:table-cell table:style-name="ce407" office:value-type="string" calcext:value-type="string">
            <text:p><text:s/>+ </text:p>
          </table:table-cell>
          <table:table-cell table:style-name="ce407" table:formula="of:=RANDBETWEEN(1;15)" office:value-type="float" office:value="10" calcext:value-type="float">
            <text:p>10</text:p>
          </table:table-cell>
          <table:table-cell table:style-name="ce407" office:value-type="string" calcext:value-type="string">
            <text:p>|</text:p>
          </table:table-cell>
          <table:table-cell table:style-name="ce407" office:value-type="string" calcext:value-type="string">
            <text:p><text:s/>&lt; </text:p>
          </table:table-cell>
          <table:table-cell table:style-name="ce407" table:formula="of:=RANDBETWEEN(1;15)" office:value-type="float" office:value="9" calcext:value-type="float">
            <text:p>9</text:p>
          </table:table-cell>
          <table:table-cell table:style-name="ce407" table:formula="of:=COM.MICROSOFT.CONCAT([.B114:.G114])" office:value-type="string" office:string-value="|x + 10| &lt; 9" calcext:value-type="string" table:number-columns-spanned="4" table:number-rows-spanned="1">
            <text:p>|x + 10| &lt; 9</text:p>
          </table:table-cell>
          <table:covered-table-cell table:number-columns-repeated="3" table:style-name="ce407"/>
          <table:table-cell table:style-name="ce446" office:value-type="string" calcext:value-type="string">
            <text:p>]</text:p>
          </table:table-cell>
          <table:table-cell table:style-name="ce446" table:formula="of:=-[.D114]-[.G114]" office:value-type="float" office:value="-19" calcext:value-type="float">
            <text:p>-19</text:p>
          </table:table-cell>
          <table:table-cell table:style-name="ce446" office:value-type="string" calcext:value-type="string">
            <text:p>;</text:p>
          </table:table-cell>
          <table:table-cell table:style-name="ce446" table:formula="of:=[.G114]-[.D114]" office:value-type="float" office:value="-1" calcext:value-type="float">
            <text:p>-1</text:p>
          </table:table-cell>
          <table:table-cell table:style-name="ce446" office:value-type="string" calcext:value-type="string">
            <text:p>[</text:p>
          </table:table-cell>
          <table:table-cell table:style-name="ce446" table:number-columns-repeated="6"/>
          <table:table-cell table:style-name="ce407" table:formula="of:=RANK([.A114];[.$A$112:.$A$123];0)" office:value-type="float" office:value="11" calcext:value-type="float">
            <text:p>11</text:p>
          </table:table-cell>
          <table:table-cell table:style-name="ce482" office:value-type="float" office:value="3" calcext:value-type="float">
            <text:p>3</text:p>
          </table:table-cell>
          <table:table-cell table:number-columns-repeated="999"/>
          <table:table-cell table:style-name="ce420"/>
        </table:table-row>
        <table:table-row table:style-name="ro3">
          <table:table-cell table:style-name="ce407" table:formula="of:=RANDBETWEEN(1;1000000)" office:value-type="float" office:value="207330" calcext:value-type="float">
            <text:p>207330</text:p>
          </table:table-cell>
          <table:table-cell table:style-name="ce407" office:value-type="string" calcext:value-type="string">
            <text:p>|x</text:p>
          </table:table-cell>
          <table:table-cell table:style-name="ce407" office:value-type="string" calcext:value-type="string">
            <text:p><text:s/>+ </text:p>
          </table:table-cell>
          <table:table-cell table:style-name="ce407" table:formula="of:=RANDBETWEEN(1;15)" office:value-type="float" office:value="3" calcext:value-type="float">
            <text:p>3</text:p>
          </table:table-cell>
          <table:table-cell table:style-name="ce407" office:value-type="string" calcext:value-type="string">
            <text:p>|</text:p>
          </table:table-cell>
          <table:table-cell table:style-name="ce407" office:value-type="string" calcext:value-type="string">
            <text:p><text:s/>≤ </text:p>
          </table:table-cell>
          <table:table-cell table:style-name="ce407" table:formula="of:=RANDBETWEEN(1;15)" office:value-type="float" office:value="14" calcext:value-type="float">
            <text:p>14</text:p>
          </table:table-cell>
          <table:table-cell table:style-name="ce407" table:formula="of:=COM.MICROSOFT.CONCAT([.B115:.G115])" office:value-type="string" office:string-value="|x + 3| ≤ 14" calcext:value-type="string" table:number-columns-spanned="4" table:number-rows-spanned="1">
            <text:p>|x + 3| ≤ 14</text:p>
          </table:table-cell>
          <table:covered-table-cell table:number-columns-repeated="3" table:style-name="ce407"/>
          <table:table-cell table:style-name="ce446" office:value-type="string" calcext:value-type="string">
            <text:p>[</text:p>
          </table:table-cell>
          <table:table-cell table:style-name="ce446" table:formula="of:=-[.D115]-[.G115]" office:value-type="float" office:value="-17" calcext:value-type="float">
            <text:p>-17</text:p>
          </table:table-cell>
          <table:table-cell table:style-name="ce446" office:value-type="string" calcext:value-type="string">
            <text:p>;</text:p>
          </table:table-cell>
          <table:table-cell table:style-name="ce446" table:formula="of:=[.G115]-[.D115]" office:value-type="float" office:value="11" calcext:value-type="float">
            <text:p>11</text:p>
          </table:table-cell>
          <table:table-cell table:style-name="ce446" office:value-type="string" calcext:value-type="string">
            <text:p>]</text:p>
          </table:table-cell>
          <table:table-cell table:style-name="ce446" table:number-columns-repeated="6"/>
          <table:table-cell table:style-name="ce407" table:formula="of:=RANK([.A115];[.$A$112:.$A$123];0)" office:value-type="float" office:value="9" calcext:value-type="float">
            <text:p>9</text:p>
          </table:table-cell>
          <table:table-cell table:style-name="ce482" office:value-type="float" office:value="4" calcext:value-type="float">
            <text:p>4</text:p>
          </table:table-cell>
          <table:table-cell table:number-columns-repeated="999"/>
          <table:table-cell table:style-name="ce420"/>
        </table:table-row>
        <table:table-row table:style-name="ro3">
          <table:table-cell table:style-name="ce407" table:formula="of:=RANDBETWEEN(1;1000000)" office:value-type="float" office:value="48621" calcext:value-type="float">
            <text:p>48621</text:p>
          </table:table-cell>
          <table:table-cell table:style-name="ce407" office:value-type="string" calcext:value-type="string">
            <text:p>|</text:p>
          </table:table-cell>
          <table:table-cell table:style-name="ce407" table:formula="of:=RANDBETWEEN(1;15)" office:value-type="float" office:value="6" calcext:value-type="float">
            <text:p>6</text:p>
          </table:table-cell>
          <table:table-cell table:style-name="ce407" office:value-type="string" calcext:value-type="string">
            <text:p>-</text:p>
          </table:table-cell>
          <table:table-cell table:style-name="ce407" office:value-type="string" calcext:value-type="string">
            <text:p>x|</text:p>
          </table:table-cell>
          <table:table-cell table:style-name="ce407" office:value-type="string" calcext:value-type="string">
            <text:p><text:s/>&gt; </text:p>
          </table:table-cell>
          <table:table-cell table:style-name="ce407" table:formula="of:=RANDBETWEEN(1;15)" office:value-type="float" office:value="4" calcext:value-type="float">
            <text:p>4</text:p>
          </table:table-cell>
          <table:table-cell table:style-name="ce407" table:formula="of:=COM.MICROSOFT.CONCAT([.B116:.G116])" office:value-type="string" office:string-value="|6-x| &gt; 4" calcext:value-type="string" table:number-columns-spanned="4" table:number-rows-spanned="1">
            <text:p>|6-x| &gt; 4</text:p>
          </table:table-cell>
          <table:covered-table-cell table:number-columns-repeated="3" table:style-name="ce407"/>
          <table:table-cell table:style-name="ce446" office:value-type="string" calcext:value-type="string">
            <text:p>]</text:p>
          </table:table-cell>
          <table:table-cell table:style-name="ce370" office:value-type="string" calcext:value-type="string">
            <text:p>-∞</text:p>
          </table:table-cell>
          <table:table-cell table:style-name="ce446" office:value-type="string" calcext:value-type="string">
            <text:p>;</text:p>
          </table:table-cell>
          <table:table-cell table:style-name="ce446" table:formula="of:=[.C116]-[.G116]" office:value-type="float" office:value="2" calcext:value-type="float">
            <text:p>2</text:p>
          </table:table-cell>
          <table:table-cell table:style-name="ce446" office:value-type="string" calcext:value-type="string">
            <text:p>[</text:p>
          </table:table-cell>
          <table:table-cell table:style-name="ce410" table:formula="of:=&quot;&quot;" office:value-type="string" office:string-value="" calcext:value-type="string">
            <text:p></text:p>
          </table:table-cell>
          <table:table-cell table:style-name="ce446" office:value-type="string" calcext:value-type="string">
            <text:p>]</text:p>
          </table:table-cell>
          <table:table-cell table:style-name="ce446" table:formula="of:=[.G116]+[.C116]" office:value-type="float" office:value="10" calcext:value-type="float">
            <text:p>10</text:p>
          </table:table-cell>
          <table:table-cell table:style-name="ce446" office:value-type="string" calcext:value-type="string">
            <text:p>;</text:p>
          </table:table-cell>
          <table:table-cell table:style-name="ce370" office:value-type="string" calcext:value-type="string">
            <text:p>+∞</text:p>
          </table:table-cell>
          <table:table-cell table:style-name="ce446" office:value-type="string" calcext:value-type="string">
            <text:p>[</text:p>
          </table:table-cell>
          <table:table-cell table:style-name="ce407" table:formula="of:=RANK([.A116];[.$A$112:.$A$123];0)" office:value-type="float" office:value="12" calcext:value-type="float">
            <text:p>12</text:p>
          </table:table-cell>
          <table:table-cell table:style-name="ce482" office:value-type="float" office:value="5" calcext:value-type="float">
            <text:p>5</text:p>
          </table:table-cell>
          <table:table-cell table:number-columns-repeated="999"/>
          <table:table-cell table:style-name="ce420"/>
        </table:table-row>
        <table:table-row table:style-name="ro3">
          <table:table-cell table:style-name="ce407" table:formula="of:=RANDBETWEEN(1;1000000)" office:value-type="float" office:value="214762" calcext:value-type="float">
            <text:p>214762</text:p>
          </table:table-cell>
          <table:table-cell table:style-name="ce407" office:value-type="string" calcext:value-type="string">
            <text:p>|</text:p>
          </table:table-cell>
          <table:table-cell table:style-name="ce407" table:formula="of:=RANDBETWEEN(13;15)" office:value-type="float" office:value="15" calcext:value-type="float">
            <text:p>15</text:p>
          </table:table-cell>
          <table:table-cell table:style-name="ce407" office:value-type="string" calcext:value-type="string">
            <text:p>-</text:p>
          </table:table-cell>
          <table:table-cell table:style-name="ce407" office:value-type="string" calcext:value-type="string">
            <text:p>x|</text:p>
          </table:table-cell>
          <table:table-cell table:style-name="ce407" office:value-type="string" calcext:value-type="string">
            <text:p><text:s/>≥ </text:p>
          </table:table-cell>
          <table:table-cell table:style-name="ce407" table:formula="of:=RANDBETWEEN(1;15)" office:value-type="float" office:value="15" calcext:value-type="float">
            <text:p>15</text:p>
          </table:table-cell>
          <table:table-cell table:style-name="ce407" table:formula="of:=COM.MICROSOFT.CONCAT([.B117:.G117])" office:value-type="string" office:string-value="|15-x| ≥ 15" calcext:value-type="string" table:number-columns-spanned="4" table:number-rows-spanned="1">
            <text:p>|15-x| ≥ 15</text:p>
          </table:table-cell>
          <table:covered-table-cell table:number-columns-repeated="3" table:style-name="ce407"/>
          <table:table-cell table:style-name="ce446" office:value-type="string" calcext:value-type="string">
            <text:p>]</text:p>
          </table:table-cell>
          <table:table-cell table:style-name="ce370" office:value-type="string" calcext:value-type="string">
            <text:p>-∞</text:p>
          </table:table-cell>
          <table:table-cell table:style-name="ce446" office:value-type="string" calcext:value-type="string">
            <text:p>;</text:p>
          </table:table-cell>
          <table:table-cell table:style-name="ce446" table:formula="of:=[.C117]-[.G117]" office:value-type="float" office:value="0" calcext:value-type="float">
            <text:p>0</text:p>
          </table:table-cell>
          <table:table-cell table:style-name="ce446" office:value-type="string" calcext:value-type="string">
            <text:p>]</text:p>
          </table:table-cell>
          <table:table-cell table:style-name="ce410" table:formula="of:=&quot;&quot;" office:value-type="string" office:string-value="" calcext:value-type="string">
            <text:p></text:p>
          </table:table-cell>
          <table:table-cell table:style-name="ce446" office:value-type="string" calcext:value-type="string">
            <text:p>[</text:p>
          </table:table-cell>
          <table:table-cell table:style-name="ce446" table:formula="of:=[.G117]+[.C117]" office:value-type="float" office:value="30" calcext:value-type="float">
            <text:p>30</text:p>
          </table:table-cell>
          <table:table-cell table:style-name="ce446" office:value-type="string" calcext:value-type="string">
            <text:p>;</text:p>
          </table:table-cell>
          <table:table-cell table:style-name="ce446"/>
          <table:table-cell table:style-name="ce446" office:value-type="string" calcext:value-type="string">
            <text:p>[</text:p>
          </table:table-cell>
          <table:table-cell table:style-name="ce407" table:formula="of:=RANK([.A117];[.$A$112:.$A$123];0)" office:value-type="float" office:value="8" calcext:value-type="float">
            <text:p>8</text:p>
          </table:table-cell>
          <table:table-cell table:style-name="ce482" office:value-type="float" office:value="6" calcext:value-type="float">
            <text:p>6</text:p>
          </table:table-cell>
          <table:table-cell table:number-columns-repeated="999"/>
          <table:table-cell table:style-name="ce420"/>
        </table:table-row>
        <table:table-row table:style-name="ro3">
          <table:table-cell table:style-name="ce407" table:formula="of:=RANDBETWEEN(1;1000000)" office:value-type="float" office:value="749383" calcext:value-type="float">
            <text:p>749383</text:p>
          </table:table-cell>
          <table:table-cell table:style-name="ce407" office:value-type="string" calcext:value-type="string">
            <text:p>|</text:p>
          </table:table-cell>
          <table:table-cell table:style-name="ce407" table:formula="of:=RANDBETWEEN(1;15)" office:value-type="float" office:value="7" calcext:value-type="float">
            <text:p>7</text:p>
          </table:table-cell>
          <table:table-cell table:style-name="ce407" office:value-type="string" calcext:value-type="string">
            <text:p>+</text:p>
          </table:table-cell>
          <table:table-cell table:style-name="ce407" office:value-type="string" calcext:value-type="string">
            <text:p>x|</text:p>
          </table:table-cell>
          <table:table-cell table:style-name="ce407" office:value-type="string" calcext:value-type="string">
            <text:p><text:s/>&gt; </text:p>
          </table:table-cell>
          <table:table-cell table:style-name="ce407" table:formula="of:=RANDBETWEEN(1;15)" office:value-type="float" office:value="3" calcext:value-type="float">
            <text:p>3</text:p>
          </table:table-cell>
          <table:table-cell table:style-name="ce407" table:formula="of:=COM.MICROSOFT.CONCAT([.B118:.G118])" office:value-type="string" office:string-value="|7+x| &gt; 3" calcext:value-type="string" table:number-columns-spanned="4" table:number-rows-spanned="1">
            <text:p>|7+x| &gt; 3</text:p>
          </table:table-cell>
          <table:covered-table-cell table:number-columns-repeated="3" table:style-name="ce407"/>
          <table:table-cell table:style-name="ce446" office:value-type="string" calcext:value-type="string">
            <text:p>]</text:p>
          </table:table-cell>
          <table:table-cell table:style-name="ce370" office:value-type="string" calcext:value-type="string">
            <text:p>-∞</text:p>
          </table:table-cell>
          <table:table-cell table:style-name="ce446" office:value-type="string" calcext:value-type="string">
            <text:p>;</text:p>
          </table:table-cell>
          <table:table-cell table:style-name="ce446" table:formula="of:=-[.G118]-[.C118]" office:value-type="float" office:value="-10" calcext:value-type="float">
            <text:p>-10</text:p>
          </table:table-cell>
          <table:table-cell table:style-name="ce446" office:value-type="string" calcext:value-type="string">
            <text:p>[</text:p>
          </table:table-cell>
          <table:table-cell table:style-name="ce410" table:formula="of:=&quot;&quot;" office:value-type="string" office:string-value="" calcext:value-type="string">
            <text:p></text:p>
          </table:table-cell>
          <table:table-cell table:style-name="ce446" office:value-type="string" calcext:value-type="string">
            <text:p>]</text:p>
          </table:table-cell>
          <table:table-cell table:style-name="ce446" table:formula="of:=[.G118]-[.C118]" office:value-type="float" office:value="-4" calcext:value-type="float">
            <text:p>-4</text:p>
          </table:table-cell>
          <table:table-cell table:style-name="ce446" office:value-type="string" calcext:value-type="string">
            <text:p>;</text:p>
          </table:table-cell>
          <table:table-cell table:style-name="ce446"/>
          <table:table-cell table:style-name="ce446" office:value-type="string" calcext:value-type="string">
            <text:p>[</text:p>
          </table:table-cell>
          <table:table-cell table:style-name="ce407" table:formula="of:=RANK([.A118];[.$A$112:.$A$123];0)" office:value-type="float" office:value="1" calcext:value-type="float">
            <text:p>1</text:p>
          </table:table-cell>
          <table:table-cell table:style-name="ce482" office:value-type="float" office:value="7" calcext:value-type="float">
            <text:p>7</text:p>
          </table:table-cell>
          <table:table-cell table:number-columns-repeated="999"/>
          <table:table-cell table:style-name="ce420"/>
        </table:table-row>
        <table:table-row table:style-name="ro3">
          <table:table-cell table:style-name="ce407" table:formula="of:=RANDBETWEEN(1;1000000)" office:value-type="float" office:value="519696" calcext:value-type="float">
            <text:p>519696</text:p>
          </table:table-cell>
          <table:table-cell table:style-name="ce407" office:value-type="string" calcext:value-type="string">
            <text:p>|</text:p>
          </table:table-cell>
          <table:table-cell table:style-name="ce407" table:formula="of:=RANDBETWEEN(13;15)" office:value-type="float" office:value="15" calcext:value-type="float">
            <text:p>15</text:p>
          </table:table-cell>
          <table:table-cell table:style-name="ce407" office:value-type="string" calcext:value-type="string">
            <text:p>+</text:p>
          </table:table-cell>
          <table:table-cell table:style-name="ce407" office:value-type="string" calcext:value-type="string">
            <text:p>x|</text:p>
          </table:table-cell>
          <table:table-cell table:style-name="ce407" office:value-type="string" calcext:value-type="string">
            <text:p><text:s/>≥ </text:p>
          </table:table-cell>
          <table:table-cell table:style-name="ce407" table:formula="of:=RANDBETWEEN(1;15)" office:value-type="float" office:value="11" calcext:value-type="float">
            <text:p>11</text:p>
          </table:table-cell>
          <table:table-cell table:style-name="ce407" table:formula="of:=COM.MICROSOFT.CONCAT([.B119:.G119])" office:value-type="string" office:string-value="|15+x| ≥ 11" calcext:value-type="string" table:number-columns-spanned="4" table:number-rows-spanned="1">
            <text:p>|15+x| ≥ 11</text:p>
          </table:table-cell>
          <table:covered-table-cell table:number-columns-repeated="3" table:style-name="ce407"/>
          <table:table-cell table:style-name="ce446" office:value-type="string" calcext:value-type="string">
            <text:p>]</text:p>
          </table:table-cell>
          <table:table-cell table:style-name="ce370" office:value-type="string" calcext:value-type="string">
            <text:p>-∞</text:p>
          </table:table-cell>
          <table:table-cell table:style-name="ce446" office:value-type="string" calcext:value-type="string">
            <text:p>;</text:p>
          </table:table-cell>
          <table:table-cell table:style-name="ce446" table:formula="of:=-[.G119]-[.C119]" office:value-type="float" office:value="-26" calcext:value-type="float">
            <text:p>-26</text:p>
          </table:table-cell>
          <table:table-cell table:style-name="ce446" office:value-type="string" calcext:value-type="string">
            <text:p>]</text:p>
          </table:table-cell>
          <table:table-cell table:style-name="ce410" table:formula="of:=&quot;&quot;" office:value-type="string" office:string-value="" calcext:value-type="string">
            <text:p></text:p>
          </table:table-cell>
          <table:table-cell table:style-name="ce446" office:value-type="string" calcext:value-type="string">
            <text:p>[</text:p>
          </table:table-cell>
          <table:table-cell table:style-name="ce446" table:formula="of:=[.G119]-[.C119]" office:value-type="float" office:value="-4" calcext:value-type="float">
            <text:p>-4</text:p>
          </table:table-cell>
          <table:table-cell table:style-name="ce446" office:value-type="string" calcext:value-type="string">
            <text:p>;</text:p>
          </table:table-cell>
          <table:table-cell table:style-name="ce446"/>
          <table:table-cell table:style-name="ce446" office:value-type="string" calcext:value-type="string">
            <text:p>[</text:p>
          </table:table-cell>
          <table:table-cell table:style-name="ce407" table:formula="of:=RANK([.A119];[.$A$112:.$A$123];0)" office:value-type="float" office:value="3" calcext:value-type="float">
            <text:p>3</text:p>
          </table:table-cell>
          <table:table-cell table:style-name="ce482" office:value-type="float" office:value="8" calcext:value-type="float">
            <text:p>8</text:p>
          </table:table-cell>
          <table:table-cell table:number-columns-repeated="999"/>
          <table:table-cell table:style-name="ce420"/>
        </table:table-row>
        <table:table-row table:style-name="ro3">
          <table:table-cell table:style-name="ce407" table:formula="of:=RANDBETWEEN(1;1000000)" office:value-type="float" office:value="748224" calcext:value-type="float">
            <text:p>748224</text:p>
          </table:table-cell>
          <table:table-cell table:style-name="ce407" office:value-type="string" calcext:value-type="string">
            <text:p>|x</text:p>
          </table:table-cell>
          <table:table-cell table:style-name="ce407" office:value-type="string" calcext:value-type="string">
            <text:p><text:s/>- </text:p>
          </table:table-cell>
          <table:table-cell table:style-name="ce407" table:formula="of:=RANDBETWEEN(1;15)" office:value-type="float" office:value="12" calcext:value-type="float">
            <text:p>12</text:p>
          </table:table-cell>
          <table:table-cell table:style-name="ce407" office:value-type="string" calcext:value-type="string">
            <text:p>|</text:p>
          </table:table-cell>
          <table:table-cell table:style-name="ce407" office:value-type="string" calcext:value-type="string">
            <text:p><text:s/>&lt; </text:p>
          </table:table-cell>
          <table:table-cell table:style-name="ce407" table:formula="of:=RANDBETWEEN(-15;1)" office:value-type="float" office:value="-14" calcext:value-type="float">
            <text:p>-14</text:p>
          </table:table-cell>
          <table:table-cell table:style-name="ce407" table:formula="of:=COM.MICROSOFT.CONCAT([.B120:.G120])" office:value-type="string" office:string-value="|x - 12| &lt; -14" calcext:value-type="string" table:number-columns-spanned="4" table:number-rows-spanned="1">
            <text:p>|x - 12| &lt; -14</text:p>
          </table:table-cell>
          <table:covered-table-cell table:number-columns-repeated="3" table:style-name="ce407"/>
          <table:table-cell table:style-name="ce374" office:value-type="string" calcext:value-type="string">
            <text:p>Ø</text:p>
          </table:table-cell>
          <table:table-cell table:style-name="ce446" table:number-columns-repeated="10"/>
          <table:table-cell table:style-name="ce407" table:formula="of:=RANK([.A120];[.$A$112:.$A$123];0)" office:value-type="float" office:value="2" calcext:value-type="float">
            <text:p>2</text:p>
          </table:table-cell>
          <table:table-cell table:style-name="ce482" office:value-type="float" office:value="9" calcext:value-type="float">
            <text:p>9</text:p>
          </table:table-cell>
          <table:table-cell table:number-columns-repeated="999"/>
          <table:table-cell table:style-name="ce420"/>
        </table:table-row>
        <table:table-row table:style-name="ro3">
          <table:table-cell table:style-name="ce407" table:formula="of:=RANDBETWEEN(1;1000000)" office:value-type="float" office:value="201375" calcext:value-type="float">
            <text:p>201375</text:p>
          </table:table-cell>
          <table:table-cell table:style-name="ce407" office:value-type="string" calcext:value-type="string">
            <text:p>|x</text:p>
          </table:table-cell>
          <table:table-cell table:style-name="ce407" office:value-type="string" calcext:value-type="string">
            <text:p>-</text:p>
          </table:table-cell>
          <table:table-cell table:style-name="ce407" table:formula="of:=RANDBETWEEN(1;15)" office:value-type="float" office:value="11" calcext:value-type="float">
            <text:p>11</text:p>
          </table:table-cell>
          <table:table-cell table:style-name="ce407" office:value-type="string" calcext:value-type="string">
            <text:p>|</text:p>
          </table:table-cell>
          <table:table-cell table:style-name="ce407" office:value-type="string" calcext:value-type="string">
            <text:p><text:s/>≤ </text:p>
          </table:table-cell>
          <table:table-cell table:style-name="ce407" table:formula="of:=RANDBETWEEN(-15;1)" office:value-type="float" office:value="1" calcext:value-type="float">
            <text:p>1</text:p>
          </table:table-cell>
          <table:table-cell table:style-name="ce407" table:formula="of:=COM.MICROSOFT.CONCAT([.B121:.G121])" office:value-type="string" office:string-value="|x-11| ≤ 1" calcext:value-type="string" table:number-columns-spanned="4" table:number-rows-spanned="1">
            <text:p>|x-11| ≤ 1</text:p>
          </table:table-cell>
          <table:covered-table-cell table:number-columns-repeated="3" table:style-name="ce407"/>
          <table:table-cell table:style-name="ce374" office:value-type="string" calcext:value-type="string">
            <text:p>Ø</text:p>
          </table:table-cell>
          <table:table-cell table:style-name="ce446" table:number-columns-repeated="10"/>
          <table:table-cell table:style-name="ce407" table:formula="of:=RANK([.A121];[.$A$112:.$A$123];0)" office:value-type="float" office:value="10" calcext:value-type="float">
            <text:p>10</text:p>
          </table:table-cell>
          <table:table-cell table:style-name="ce482" office:value-type="float" office:value="10" calcext:value-type="float">
            <text:p>10</text:p>
          </table:table-cell>
          <table:table-cell table:number-columns-repeated="999"/>
          <table:table-cell table:style-name="ce420"/>
        </table:table-row>
        <table:table-row table:style-name="ro3">
          <table:table-cell table:style-name="ce407" table:formula="of:=RANDBETWEEN(1;1000000)" office:value-type="float" office:value="220620" calcext:value-type="float">
            <text:p>220620</text:p>
          </table:table-cell>
          <table:table-cell table:style-name="ce407" office:value-type="string" calcext:value-type="string">
            <text:p>|x</text:p>
          </table:table-cell>
          <table:table-cell table:style-name="ce407" office:value-type="string" calcext:value-type="string">
            <text:p><text:s/>+ </text:p>
          </table:table-cell>
          <table:table-cell table:style-name="ce407" table:formula="of:=RANDBETWEEN(1;15)" office:value-type="float" office:value="8" calcext:value-type="float">
            <text:p>8</text:p>
          </table:table-cell>
          <table:table-cell table:style-name="ce407" office:value-type="string" calcext:value-type="string">
            <text:p>|</text:p>
          </table:table-cell>
          <table:table-cell table:style-name="ce407" office:value-type="string" calcext:value-type="string">
            <text:p><text:s/>&gt; </text:p>
          </table:table-cell>
          <table:table-cell table:style-name="ce407" table:formula="of:=RANDBETWEEN(-15;1)" office:value-type="float" office:value="-5" calcext:value-type="float">
            <text:p>-5</text:p>
          </table:table-cell>
          <table:table-cell table:style-name="ce407" table:formula="of:=COM.MICROSOFT.CONCAT([.B122:.G122])" office:value-type="string" office:string-value="|x + 8| &gt; -5" calcext:value-type="string" table:number-columns-spanned="4" table:number-rows-spanned="1">
            <text:p>|x + 8| &gt; -5</text:p>
          </table:table-cell>
          <table:covered-table-cell table:number-columns-repeated="3" table:style-name="ce407"/>
          <table:table-cell table:style-name="ce446" office:value-type="string" calcext:value-type="string">
            <text:p>IR</text:p>
          </table:table-cell>
          <table:table-cell table:style-name="ce446" table:number-columns-repeated="10"/>
          <table:table-cell table:style-name="ce407" table:formula="of:=RANK([.A122];[.$A$112:.$A$123];0)" office:value-type="float" office:value="7" calcext:value-type="float">
            <text:p>7</text:p>
          </table:table-cell>
          <table:table-cell table:style-name="ce482" office:value-type="float" office:value="11" calcext:value-type="float">
            <text:p>11</text:p>
          </table:table-cell>
          <table:table-cell table:number-columns-repeated="999"/>
          <table:table-cell table:style-name="ce420"/>
        </table:table-row>
        <table:table-row table:style-name="ro3">
          <table:table-cell table:style-name="ce407" table:formula="of:=RANDBETWEEN(1;1000000)" office:value-type="float" office:value="395833" calcext:value-type="float">
            <text:p>395833</text:p>
          </table:table-cell>
          <table:table-cell table:style-name="ce407" office:value-type="string" calcext:value-type="string">
            <text:p>|x</text:p>
          </table:table-cell>
          <table:table-cell table:style-name="ce407" office:value-type="string" calcext:value-type="string">
            <text:p><text:s/>+ </text:p>
          </table:table-cell>
          <table:table-cell table:style-name="ce407" table:formula="of:=RANDBETWEEN(1;15)" office:value-type="float" office:value="14" calcext:value-type="float">
            <text:p>14</text:p>
          </table:table-cell>
          <table:table-cell table:style-name="ce407" office:value-type="string" calcext:value-type="string">
            <text:p>|</text:p>
          </table:table-cell>
          <table:table-cell table:style-name="ce407" office:value-type="string" calcext:value-type="string">
            <text:p><text:s/>≥ </text:p>
          </table:table-cell>
          <table:table-cell table:style-name="ce407" table:formula="of:=RANDBETWEEN(-15;1)" office:value-type="float" office:value="-2" calcext:value-type="float">
            <text:p>-2</text:p>
          </table:table-cell>
          <table:table-cell table:style-name="ce407" table:formula="of:=COM.MICROSOFT.CONCAT([.B123:.G123])" office:value-type="string" office:string-value="|x + 14| ≥ -2" calcext:value-type="string" table:number-columns-spanned="4" table:number-rows-spanned="1">
            <text:p>|x + 14| ≥ -2</text:p>
          </table:table-cell>
          <table:covered-table-cell table:number-columns-repeated="3" table:style-name="ce407"/>
          <table:table-cell table:style-name="ce446" office:value-type="string" calcext:value-type="string">
            <text:p>IR</text:p>
          </table:table-cell>
          <table:table-cell table:style-name="ce370"/>
          <table:table-cell table:style-name="ce446" table:number-columns-repeated="3"/>
          <table:table-cell table:style-name="ce410"/>
          <table:table-cell table:style-name="ce446" table:number-columns-repeated="3"/>
          <table:table-cell table:style-name="ce370" table:number-columns-repeated="2"/>
          <table:table-cell table:style-name="ce407" table:formula="of:=RANK([.A123];[.$A$112:.$A$123];0)" office:value-type="float" office:value="5" calcext:value-type="float">
            <text:p>5</text:p>
          </table:table-cell>
          <table:table-cell table:style-name="ce482" office:value-type="float" office:value="12" calcext:value-type="float">
            <text:p>12</text:p>
          </table:table-cell>
          <table:table-cell table:number-columns-repeated="999"/>
          <table:table-cell table:style-name="ce420"/>
        </table:table-row>
        <table:table-row table:style-name="ro8">
          <table:table-cell table:number-columns-repeated="1024"/>
        </table:table-row>
        <table:table-row table:style-name="ro8">
          <table:table-cell table:style-name="ce457" office:value-type="string" calcext:value-type="string" table:number-columns-spanned="5" table:number-rows-spanned="1">
            <text:p>Ensemble solution de l’équation :</text:p>
          </table:table-cell>
          <table:covered-table-cell table:style-name="ce419"/>
          <table:covered-table-cell table:style-name="ce421"/>
          <table:covered-table-cell table:style-name="ce430"/>
          <table:covered-table-cell table:style-name="ce438"/>
          <table:table-cell table:style-name="ce450" table:formula="of:=INDEX([$Données.$H$95:$Données.$H$100];[$Données.Q95])" office:value-type="string" office:string-value="|x| = -9" calcext:value-type="string" table:number-columns-spanned="3" table:number-rows-spanned="1">
            <text:p>|x| = -9</text:p>
          </table:table-cell>
          <table:covered-table-cell table:style-name="ce456"/>
          <table:covered-table-cell table:style-name="ce459"/>
          <table:table-cell table:style-name="ce422" office:value-type="string" calcext:value-type="string">
            <text:p>pt</text:p>
          </table:table-cell>
          <table:table-cell table:style-name="ce353" office:value-type="string" calcext:value-type="string" table:number-columns-spanned="3" table:number-rows-spanned="1">
            <text:p>Max points</text:p>
          </table:table-cell>
          <table:covered-table-cell table:style-name="ce355"/>
          <table:covered-table-cell table:style-name="ce375"/>
          <table:table-cell table:style-name="ce293" table:number-columns-repeated="2"/>
          <table:table-cell table:number-columns-repeated="1009"/>
          <table:table-cell table:style-name="ce521"/>
        </table:table-row>
        <table:table-row table:style-name="ro8">
          <table:table-cell table:style-name="ce463" office:value-type="string" calcext:value-type="string" table:number-columns-spanned="3" table:number-rows-spanned="1">
            <text:p>Réponse</text:p>
          </table:table-cell>
          <table:covered-table-cell table:style-name="ce515"/>
          <table:covered-table-cell table:style-name="ce521"/>
          <table:table-cell table:style-name="ce431" table:formula="of:=IF(INDEX([$Données.L$95:$Données.L$100];[$Données.$Q$95])=&quot;&quot;;&quot;&quot;;INDEX([$Données.L$95:$Données.L$100];[$Données.$Q$95]))" office:value-type="string" office:string-value="Ø" calcext:value-type="string">
            <text:p>Ø</text:p>
          </table:table-cell>
          <table:table-cell table:style-name="ce439" table:formula="of:=IF(INDEX([$Données.M$95:$Données.M$100];[$Données.$Q$95])=&quot;&quot;;&quot;&quot;;INDEX([$Données.M$95:$Données.M$100];[$Données.$Q$95]))">
            <text:p/>
          </table:table-cell>
          <table:table-cell table:style-name="ce451" table:formula="of:=IF(INDEX([$Données.N$95:$Données.N$100];[$Données.$Q$95])=&quot;&quot;;&quot;&quot;;INDEX([$Données.N$95:$Données.N$100];[$Données.$Q$95]))">
            <text:p/>
          </table:table-cell>
          <table:table-cell table:style-name="ce439" table:formula="of:=IF(INDEX([$Données.O$95:$Données.O$100];[$Données.$Q$95])=&quot;&quot;;&quot;&quot;;INDEX([$Données.O$95:$Données.O$100];[$Données.$Q$95]))">
            <text:p/>
          </table:table-cell>
          <table:table-cell table:style-name="ce460" table:formula="of:=IF(INDEX([$Données.P$95:$Données.P$100];[$Données.$Q$95])=&quot;&quot;;&quot;&quot;;INDEX([$Données.P$95:$Données.P$100];[$Données.$Q$95]))">
            <text:p/>
          </table:table-cell>
          <table:table-cell table:style-name="ce422" table:formula="of:=5-COUNTBLANK([.D126:.H126])" office:value-type="float" office:value="1" calcext:value-type="float">
            <text:p>1</text:p>
          </table:table-cell>
          <table:table-cell table:style-name="ce354" table:formula="of:=SUM([.I126];[.O129];[.O132])" office:value-type="float" office:value="22" calcext:value-type="float" table:number-columns-spanned="3" table:number-rows-spanned="1">
            <text:p>22</text:p>
          </table:table-cell>
          <table:covered-table-cell table:style-name="ce356"/>
          <table:covered-table-cell table:style-name="ce377"/>
          <table:table-cell table:style-name="ce521"/>
          <table:table-cell table:style-name="ce515"/>
          <table:table-cell table:number-columns-repeated="1009"/>
          <table:table-cell table:style-name="ce521"/>
        </table:table-row>
        <table:table-row table:style-name="ro8">
          <table:table-cell table:style-name="ce293" table:number-columns-repeated="8"/>
          <table:table-cell table:style-name="ce515" table:number-columns-repeated="6"/>
          <table:table-cell table:number-columns-repeated="1009"/>
          <table:table-cell table:style-name="ce521"/>
        </table:table-row>
        <table:table-row table:style-name="ro8">
          <table:table-cell table:style-name="ce457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421"/>
          <table:covered-table-cell table:style-name="ce432"/>
          <table:covered-table-cell table:style-name="ce438"/>
          <table:covered-table-cell table:style-name="ce452"/>
          <table:table-cell table:style-name="ce541" table:formula="of:=INDEX([$Données.$H$105:$Données.$H$110];[$Données.W105])" office:value-type="string" office:string-value="|x|≥12" calcext:value-type="string" table:number-columns-spanned="4" table:number-rows-spanned="1">
            <text:p>|x|≥12</text:p>
          </table:table-cell>
          <table:covered-table-cell table:number-columns-repeated="2" table:style-name="ce435"/>
          <table:covered-table-cell table:style-name="ce430"/>
          <table:table-cell table:style-name="ce467"/>
          <table:table-cell table:style-name="ce541"/>
          <table:table-cell table:style-name="ce469"/>
          <table:table-cell table:style-name="ce472"/>
          <table:table-cell table:style-name="ce422" office:value-type="string" calcext:value-type="string">
            <text:p>pt</text:p>
          </table:table-cell>
          <table:table-cell table:number-columns-repeated="1008"/>
          <table:table-cell table:style-name="ce521"/>
        </table:table-row>
        <table:table-row table:style-name="ro8">
          <table:table-cell table:style-name="ce463" office:value-type="string" calcext:value-type="string" table:number-columns-spanned="3" table:number-rows-spanned="1">
            <text:p>Réponse</text:p>
          </table:table-cell>
          <table:covered-table-cell table:style-name="ce515"/>
          <table:covered-table-cell table:style-name="ce521"/>
          <table:table-cell table:style-name="ce433" table:formula="of:=IF(INDEX([$Données.L$105:$Données.L$123];[$Données.$W$105])=&quot;&quot;;&quot;&quot;;INDEX([$Données.L$105:$Données.L$123];[$Données.$W$105]))" office:value-type="string" office:string-value="]" calcext:value-type="string">
            <text:p>]</text:p>
          </table:table-cell>
          <table:table-cell table:style-name="ce440" table:formula="of:=IF(INDEX([$Données.M$105:$Données.M$123];[$Données.$W$105])=&quot;&quot;;&quot;&quot;;INDEX([$Données.M$105:$Données.M$123];[$Données.$W$105]))" office:value-type="string" office:string-value="-∞" calcext:value-type="string">
            <text:p>-∞</text:p>
          </table:table-cell>
          <table:table-cell table:style-name="ce441" table:formula="of:=IF(INDEX([$Données.N$105:$Données.N$123];[$Données.$W$105])=&quot;&quot;;&quot;&quot;;INDEX([$Données.N$105:$Données.N$123];[$Données.$W$105]))" office:value-type="string" office:string-value=";" calcext:value-type="string">
            <text:p>;</text:p>
          </table:table-cell>
          <table:table-cell table:style-name="ce440" table:formula="of:=IF(INDEX([$Données.O$105:$Données.O$123];[$Données.$W$105])=&quot;&quot;;&quot;&quot;;INDEX([$Données.O$105:$Données.O$123];[$Données.$W$105]))" office:value-type="float" office:value="-12" calcext:value-type="float">
            <text:p>-12</text:p>
          </table:table-cell>
          <table:table-cell table:style-name="ce441" table:formula="of:=IF(INDEX([$Données.P$105:$Données.P$123];[$Données.$W$105])=&quot;&quot;;&quot;&quot;;INDEX([$Données.P$105:$Données.P$123];[$Données.$W$105]))" office:value-type="string" office:string-value="]" calcext:value-type="string">
            <text:p>]</text:p>
          </table:table-cell>
          <table:table-cell table:style-name="ce462" table:formula="of:=IF(INDEX([$Données.Q$105:$Données.Q$123];[$Données.$W$105])=&quot;&quot;;&quot;&quot;;INDEX([$Données.Q$105:$Données.Q$123];[$Données.$W$105]))" office:value-type="string" office:string-value="" calcext:value-type="string">
            <text:p></text:p>
          </table:table-cell>
          <table:table-cell table:style-name="ce441" table:formula="of:=IF(INDEX([$Données.R$105:$Données.R$123];[$Données.$W$105])=&quot;&quot;;&quot;&quot;;INDEX([$Données.R$105:$Données.R$123];[$Données.$W$105]))" office:value-type="string" office:string-value="[" calcext:value-type="string">
            <text:p>[</text:p>
          </table:table-cell>
          <table:table-cell table:style-name="ce441" table:formula="of:=IF(INDEX([$Données.S$105:$Données.S$123];[$Données.$W$105])=&quot;&quot;;&quot;&quot;;INDEX([$Données.S$105:$Données.S$123];[$Données.$W$105]))" office:value-type="float" office:value="12" calcext:value-type="float">
            <text:p>12</text:p>
          </table:table-cell>
          <table:table-cell table:style-name="ce441" table:formula="of:=IF(INDEX([$Données.T$105:$Données.T$123];[$Données.$W$105])=&quot;&quot;;&quot;&quot;;INDEX([$Données.T$105:$Données.T$123];[$Données.$W$105]))" office:value-type="string" office:string-value=";" calcext:value-type="string">
            <text:p>;</text:p>
          </table:table-cell>
          <table:table-cell table:style-name="ce441" table:formula="of:=IF(INDEX([$Données.U$105:$Données.U$123];[$Données.$W$105])=&quot;&quot;;&quot;&quot;;INDEX([$Données.U$105:$Données.U$123];[$Données.$W$105]))" office:value-type="string" office:string-value="+∞" calcext:value-type="string">
            <text:p>+∞</text:p>
          </table:table-cell>
          <table:table-cell table:style-name="ce473" table:formula="of:=IF(INDEX([$Données.V$105:$Données.V$123];[$Données.$W$105])=&quot;&quot;;&quot;&quot;;INDEX([$Données.V$105:$Données.V$123];[$Données.$W$105]))" office:value-type="string" office:string-value="[" calcext:value-type="string">
            <text:p>[</text:p>
          </table:table-cell>
          <table:table-cell table:style-name="ce422" table:formula="of:=11-COUNTBLANK([.D129:.N129])" office:value-type="float" office:value="11" calcext:value-type="float">
            <text:p>11</text:p>
          </table:table-cell>
          <table:table-cell table:number-columns-repeated="1008"/>
          <table:table-cell table:style-name="ce521"/>
        </table:table-row>
        <table:table-row table:style-name="ro8">
          <table:table-cell table:style-name="ce463" office:value-type="string" calcext:value-type="string" table:number-columns-spanned="3" table:number-rows-spanned="1">
            <text:p>Réponse</text:p>
          </table:table-cell>
          <table:covered-table-cell table:style-name="ce515"/>
          <table:covered-table-cell table:style-name="ce521"/>
          <table:table-cell table:style-name="ce433" table:formula="of:=IF(INDEX([$Données.L$105:$Données.L$123];[$Données.$W$105])=&quot;&quot;;&quot;&quot;;INDEX([$Données.L$105:$Données.L$123];[$Données.$W$105]))" office:value-type="string" office:string-value="]" calcext:value-type="string">
            <text:p>]</text:p>
          </table:table-cell>
          <table:table-cell table:style-name="ce440" table:formula="of:=IF([.E129]=&quot;-∞&quot;;&quot;-infini&quot;;[.E129])" office:value-type="string" office:string-value="-infini" calcext:value-type="string">
            <text:p>-infini</text:p>
          </table:table-cell>
          <table:table-cell table:style-name="ce441" table:formula="of:=IF(INDEX([$Données.N$105:$Données.N$123];[$Données.$W$105])=&quot;&quot;;&quot;&quot;;INDEX([$Données.N$105:$Données.N$123];[$Données.$W$105]))" office:value-type="string" office:string-value=";" calcext:value-type="string">
            <text:p>;</text:p>
          </table:table-cell>
          <table:table-cell table:style-name="ce440" table:formula="of:=IF(INDEX([$Données.O$105:$Données.O$123];[$Données.$W$105])=&quot;&quot;;&quot;&quot;;INDEX([$Données.O$105:$Données.O$123];[$Données.$W$105]))" office:value-type="float" office:value="-12" calcext:value-type="float">
            <text:p>-12</text:p>
          </table:table-cell>
          <table:table-cell table:style-name="ce441" table:formula="of:=IF(INDEX([$Données.P$105:$Données.P$123];[$Données.$W$105])=&quot;&quot;;&quot;&quot;;INDEX([$Données.P$105:$Données.P$123];[$Données.$W$105]))" office:value-type="string" office:string-value="]" calcext:value-type="string">
            <text:p>]</text:p>
          </table:table-cell>
          <table:table-cell table:style-name="ce441" table:formula="of:=IF([.I129]=&quot;&quot;;&quot;ou&quot;;[.I129])" office:value-type="string" office:string-value="ou" calcext:value-type="string">
            <text:p>ou</text:p>
          </table:table-cell>
          <table:table-cell table:style-name="ce441" table:formula="of:=IF(INDEX([$Données.R$105:$Données.R$123];[$Données.$W$105])=&quot;&quot;;&quot;&quot;;INDEX([$Données.R$105:$Données.R$123];[$Données.$W$105]))" office:value-type="string" office:string-value="[" calcext:value-type="string">
            <text:p>[</text:p>
          </table:table-cell>
          <table:table-cell table:style-name="ce441" table:formula="of:=IF(INDEX([$Données.S$105:$Données.S$123];[$Données.$W$105])=&quot;&quot;;&quot;&quot;;INDEX([$Données.S$105:$Données.S$123];[$Données.$W$105]))" office:value-type="float" office:value="12" calcext:value-type="float">
            <text:p>12</text:p>
          </table:table-cell>
          <table:table-cell table:style-name="ce441" table:formula="of:=IF(INDEX([$Données.T$105:$Données.T$123];[$Données.$W$105])=&quot;&quot;;&quot;&quot;;INDEX([$Données.T$105:$Données.T$123];[$Données.$W$105]))" office:value-type="string" office:string-value=";" calcext:value-type="string">
            <text:p>;</text:p>
          </table:table-cell>
          <table:table-cell table:style-name="ce441" table:formula="of:=IF([.M129]=&quot;+∞&quot;;&quot;+infini&quot;;[.M129])" office:value-type="string" office:string-value="+infini" calcext:value-type="string">
            <text:p>+infini</text:p>
          </table:table-cell>
          <table:table-cell table:style-name="ce473" table:formula="of:=IF(INDEX([$Données.V$105:$Données.V$123];[$Données.$W$105])=&quot;&quot;;&quot;&quot;;INDEX([$Données.V$105:$Données.V$123];[$Données.$W$105]))" office:value-type="string" office:string-value="[" calcext:value-type="string">
            <text:p>[</text:p>
          </table:table-cell>
          <table:table-cell table:number-columns-repeated="1009"/>
          <table:table-cell table:style-name="ce521"/>
        </table:table-row>
        <table:table-row table:style-name="ro8">
          <table:table-cell table:style-name="ce457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421"/>
          <table:covered-table-cell table:style-name="ce435"/>
          <table:covered-table-cell table:style-name="ce438"/>
          <table:covered-table-cell table:style-name="ce521"/>
          <table:table-cell table:style-name="ce541" table:formula="of:=INDEX([$Données.$H$112:$Données.$H$123];[$Données.W112])" office:value-type="string" office:string-value="|15-x| ≥ 15" calcext:value-type="string" table:number-columns-spanned="4" table:number-rows-spanned="1">
            <text:p>|15-x| ≥ 15</text:p>
          </table:table-cell>
          <table:covered-table-cell table:number-columns-repeated="2" table:style-name="ce435"/>
          <table:covered-table-cell table:style-name="ce430"/>
          <table:table-cell table:style-name="ce467"/>
          <table:table-cell table:style-name="ce541"/>
          <table:table-cell table:style-name="ce469"/>
          <table:table-cell table:style-name="ce472"/>
          <table:table-cell table:style-name="ce422" office:value-type="string" calcext:value-type="string">
            <text:p>pt</text:p>
          </table:table-cell>
          <table:table-cell table:number-columns-repeated="1008"/>
          <table:table-cell table:style-name="ce521"/>
        </table:table-row>
        <table:table-row table:style-name="ro8">
          <table:table-cell table:style-name="ce463" office:value-type="string" calcext:value-type="string" table:number-columns-spanned="3" table:number-rows-spanned="1">
            <text:p>Réponse</text:p>
          </table:table-cell>
          <table:covered-table-cell table:style-name="ce515"/>
          <table:covered-table-cell table:style-name="ce521"/>
          <table:table-cell table:style-name="ce433" table:formula="of:=IF(INDEX([$Données.L$112:$Données.L$123];[$Données.$W$112])=&quot;&quot;;&quot;&quot;;INDEX([$Données.L$112:$Données.L$123];[$Données.$W$112]))" office:value-type="string" office:string-value="]" calcext:value-type="string">
            <text:p>]</text:p>
          </table:table-cell>
          <table:table-cell table:style-name="ce441" table:formula="of:=IF(INDEX([$Données.M$112:$Données.M$123];[$Données.$W$112])=&quot;&quot;;&quot;&quot;;INDEX([$Données.M$112:$Données.M$123];[$Données.$W$112]))" office:value-type="string" office:string-value="-∞" calcext:value-type="string">
            <text:p>-∞</text:p>
          </table:table-cell>
          <table:table-cell table:style-name="ce441" table:formula="of:=IF(INDEX([$Données.N$112:$Données.N$123];[$Données.$W$112])=&quot;&quot;;&quot;&quot;;INDEX([$Données.N$112:$Données.N$123];[$Données.$W$112]))" office:value-type="string" office:string-value=";" calcext:value-type="string">
            <text:p>;</text:p>
          </table:table-cell>
          <table:table-cell table:style-name="ce441" table:formula="of:=IF(INDEX([$Données.O$112:$Données.O$123];[$Données.$W$112])=&quot;&quot;;&quot;&quot;;INDEX([$Données.O$112:$Données.O$123];[$Données.$W$112]))" office:value-type="float" office:value="0" calcext:value-type="float">
            <text:p>0</text:p>
          </table:table-cell>
          <table:table-cell table:style-name="ce441" table:formula="of:=IF(INDEX([$Données.P$112:$Données.P$123];[$Données.$W$112])=&quot;&quot;;&quot;&quot;;INDEX([$Données.P$112:$Données.P$123];[$Données.$W$112]))" office:value-type="string" office:string-value="]" calcext:value-type="string">
            <text:p>]</text:p>
          </table:table-cell>
          <table:table-cell table:style-name="ce441" table:formula="of:=IF(INDEX([$Données.Q$112:$Données.Q$123];[$Données.$W$112])=&quot;&quot;;&quot;&quot;;INDEX([$Données.Q$112:$Données.Q$123];[$Données.$W$112]))" office:value-type="string" office:string-value="" calcext:value-type="string">
            <text:p></text:p>
          </table:table-cell>
          <table:table-cell table:style-name="ce441" table:formula="of:=IF(INDEX([$Données.R$112:$Données.R$123];[$Données.$W$112])=&quot;&quot;;&quot;&quot;;INDEX([$Données.R$112:$Données.R$123];[$Données.$W$112]))" office:value-type="string" office:string-value="[" calcext:value-type="string">
            <text:p>[</text:p>
          </table:table-cell>
          <table:table-cell table:style-name="ce441" table:formula="of:=IF(INDEX([$Données.S$112:$Données.S$123];[$Données.$W$112])=&quot;&quot;;&quot;&quot;;INDEX([$Données.S$112:$Données.S$123];[$Données.$W$112]))" office:value-type="float" office:value="30" calcext:value-type="float">
            <text:p>30</text:p>
          </table:table-cell>
          <table:table-cell table:style-name="ce441" table:formula="of:=IF(INDEX([$Données.T$112:$Données.T$123];[$Données.$W$112])=&quot;&quot;;&quot;&quot;;INDEX([$Données.T$112:$Données.T$123];[$Données.$W$112]))" office:value-type="string" office:string-value=";" calcext:value-type="string">
            <text:p>;</text:p>
          </table:table-cell>
          <table:table-cell table:style-name="ce441" table:formula="of:=IF(INDEX([$Données.U$112:$Données.U$123];[$Données.$W$112])=&quot;&quot;;&quot;&quot;;INDEX([$Données.U$112:$Données.U$123];[$Données.$W$112]))">
            <text:p/>
          </table:table-cell>
          <table:table-cell table:style-name="ce473" table:formula="of:=IF(INDEX([$Données.V$112:$Données.V$123];[$Données.$W$112])=&quot;&quot;;&quot;&quot;;INDEX([$Données.V$112:$Données.V$123];[$Données.$W$112]))" office:value-type="string" office:string-value="[" calcext:value-type="string">
            <text:p>[</text:p>
          </table:table-cell>
          <table:table-cell table:style-name="ce422" table:formula="of:=11-COUNTBLANK([.D132:.N132])" office:value-type="float" office:value="10" calcext:value-type="float">
            <text:p>10</text:p>
          </table:table-cell>
          <table:table-cell table:number-columns-repeated="1008"/>
          <table:table-cell table:style-name="ce521"/>
        </table:table-row>
        <table:table-row table:style-name="ro8">
          <table:table-cell table:style-name="ce463" office:value-type="string" calcext:value-type="string" table:number-columns-spanned="3" table:number-rows-spanned="1">
            <text:p>Réponse</text:p>
          </table:table-cell>
          <table:covered-table-cell table:style-name="ce515"/>
          <table:covered-table-cell table:style-name="ce521"/>
          <table:table-cell table:style-name="ce433" table:formula="of:=IF(INDEX([$Données.L$112:$Données.L$123];[$Données.$W$112])=&quot;&quot;;&quot;&quot;;INDEX([$Données.L$112:$Données.L$123];[$Données.$W$112]))" office:value-type="string" office:string-value="]" calcext:value-type="string">
            <text:p>]</text:p>
          </table:table-cell>
          <table:table-cell table:style-name="ce441" table:formula="of:=IF(INDEX([$Données.M$112:$Données.M$123];[$Données.$W$112])=&quot;&quot;;&quot;&quot;;INDEX([$Données.M$112:$Données.M$123];[$Données.$W$112]))" office:value-type="string" office:string-value="-∞" calcext:value-type="string">
            <text:p>-∞</text:p>
          </table:table-cell>
          <table:table-cell table:style-name="ce441" table:formula="of:=IF(INDEX([$Données.N$112:$Données.N$123];[$Données.$W$112])=&quot;&quot;;&quot;&quot;;INDEX([$Données.N$112:$Données.N$123];[$Données.$W$112]))" office:value-type="string" office:string-value=";" calcext:value-type="string">
            <text:p>;</text:p>
          </table:table-cell>
          <table:table-cell table:style-name="ce441" table:formula="of:=IF(INDEX([$Données.O$112:$Données.O$123];[$Données.$W$112])=&quot;&quot;;&quot;&quot;;INDEX([$Données.O$112:$Données.O$123];[$Données.$W$112]))" office:value-type="float" office:value="0" calcext:value-type="float">
            <text:p>0</text:p>
          </table:table-cell>
          <table:table-cell table:style-name="ce441" table:formula="of:=IF(INDEX([$Données.P$112:$Données.P$123];[$Données.$W$112])=&quot;&quot;;&quot;&quot;;INDEX([$Données.P$112:$Données.P$123];[$Données.$W$112]))" office:value-type="string" office:string-value="]" calcext:value-type="string">
            <text:p>]</text:p>
          </table:table-cell>
          <table:table-cell table:style-name="ce441" table:formula="of:=IF(INDEX([$Données.Q$112:$Données.Q$123];[$Données.$W$112])=&quot;&quot;;&quot;&quot;;INDEX([$Données.Q$112:$Données.Q$123];[$Données.$W$112]))" office:value-type="string" office:string-value="" calcext:value-type="string">
            <text:p></text:p>
          </table:table-cell>
          <table:table-cell table:style-name="ce441" table:formula="of:=IF(INDEX([$Données.R$112:$Données.R$123];[$Données.$W$112])=&quot;&quot;;&quot;&quot;;INDEX([$Données.R$112:$Données.R$123];[$Données.$W$112]))" office:value-type="string" office:string-value="[" calcext:value-type="string">
            <text:p>[</text:p>
          </table:table-cell>
          <table:table-cell table:style-name="ce441" table:formula="of:=IF(INDEX([$Données.S$112:$Données.S$123];[$Données.$W$112])=&quot;&quot;;&quot;&quot;;INDEX([$Données.S$112:$Données.S$123];[$Données.$W$112]))" office:value-type="float" office:value="30" calcext:value-type="float">
            <text:p>30</text:p>
          </table:table-cell>
          <table:table-cell table:style-name="ce441" table:formula="of:=IF(INDEX([$Données.T$112:$Données.T$123];[$Données.$W$112])=&quot;&quot;;&quot;&quot;;INDEX([$Données.T$112:$Données.T$123];[$Données.$W$112]))" office:value-type="string" office:string-value=";" calcext:value-type="string">
            <text:p>;</text:p>
          </table:table-cell>
          <table:table-cell table:style-name="ce441" table:formula="of:=IF(INDEX([$Données.U$112:$Données.U$123];[$Données.$W$112])=&quot;&quot;;&quot;&quot;;INDEX([$Données.U$112:$Données.U$123];[$Données.$W$112]))">
            <text:p/>
          </table:table-cell>
          <table:table-cell table:style-name="ce473" table:formula="of:=IF(INDEX([$Données.V$112:$Données.V$123];[$Données.$W$112])=&quot;&quot;;&quot;&quot;;INDEX([$Données.V$112:$Données.V$123];[$Données.$W$112]))" office:value-type="string" office:string-value="[" calcext:value-type="string">
            <text:p>[</text:p>
          </table:table-cell>
          <table:table-cell table:number-columns-repeated="1010"/>
        </table:table-row>
        <table:table-row table:style-name="ro3">
          <table:table-cell table:style-name="ce412" office:value-type="string" calcext:value-type="string" table:number-columns-spanned="12" table:number-rows-spanned="1">
            <text:p>Tableau points Equation et inéquations</text:p>
          </table:table-cell>
          <table:covered-table-cell table:style-name="ce515"/>
          <table:covered-table-cell table:style-name="ce427"/>
          <table:covered-table-cell table:number-columns-repeated="4"/>
          <table:covered-table-cell table:number-columns-repeated="5" table:style-name="ce395"/>
          <table:table-cell table:style-name="ce470" office:value-type="string" calcext:value-type="string">
            <text:p>Note</text:p>
          </table:table-cell>
          <table:table-cell table:style-name="ce448" office:value-type="string" calcext:value-type="string">
            <text:p>Note</text:p>
          </table:table-cell>
          <table:table-cell table:number-columns-repeated="1010"/>
        </table:table-row>
        <table:table-row table:style-name="ro3">
          <table:table-cell table:style-name="ce413" table:formula="of:=[.F125]" office:value-type="string" office:string-value="|x| = -9" calcext:value-type="string">
            <text:p>|x| = -9</text:p>
          </table:table-cell>
          <table:table-cell table:style-name="ce422" table:formula="of:=IF(ISBLANK([$'|x|'.E5]);0;IF([.D126]=[$'|x|'.E5];1;-0.5))" office:value-type="float" office:value="0" calcext:value-type="float">
            <text:p>0</text:p>
          </table:table-cell>
          <table:table-cell table:style-name="ce422" table:formula="of:=IF(ISBLANK([$'|x|'.F5]);0;IF([.E126]=[$'|x|'.F5];1;-0.5))" office:value-type="float" office:value="0" calcext:value-type="float">
            <text:p>0</text:p>
          </table:table-cell>
          <table:table-cell table:style-name="ce422" table:formula="of:=IF(ISBLANK([$'|x|'.G5]);0;IF([.F126]=[$'|x|'.G5];1;-0.5))" office:value-type="float" office:value="0" calcext:value-type="float">
            <text:p>0</text:p>
          </table:table-cell>
          <table:table-cell table:style-name="ce422" table:formula="of:=IF(ISBLANK([$'|x|'.H5]);0;IF([.G126]=[$'|x|'.H5];1;-0.5))" office:value-type="float" office:value="0" calcext:value-type="float">
            <text:p>0</text:p>
          </table:table-cell>
          <table:table-cell table:style-name="ce422" table:formula="of:=IF(ISBLANK([$'|x|'.I5]);0;IF([.H126]=[$'|x|'.I5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395" table:number-columns-repeated="4"/>
          <table:table-cell table:style-name="ce471" table:formula="of:=SUM([.B135:.H135])" office:value-type="float" office:value="0" calcext:value-type="float">
            <text:p>0</text:p>
          </table:table-cell>
          <table:table-cell table:style-name="ce474" table:formula="of:=IF(20*SUM([.M135];[.M136];[.M137])/[.J126]&lt;0;0;20*SUM([.M135];[.M136];[.M137])/[.J126])" office:value-type="float" office:value="0" calcext:value-type="float">
            <text:p>0,00</text:p>
          </table:table-cell>
          <table:table-cell table:number-columns-repeated="1010"/>
        </table:table-row>
        <table:table-row table:style-name="ro3">
          <table:table-cell table:style-name="ce414" table:formula="of:=[.G128]" office:value-type="string" office:string-value="|x|≥12" calcext:value-type="string">
            <text:p>|x|≥12</text:p>
          </table:table-cell>
          <table:table-cell table:style-name="ce422" table:formula="of:=IF(ISBLANK([$'|x|'.E10]);0;IF([.D130]=[$'|x|'.E10];1;-0.5))" office:value-type="float" office:value="0" calcext:value-type="float">
            <text:p>0</text:p>
          </table:table-cell>
          <table:table-cell table:style-name="ce422" table:formula="of:=IF(ISBLANK([$'|x|'.F10]);0;IF([.E130]=[$'|x|'.F10];1;-0.5))" office:value-type="float" office:value="0" calcext:value-type="float">
            <text:p>0</text:p>
          </table:table-cell>
          <table:table-cell table:style-name="ce422" table:formula="of:=IF(ISBLANK([$'|x|'.G10]);0;IF([.F130]=[$'|x|'.G10];1;-0.5))" office:value-type="float" office:value="0" calcext:value-type="float">
            <text:p>0</text:p>
          </table:table-cell>
          <table:table-cell table:style-name="ce422" table:formula="of:=IF(ISBLANK([$'|x|'.H10]);0;IF([.G130]=[$'|x|'.H10];1;-0.5))" office:value-type="float" office:value="0" calcext:value-type="float">
            <text:p>0</text:p>
          </table:table-cell>
          <table:table-cell table:style-name="ce422" table:formula="of:=IF(ISBLANK([$'|x|'.I10]);0;IF([.H130]=[$'|x|'.I10];1;-0.5))" office:value-type="float" office:value="0" calcext:value-type="float">
            <text:p>0</text:p>
          </table:table-cell>
          <table:table-cell table:style-name="ce422" table:formula="of:=IF(ISBLANK([$'|x|'.J10]);0;IF([.I130]=[$'|x|'.J10];1;-0.5))" office:value-type="float" office:value="0" calcext:value-type="float">
            <text:p>0</text:p>
          </table:table-cell>
          <table:table-cell table:style-name="ce422" table:formula="of:=IF(ISBLANK([$'|x|'.K10]);0;IF([.J130]=[$'|x|'.K10];1;-0.5))" office:value-type="float" office:value="0" calcext:value-type="float">
            <text:p>0</text:p>
          </table:table-cell>
          <table:table-cell table:style-name="ce422" table:formula="of:=IF(ISBLANK([$'|x|'.L10]);0;IF([.K130]=[$'|x|'.L10];1;-0.5))" office:value-type="float" office:value="0" calcext:value-type="float">
            <text:p>0</text:p>
          </table:table-cell>
          <table:table-cell table:style-name="ce422" table:formula="of:=IF(ISBLANK([$'|x|'.M10]);0;IF([.L130]=[$'|x|'.M10];1;-0.5))" office:value-type="float" office:value="0" calcext:value-type="float">
            <text:p>0</text:p>
          </table:table-cell>
          <table:table-cell table:style-name="ce422" table:formula="of:=IF(ISBLANK([$'|x|'.N10]);0;IF([.M130]=[$'|x|'.N10];1;-0.5))" office:value-type="float" office:value="0" calcext:value-type="float">
            <text:p>0</text:p>
          </table:table-cell>
          <table:table-cell table:style-name="ce422" table:formula="of:=IF(ISBLANK([$'|x|'.O10]);0;IF([.N130]=[$'|x|'.O10];1;-0.5))" office:value-type="float" office:value="0" calcext:value-type="float">
            <text:p>0</text:p>
          </table:table-cell>
          <table:table-cell table:style-name="ce471" table:formula="of:=SUM([.B136:.L136])" office:value-type="float" office:value="0" calcext:value-type="float">
            <text:p>0</text:p>
          </table:table-cell>
          <table:table-cell table:style-name="ce519"/>
          <table:table-cell table:number-columns-repeated="1010"/>
        </table:table-row>
        <table:table-row table:style-name="ro3">
          <table:table-cell table:style-name="ce415" table:formula="of:=[.G131]" office:value-type="string" office:string-value="|15-x| ≥ 15" calcext:value-type="string">
            <text:p>|15-x| ≥ 15</text:p>
          </table:table-cell>
          <table:table-cell table:style-name="ce422" table:formula="of:=IF(ISBLANK([$'|x|'.E15]);0;IF([.D133]=[$'|x|'.E15];1;-0.5))" office:value-type="float" office:value="0" calcext:value-type="float">
            <text:p>0</text:p>
          </table:table-cell>
          <table:table-cell table:style-name="ce422" table:formula="of:=IF(ISBLANK([$'|x|'.F15]);0;IF([.E133]=[$'|x|'.F15];1;-0.5))" office:value-type="float" office:value="0" calcext:value-type="float">
            <text:p>0</text:p>
          </table:table-cell>
          <table:table-cell table:style-name="ce422" table:formula="of:=IF(ISBLANK([$'|x|'.G15]);0;IF([.F133]=[$'|x|'.G15];1;-0.5))" office:value-type="float" office:value="0" calcext:value-type="float">
            <text:p>0</text:p>
          </table:table-cell>
          <table:table-cell table:style-name="ce422" table:formula="of:=IF(ISBLANK([$'|x|'.H15]);0;IF([.G133]=[$'|x|'.H15];1;-0.5))" office:value-type="float" office:value="0" calcext:value-type="float">
            <text:p>0</text:p>
          </table:table-cell>
          <table:table-cell table:style-name="ce422" table:formula="of:=IF(ISBLANK([$'|x|'.I15]);0;IF([.H133]=[$'|x|'.I15];1;-0.5))" office:value-type="float" office:value="0" calcext:value-type="float">
            <text:p>0</text:p>
          </table:table-cell>
          <table:table-cell table:style-name="ce422" table:formula="of:=IF(ISBLANK([$'|x|'.J15]);0;IF([.I133]=[$'|x|'.J15];1;-0.5))" office:value-type="float" office:value="0" calcext:value-type="float">
            <text:p>0</text:p>
          </table:table-cell>
          <table:table-cell table:style-name="ce422" table:formula="of:=IF(ISBLANK([$'|x|'.K15]);0;IF([.J133]=[$'|x|'.K15];1;-0.5))" office:value-type="float" office:value="0" calcext:value-type="float">
            <text:p>0</text:p>
          </table:table-cell>
          <table:table-cell table:style-name="ce422" table:formula="of:=IF(ISBLANK([$'|x|'.L15]);0;IF([.K133]=[$'|x|'.L15];1;-0.5))" office:value-type="float" office:value="0" calcext:value-type="float">
            <text:p>0</text:p>
          </table:table-cell>
          <table:table-cell table:style-name="ce422" table:formula="of:=IF(ISBLANK([$'|x|'.M15]);0;IF([.L133]=[$'|x|'.M15];1;-0.5))" office:value-type="float" office:value="0" calcext:value-type="float">
            <text:p>0</text:p>
          </table:table-cell>
          <table:table-cell table:style-name="ce422" table:formula="of:=IF(ISBLANK([$'|x|'.N15]);0;IF([.M133]=[$'|x|'.N15];1;-0.5))" office:value-type="float" office:value="0" calcext:value-type="float">
            <text:p>0</text:p>
          </table:table-cell>
          <table:table-cell table:style-name="ce422" table:formula="of:=IF(ISBLANK([$'|x|'.O15]);0;IF([.N133]=[$'|x|'.O15];1;-0.5))" office:value-type="float" office:value="0" calcext:value-type="float">
            <text:p>0</text:p>
          </table:table-cell>
          <table:table-cell table:style-name="ce471" table:formula="of:=SUM([.B137:.L137]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table:style-name="ce409" office:value-type="string" calcext:value-type="string" table:number-columns-spanned="33" table:number-rows-spanned="1">
            <text:p>Fonction polynôme du second degré niveau 1 Première G</text:p>
          </table:table-cell>
          <table:covered-table-cell table:number-columns-repeated="15"/>
          <table:covered-table-cell table:number-columns-repeated="3" table:style-name="ce574"/>
          <table:covered-table-cell table:number-columns-repeated="2" table:style-name="ce583"/>
          <table:covered-table-cell table:number-columns-repeated="12"/>
          <table:table-cell table:number-columns-repeated="991"/>
        </table:table-row>
        <table:table-row table:style-name="ro3">
          <table:table-cell table:style-name="ce395"/>
          <table:table-cell table:number-columns-repeated="15"/>
          <table:table-cell table:style-name="ce574" table:number-columns-repeated="3"/>
          <table:table-cell table:style-name="ce583" table:number-columns-repeated="2"/>
          <table:table-cell table:number-columns-repeated="1003"/>
        </table:table-row>
        <table:table-row table:style-name="ro3">
          <table:table-cell table:style-name="ce395"/>
          <table:table-cell table:number-columns-repeated="15"/>
          <table:table-cell table:style-name="ce478" office:value-type="string" calcext:value-type="string">
            <text:p>a</text:p>
          </table:table-cell>
          <table:table-cell table:style-name="ce478" office:value-type="string" calcext:value-type="string">
            <text:p>b</text:p>
          </table:table-cell>
          <table:table-cell table:style-name="ce478" office:value-type="string" calcext:value-type="string">
            <text:p>c</text:p>
          </table:table-cell>
          <table:table-cell table:style-name="ce550" office:value-type="string" calcext:value-type="string">
            <text:p>S</text:p>
          </table:table-cell>
          <table:table-cell table:style-name="ce550" office:value-type="string" calcext:value-type="string">
            <text:p>P</text:p>
          </table:table-cell>
          <table:table-cell/>
          <table:table-cell table:style-name="ce397" table:formula="of:=COM.MICROSOFT.CONCAT(IF([.Q142]=1;&quot;&quot;;IF([.Q142]=-1;&quot;- &quot;;[.Q142]));&quot; x²&quot;;IF([.R142]&lt;0;&quot; - &quot;;&quot; + &quot;);ABS([.R142]);&quot; x&quot;;IF([.S142]&lt;0;&quot; - &quot;;&quot; + &quot;);ABS([.S142]);&quot; = 0&quot;)" office:value-type="string" office:string-value="3 x² + 42 x + 144 = 0" calcext:value-type="string" table:number-columns-spanned="5" table:number-rows-spanned="1">
            <text:p>3 x² + 42 x + 144 = 0</text:p>
          </table:table-cell>
          <table:covered-table-cell table:number-columns-repeated="4"/>
          <table:table-cell table:number-columns-repeated="997"/>
        </table:table-row>
        <table:table-row table:style-name="ro3">
          <table:table-cell table:style-name="ce397" table:formula="of:=IF([.Q142]=1;&quot;&quot;;IF([.Q142]=-1;&quot;-&quot;;[.Q142]))" office:value-type="float" office:value="3" calcext:value-type="float">
            <text:p>3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style-name="ce397" table:formula="of:=IF([.R142]&lt;0;&quot;-&quot;;&quot;+&quot;)" office:value-type="string" office:string-value="+" calcext:value-type="string">
            <text:p>+</text:p>
          </table:table-cell>
          <table:table-cell table:formula="of:=ABS([.R142])" office:value-type="float" office:value="42" calcext:value-type="float">
            <text:p>42</text:p>
          </table:table-cell>
          <table:table-cell office:value-type="string" calcext:value-type="string">
            <text:p>x</text:p>
          </table:table-cell>
          <table:table-cell table:style-name="ce397" table:formula="of:=IF([.S142]&lt;0;&quot;-&quot;;&quot;+&quot;)" office:value-type="string" office:string-value="+" calcext:value-type="string">
            <text:p>+</text:p>
          </table:table-cell>
          <table:table-cell table:formula="of:=ABS([.S142])" office:value-type="float" office:value="144" calcext:value-type="float">
            <text:p>144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style-name="ce422" table:formula="of:=IF(RANDBETWEEN(0;1);-1;1)*RANDBETWEEN(2;6)" office:value-type="float" office:value="3" calcext:value-type="float">
            <text:p>3</text:p>
          </table:table-cell>
          <table:table-cell table:style-name="ce422" table:formula="of:=-[.Q142]*[.T142]" office:value-type="float" office:value="42" calcext:value-type="float">
            <text:p>42</text:p>
          </table:table-cell>
          <table:table-cell table:style-name="ce422" table:formula="of:=[.Q142]*[.U142]" office:value-type="float" office:value="144" calcext:value-type="float">
            <text:p>144</text:p>
          </table:table-cell>
          <table:table-cell table:style-name="ce422" table:formula="of:=[.R144]+[.S144]" office:value-type="float" office:value="-14" calcext:value-type="float">
            <text:p>-14</text:p>
          </table:table-cell>
          <table:table-cell table:style-name="ce422" table:formula="of:=[.R144]*[.S144]" office:value-type="float" office:value="48" calcext:value-type="float">
            <text:p>48</text:p>
          </table:table-cell>
          <table:table-cell/>
          <table:table-cell table:style-name="ce487" office:value-type="float" office:value="1" calcext:value-type="float">
            <text:p>1</text:p>
          </table:table-cell>
          <table:table-cell table:style-name="ce487" office:value-type="float" office:value="2" calcext:value-type="float">
            <text:p>2</text:p>
          </table:table-cell>
          <table:table-cell table:style-name="ce487" office:value-type="float" office:value="3" calcext:value-type="float">
            <text:p>3</text:p>
          </table:table-cell>
          <table:table-cell table:style-name="ce487" office:value-type="float" office:value="4" calcext:value-type="float">
            <text:p>4</text:p>
          </table:table-cell>
          <table:table-cell table:style-name="ce487" office:value-type="float" office:value="5" calcext:value-type="float">
            <text:p>5</text:p>
          </table:table-cell>
          <table:table-cell table:style-name="ce487" office:value-type="float" office:value="6" calcext:value-type="float">
            <text:p>6</text:p>
          </table:table-cell>
          <table:table-cell table:style-name="ce487" office:value-type="float" office:value="7" calcext:value-type="float">
            <text:p>7</text:p>
          </table:table-cell>
          <table:table-cell table:style-name="ce487" office:value-type="float" office:value="8" calcext:value-type="float">
            <text:p>8</text:p>
          </table:table-cell>
          <table:table-cell table:style-name="ce487" office:value-type="float" office:value="9" calcext:value-type="float">
            <text:p>9</text:p>
          </table:table-cell>
          <table:table-cell table:style-name="ce495" office:value-type="string" calcext:value-type="string">
            <text:p></text:p>
          </table:table-cell>
          <table:table-cell table:style-name="ce494" office:value-type="string" calcext:value-type="string">
            <text:p>Total</text:p>
          </table:table-cell>
          <table:table-cell table:number-columns-repeated="990"/>
          <table:table-cell table:style-name="ce420"/>
        </table:table-row>
        <table:table-row table:style-name="ro9">
          <table:table-cell table:style-name="ce397" table:formula="of:=[.A142]" office:value-type="float" office:value="3" calcext:value-type="float">
            <text:p>3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style-name="ce397" table:formula="of:=IF([.$R$142]*-[.$Q$142]&lt;0;&quot;+&quot;;&quot;-&quot;)" office:value-type="string" office:string-value="+" calcext:value-type="string">
            <text:p>+</text:p>
          </table:table-cell>
          <table:table-cell table:formula="of:=ABS([.$R$142]/[.$Q$142])"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 table:style-name="ce397" table:formula="of:=IF([.S142]&lt;0;&quot;+&quot;;&quot;-&quot;)" office:value-type="string" office:string-value="-" calcext:value-type="string">
            <text:p>-</text:p>
          </table:table-cell>
          <table:table-cell table:formula="of:=ABS([.$S$142])/ABS([.$Q$142])" office:value-type="float" office:value="48" calcext:value-type="float">
            <text:p>48</text:p>
          </table:table-cell>
          <table:table-cell office:value-type="string" calcext:value-type="string">
            <text:p>)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3"/>
          <table:table-cell table:style-name="ce494" office:value-type="string" calcext:value-type="string">
            <text:p>x<text:span text:style-name="T19">1</text:span></text:p>
          </table:table-cell>
          <table:table-cell table:style-name="ce494" office:value-type="string" calcext:value-type="string">
            <text:p>x<text:span text:style-name="T19">2</text:span></text:p>
          </table:table-cell>
          <table:table-cell table:style-name="ce550" office:value-type="string" calcext:value-type="string">
            <text:p>Δ</text:p>
          </table:table-cell>
          <table:table-cell table:number-columns-repeated="2"/>
          <table:table-cell table:style-name="ce422" table:formula="of:=IF(ISBLANK([$'2nd ° Première G N1'.A7]);0;IF([$'2nd ° Première G N1'.A7]=[.A143];1;-0.5))" office:value-type="float" office:value="-0.5" calcext:value-type="float">
            <text:p>-0,5</text:p>
          </table:table-cell>
          <table:table-cell table:style-name="ce422" table:formula="of:=IF(ISBLANK([$'2nd ° Première G N1'.D7]);0;IF([$'2nd ° Première G N1'.D7]=[.D143];1;-0.5))" office:value-type="float" office:value="1" calcext:value-type="float">
            <text:p>1</text:p>
          </table:table-cell>
          <table:table-cell table:style-name="ce422" table:formula="of:=IF(ISBLANK([$'2nd ° Première G N1'.E7]);0;IF([$'2nd ° Première G N1'.E7]=[.E143];1;-0.5))" office:value-type="float" office:value="-0.5" calcext:value-type="float">
            <text:p>-0,5</text:p>
          </table:table-cell>
          <table:table-cell table:style-name="ce422" table:formula="of:=IF(ISBLANK([$'2nd ° Première G N1'.G7]);0;IF([$'2nd ° Première G N1'.G7]=[.G143];1;-0.5))" office:value-type="float" office:value="1" calcext:value-type="float">
            <text:p>1</text:p>
          </table:table-cell>
          <table:table-cell table:style-name="ce422" table:formula="of:=IF(ISBLANK([$'2nd ° Première G N1'.H7]);0;IF([$'2nd ° Première G N1'.H7]=[.H143];1;-0.5))" office:value-type="float" office:value="-0.5" calcext:value-type="float">
            <text:p>-0,5</text:p>
          </table:table-cell>
          <table:table-cell table:style-name="ce479" table:number-columns-repeated="4"/>
          <table:table-cell table:style-name="ce422" table:formula="of:=SUM([.W143:.AE143])" office:value-type="float" office:value="0.5" calcext:value-type="float">
            <text:p>0,5</text:p>
          </table:table-cell>
          <table:table-cell table:style-name="ce422" office:value-type="float" office:value="5" calcext:value-type="float">
            <text:p>5</text:p>
          </table:table-cell>
          <table:table-cell table:number-columns-repeated="990"/>
          <table:table-cell table:style-name="ce420"/>
        </table:table-row>
        <table:table-row table:style-name="ro3">
          <table:table-cell table:style-name="ce397" table:formula="of:=[.A143]" office:value-type="float" office:value="3" calcext:value-type="float">
            <text:p>3</text:p>
          </table:table-cell>
          <table:table-cell table:formula="of:=&quot;[&quot;" office:value-type="string" office:string-value="[" calcext:value-type="string">
            <text:p>[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397" table:formula="of:=IF([.$R$142]*-[.$Q$142]&lt;0;&quot;+&quot;;&quot;-&quot;)" office:value-type="string" office:string-value="+" calcext:value-type="string">
            <text:p>+</text:p>
          </table:table-cell>
          <table:table-cell table:formula="of:=ABS([.$R$142]/(2*[.$Q$142]))" office:value-type="float" office:value="7" calcext:value-type="float">
            <text:p>7</text:p>
          </table:table-cell>
          <table:table-cell office:value-type="string" calcext:value-type="string">
            <text:p>)²</text:p>
          </table:table-cell>
          <table:table-cell office:value-type="string" calcext:value-type="string">
            <text:p>-</text:p>
          </table:table-cell>
          <table:table-cell table:formula="of:=[.F144]^2" office:value-type="float" office:value="49" calcext:value-type="float">
            <text:p>49</text:p>
          </table:table-cell>
          <table:table-cell table:style-name="ce397" table:formula="of:=[.G143]" office:value-type="string" office:string-value="-" calcext:value-type="string">
            <text:p>-</text:p>
          </table:table-cell>
          <table:table-cell table:formula="of:=[.H143]" office:value-type="float" office:value="48" calcext:value-type="float">
            <text:p>48</text:p>
          </table:table-cell>
          <table:table-cell table:formula="of:=&quot;]&quot;" office:value-type="string" office:string-value="]" calcext:value-type="string">
            <text:p>]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style-name="ce422" table:formula="of:=MIN([.R146:.S146])" office:value-type="float" office:value="-8" calcext:value-type="float">
            <text:p>-8</text:p>
          </table:table-cell>
          <table:table-cell table:style-name="ce422" table:formula="of:=MAX([.R146:.S146])" office:value-type="float" office:value="-6" calcext:value-type="float">
            <text:p>-6</text:p>
          </table:table-cell>
          <table:table-cell table:style-name="ce422" table:formula="of:=[.R142]^2-4*[.Q142]*[.S142]" office:value-type="float" office:value="36" calcext:value-type="float">
            <text:p>36</text:p>
          </table:table-cell>
          <table:table-cell table:number-columns-repeated="2"/>
          <table:table-cell table:style-name="ce422" table:formula="of:=IF(ISBLANK([$'2nd ° Première G N1'.A9]);0;IF([$'2nd ° Première G N1'.A9]=[.A144];1;-0.5))" office:value-type="float" office:value="-0.5" calcext:value-type="float">
            <text:p>-0,5</text:p>
          </table:table-cell>
          <table:table-cell table:style-name="ce422" table:formula="of:=IF(ISBLANK([$'2nd ° Première G N1'.E9]);0;IF([$'2nd ° Première G N1'.E9]=[.E144];1;-0.5))" office:value-type="float" office:value="1" calcext:value-type="float">
            <text:p>1</text:p>
          </table:table-cell>
          <table:table-cell table:style-name="ce422" table:formula="of:=IF(ISBLANK([$'2nd ° Première G N1'.F9]);0;IF([$'2nd ° Première G N1'.F9]=[.F144];1;-0.5))" office:value-type="float" office:value="-0.5" calcext:value-type="float">
            <text:p>-0,5</text:p>
          </table:table-cell>
          <table:table-cell table:style-name="ce422" table:formula="of:=IF(ISBLANK([$'2nd ° Première G N1'.H9]);0;IF([$'2nd ° Première G N1'.H9]=[.H144];1;-0.5))" office:value-type="float" office:value="1" calcext:value-type="float">
            <text:p>1</text:p>
          </table:table-cell>
          <table:table-cell table:style-name="ce422" table:formula="of:=IF(ISBLANK([$'2nd ° Première G N1'.I9]);0;IF([$'2nd ° Première G N1'.I9]=[.I144];1;-0.5))" office:value-type="float" office:value="-0.5" calcext:value-type="float">
            <text:p>-0,5</text:p>
          </table:table-cell>
          <table:table-cell table:style-name="ce422" table:formula="of:=IF(ISBLANK([$'2nd ° Première G N1'.J9]);0;IF([$'2nd ° Première G N1'.J9]=[.J144];1;-0.5))" office:value-type="float" office:value="1" calcext:value-type="float">
            <text:p>1</text:p>
          </table:table-cell>
          <table:table-cell table:style-name="ce422" table:formula="of:=IF(ISBLANK([$'2nd ° Première G N1'.K9]);0;IF([$'2nd ° Première G N1'.K9]=[.K144];1;-0.5))" office:value-type="float" office:value="-0.5" calcext:value-type="float">
            <text:p>-0,5</text:p>
          </table:table-cell>
          <table:table-cell table:style-name="ce422" table:number-columns-repeated="2"/>
          <table:table-cell table:style-name="ce422" table:formula="of:=SUM([.W144:.AE144])" office:value-type="float" office:value="1" calcext:value-type="float">
            <text:p>1</text:p>
          </table:table-cell>
          <table:table-cell table:style-name="ce422" office:value-type="float" office:value="7" calcext:value-type="float">
            <text:p>7</text:p>
          </table:table-cell>
          <table:table-cell table:number-columns-repeated="990"/>
          <table:table-cell table:style-name="ce420"/>
        </table:table-row>
        <table:table-row table:style-name="ro9">
          <table:table-cell table:style-name="ce397" table:formula="of:=[.A144]" office:value-type="float" office:value="3" calcext:value-type="float">
            <text:p>3</text:p>
          </table:table-cell>
          <table:table-cell table:formula="of:=&quot;[&quot;" office:value-type="string" office:string-value="[" calcext:value-type="string">
            <text:p>[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397" table:formula="of:=IF([.$R$142]*-[.$Q$142]&lt;0;&quot;+&quot;;&quot;-&quot;)" office:value-type="string" office:string-value="+" calcext:value-type="string">
            <text:p>+</text:p>
          </table:table-cell>
          <table:table-cell table:formula="of:=ABS([.$R$142]/(2*[.$Q$142]))" office:value-type="float" office:value="7" calcext:value-type="float">
            <text:p>7</text:p>
          </table:table-cell>
          <table:table-cell office:value-type="string" calcext:value-type="string">
            <text:p>)²</text:p>
          </table:table-cell>
          <table:table-cell office:value-type="string" calcext:value-type="string">
            <text:p>-</text:p>
          </table:table-cell>
          <table:table-cell table:formula="of:=ABS([.T144]/(4*[.Q142]^2))" office:value-type="float" office:value="1" calcext:value-type="float">
            <text:p>1</text:p>
          </table:table-cell>
          <table:table-cell table:style-name="ce397" office:value-type="string" calcext:value-type="string">
            <text:p>)</text:p>
          </table:table-cell>
          <table:table-cell table:formula="of:=&quot;]&quot;" office:value-type="string" office:string-value="]" calcext:value-type="string">
            <text:p>]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style-name="ce494" office:value-type="string" calcext:value-type="string">
            <text:p>x<text:span text:style-name="T19">1</text:span></text:p>
          </table:table-cell>
          <table:table-cell table:style-name="ce494" office:value-type="string" calcext:value-type="string">
            <text:p>x<text:span text:style-name="T19">2</text:span></text:p>
          </table:table-cell>
          <table:table-cell table:number-columns-repeated="3"/>
          <table:table-cell table:style-name="ce422" table:formula="of:=IF(ISBLANK([$'2nd ° Première G N1'.A11]);0;IF([$'2nd ° Première G N1'.A11]=[.A145];1;-0.5))" office:value-type="float" office:value="-0.5" calcext:value-type="float">
            <text:p>-0,5</text:p>
          </table:table-cell>
          <table:table-cell table:style-name="ce542" table:formula="of:=IF(ISBLANK([$'2nd ° Première G N1'.E11]);0;IF([$'2nd ° Première G N1'.E11]=[.E145];1;-0.5))" office:value-type="float" office:value="1" calcext:value-type="float">
            <text:p>1</text:p>
          </table:table-cell>
          <table:table-cell table:style-name="ce542" table:formula="of:=IF(ISBLANK([$'2nd ° Première G N1'.F11]);0;IF([$'2nd ° Première G N1'.F11]=[.F145];1;-0.5))" office:value-type="float" office:value="-0.5" calcext:value-type="float">
            <text:p>-0,5</text:p>
          </table:table-cell>
          <table:table-cell table:style-name="ce542" table:formula="of:=IF(ISBLANK([$'2nd ° Première G N1'.H11]);0;IF([$'2nd ° Première G N1'.H11]=[.H145];1;-0.5))" office:value-type="float" office:value="1" calcext:value-type="float">
            <text:p>1</text:p>
          </table:table-cell>
          <table:table-cell table:style-name="ce542" table:formula="of:=IF(ISBLANK([$'2nd ° Première G N1'.I11]);0;IF([$'2nd ° Première G N1'.I11]=[.I145];1;-0.5))" office:value-type="float" office:value="-0.5" calcext:value-type="float">
            <text:p>-0,5</text:p>
          </table:table-cell>
          <table:table-cell table:style-name="ce542" table:number-columns-repeated="4"/>
          <table:table-cell table:style-name="ce422" table:formula="of:=SUM([.W145:.AE145])" office:value-type="float" office:value="0.5" calcext:value-type="float">
            <text:p>0,5</text:p>
          </table:table-cell>
          <table:table-cell table:style-name="ce422" office:value-type="float" office:value="5" calcext:value-type="float">
            <text:p>5</text:p>
          </table:table-cell>
          <table:table-cell table:number-columns-repeated="990"/>
          <table:table-cell table:style-name="ce420"/>
        </table:table-row>
        <table:table-row table:style-name="ro3">
          <table:table-cell table:style-name="ce397" table:formula="of:=[.A144]" office:value-type="float" office:value="3" calcext:value-type="float">
            <text:p>3</text:p>
          </table:table-cell>
          <table:table-cell table:formula="of:=&quot;[&quot;" office:value-type="string" office:string-value="[" calcext:value-type="string">
            <text:p>[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397" table:formula="of:=IF([.$R$142]*-[.$Q$142]&lt;0;&quot;+&quot;;&quot;-&quot;)" office:value-type="string" office:string-value="+" calcext:value-type="string">
            <text:p>+</text:p>
          </table:table-cell>
          <table:table-cell table:formula="of:=ABS([.$R$142]/(2*[.$Q$142]))" office:value-type="float" office:value="7" calcext:value-type="float">
            <text:p>7</text:p>
          </table:table-cell>
          <table:table-cell office:value-type="string" calcext:value-type="string">
            <text:p>)²</text:p>
          </table:table-cell>
          <table:table-cell office:value-type="string" calcext:value-type="string">
            <text:p>-</text:p>
          </table:table-cell>
          <table:table-cell table:formula="of:=ABS(SQRT([.T144])/(2*[.Q142]))" office:value-type="float" office:value="1" calcext:value-type="float">
            <text:p>1</text:p>
          </table:table-cell>
          <table:table-cell table:style-name="ce445" table:formula="of:=&quot;²&quot;" office:value-type="string" office:string-value="²" calcext:value-type="string">
            <text:p>²</text:p>
          </table:table-cell>
          <table:table-cell table:formula="of:=&quot;]&quot;" office:value-type="string" office:string-value="]" calcext:value-type="string">
            <text:p>]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479"/>
          <table:table-cell table:style-name="ce422" table:formula="of:=IF(RANDBETWEEN(0;1);-2;2)*RANDBETWEEN(1;7)" office:value-type="float" office:value="-8" calcext:value-type="float">
            <text:p>-8</text:p>
          </table:table-cell>
          <table:table-cell table:style-name="ce422" table:formula="of:=IF([.R146]&lt;0;-2;2)*RANDBETWEEN(1;7)" office:value-type="float" office:value="-6" calcext:value-type="float">
            <text:p>-6</text:p>
          </table:table-cell>
          <table:table-cell table:number-columns-repeated="3"/>
          <table:table-cell table:style-name="ce422" table:formula="of:=IF(ISBLANK([$'2nd ° Première G N1'.A13]);0;IF([$'2nd ° Première G N1'.A13]=[.A146];1;-0.5))" office:value-type="float" office:value="-0.5" calcext:value-type="float">
            <text:p>-0,5</text:p>
          </table:table-cell>
          <table:table-cell table:style-name="ce542" table:formula="of:=IF(ISBLANK([$'2nd ° Première G N1'.E13]);0;IF([$'2nd ° Première G N1'.E13]=[.E146];1;-0.5))" office:value-type="float" office:value="1" calcext:value-type="float">
            <text:p>1</text:p>
          </table:table-cell>
          <table:table-cell table:style-name="ce542" table:formula="of:=IF(ISBLANK([$'2nd ° Première G N1'.F13]);0;IF([$'2nd ° Première G N1'.F13]=[.F146];1;-0.5))" office:value-type="float" office:value="-0.5" calcext:value-type="float">
            <text:p>-0,5</text:p>
          </table:table-cell>
          <table:table-cell table:style-name="ce542" table:formula="of:=IF(ISBLANK([$'2nd ° Première G N1'.H13]);0;IF([$'2nd ° Première G N1'.H13]=[.H146];1;-0.5))" office:value-type="float" office:value="1" calcext:value-type="float">
            <text:p>1</text:p>
          </table:table-cell>
          <table:table-cell table:style-name="ce542" table:formula="of:=IF(ISBLANK([$'2nd ° Première G N1'.I13]);0;IF([$'2nd ° Première G N1'.I13]=[.I146];1;-0.5))" office:value-type="float" office:value="-0.5" calcext:value-type="float">
            <text:p>-0,5</text:p>
          </table:table-cell>
          <table:table-cell table:number-columns-repeated="4"/>
          <table:table-cell table:style-name="ce422" table:formula="of:=SUM([.W146:.AE146])" office:value-type="float" office:value="0.5" calcext:value-type="float">
            <text:p>0,5</text:p>
          </table:table-cell>
          <table:table-cell table:style-name="ce422" office:value-type="float" office:value="5" calcext:value-type="float">
            <text:p>5</text:p>
          </table:table-cell>
          <table:table-cell table:number-columns-repeated="990"/>
          <table:table-cell table:style-name="ce420"/>
        </table:table-row>
        <table:table-row table:style-name="ro3">
          <table:table-cell table:style-name="ce397" table:formula="of:=[.A146]" office:value-type="float" office:value="3" calcext:value-type="float">
            <text:p>3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397" table:formula="of:=IF([.$R$142]*-[.$Q$142]&lt;0;&quot;+&quot;;&quot;-&quot;)" office:value-type="string" office:string-value="+" calcext:value-type="string">
            <text:p>+</text:p>
          </table:table-cell>
          <table:table-cell table:formula="of:=ABS([.$R$142]/(2*[.$Q$142]))" office:value-type="float" office:value="7" calcext:value-type="float">
            <text:p>7</text:p>
          </table:table-cell>
          <table:table-cell table:formula="of:=&quot;-&quot;" office:value-type="string" office:string-value="-" calcext:value-type="string">
            <text:p>-</text:p>
          </table:table-cell>
          <table:table-cell table:formula="of:=[.I146]" office:value-type="float" office:value="1" calcext:value-type="float">
            <text:p>1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397" table:formula="of:=IF([.$R$142]*-[.$Q$142]&lt;0;&quot;+&quot;;&quot;-&quot;)" office:value-type="string" office:string-value="+" calcext:value-type="string">
            <text:p>+</text:p>
          </table:table-cell>
          <table:table-cell table:formula="of:=ABS([.$R$142]/(2*[.$Q$142]))" office:value-type="float" office:value="7" calcext:value-type="float">
            <text:p>7</text:p>
          </table:table-cell>
          <table:table-cell table:formula="of:=&quot;+&quot;" office:value-type="string" office:string-value="+" calcext:value-type="string">
            <text:p>+</text:p>
          </table:table-cell>
          <table:table-cell table:formula="of:=[.I146]" office:value-type="float" office:value="1" calcext:value-type="float">
            <text:p>1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422" table:formula="of:=IF(ISBLANK([$'2nd ° Première G N1'.A15]);0;IF([$'2nd ° Première G N1'.A15]=[.A147];1;-0.5))" office:value-type="float" office:value="-0.5" calcext:value-type="float">
            <text:p>-0,5</text:p>
          </table:table-cell>
          <table:table-cell table:style-name="ce542" table:formula="of:=IF(ISBLANK([$'2nd ° Première G N1'.D15]);0;IF([$'2nd ° Première G N1'.D15]=[.D147];1;-0.5))" office:value-type="float" office:value="1" calcext:value-type="float">
            <text:p>1</text:p>
          </table:table-cell>
          <table:table-cell table:style-name="ce542" table:formula="of:=IF(ISBLANK([$'2nd ° Première G N1'.E15]);0;IF([$'2nd ° Première G N1'.E15]=[.E147];1;-0.5))" office:value-type="float" office:value="-0.5" calcext:value-type="float">
            <text:p>-0,5</text:p>
          </table:table-cell>
          <table:table-cell table:style-name="ce542" table:formula="of:=IF(ISBLANK([$'2nd ° Première G N1'.F15]);0;IF([$'2nd ° Première G N1'.F15]=[.F147];1;-0.5))" office:value-type="float" office:value="1" calcext:value-type="float">
            <text:p>1</text:p>
          </table:table-cell>
          <table:table-cell table:style-name="ce542" table:formula="of:=IF(ISBLANK([$'2nd ° Première G N1'.G15]);0;IF([$'2nd ° Première G N1'.G15]=[.G147];1;-0.5))" office:value-type="float" office:value="-0.5" calcext:value-type="float">
            <text:p>-0,5</text:p>
          </table:table-cell>
          <table:table-cell table:style-name="ce542" table:formula="of:=IF(ISBLANK([$'2nd ° Première G N1'.K15]);0;IF([$'2nd ° Première G N1'.K15]=[.K147];1;-0.5))" office:value-type="float" office:value="1" calcext:value-type="float">
            <text:p>1</text:p>
          </table:table-cell>
          <table:table-cell table:style-name="ce542" table:formula="of:=IF(ISBLANK([$'2nd ° Première G N1'.L15]);0;IF([$'2nd ° Première G N1'.L15]=[.L147];1;-0.5))" office:value-type="float" office:value="-0.5" calcext:value-type="float">
            <text:p>-0,5</text:p>
          </table:table-cell>
          <table:table-cell table:style-name="ce542" table:formula="of:=IF(ISBLANK([$'2nd ° Première G N1'.M15]);0;IF([$'2nd ° Première G N1'.M15]=[.M147];1;-0.5))" office:value-type="float" office:value="1" calcext:value-type="float">
            <text:p>1</text:p>
          </table:table-cell>
          <table:table-cell table:style-name="ce542" table:formula="of:=IF(ISBLANK([$'2nd ° Première G N1'.N15]);0;IF([$'2nd ° Première G N1'.N15]=[.N147];1;-0.5))" office:value-type="float" office:value="-0.5" calcext:value-type="float">
            <text:p>-0,5</text:p>
          </table:table-cell>
          <table:table-cell table:style-name="ce422" table:formula="of:=SUM([.W147:.AE147])" office:value-type="float" office:value="1.5" calcext:value-type="float">
            <text:p>1,5</text:p>
          </table:table-cell>
          <table:table-cell table:style-name="ce422" office:value-type="float" office:value="9" calcext:value-type="float">
            <text:p>9</text:p>
          </table:table-cell>
          <table:table-cell table:number-columns-repeated="990"/>
          <table:table-cell table:style-name="ce420"/>
        </table:table-row>
        <table:table-row table:style-name="ro3">
          <table:table-cell table:style-name="ce397" table:formula="of:=[.A147]" office:value-type="float" office:value="3" calcext:value-type="float">
            <text:p>3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397" table:formula="of:=IF([.R144]&lt;0;&quot;+&quot;;&quot;-&quot;)" office:value-type="string" office:string-value="+" calcext:value-type="string">
            <text:p>+</text:p>
          </table:table-cell>
          <table:table-cell table:formula="of:=ABS([.R144])" office:value-type="float" office:value="8" calcext:value-type="float">
            <text:p>8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[.I147]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397" table:formula="of:=IF([.S144]&lt;0;&quot;+&quot;;&quot;-&quot;)" office:value-type="string" office:string-value="+" calcext:value-type="string">
            <text:p>+</text:p>
          </table:table-cell>
          <table:table-cell table:formula="of:=ABS([.S144])" office:value-type="float" office:value="6" calcext:value-type="float">
            <text:p>6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5"/>
          <table:table-cell table:style-name="ce422" table:formula="of:=IF(ISBLANK([$'2nd ° Première G N1'.A17]);0;IF([$'2nd ° Première G N1'.A17]=[.A148];1;-0.5))" office:value-type="float" office:value="-0.5" calcext:value-type="float">
            <text:p>-0,5</text:p>
          </table:table-cell>
          <table:table-cell table:style-name="ce542" table:formula="of:=IF(ISBLANK([$'2nd ° Première G N1'.D17]);0;IF([$'2nd ° Première G N1'.D17]=[.D148];1;-0.5))" office:value-type="float" office:value="1" calcext:value-type="float">
            <text:p>1</text:p>
          </table:table-cell>
          <table:table-cell table:style-name="ce542" table:formula="of:=IF(ISBLANK([$'2nd ° Première G N1'.E17]);0;IF([$'2nd ° Première G N1'.E17]=[.E148];1;-0.5))" office:value-type="float" office:value="-0.5" calcext:value-type="float">
            <text:p>-0,5</text:p>
          </table:table-cell>
          <table:table-cell table:style-name="ce542" table:formula="of:=IF(ISBLANK([$'2nd ° Première G N1'.I17]);0;IF([$'2nd ° Première G N1'.I17]=[.I148];1;-0.5))" office:value-type="float" office:value="1" calcext:value-type="float">
            <text:p>1</text:p>
          </table:table-cell>
          <table:table-cell table:style-name="ce542" table:formula="of:=IF(ISBLANK([$'2nd ° Première G N1'.J17]);0;IF([$'2nd ° Première G N1'.J17]=[.J148];1;-0.5))" office:value-type="float" office:value="-0.5" calcext:value-type="float">
            <text:p>-0,5</text:p>
          </table:table-cell>
          <table:table-cell table:number-columns-repeated="4"/>
          <table:table-cell table:style-name="ce422" table:formula="of:=SUM([.W148:.AE148])" office:value-type="float" office:value="0.5" calcext:value-type="float">
            <text:p>0,5</text:p>
          </table:table-cell>
          <table:table-cell table:style-name="ce422" office:value-type="float" office:value="5" calcext:value-type="float">
            <text:p>5</text:p>
          </table:table-cell>
          <table:table-cell table:number-columns-repeated="990"/>
          <table:table-cell table:style-name="ce420"/>
        </table:table-row>
        <table:table-row table:style-name="ro9">
          <table:table-cell office:value-type="string" calcext:value-type="string">
            <text:p>x<text:span text:style-name="T19">1</text:span>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[.R144]" office:value-type="float" office:value="-8" calcext:value-type="float">
            <text:p>-8</text:p>
          </table:table-cell>
          <table:table-cell/>
          <table:table-cell office:value-type="string" calcext:value-type="string">
            <text:p>x<text:span text:style-name="T19">2</text:span>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[.S144]" office:value-type="float" office:value="-6" calcext:value-type="float">
            <text:p>-6</text:p>
          </table:table-cell>
          <table:table-cell table:number-columns-repeated="15"/>
          <table:table-cell table:style-name="ce422" table:formula="of:=IF(ISBLANK([$'2nd ° Première G N1'.C19]);0;IF([$'2nd ° Première G N1'.C19]=[.C149];1;-0.5))" office:value-type="float" office:value="-0.5" calcext:value-type="float">
            <text:p>-0,5</text:p>
          </table:table-cell>
          <table:table-cell table:style-name="ce422" table:formula="of:=IF(ISBLANK([$'2nd ° Première G N1'.F19]);0;IF([$'2nd ° Première G N1'.F19]=[.G149];1;-0.5))" office:value-type="float" office:value="-0.5" calcext:value-type="float">
            <text:p>-0,5</text:p>
          </table:table-cell>
          <table:table-cell table:number-columns-repeated="7"/>
          <table:table-cell table:style-name="ce422" table:formula="of:=SUM([.W149:.AE149])" office:value-type="float" office:value="-1" calcext:value-type="float">
            <text:p>-1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0"/>
          <table:table-cell table:style-name="ce420"/>
        </table:table-row>
        <table:table-row table:style-name="ro3">
          <table:table-cell table:style-name="ce395"/>
          <table:table-cell table:number-columns-repeated="30"/>
          <table:table-cell table:style-name="ce496" office:value-type="string" calcext:value-type="string">
            <text:p>Note</text:p>
          </table:table-cell>
          <table:table-cell table:style-name="ce496" table:formula="of:=IF(20*SUM([.AF143:.AF149])/SUM([.AG143:.AG149])&lt;0;0;20*SUM([.AF143:.AF149])/SUM([.AG143:.AG149]))" office:value-type="float" office:value="1.84210526315789" calcext:value-type="float">
            <text:p>1,84210526315789</text:p>
          </table:table-cell>
          <table:table-cell table:number-columns-repeated="991"/>
        </table:table-row>
        <table:table-row table:style-name="ro3">
          <table:table-cell table:style-name="ce395"/>
          <table:table-cell table:number-columns-repeated="1023"/>
        </table:table-row>
        <table:table-row table:style-name="ro3">
          <table:table-cell table:style-name="ce409" office:value-type="string" calcext:value-type="string" table:number-columns-spanned="31" table:number-rows-spanned="1">
            <text:p>Fonction polynôme du second degré niveau 2 Première G</text:p>
          </table:table-cell>
          <table:covered-table-cell table:number-columns-repeated="15"/>
          <table:covered-table-cell table:number-columns-repeated="3" table:style-name="ce574"/>
          <table:covered-table-cell table:number-columns-repeated="2" table:style-name="ce583"/>
          <table:covered-table-cell table:number-columns-repeated="10"/>
          <table:table-cell table:number-columns-repeated="993"/>
        </table:table-row>
        <table:table-row table:style-name="ro3">
          <table:table-cell table:style-name="ce395"/>
          <table:table-cell table:number-columns-repeated="15"/>
          <table:table-cell table:style-name="ce574" table:number-columns-repeated="3"/>
          <table:table-cell table:style-name="ce583" table:number-columns-repeated="2"/>
          <table:table-cell table:number-columns-repeated="1003"/>
        </table:table-row>
        <table:table-row table:style-name="ro3">
          <table:table-cell table:style-name="ce395"/>
          <table:table-cell table:number-columns-repeated="15"/>
          <table:table-cell table:style-name="ce478" office:value-type="string" calcext:value-type="string">
            <text:p>a</text:p>
          </table:table-cell>
          <table:table-cell table:style-name="ce478" office:value-type="string" calcext:value-type="string">
            <text:p>b</text:p>
          </table:table-cell>
          <table:table-cell table:style-name="ce478" office:value-type="string" calcext:value-type="string">
            <text:p>c</text:p>
          </table:table-cell>
          <table:table-cell table:style-name="ce395" table:number-columns-repeated="2"/>
          <table:table-cell/>
          <table:table-cell table:formula="of:=COM.MICROSOFT.CONCAT(IF([.Q155]=1;&quot;&quot;;IF([.Q155]=-1;&quot;- &quot;;[.Q155]));&quot; x²&quot;;IF([.R155]&lt;0;&quot; - &quot;;&quot; + &quot;);IF([.R155]=1;&quot;&quot;;IF([.R155]=-1;&quot;- &quot;;ABS([.R155])));&quot; x&quot;;IF([.S155]&lt;0;&quot; - &quot;;&quot; + &quot;);ABS([.S155]);&quot; = 0&quot;)" office:value-type="string" office:string-value="-2 x² +  x + 8 = 0" calcext:value-type="string" table:number-columns-spanned="5" table:number-rows-spanned="1">
            <text:p>-2 x² + <text:s/>x + 8 = 0</text:p>
          </table:table-cell>
          <table:covered-table-cell table:number-columns-repeated="4"/>
          <table:table-cell table:number-columns-repeated="997"/>
        </table:table-row>
        <table:table-row table:style-name="ro3">
          <table:table-cell table:style-name="ce397" table:formula="of:=IF([.Q155]=1;&quot;&quot;;IF([.Q155]=-1;&quot;-&quot;;[.Q155]))" office:value-type="float" office:value="-2" calcext:value-type="float">
            <text:p>-2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R155]&lt;0;&quot;-&quot;;&quot;+&quot;)" office:value-type="string" office:string-value="+" calcext:value-type="string">
            <text:p>+</text:p>
          </table:table-cell>
          <table:table-cell table:style-name="ce397" table:formula="of:=IF(ABS([.R155])=1;&quot;&quot;;ABS([.R155]))">
            <text:p/>
          </table:table-cell>
          <table:table-cell office:value-type="string" calcext:value-type="string">
            <text:p>x</text:p>
          </table:table-cell>
          <table:table-cell table:formula="of:=IF([.S155]&lt;0;&quot;-&quot;;&quot;+&quot;)" office:value-type="string" office:string-value="+" calcext:value-type="string">
            <text:p>+</text:p>
          </table:table-cell>
          <table:table-cell table:formula="of:=ABS([.S155])" office:value-type="float" office:value="8" calcext:value-type="float">
            <text:p>8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style-name="ce422" table:formula="of:=INDEX([.AI2:.AI26];[.AM3])" office:value-type="float" office:value="-2" calcext:value-type="float">
            <text:p>-2</text:p>
          </table:table-cell>
          <table:table-cell table:style-name="ce422" table:formula="of:=INDEX([.AJ2:.AJ26];[.AM3])" office:value-type="float" office:value="1" calcext:value-type="float">
            <text:p>1</text:p>
          </table:table-cell>
          <table:table-cell table:style-name="ce422" table:formula="of:=IF(RANDBETWEEN(0;1);-1;1)*RANDBETWEEN(1;10)" office:value-type="float" office:value="8" calcext:value-type="float">
            <text:p>8</text:p>
          </table:table-cell>
          <table:table-cell table:style-name="ce479"/>
          <table:table-cell table:style-name="ce395"/>
          <table:table-cell/>
          <table:table-cell table:style-name="ce487" office:value-type="float" office:value="1" calcext:value-type="float">
            <text:p>1</text:p>
          </table:table-cell>
          <table:table-cell table:style-name="ce487" office:value-type="float" office:value="2" calcext:value-type="float">
            <text:p>2</text:p>
          </table:table-cell>
          <table:table-cell table:style-name="ce487" office:value-type="float" office:value="3" calcext:value-type="float">
            <text:p>3</text:p>
          </table:table-cell>
          <table:table-cell table:style-name="ce487" office:value-type="float" office:value="4" calcext:value-type="float">
            <text:p>4</text:p>
          </table:table-cell>
          <table:table-cell table:style-name="ce487" office:value-type="float" office:value="5" calcext:value-type="float">
            <text:p>5</text:p>
          </table:table-cell>
          <table:table-cell table:style-name="ce487" office:value-type="float" office:value="6" calcext:value-type="float">
            <text:p>6</text:p>
          </table:table-cell>
          <table:table-cell table:style-name="ce487" office:value-type="float" office:value="7" calcext:value-type="float">
            <text:p>7</text:p>
          </table:table-cell>
          <table:table-cell table:style-name="ce495" office:value-type="string" calcext:value-type="string">
            <text:p></text:p>
          </table:table-cell>
          <table:table-cell table:style-name="ce494" office:value-type="string" calcext:value-type="string">
            <text:p>Total</text:p>
          </table:table-cell>
          <table:table-cell table:number-columns-repeated="993"/>
        </table:table-row>
        <table:table-row table:style-name="ro3">
          <table:table-cell table:style-name="ce395" table:number-columns-repeated="14"/>
          <table:table-cell table:number-columns-repeated="2"/>
          <table:table-cell table:style-name="ce577" office:value-type="string" calcext:value-type="string" table:number-columns-spanned="2" table:number-rows-spanned="1">
            <text:p></text:p>
          </table:table-cell>
          <table:covered-table-cell table:style-name="ce395"/>
          <table:table-cell table:style-name="ce577" office:value-type="string" calcext:value-type="string" table:number-columns-spanned="2" table:number-rows-spanned="1">
            <text:p></text:p>
          </table:table-cell>
          <table:covered-table-cell/>
          <table:table-cell/>
          <table:table-cell table:style-name="ce586" office:value-type="string" calcext:value-type="string" table:number-columns-spanned="1" table:number-rows-spanned="3">
            <text:p>L1</text:p>
          </table:table-cell>
          <table:table-cell table:style-name="ce422" table:number-columns-repeated="2"/>
          <table:table-cell table:style-name="ce422" table:formula="of:=IF(ISBLANK([$'2nd ° Seconde N2'.F143]);0;IF([$'2nd ° Seconde N2'.F143]=[.E157];1;-0.5))" office:value-type="float" office:value="0" calcext:value-type="float">
            <text:p>0</text:p>
          </table:table-cell>
          <table:table-cell table:style-name="ce422" table:number-columns-repeated="4"/>
          <table:table-cell table:style-name="ce422" table:formula="of:=SUM([.W156:.AC156])" office:value-type="float" office:value="0" calcext:value-type="float">
            <text:p>0</text:p>
          </table:table-cell>
          <table:table-cell table:style-name="ce422"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table:style-name="ce395" table:number-columns-repeated="4"/>
          <table:table-cell table:style-name="ce428" table:formula="of:=ABS([.R155])" office:value-type="float" office:value="1" calcext:value-type="float">
            <text:p>1</text:p>
          </table:table-cell>
          <table:table-cell table:style-name="ce395" table:number-columns-repeated="7"/>
          <table:table-cell table:number-columns-repeated="4"/>
          <table:table-cell table:style-name="ce481" table:formula="of:=-[.R155]/(2*[.Q155])" office:value-type="float" office:value="0.25" calcext:value-type="float" table:number-columns-spanned="2" table:number-rows-spanned="1">
            <text:p>1/4 <text:s text:c="3"/></text:p>
          </table:table-cell>
          <table:covered-table-cell table:style-name="ce395"/>
          <table:table-cell table:style-name="ce481" table:formula="of:=[.Q155]*[.Q157]^2+[.R155]*[.Q157]+[.S155]" office:value-type="float" office:value="8.125" calcext:value-type="float" table:number-columns-spanned="2" table:number-rows-spanned="1">
            <text:p>65/8 <text:s text:c="3"/></text:p>
          </table:table-cell>
          <table:covered-table-cell/>
          <table:table-cell/>
          <table:covered-table-cell/>
          <table:table-cell table:style-name="ce422" table:formula="of:=IF(ISBLANK([$'2nd ° Seconde N2'.A144]);0;IF([$'2nd ° Seconde N2'.A144]=[.A158];1;-0.5))" office:value-type="float" office:value="0" calcext:value-type="float">
            <text:p>0</text:p>
          </table:table-cell>
          <table:table-cell table:style-name="ce422" table:formula="of:=IF(ISBLANK([$'2nd ° Seconde N2'.E144]);0;IF([$'2nd ° Seconde N2'.E144]=[.D158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I144]);0;IF([$'2nd ° Seconde N2'.I144]=[.H158];1;-0.5))" office:value-type="float" office:value="0" calcext:value-type="float">
            <text:p>0</text:p>
          </table:table-cell>
          <table:table-cell table:style-name="ce422" table:formula="of:=IF(ISBLANK([$'2nd ° Seconde N2'.J144]);0;IF([$'2nd ° Seconde N2'.J144]=[.I158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157:.AC157])" office:value-type="float" office:value="0" calcext:value-type="float">
            <text:p>0</text:p>
          </table:table-cell>
          <table:table-cell table:style-name="ce422"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table:style-name="ce397" table:formula="of:=IF([.Q155]=1;&quot;&quot;;IF([.Q155]=-1;&quot;-&quot;;[.Q155]))" office:value-type="float" office:value="-2" calcext:value-type="float">
            <text:p>-2</text:p>
          </table:table-cell>
          <table:table-cell office:value-type="string" calcext:value-type="string">
            <text:p>(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Q155]*-[.R155]&lt;0;&quot;+&quot;;&quot;-&quot;)" office:value-type="string" office:string-value="-" calcext:value-type="string">
            <text:p>-</text:p>
          </table:table-cell>
          <table:table-cell table:style-name="ce436" office:value-type="string" calcext:value-type="string">
            <text:p>--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table:formula="of:=IF([.S155]&lt;0;&quot;-&quot;;&quot;+&quot;)" office:value-type="string" office:string-value="+" calcext:value-type="string">
            <text:p>+</text:p>
          </table:table-cell>
          <table:table-cell table:formula="of:=ABS([.S155])" office:value-type="float" office:value="8" calcext:value-type="float">
            <text:p>8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table:style-name="ce395" table:number-columns-repeated="2"/>
          <table:table-cell table:number-columns-repeated="7"/>
          <table:covered-table-cell/>
          <table:table-cell table:style-name="ce422" table:number-columns-repeated="2"/>
          <table:table-cell table:style-name="ce422" table:formula="of:=IF(ISBLANK([$'2nd ° Seconde N2'.F145]);0;IF([$'2nd ° Seconde N2'.F145]=[.E159];1;-0.5))" office:value-type="float" office:value="0" calcext:value-type="float">
            <text:p>0</text:p>
          </table:table-cell>
          <table:table-cell table:style-name="ce422" table:number-columns-repeated="4"/>
          <table:table-cell table:style-name="ce422" table:formula="of:=SUM([.W158:.AC158])" office:value-type="float" office:value="0" calcext:value-type="float">
            <text:p>0</text:p>
          </table:table-cell>
          <table:table-cell table:style-name="ce422"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table:style-name="ce395" table:number-columns-repeated="4"/>
          <table:table-cell table:style-name="ce428" table:formula="of:=ABS([.Q155])" office:value-type="float" office:value="2" calcext:value-type="float">
            <text:p>2</text:p>
          </table:table-cell>
          <table:table-cell table:style-name="ce395" table:number-columns-repeated="9"/>
          <table:table-cell table:number-columns-repeated="7"/>
          <table:table-cell table:style-name="ce422" office:value-type="string" calcext:value-type="string" table:number-columns-spanned="1" table:number-rows-spanned="3">
            <text:p>L2</text:p>
          </table:table-cell>
          <table:table-cell table:style-name="ce422" table:number-columns-repeated="2"/>
          <table:table-cell table:style-name="ce422" table:formula="of:=IF(ISBLANK([$'2nd ° Seconde N2'.F147]);0;IF([$'2nd ° Seconde N2'.F147]=[.F160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I147]);0;IF([$'2nd ° Seconde N2'.I147]=[.I160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159:.AC159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395" table:number-columns-repeated="5"/>
          <table:table-cell table:style-name="ce428" table:formula="of:=ABS([.R155])" office:value-type="float" office:value="1" calcext:value-type="float">
            <text:p>1</text:p>
          </table:table-cell>
          <table:table-cell table:style-name="ce395" table:number-columns-repeated="2"/>
          <table:table-cell table:style-name="ce428" table:formula="of:=ABS([.R155])^2" office:value-type="float" office:value="1" calcext:value-type="float">
            <text:p>1</text:p>
          </table:table-cell>
          <table:table-cell table:style-name="ce395" table:number-columns-repeated="6"/>
          <table:table-cell table:number-columns-repeated="6"/>
          <table:covered-table-cell/>
          <table:table-cell table:style-name="ce422" table:formula="of:=IF(ISBLANK([$'2nd ° Seconde N2'.A148]);0;IF([$'2nd ° Seconde N2'.A148]=[.A161];1;-0.5))" office:value-type="float" office:value="0" calcext:value-type="float">
            <text:p>0</text:p>
          </table:table-cell>
          <table:table-cell table:style-name="ce422" table:formula="of:=IF(ISBLANK([$'2nd ° Seconde N2'.E148]);0;IF([$'2nd ° Seconde N2'.E148]=[.E161];1;-0.5))" office:value-type="float" office:value="0" calcext:value-type="float">
            <text:p>0</text:p>
          </table:table-cell>
          <table:table-cell table:style-name="ce422" table:formula="of:=IF(ISBLANK([$'2nd ° Seconde N2'.H148]);0;IF([$'2nd ° Seconde N2'.H148]=[.H161];1;-0.5))" office:value-type="float" office:value="0" calcext:value-type="float">
            <text:p>0</text:p>
          </table:table-cell>
          <table:table-cell table:style-name="ce422" table:formula="of:=IF(ISBLANK([$'2nd ° Seconde N2'.K148]);0;IF([$'2nd ° Seconde N2'.K148]=[.K161];1;-0.5))" office:value-type="float" office:value="0" calcext:value-type="float">
            <text:p>0</text:p>
          </table:table-cell>
          <table:table-cell table:style-name="ce422" table:formula="of:=IF(ISBLANK([$'2nd ° Seconde N2'.L148]);0;IF([$'2nd ° Seconde N2'.L148]=[.L161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160:.AC160])" office:value-type="float" office:value="0" calcext:value-type="float">
            <text:p>0</text:p>
          </table:table-cell>
          <table:table-cell table:style-name="ce422" office:value-type="float" office:value="5" calcext:value-type="float">
            <text:p>5</text:p>
          </table:table-cell>
          <table:table-cell table:number-columns-repeated="993"/>
        </table:table-row>
        <table:table-row table:style-name="ro3">
          <table:table-cell table:style-name="ce397" table:formula="of:=IF([.Q155]=1;&quot;&quot;;IF([.Q155]=-1;&quot;-&quot;;[.Q155]))" office:value-type="float" office:value="-2" calcext:value-type="float">
            <text:p>-2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style-name="ce428" table:formula="of:=IF([.Q155]*-[.R155]&lt;0;&quot;+&quot;;&quot;-&quot;)" office:value-type="string" office:string-value="-" calcext:value-type="string">
            <text:p>-</text:p>
          </table:table-cell>
          <table:table-cell table:style-name="ce436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office:value-type="string" calcext:value-type="string">
            <text:p>-</text:p>
          </table:table-cell>
          <table:table-cell table:style-name="ce436" office:value-type="string" calcext:value-type="string">
            <text:p>---</text:p>
          </table:table-cell>
          <table:table-cell office:value-type="string" calcext:value-type="string">
            <text:p>]</text:p>
          </table:table-cell>
          <table:table-cell table:formula="of:=IF([.S155]&lt;0;&quot;-&quot;;&quot;+&quot;)" office:value-type="string" office:string-value="+" calcext:value-type="string">
            <text:p>+</text:p>
          </table:table-cell>
          <table:table-cell table:formula="of:=ABS([.S155])" office:value-type="float" office:value="8" calcext:value-type="float">
            <text:p>8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covered-table-cell/>
          <table:table-cell table:style-name="ce422" table:number-columns-repeated="2"/>
          <table:table-cell table:style-name="ce422" table:formula="of:=IF(ISBLANK([$'2nd ° Seconde N2'.F149]);0;IF([$'2nd ° Seconde N2'.F149]=[.F162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I149]);0;IF([$'2nd ° Seconde N2'.I149]=[.I162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161:.AC161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395" table:number-columns-repeated="5"/>
          <table:table-cell table:style-name="ce428" table:formula="of:=2*ABS([.Q155])" office:value-type="float" office:value="4" calcext:value-type="float">
            <text:p>4</text:p>
          </table:table-cell>
          <table:table-cell table:style-name="ce395" table:number-columns-repeated="2"/>
          <table:table-cell table:style-name="ce428" table:formula="of:=ABS(4*[.Q155]^2)" office:value-type="float" office:value="16" calcext:value-type="float">
            <text:p>16</text:p>
          </table:table-cell>
          <table:table-cell table:style-name="ce395" table:number-columns-repeated="6"/>
          <table:table-cell table:number-columns-repeated="6"/>
          <table:table-cell table:style-name="ce586" office:value-type="string" calcext:value-type="string" table:number-columns-spanned="1" table:number-rows-spanned="3">
            <text:p>L3</text:p>
          </table:table-cell>
          <table:table-cell table:style-name="ce422" table:number-columns-repeated="2"/>
          <table:table-cell table:style-name="ce422" table:formula="of:=IF(ISBLANK([$'2nd ° Seconde N2'.E151]);0;IF([$'2nd ° Seconde N2'.E151]=[.E164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H151]);0;IF([$'2nd ° Seconde N2'.H151]=[.H164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162:.AC162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395" table:number-columns-repeated="14"/>
          <table:table-cell table:number-columns-repeated="7"/>
          <table:covered-table-cell/>
          <table:table-cell table:style-name="ce422" table:formula="of:=IF(ISBLANK([$'2nd ° Seconde N2'.A152]);0;IF([$'2nd ° Seconde N2'.A152]=[.A165];1;-0.5))" office:value-type="float" office:value="0" calcext:value-type="float">
            <text:p>0</text:p>
          </table:table-cell>
          <table:table-cell table:style-name="ce422" table:formula="of:=IF(ISBLANK([$'2nd ° Seconde N2'.D152]);0;IF([$'2nd ° Seconde N2'.D152]=[.D165];1;-0.5))" office:value-type="float" office:value="0" calcext:value-type="float">
            <text:p>0</text:p>
          </table:table-cell>
          <table:table-cell table:style-name="ce422" table:formula="of:=IF(ISBLANK([$'2nd ° Seconde N2'.G152]);0;IF([$'2nd ° Seconde N2'.G152]=[.G165];1;-0.5))" office:value-type="float" office:value="0" calcext:value-type="float">
            <text:p>0</text:p>
          </table:table-cell>
          <table:table-cell table:style-name="ce422" table:formula="of:=IF(ISBLANK([$'2nd ° Seconde N2'.I152]);0;IF([$'2nd ° Seconde N2'.I152]=[.I165];1;-0.5))" office:value-type="float" office:value="0" calcext:value-type="float">
            <text:p>0</text:p>
          </table:table-cell>
          <table:table-cell table:style-name="ce422" table:formula="of:=IF(ISBLANK([$'2nd ° Seconde N2'.J152]);0;IF([$'2nd ° Seconde N2'.J152]=[.J165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163:.AC163])" office:value-type="float" office:value="0" calcext:value-type="float">
            <text:p>0</text:p>
          </table:table-cell>
          <table:table-cell table:style-name="ce422" office:value-type="float" office:value="5" calcext:value-type="float">
            <text:p>5</text:p>
          </table:table-cell>
          <table:table-cell table:number-columns-repeated="993"/>
        </table:table-row>
        <table:table-row table:style-name="ro3">
          <table:table-cell table:style-name="ce395" table:number-columns-repeated="4"/>
          <table:table-cell table:style-name="ce428" table:formula="of:=ABS([.R155])" office:value-type="float" office:value="1" calcext:value-type="float">
            <text:p>1</text:p>
          </table:table-cell>
          <table:table-cell table:style-name="ce395" table:number-columns-repeated="2"/>
          <table:table-cell table:style-name="ce428" table:formula="of:=ABS([.R155])^2" office:value-type="float" office:value="1" calcext:value-type="float">
            <text:p>1</text:p>
          </table:table-cell>
          <table:table-cell table:style-name="ce395" table:number-columns-repeated="13"/>
          <table:covered-table-cell table:style-name="ce395"/>
          <table:table-cell table:style-name="ce422" table:number-columns-repeated="2"/>
          <table:table-cell table:style-name="ce422" table:formula="of:=IF(ISBLANK([$'2nd ° Seconde N2'.E153]);0;IF([$'2nd ° Seconde N2'.E153]=[.E166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H153]);0;IF([$'2nd ° Seconde N2'.H153]=[.H166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164:.AC164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397" table:formula="of:=IF([.Q155]=1;&quot;&quot;;IF([.Q155]=-1;&quot;-&quot;;[.Q155]))" office:value-type="float" office:value="-2" calcext:value-type="float">
            <text:p>-2</text:p>
          </table:table-cell>
          <table:table-cell office:value-type="string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428" table:formula="of:=IF([.Q155]*-[.R155]&lt;0;&quot;+&quot;;&quot;-&quot;)" office:value-type="string" office:string-value="-" calcext:value-type="string">
            <text:p>-</text:p>
          </table:table-cell>
          <table:table-cell table:style-name="ce436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table:formula="of:=IF([.Q155]&lt;0;&quot;+&quot;;&quot;-&quot;)" office:value-type="string" office:string-value="+" calcext:value-type="string">
            <text:p>+</text:p>
          </table:table-cell>
          <table:table-cell table:style-name="ce436" office:value-type="string" calcext:value-type="string">
            <text:p>---</text:p>
          </table:table-cell>
          <table:table-cell table:style-name="ce428" table:formula="of:=IF([.S155]&lt;0;&quot;-&quot;;&quot;+&quot;)" office:value-type="string" office:string-value="+" calcext:value-type="string">
            <text:p>+</text:p>
          </table:table-cell>
          <table:table-cell table:style-name="ce428" table:formula="of:=ABS([.S155])" office:value-type="float" office:value="8" calcext:value-type="float">
            <text:p>8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style-name="ce395" table:number-columns-repeated="9"/>
          <table:table-cell table:style-name="ce422" office:value-type="string" calcext:value-type="string" table:number-columns-spanned="1" table:number-rows-spanned="3">
            <text:p>L4</text:p>
          </table:table-cell>
          <table:table-cell table:style-name="ce422" table:number-columns-repeated="2"/>
          <table:table-cell table:style-name="ce422" table:formula="of:=IF(ISBLANK([$'2nd ° Seconde N2'.E155]);0;IF([$'2nd ° Seconde N2'.E155]=[.E168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H155]);0;IF([$'2nd ° Seconde N2'.H155]=[.H168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165:.AC165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395" table:number-columns-repeated="4"/>
          <table:table-cell table:style-name="ce428" table:formula="of:=2*ABS([.Q155])" office:value-type="float" office:value="4" calcext:value-type="float">
            <text:p>4</text:p>
          </table:table-cell>
          <table:table-cell table:style-name="ce395" table:number-columns-repeated="2"/>
          <table:table-cell table:style-name="ce428" table:formula="of:=ABS(4*[.Q155]^2/[.Q155])" office:value-type="float" office:value="8" calcext:value-type="float">
            <text:p>8</text:p>
          </table:table-cell>
          <table:table-cell table:style-name="ce395" table:number-columns-repeated="13"/>
          <table:covered-table-cell table:style-name="ce395"/>
          <table:table-cell table:style-name="ce422" table:formula="of:=IF(ISBLANK([$'2nd ° Seconde N2'.A156]);0;IF([$'2nd ° Seconde N2'.A156]=[.A169];1;-0.5))" office:value-type="float" office:value="0" calcext:value-type="float">
            <text:p>0</text:p>
          </table:table-cell>
          <table:table-cell table:style-name="ce422" table:formula="of:=IF(ISBLANK([$'2nd ° Seconde N2'.D156]);0;IF([$'2nd ° Seconde N2'.D156]=[.D169];1;-0.5))" office:value-type="float" office:value="0" calcext:value-type="float">
            <text:p>0</text:p>
          </table:table-cell>
          <table:table-cell table:style-name="ce422" table:formula="of:=IF(ISBLANK([$'2nd ° Seconde N2'.G156]);0;IF([$'2nd ° Seconde N2'.G156]=[.G169];1;-0.5))" office:value-type="float" office:value="0" calcext:value-type="float">
            <text:p>0</text:p>
          </table:table-cell>
          <table:table-cell table:style-name="ce422" table:number-columns-repeated="4"/>
          <table:table-cell table:style-name="ce422" table:formula="of:=SUM([.W166:.AC166])" office:value-type="float" office:value="0" calcext:value-type="float">
            <text:p>0</text:p>
          </table:table-cell>
          <table:table-cell table:style-name="ce422" office:value-type="float" office:value="3" calcext:value-type="float">
            <text:p>3</text:p>
          </table:table-cell>
          <table:table-cell table:number-columns-repeated="993"/>
        </table:table-row>
        <table:table-row table:style-name="ro3">
          <table:table-cell table:style-name="ce397"/>
          <table:table-cell table:number-columns-repeated="5"/>
          <table:table-cell table:style-name="ce397"/>
          <table:table-cell table:number-columns-repeated="3"/>
          <table:table-cell table:style-name="ce395" table:number-columns-repeated="2"/>
          <table:table-cell table:number-columns-repeated="2"/>
          <table:table-cell table:style-name="ce395" table:number-columns-repeated="7"/>
          <table:covered-table-cell table:style-name="ce395"/>
          <table:table-cell table:style-name="ce422" table:number-columns-repeated="2"/>
          <table:table-cell table:style-name="ce422" table:formula="of:=IF(ISBLANK([$'2nd ° Seconde N2'.E157]);0;IF([$'2nd ° Seconde N2'.E157]=[.E170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H157]);0;IF([$'2nd ° Seconde N2'.H157]=[.H170];1;-0.5))" office:value-type="float" office:value="0" calcext:value-type="float">
            <text:p>0</text:p>
          </table:table-cell>
          <table:table-cell table:style-name="ce422" table:number-columns-repeated="2"/>
          <table:table-cell table:style-name="ce422" table:formula="of:=SUM([.W167:.AC167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395" table:number-columns-repeated="4"/>
          <table:table-cell table:style-name="ce428" table:formula="of:=ABS([.R155])" office:value-type="float" office:value="1" calcext:value-type="float">
            <text:p>1</text:p>
          </table:table-cell>
          <table:table-cell table:style-name="ce395" table:number-columns-repeated="2"/>
          <table:table-cell table:style-name="ce428" table:formula="of:=ABS([.S157])*ABS(4*[.Q155]^2/[.Q155])" office:value-type="float" office:value="65" calcext:value-type="float">
            <text:p>65</text:p>
          </table:table-cell>
          <table:table-cell table:style-name="ce395" table:number-columns-repeated="13"/>
          <table:table-cell table:style-name="ce586" office:value-type="string" calcext:value-type="string" table:number-columns-spanned="1" table:number-rows-spanned="3">
            <text:p>L5</text:p>
          </table:table-cell>
          <table:table-cell table:style-name="ce422"/>
          <table:table-cell table:style-name="ce422" table:formula="of:=IF(ISBLANK([$'2nd ° Seconde N2'.D159]);0;IF([$'2nd ° Seconde N2'.D159]=[.D172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H159]);0;IF([$'2nd ° Seconde N2'.H159]=[.H172];1;-0.5))" office:value-type="float" office:value="0" calcext:value-type="float">
            <text:p>0</text:p>
          </table:table-cell>
          <table:table-cell table:style-name="ce422" table:number-columns-repeated="3"/>
          <table:table-cell table:style-name="ce422" table:formula="of:=SUM([.W168:.AC168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397" table:formula="of:=IF([.Q155]=1;&quot;&quot;;IF([.Q155]=-1;&quot;-&quot;;[.Q155]))" office:value-type="float" office:value="-2" calcext:value-type="float">
            <text:p>-2</text:p>
          </table:table-cell>
          <table:table-cell office:value-type="string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428" table:formula="of:=IF([.Q155]*-[.R155]&lt;0;&quot;+&quot;;&quot;-&quot;)" office:value-type="string" office:string-value="-" calcext:value-type="string">
            <text:p>-</text:p>
          </table:table-cell>
          <table:table-cell table:style-name="ce436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table:formula="of:=IF([.S157]&lt;0;&quot;-&quot;;&quot;+&quot;)" office:value-type="string" office:string-value="+" calcext:value-type="string">
            <text:p>+</text:p>
          </table:table-cell>
          <table:table-cell table:style-name="ce436" office:value-type="string" calcext:value-type="string">
            <text:p>---</text:p>
          </table:table-cell>
          <table:table-cell table:style-name="ce428" office:value-type="string" calcext:value-type="string">
            <text:p>=</text:p>
          </table:table-cell>
          <table:table-cell table:style-name="ce395" table:formula="of:=ABS([.S159])" office:value-type="float" office:value="0" calcext:value-type="float">
            <text:p>0</text:p>
          </table:table-cell>
          <table:table-cell table:number-columns-repeated="2"/>
          <table:table-cell table:style-name="ce395"/>
          <table:table-cell/>
          <table:table-cell table:style-name="ce395" table:number-columns-repeated="7"/>
          <table:covered-table-cell table:style-name="ce395"/>
          <table:table-cell table:style-name="ce422" table:formula="of:=IF([$'2nd ° Seconde N2'.C160]=[.C173];1;-0.5)" office:value-type="float" office:value="1" calcext:value-type="float">
            <text:p>1</text:p>
          </table:table-cell>
          <table:table-cell table:style-name="ce422"/>
          <table:table-cell table:style-name="ce422" table:formula="of:=IF([$'2nd ° Seconde N2'.G160]=[.G173];1;-0.5)" office:value-type="float" office:value="1" calcext:value-type="float">
            <text:p>1</text:p>
          </table:table-cell>
          <table:table-cell table:style-name="ce422" table:number-columns-repeated="4"/>
          <table:table-cell table:style-name="ce422" table:formula="of:=SUM([.W169:.AC169])" office:value-type="float" office:value="2" calcext:value-type="float">
            <text:p>2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395" table:number-columns-repeated="4"/>
          <table:table-cell table:style-name="ce428" table:formula="of:=2*ABS([.Q155])" office:value-type="float" office:value="4" calcext:value-type="float">
            <text:p>4</text:p>
          </table:table-cell>
          <table:table-cell table:style-name="ce395" table:number-columns-repeated="2"/>
          <table:table-cell table:style-name="ce428" table:formula="of:=ABS(4*[.Q155]^2/[.Q155])" office:value-type="float" office:value="8" calcext:value-type="float">
            <text:p>8</text:p>
          </table:table-cell>
          <table:table-cell table:style-name="ce395" table:number-columns-repeated="5"/>
          <table:table-cell/>
          <table:table-cell table:style-name="ce395" table:number-columns-repeated="7"/>
          <table:covered-table-cell table:style-name="ce395"/>
          <table:table-cell table:style-name="ce422"/>
          <table:table-cell table:style-name="ce422" table:formula="of:=IF(ISBLANK([$'2nd ° Seconde N2'.D161]);0;IF([$'2nd ° Seconde N2'.D161]=[.D174];1;-0.5))" office:value-type="float" office:value="0" calcext:value-type="float">
            <text:p>0</text:p>
          </table:table-cell>
          <table:table-cell table:style-name="ce422"/>
          <table:table-cell table:style-name="ce422" table:formula="of:=IF(ISBLANK([$'2nd ° Seconde N2'.H161]);0;IF([$'2nd ° Seconde N2'.H161]=[.H174];1;-0.5))" office:value-type="float" office:value="0" calcext:value-type="float">
            <text:p>0</text:p>
          </table:table-cell>
          <table:table-cell table:style-name="ce422" table:number-columns-repeated="3"/>
          <table:table-cell table:style-name="ce422" table:formula="of:=SUM([.W170:.AC170])" office:value-type="float" office:value="0" calcext:value-type="float">
            <text:p>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397"/>
          <table:table-cell table:number-columns-repeated="5"/>
          <table:table-cell table:style-name="ce397"/>
          <table:table-cell table:number-columns-repeated="3"/>
          <table:table-cell table:style-name="ce395" table:number-columns-repeated="2"/>
          <table:table-cell table:number-columns-repeated="2"/>
          <table:table-cell table:style-name="ce395" table:number-columns-repeated="8"/>
          <table:table-cell table:style-name="ce488" table:number-columns-repeated="2"/>
          <table:table-cell table:style-name="ce395" table:number-columns-repeated="5"/>
          <table:table-cell table:style-name="ce422" table:formula="of:=SUM([.AD156:.AD170])" office:value-type="float" office:value="2" calcext:value-type="float">
            <text:p>2</text:p>
          </table:table-cell>
          <table:table-cell table:style-name="ce422" table:formula="of:=SUM([.AE156:.AE170])" office:value-type="float" office:value="37" calcext:value-type="float">
            <text:p>37</text:p>
          </table:table-cell>
          <table:table-cell table:number-columns-repeated="993"/>
        </table:table-row>
        <table:table-row table:style-name="ro3">
          <table:table-cell table:style-name="ce293"/>
          <table:table-cell table:style-name="ce417"/>
          <table:table-cell table:style-name="ce519"/>
          <table:table-cell table:style-name="ce429" table:formula="of:=[.E168]" office:value-type="float" office:value="1" calcext:value-type="float">
            <text:p>1</text:p>
          </table:table-cell>
          <table:table-cell table:style-name="ce417"/>
          <table:table-cell table:style-name="ce293"/>
          <table:table-cell table:style-name="ce417"/>
          <table:table-cell table:style-name="ce429" table:formula="of:=[.H168]" office:value-type="float" office:value="65" calcext:value-type="float">
            <text:p>65</text:p>
          </table:table-cell>
          <table:table-cell table:style-name="ce395" table:number-columns-repeated="14"/>
          <table:table-cell table:style-name="ce489" table:number-columns-repeated="2"/>
          <table:table-cell table:style-name="ce395" table:number-columns-repeated="5"/>
          <table:table-cell table:style-name="ce496" office:value-type="string" calcext:value-type="string">
            <text:p>Note</text:p>
          </table:table-cell>
          <table:table-cell table:style-name="ce496" table:formula="of:=IF(20*SUM([.AD156:.AD170])/SUM([.AE156:.AE170])&lt;0;0;20*SUM([.AD156:.AD170])/SUM([.AE156:.AE170]))" office:value-type="float" office:value="1.08108108108108" calcext:value-type="float">
            <text:p>1,08108108108108</text:p>
          </table:table-cell>
          <table:table-cell table:number-columns-repeated="993"/>
        </table:table-row>
        <table:table-row table:style-name="ro3">
          <table:table-cell table:style-name="ce400" office:value-type="string" calcext:value-type="string">
            <text:p></text:p>
          </table:table-cell>
          <table:table-cell table:style-name="ce418" office:value-type="string" calcext:value-type="string">
            <text:p>=</text:p>
          </table:table-cell>
          <table:table-cell table:style-name="ce425" table:formula="of:=IF([.Q157]&lt;0;&quot;-&quot;;&quot;&quot;)">
            <text:p/>
          </table:table-cell>
          <table:table-cell table:style-name="ce429" table:formula="of:=&quot;-----&quot;" office:value-type="string" office:string-value="-----" calcext:value-type="string">
            <text:p>-----</text:p>
          </table:table-cell>
          <table:table-cell table:style-name="ce417"/>
          <table:table-cell table:style-name="ce400" office:value-type="string" calcext:value-type="string">
            <text:p></text:p>
          </table:table-cell>
          <table:table-cell table:style-name="ce425" table:formula="of:=IF([.G169]=&quot;-&quot;;&quot;-&quot;;&quot;&quot;)">
            <text:p/>
          </table:table-cell>
          <table:table-cell table:style-name="ce429" table:formula="of:=&quot;------&quot;" office:value-type="string" office:string-value="------" calcext:value-type="string">
            <text:p>------</text:p>
          </table:table-cell>
          <table:table-cell table:style-name="ce395" table:number-columns-repeated="11"/>
          <table:table-cell table:style-name="ce484"/>
          <table:table-cell table:style-name="ce395" table:number-columns-repeated="11"/>
          <table:table-cell table:number-columns-repeated="993"/>
        </table:table-row>
        <table:table-row table:style-name="ro3">
          <table:table-cell table:style-name="ce293"/>
          <table:table-cell table:style-name="ce417"/>
          <table:table-cell table:style-name="ce519"/>
          <table:table-cell table:style-name="ce429" table:formula="of:=[.E170]" office:value-type="float" office:value="4" calcext:value-type="float">
            <text:p>4</text:p>
          </table:table-cell>
          <table:table-cell table:style-name="ce417"/>
          <table:table-cell table:style-name="ce293"/>
          <table:table-cell table:style-name="ce417"/>
          <table:table-cell table:style-name="ce429" table:formula="of:=[.H170]" office:value-type="float" office:value="8" calcext:value-type="float">
            <text:p>8</text:p>
          </table:table-cell>
          <table:table-cell table:style-name="ce395" table:number-columns-repeated="23"/>
          <table:table-cell table:number-columns-repeated="993"/>
        </table:table-row>
        <table:table-row table:style-name="ro3">
          <table:table-cell table:style-name="ce395" table:number-columns-repeated="31"/>
          <table:table-cell table:number-columns-repeated="993"/>
        </table:table-row>
        <table:table-row table:style-name="ro3" table:number-rows-repeated="1048400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Données.D133:Données.N133 Données.D129:Données.N130 Données.D132:Données.D133 Données.E132:Données.N132">
            <calcext:condition calcext:apply-style-name="FAUX" calcext:value="formula-is(IF(#REF!=1))" calcext:base-cell-address="Données.D129"/>
            <calcext:condition calcext:apply-style-name="VRAI" calcext:value="formula-is(IF(#REF!=0))" calcext:base-cell-address="Données.D12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Symbol1" svg:font-family="Symbol"/>
    <style:font-face style:name="Times New Roman2" svg:font-family="'Times New Roman'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fraction number:min-numerator-digits="2" loext:max-numerator-digits="2" number:min-denominator-digits="2" loext:max-denominator-value="99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1">
      <number:number number:decimal-places="0" loext:min-decimal-places="0" number:min-integer-digits="0"/>
      <number:text> </number:text>
      <number:currency-symbol>/20</number:currency-symbol>
    </number:currency-style>
    <number:number-style style:name="N112">
      <number:fraction number:min-numerator-digits="1" loext:max-numerator-digits="1" number:min-denominator-digits="1" loext:max-denominator-value="9"/>
    </number:number-style>
    <number:number-style style:name="N113">
      <number:text>M</number:text>
      <number:number number:decimal-places="0" loext:min-decimal-places="0" number:min-integer-digits="0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currency-style style:name="N124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4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4P0"/>
    </number:currency-style>
    <number:number-style style:name="N125">
      <number:number number:decimal-places="0" loext:min-decimal-places="0" number:min-integer-digits="0"/>
      <number:text> / 3</number:text>
    </number:number-style>
    <number:currency-style style:name="N127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7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9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9P0"/>
    </number:currency-style>
    <number:currency-style style:name="N131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1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1P0"/>
    </number:currency-style>
    <number:number-style style:name="N132">
      <number:number number:decimal-places="0" loext:min-decimal-places="0" number:min-integer-digits="2"/>
    </number:number-style>
    <number:currency-style style:name="N13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4P0"/>
    </number:currency-style>
    <number:currency-style style:name="N13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6P0"/>
    </number:currency-style>
    <number:currency-style style:name="N13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8P0"/>
    </number:currency-style>
    <number:currency-style style:name="N13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40P0"/>
    </number:currency-style>
    <number:number-style style:name="N141">
      <number:number number:decimal-places="1" loext:min-decimal-places="0" number:min-integer-digits="1" number:decimal-replacement=""/>
    </number:number-style>
    <number:number-style style:name="N142">
      <number:fraction number:min-integer-digits="0" number:min-numerator-digits="2" loext:max-numerator-digits="2" number:min-denominator-digits="1" loext:max-denominator-value="9"/>
    </number:number-style>
    <number:number-style style:name="N143">
      <number:number number:decimal-places="13" loext:min-decimal-places="13" number:min-integer-digits="1"/>
    </number:number-style>
    <number:number-style style:name="N144">
      <number:number number:decimal-places="12" loext:min-decimal-places="12" number:min-integer-digits="1"/>
    </number:number-style>
    <number:number-style style:name="N145">
      <number:number number:decimal-places="11" loext:min-decimal-places="11" number:min-integer-digits="1"/>
    </number:number-style>
    <number:number-style style:name="N146">
      <number:number number:decimal-places="2" loext:min-decimal-places="0" number:min-integer-digits="1" number:decimal-replacement=""/>
    </number:number-style>
    <number:number-style style:name="N147">
      <number:fraction number:min-integer-digits="0" number:min-numerator-digits="1" loext:max-numerator-digits="1" number:min-denominator-digits="1" loext:max-denominator-value="9"/>
    </number:number-style>
    <number:number-style style:name="N148">
      <number:number number:decimal-places="0" loext:min-decimal-places="0" number:min-integer-digits="0"/>
    </number:number-style>
    <number:number-style style:name="N149">
      <number:number number:decimal-places="1" loext:min-decimal-places="1" number:min-integer-digits="0"/>
    </number:number-style>
    <number:number-style style:name="N150">
      <number:number number:decimal-places="3" loext:min-decimal-places="0" number:min-integer-digits="1" number:decimal-replacement=""/>
    </number:number-style>
    <number:number-style style:name="N151">
      <number:number number:decimal-places="6" loext:min-decimal-places="0" number:min-integer-digits="1" number:decimal-replacement=""/>
    </number:number-style>
    <number:number-style style:name="N152">
      <number:number number:decimal-places="14" loext:min-decimal-places="14" number:min-integer-digits="1"/>
    </number:number-style>
    <number:number-style style:name="N153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4">
      <number:number number:decimal-places="9" loext:min-decimal-places="0" number:min-integer-digits="1" number:decimal-replacement="" number:grouping="true"/>
    </number:number-style>
    <number:number-style style:name="N155">
      <number:number number:decimal-places="2" loext:min-decimal-places="0" number:min-integer-digits="0" number:decimal-replacement="" number:grouping="true"/>
    </number:number-style>
    <number:number-style style:name="N156">
      <number:number number:decimal-places="2" loext:min-decimal-places="0" number:min-integer-digits="1" number:decimal-replacement="" number:grouping="true"/>
    </number:number-style>
    <number:number-style style:name="N157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8">
      <number:number number:decimal-places="3" loext:min-decimal-places="0" number:min-integer-digits="0" number:decimal-replacement="" number:grouping="true"/>
    </number:number-style>
    <number:number-style style:name="N159">
      <number:number number:decimal-places="3" loext:min-decimal-places="0" number:min-integer-digits="1" number:decimal-replacement="" number:grouping="true"/>
    </number:number-style>
    <number:number-style style:name="N160">
      <number:number number:decimal-places="9" loext:min-decimal-places="0" number:min-integer-digits="4" number:decimal-replacement="" number:grouping="true"/>
    </number:number-style>
    <number:number-style style:name="N161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2">
      <number:number number:decimal-places="12" loext:min-decimal-places="0" number:min-integer-digits="1" number:decimal-replacement=""/>
    </number:number-style>
    <number:number-style style:name="N163">
      <number:number number:decimal-places="12" loext:min-decimal-places="12" number:min-integer-digits="1" number:grouping="true"/>
    </number:number-style>
    <number:number-style style:name="N164">
      <number:fraction number:min-numerator-digits="6" loext:max-numerator-digits="6" number:min-denominator-digits="6" loext:max-denominator-value="999999"/>
    </number:number-style>
    <number:number-style style:name="N165">
      <number:fraction number:min-numerator-digits="3" loext:max-numerator-digits="6" number:min-denominator-digits="6" loext:max-denominator-value="999999"/>
    </number:number-style>
    <number:number-style style:name="N166">
      <number:fraction number:min-numerator-digits="1" loext:max-numerator-digits="6" number:min-denominator-digits="6" loext:max-denominator-value="999999"/>
    </number:number-style>
    <number:number-style style:name="N167">
      <number:fraction number:min-numerator-digits="1" loext:max-numerator-digits="6" number:min-denominator-digits="2" loext:max-denominator-value="99"/>
    </number:number-style>
    <number:number-style style:name="N168">
      <number:fraction number:min-numerator-digits="1" loext:max-numerator-digits="6" number:min-denominator-digits="5" loext:max-denominator-value="99999"/>
    </number:number-style>
    <number:number-style style:name="N169">
      <number:fraction number:min-numerator-digits="1" loext:max-numerator-digits="6" number:min-denominator-digits="1" loext:max-denominator-value="999999"/>
    </number:number-style>
    <number:number-style style:name="N170">
      <number:fraction number:min-integer-digits="0" number:min-numerator-digits="1" loext:max-numerator-digits="6" number:min-denominator-digits="1" loext:max-denominator-value="9"/>
    </number:number-style>
    <number:number-style style:name="N171">
      <number:fraction number:min-numerator-digits="1" loext:max-numerator-digits="6" number:min-denominator-digits="7" loext:max-denominator-value="9999999"/>
    </number:number-style>
    <number:number-style style:name="N172">
      <number:fraction number:min-numerator-digits="1" loext:max-numerator-digits="7" number:min-denominator-digits="6" loext:max-denominator-value="999999"/>
    </number:number-style>
    <number:percentage-style style:name="N173">
      <number:number number:decimal-places="0" loext:min-decimal-places="0" number:min-integer-digits="1"/>
      <number:text>%</number:text>
    </number:percentage-style>
    <number:number-style style:name="N174">
      <number:number number:decimal-places="1" loext:min-decimal-places="1" number:min-integer-digits="1" number:grouping="true"/>
    </number:number-style>
    <number:number-style style:name="N175">
      <number:number number:decimal-places="3" loext:min-decimal-places="3" number:min-integer-digits="1" number:grouping="true"/>
    </number:number-style>
    <number:number-style style:name="N176">
      <number:number number:decimal-places="4" loext:min-decimal-places="4" number:min-integer-digits="1" number:grouping="true"/>
    </number:number-style>
    <number:number-style style:name="N177">
      <number:fraction number:min-numerator-digits="1" loext:max-numerator-digits="4" number:min-denominator-digits="5" loext:max-denominator-value="99999"/>
    </number:number-style>
    <number:number-style style:name="N178">
      <number:fraction number:min-numerator-digits="1" loext:max-numerator-digits="5" number:min-denominator-digits="5" loext:max-denominator-value="99999"/>
    </number:number-style>
    <number:percentage-style style:name="N179">
      <number:number number:decimal-places="1" loext:min-decimal-places="1" number:min-integer-digits="1"/>
      <number:text>%</number:text>
    </number:percentage-style>
    <number:number-style style:name="N180">
      <number:number number:decimal-places="1" loext:min-decimal-places="1" number:min-integer-digits="1" number:display-factor="1000"/>
      <number:text>%</number:text>
    </number:number-style>
    <number:number-style style:name="N181">
      <number:number number:decimal-places="1" loext:min-decimal-places="1" number:min-integer-digits="1"/>
      <number:text> %</number:text>
    </number:number-style>
    <number:number-style style:name="N182">
      <number:number number:decimal-places="0" loext:min-decimal-places="0" number:min-integer-digits="1"/>
      <number:text> %</number:text>
    </number:number-style>
    <number:percentage-style style:name="N183">
      <number:number number:decimal-places="0" loext:min-decimal-places="0" number:min-integer-digits="1" number:display-factor="1000"/>
      <number:text>%</number:text>
    </number:percentage-style>
    <number:percentage-style style:name="N184">
      <number:number number:decimal-places="3" loext:min-decimal-places="3" number:min-integer-digits="1"/>
      <number:text>%</number:text>
    </number:percentage-style>
    <number:percentage-style style:name="N185">
      <number:number number:decimal-places="4" loext:min-decimal-places="4" number:min-integer-digits="1"/>
      <number:text>%</number:text>
    </number:percentage-style>
    <number:percentage-style style:name="N186">
      <number:number number:decimal-places="2" loext:min-decimal-places="2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28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28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FAUX" style:family="table-cell" style:parent-style-name="Default">
      <style:text-properties fo:color="#009900"/>
    </style:style>
    <style:style style:name="VRAI" style:family="table-cell" style:parent-style-name="Default">
      <style:text-properties fo:color="#ff3333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1" draw:display-name="Extrémités de flèche 1" svg:viewBox="0 0 200 200" svg:d="M200 100c0 18-4 34-13 50-10 16-21 27-37 37-16 9-32 13-50 13s-34-4-50-13c-16-10-27-21-37-37-9-16-13-32-13-50s4-34 13-50c10-16 21-27 37-37 16-9 32-13 50-13s34 4 50 13c16 10 27 21 37 37 9 16 13 32 13 50z"/>
    <draw:marker draw:name="Extrémités_20_de_20_flèche_20_2" draw:display-name="Extrémités de flèche 2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3">00/00/0000</text:date>, <text:time style:data-style-name="N2" text:time-value="20:51:38.10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4:34:48.409000000</meta:creation-date>
    <dc:date>2019-09-23T20:52:08.604000000</dc:date>
    <meta:editing-duration>PT21H10M6S</meta:editing-duration>
    <meta:editing-cycles>316</meta:editing-cycles>
    <meta:generator>LibreOffice/6.1.6.3$Windows_X86_64 LibreOffice_project/5896ab1714085361c45cf540f76f60673dd96a72</meta:generator>
    <meta:document-statistic meta:table-count="9" meta:cell-count="2807" meta:object-count="28"/>
  </office:meta>
</office:document-meta>
</file>